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  <style:style style:name="ce28" style:family="table-cell" style:parent-style-name="Default" style:data-style-name="N4">
      <style:table-cell-properties fo:background-color="transparent"/>
      <style:text-properties style:font-name="Liberation Serif"/>
    </style:style>
    <style:style style:name="ce29" style:family="table-cell" style:parent-style-name="Default" style:data-style-name="N4">
      <style:table-cell-properties fo:background-color="#fff200"/>
      <style:text-properties style:font-name="Liberation Serif"/>
    </style:style>
    <style:style style:name="ce30" style:family="table-cell" style:parent-style-name="Default" style:data-style-name="N144">
      <style:text-properties style:font-name="Liberation Serif"/>
    </style:style>
    <style:style style:name="ce31" style:family="table-cell" style:parent-style-name="Default" style:data-style-name="N144">
      <style:table-cell-properties fo:background-color="transparent"/>
      <style:text-properties style:font-name="Liberation Serif"/>
    </style:style>
    <style:style style:name="ce32" style:family="table-cell" style:parent-style-name="Default" style:data-style-name="N144">
      <style:table-cell-properties fo:background-color="#fff200"/>
      <style:text-properties style:font-name="Liberation Serif"/>
    </style:style>
    <style:style style:name="ce33" style:family="table-cell" style:parent-style-name="Default" style:data-style-name="N10121">
      <style:table-cell-properties style:text-align-source="fix" style:repeat-content="false"/>
      <style:paragraph-properties fo:text-align="center"/>
      <style:text-properties style:font-name="Liberation Serif"/>
    </style:style>
    <style:style style:name="ce34" style:family="table-cell" style:parent-style-name="Default" style:data-style-name="N10121">
      <style:table-cell-properties style:text-align-source="fix" style:repeat-content="false" fo:background-color="transparent"/>
      <style:paragraph-properties fo:text-align="center"/>
      <style:text-properties style:font-name="Liberation Serif"/>
    </style:style>
    <style:style style:name="ce35" style:family="table-cell" style:parent-style-name="Default" style:data-style-name="N10121">
      <style:table-cell-properties fo:background-color="#fff200" style:text-align-source="fix" style:repeat-content="false"/>
      <style:paragraph-properties fo:text-align="center"/>
      <style:text-properties style:font-name="Liberation Serif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number-columns-repeated="3" table:default-cell-style-name="ce6"/>
        <table:table-column table:style-name="co1" table:default-cell-style-name="ce5"/>
        <table:table-column table:style-name="co1" table:number-columns-repeated="4" table:default-cell-style-name="ce10"/>
        <table:table-column table:style-name="co1" table:number-columns-repeated="6" table:default-cell-style-name="ce30"/>
        <table:table-column table:style-name="co1" table:number-columns-repeated="8" table:default-cell-style-name="ce33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  <table:table-cell table:style-name="ce1" office:value-type="string" calcext:value-type="string">
            <text:p>5d-src Avg # of Risk Contacts per Positive Individual</text:p>
          </table:table-cell>
          <table:table-cell table:style-name="ce1" office:value-type="string" calcext:value-type="string">
            <text:p>7d-src Avg # of Risk Contacts per Positive Individual</text:p>
          </table:table-cell>
          <table:table-cell table:style-name="ce1" office:value-type="string" calcext:value-type="string">
            <text:p>3d-Rolling avg of Daily Sent-WN</text:p>
          </table:table-cell>
          <table:table-cell table:style-name="ce1" office:value-type="string" calcext:value-type="string">
            <text:p>5d-Rolling avg of Daily Sent-WN</text:p>
          </table:table-cell>
          <table:table-cell table:style-name="ce1" office:value-type="string" calcext:value-type="string">
            <text:p>7d-Rolling avg of Daily Sent-WN</text:p>
          </table:table-cell>
          <table:table-cell table:style-name="ce1" office:value-type="string" calcext:value-type="string">
            <text:p>3d-Rolling avg of Daily Received-WN</text:p>
          </table:table-cell>
          <table:table-cell table:style-name="ce1" office:value-type="string" calcext:value-type="string">
            <text:p>5d-Rolling avg of Daily Received-WN</text:p>
          </table:table-cell>
          <table:table-cell table:style-name="ce1" office:value-type="string" calcext:value-type="string">
            <text:p>7d-Rolling avg of Daily Received-WN</text:p>
          </table:table-cell>
          <table:table-cell table:style-name="ce1" office:value-type="string" calcext:value-type="string">
            <text:p>Sent-WN R</text:p>
          </table:table-cell>
          <table:table-cell table:style-name="ce1" office:value-type="string" calcext:value-type="string">
            <text:p>3d-Rolling avg of Daily SWN-R</text:p>
          </table:table-cell>
          <table:table-cell table:style-name="ce1" office:value-type="string" calcext:value-type="string">
            <text:p>5d-Rolling avg of Daily SWN-R</text:p>
          </table:table-cell>
          <table:table-cell table:style-name="ce1" office:value-type="string" calcext:value-type="string">
            <text:p>7d-Rolling avg of Daily SWN-R</text:p>
          </table:table-cell>
          <table:table-cell table:style-name="ce1" office:value-type="string" calcext:value-type="string">
            <text:p>Received-WN R</text:p>
          </table:table-cell>
          <table:table-cell table:style-name="ce1" office:value-type="string" calcext:value-type="string">
            <text:p>3d-Rolling avg of Daily RWN-R</text:p>
          </table:table-cell>
          <table:table-cell table:style-name="ce1" office:value-type="string" calcext:value-type="string">
            <text:p>5d-Rolling avg of Daily RWN-R</text:p>
          </table:table-cell>
          <table:table-cell table:style-name="ce1" office:value-type="string" calcext:value-type="string">
            <text:p>7d-Rolling avg of Daily RWN-R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Default" table:number-columns-repeated="14"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6"/>
          <table:table-cell table:style-name="Default" table:number-columns-repeated="8"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 table:number-columns-repeated="3"/>
          <table:table-cell table:style-name="ce9" table:number-columns-repeated="14"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182.166666666667" calcext:value-type="float">
            <text:p>182,17</text:p>
          </table:table-cell>
          <table:table-cell table:formula="of:= SUM([.H17:.H21]) / SUM([.F17:.F21])" office:value-type="float" office:value="229.428571428571" calcext:value-type="float">
            <text:p>229,43</text:p>
          </table:table-cell>
          <table:table-cell table:formula="of:= SUM([.H16:.H22]) / SUM([.F16:.F22])" office:value-type="float" office:value="189.25" calcext:value-type="float">
            <text:p>189,25</text:p>
          </table:table-cell>
          <table:table-cell table:formula="of:=AVERAGE([.F18:.F20])" office:value-type="float" office:value="3" calcext:value-type="float">
            <text:p>3,0</text:p>
          </table:table-cell>
          <table:table-cell table:formula="of:=AVERAGE([.F17:.F21])" office:value-type="float" office:value="2.33333333333333" calcext:value-type="float">
            <text:p>2,3</text:p>
          </table:table-cell>
          <table:table-cell table:formula="of:=AVERAGE([.F16:.F22])" office:value-type="float" office:value="3" calcext:value-type="float">
            <text:p>3,0</text:p>
          </table:table-cell>
          <table:table-cell table:formula="of:=AVERAGE([.H18:.H20])" office:value-type="float" office:value="546.5" calcext:value-type="float">
            <text:p>546,5</text:p>
          </table:table-cell>
          <table:table-cell table:formula="of:=AVERAGE([.H17:.H21])" office:value-type="float" office:value="535.333333333333" calcext:value-type="float">
            <text:p>535,3</text:p>
          </table:table-cell>
          <table:table-cell table:formula="of:=AVERAGE([.H16:.H22])" office:value-type="float" office:value="567.75" calcext:value-type="float">
            <text:p>567,8</text:p>
          </table:table-cell>
          <table:table-cell table:formula="of:= [.P19] / [.P14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229.428571428571" calcext:value-type="float">
            <text:p>229,43</text:p>
          </table:table-cell>
          <table:table-cell table:formula="of:= SUM([.H18:.H22]) / SUM([.F18:.F22])" office:value-type="float" office:value="189.25" calcext:value-type="float">
            <text:p>189,25</text:p>
          </table:table-cell>
          <table:table-cell table:formula="of:= SUM([.H17:.H23]) / SUM([.F17:.F23])" office:value-type="float" office:value="188" calcext:value-type="float">
            <text:p>188,00</text:p>
          </table:table-cell>
          <table:table-cell table:formula="of:=AVERAGE([.F19:.F21])" office:value-type="float" office:value="2.33333333333333" calcext:value-type="float">
            <text:p>2,3</text:p>
          </table:table-cell>
          <table:table-cell table:formula="of:=AVERAGE([.F18:.F22])" office:value-type="float" office:value="3" calcext:value-type="float">
            <text:p>3,0</text:p>
          </table:table-cell>
          <table:table-cell table:formula="of:=AVERAGE([.F17:.F23])" office:value-type="float" office:value="3" calcext:value-type="float">
            <text:p>3,0</text:p>
          </table:table-cell>
          <table:table-cell table:formula="of:=AVERAGE([.H19:.H21])" office:value-type="float" office:value="535.333333333333" calcext:value-type="float">
            <text:p>535,3</text:p>
          </table:table-cell>
          <table:table-cell table:formula="of:=AVERAGE([.H18:.H22])" office:value-type="float" office:value="567.75" calcext:value-type="float">
            <text:p>567,8</text:p>
          </table:table-cell>
          <table:table-cell table:formula="of:=AVERAGE([.H17:.H23])" office:value-type="float" office:value="564" calcext:value-type="float">
            <text:p>564,0</text:p>
          </table:table-cell>
          <table:table-cell table:formula="of:= [.P20] / [.P15]" office:value-type="string" office:string-value="" calcext:value-type="error">
            <text:p>#DIV/0!</text:p>
          </table:table-cell>
          <table:table-cell table:number-columns-repeated="3"/>
          <table:table-cell table:style-name="ce9" table:number-columns-repeated="4"/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169.9" calcext:value-type="float">
            <text:p>169,90</text:p>
          </table:table-cell>
          <table:table-cell table:formula="of:= SUM([.H19:.H23]) / SUM([.F19:.F23])" office:value-type="float" office:value="188" calcext:value-type="float">
            <text:p>188,00</text:p>
          </table:table-cell>
          <table:table-cell table:formula="of:= SUM([.H18:.H24]) / SUM([.F18:.F24])" office:value-type="float" office:value="176.526315789474" calcext:value-type="float">
            <text:p>176,53</text:p>
          </table:table-cell>
          <table:table-cell table:formula="of:=AVERAGE([.F20:.F22])" office:value-type="float" office:value="3.33333333333333" calcext:value-type="float">
            <text:p>3,3</text:p>
          </table:table-cell>
          <table:table-cell table:formula="of:=AVERAGE([.F19:.F23])" office:value-type="float" office:value="3" calcext:value-type="float">
            <text:p>3,0</text:p>
          </table:table-cell>
          <table:table-cell table:formula="of:=AVERAGE([.F18:.F24])" office:value-type="float" office:value="3.16666666666667" calcext:value-type="float">
            <text:p>3,2</text:p>
          </table:table-cell>
          <table:table-cell table:formula="of:=AVERAGE([.H20:.H22])" office:value-type="float" office:value="566.333333333333" calcext:value-type="float">
            <text:p>566,3</text:p>
          </table:table-cell>
          <table:table-cell table:formula="of:=AVERAGE([.H19:.H23])" office:value-type="float" office:value="564" calcext:value-type="float">
            <text:p>564,0</text:p>
          </table:table-cell>
          <table:table-cell table:formula="of:=AVERAGE([.H18:.H24])" office:value-type="float" office:value="559" calcext:value-type="float">
            <text:p>559,0</text:p>
          </table:table-cell>
          <table:table-cell table:formula="of:= [.P21] / [.P16]" office:value-type="string" office:string-value="" calcext:value-type="error">
            <text:p>#DIV/0!</text:p>
          </table:table-cell>
          <table:table-cell table:formula="of:= AVERAGE([.T20:.T22])" office:value-type="string" office:string-value="" calcext:value-type="error">
            <text:p>#DIV/0!</text:p>
          </table:table-cell>
          <table:table-cell table:formula="of:= AVERAGE([.T19:.T23])" office:value-type="string" office:string-value="" calcext:value-type="error">
            <text:p>#DIV/0!</text:p>
          </table:table-cell>
          <table:table-cell table:formula="of:= AVERAGE([.T18:.T24])" office:value-type="string" office:string-value="" calcext:value-type="error">
            <text:p>#DIV/0!</text:p>
          </table:table-cell>
          <table:table-cell/>
          <table:table-cell table:formula="of:= AVERAGE([.X20:.X22])" office:value-type="string" office:string-value="" calcext:value-type="error">
            <text:p>#DIV/0!</text:p>
          </table:table-cell>
          <table:table-cell table:formula="of:= AVERAGE([.X19:.X23])" office:value-type="string" office:string-value="" calcext:value-type="error">
            <text:p>#DIV/0!</text:p>
          </table:table-cell>
          <table:table-cell table:formula="of:= AVERAGE([.X18:.X2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191.888888888889" calcext:value-type="float">
            <text:p>191,89</text:p>
          </table:table-cell>
          <table:table-cell table:formula="of:= SUM([.H20:.H24]) / SUM([.F20:.F24])" office:value-type="float" office:value="163.647058823529" calcext:value-type="float">
            <text:p>163,65</text:p>
          </table:table-cell>
          <table:table-cell table:formula="of:= SUM([.H19:.H25]) / SUM([.F19:.F25])" office:value-type="float" office:value="186.571428571429" calcext:value-type="float">
            <text:p>186,57</text:p>
          </table:table-cell>
          <table:table-cell table:formula="of:=AVERAGE([.F21:.F23])" office:value-type="float" office:value="3" calcext:value-type="float">
            <text:p>3,0</text:p>
          </table:table-cell>
          <table:table-cell table:formula="of:=AVERAGE([.F20:.F24])" office:value-type="float" office:value="3.4" calcext:value-type="float">
            <text:p>3,4</text:p>
          </table:table-cell>
          <table:table-cell table:formula="of:=AVERAGE([.F19:.F25])" office:value-type="float" office:value="3" calcext:value-type="float">
            <text:p>3,0</text:p>
          </table:table-cell>
          <table:table-cell table:formula="of:=AVERAGE([.H21:.H23])" office:value-type="float" office:value="575.666666666667" calcext:value-type="float">
            <text:p>575,7</text:p>
          </table:table-cell>
          <table:table-cell table:formula="of:=AVERAGE([.H20:.H24])" office:value-type="float" office:value="556.4" calcext:value-type="float">
            <text:p>556,4</text:p>
          </table:table-cell>
          <table:table-cell table:formula="of:=AVERAGE([.H19:.H25])" office:value-type="float" office:value="559.714285714286" calcext:value-type="float">
            <text:p>559,7</text:p>
          </table:table-cell>
          <table:table-cell table:formula="of:= [.P22] / [.P17]" office:value-type="string" office:string-value="" calcext:value-type="error">
            <text:p>#DIV/0!</text:p>
          </table:table-cell>
          <table:table-cell table:formula="of:= AVERAGE([.T21:.T23])" office:value-type="string" office:string-value="" calcext:value-type="error">
            <text:p>#DIV/0!</text:p>
          </table:table-cell>
          <table:table-cell table:formula="of:= AVERAGE([.T20:.T24])" office:value-type="string" office:string-value="" calcext:value-type="error">
            <text:p>#DIV/0!</text:p>
          </table:table-cell>
          <table:table-cell table:formula="of:= AVERAGE([.T19:.T25])" office:value-type="string" office:string-value="" calcext:value-type="error">
            <text:p>#DIV/0!</text:p>
          </table:table-cell>
          <table:table-cell/>
          <table:table-cell table:formula="of:= AVERAGE([.X21:.X23])" office:value-type="string" office:string-value="" calcext:value-type="error">
            <text:p>#DIV/0!</text:p>
          </table:table-cell>
          <table:table-cell table:formula="of:= AVERAGE([.X20:.X24])" office:value-type="string" office:string-value="" calcext:value-type="error">
            <text:p>#DIV/0!</text:p>
          </table:table-cell>
          <table:table-cell table:formula="of:= AVERAGE([.X19:.X2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145.666666666667" calcext:value-type="float">
            <text:p>145,67</text:p>
          </table:table-cell>
          <table:table-cell table:formula="of:= SUM([.H21:.H25]) / SUM([.F21:.F25])" office:value-type="float" office:value="188.333333333333" calcext:value-type="float">
            <text:p>188,33</text:p>
          </table:table-cell>
          <table:table-cell table:formula="of:= SUM([.H20:.H26]) / SUM([.F20:.F26])" office:value-type="float" office:value="177.772727272727" calcext:value-type="float">
            <text:p>177,77</text:p>
          </table:table-cell>
          <table:table-cell table:formula="of:=AVERAGE([.F22:.F24])" office:value-type="float" office:value="4" calcext:value-type="float">
            <text:p>4,0</text:p>
          </table:table-cell>
          <table:table-cell table:formula="of:=AVERAGE([.F21:.F25])" office:value-type="float" office:value="3" calcext:value-type="float">
            <text:p>3,0</text:p>
          </table:table-cell>
          <table:table-cell table:formula="of:=AVERAGE([.F20:.F26])" office:value-type="float" office:value="3.14285714285714" calcext:value-type="float">
            <text:p>3,1</text:p>
          </table:table-cell>
          <table:table-cell table:formula="of:=AVERAGE([.H22:.H24])" office:value-type="float" office:value="582.666666666667" calcext:value-type="float">
            <text:p>582,7</text:p>
          </table:table-cell>
          <table:table-cell table:formula="of:=AVERAGE([.H21:.H25])" office:value-type="float" office:value="565" calcext:value-type="float">
            <text:p>565,0</text:p>
          </table:table-cell>
          <table:table-cell table:formula="of:=AVERAGE([.H20:.H26])" office:value-type="float" office:value="558.714285714286" calcext:value-type="float">
            <text:p>558,7</text:p>
          </table:table-cell>
          <table:table-cell table:formula="of:= [.P23] / [.P18]" office:value-type="string" office:string-value="" calcext:value-type="error">
            <text:p>#DIV/0!</text:p>
          </table:table-cell>
          <table:table-cell table:formula="of:= AVERAGE([.T22:.T24])" office:value-type="string" office:string-value="" calcext:value-type="error">
            <text:p>#DIV/0!</text:p>
          </table:table-cell>
          <table:table-cell table:formula="of:= AVERAGE([.T21:.T25])" office:value-type="string" office:string-value="" calcext:value-type="error">
            <text:p>#DIV/0!</text:p>
          </table:table-cell>
          <table:table-cell table:formula="of:= AVERAGE([.T20:.T26])" office:value-type="string" office:string-value="" calcext:value-type="error">
            <text:p>#DIV/0!</text:p>
          </table:table-cell>
          <table:table-cell table:formula="of:= [.S23] / [.S18]" office:value-type="string" office:string-value="" calcext:value-type="error">
            <text:p>#DIV/0!</text:p>
          </table:table-cell>
          <table:table-cell table:formula="of:= AVERAGE([.X22:.X24])" office:value-type="string" office:string-value="" calcext:value-type="error">
            <text:p>#DIV/0!</text:p>
          </table:table-cell>
          <table:table-cell table:formula="of:= AVERAGE([.X21:.X25])" office:value-type="string" office:string-value="" calcext:value-type="error">
            <text:p>#DIV/0!</text:p>
          </table:table-cell>
          <table:table-cell table:formula="of:= AVERAGE([.X20:.X2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183" calcext:value-type="float">
            <text:p>183,00</text:p>
          </table:table-cell>
          <table:table-cell table:formula="of:= SUM([.H22:.H26]) / SUM([.F22:.F26])" office:value-type="float" office:value="169.235294117647" calcext:value-type="float">
            <text:p>169,24</text:p>
          </table:table-cell>
          <table:table-cell table:formula="of:= SUM([.H21:.H27]) / SUM([.F21:.F27])" office:value-type="float" office:value="178.045454545455" calcext:value-type="float">
            <text:p>178,05</text:p>
          </table:table-cell>
          <table:table-cell table:formula="of:=AVERAGE([.F23:.F25])" office:value-type="float" office:value="3" calcext:value-type="float">
            <text:p>3,0</text:p>
          </table:table-cell>
          <table:table-cell table:formula="of:=AVERAGE([.F22:.F26])" office:value-type="float" office:value="3.4" calcext:value-type="float">
            <text:p>3,4</text:p>
          </table:table-cell>
          <table:table-cell table:formula="of:=AVERAGE([.F21:.F27])" office:value-type="float" office:value="3.14285714285714" calcext:value-type="float">
            <text:p>3,1</text:p>
          </table:table-cell>
          <table:table-cell table:formula="of:=AVERAGE([.H23:.H25])" office:value-type="float" office:value="549" calcext:value-type="float">
            <text:p>549,0</text:p>
          </table:table-cell>
          <table:table-cell table:formula="of:=AVERAGE([.H22:.H26])" office:value-type="float" office:value="575.4" calcext:value-type="float">
            <text:p>575,4</text:p>
          </table:table-cell>
          <table:table-cell table:formula="of:=AVERAGE([.H21:.H27])" office:value-type="float" office:value="559.571428571429" calcext:value-type="float">
            <text:p>559,6</text:p>
          </table:table-cell>
          <table:table-cell table:formula="of:= [.P24] / [.P19]" office:value-type="float" office:value="1.04761904761905" calcext:value-type="float">
            <text:p>1.0476</text:p>
          </table:table-cell>
          <table:table-cell table:formula="of:= AVERAGE([.T23:.T25])" office:value-type="string" office:string-value="" calcext:value-type="error">
            <text:p>#DIV/0!</text:p>
          </table:table-cell>
          <table:table-cell table:formula="of:= AVERAGE([.T22:.T26])" office:value-type="string" office:string-value="" calcext:value-type="error">
            <text:p>#DIV/0!</text:p>
          </table:table-cell>
          <table:table-cell table:formula="of:= AVERAGE([.T21:.T27])" office:value-type="string" office:string-value="" calcext:value-type="error">
            <text:p>#DIV/0!</text:p>
          </table:table-cell>
          <table:table-cell table:formula="of:= [.S24] / [.S19]" office:value-type="float" office:value="0.985594766308108" calcext:value-type="float">
            <text:p>0.9856</text:p>
          </table:table-cell>
          <table:table-cell table:formula="of:= AVERAGE([.X23:.X25])" office:value-type="string" office:string-value="" calcext:value-type="error">
            <text:p>#DIV/0!</text:p>
          </table:table-cell>
          <table:table-cell table:formula="of:= AVERAGE([.X22:.X26])" office:value-type="string" office:string-value="" calcext:value-type="error">
            <text:p>#DIV/0!</text:p>
          </table:table-cell>
          <table:table-cell table:formula="of:= AVERAGE([.X21:.X2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184.777777777778" calcext:value-type="float">
            <text:p>184,78</text:p>
          </table:table-cell>
          <table:table-cell table:formula="of:= SUM([.H23:.H27]) / SUM([.F23:.F27])" office:value-type="float" office:value="171.1875" calcext:value-type="float">
            <text:p>171,19</text:p>
          </table:table-cell>
          <table:table-cell table:formula="of:= SUM([.H22:.H28]) / SUM([.F22:.F28])" office:value-type="float" office:value="168.652173913043" calcext:value-type="float">
            <text:p>168,65</text:p>
          </table:table-cell>
          <table:table-cell table:formula="of:=AVERAGE([.F24:.F26])" office:value-type="float" office:value="3" calcext:value-type="float">
            <text:p>3,0</text:p>
          </table:table-cell>
          <table:table-cell table:formula="of:=AVERAGE([.F23:.F27])" office:value-type="float" office:value="3.2" calcext:value-type="float">
            <text:p>3,2</text:p>
          </table:table-cell>
          <table:table-cell table:formula="of:=AVERAGE([.F22:.F28])" office:value-type="float" office:value="3.28571428571429" calcext:value-type="float">
            <text:p>3,3</text:p>
          </table:table-cell>
          <table:table-cell table:formula="of:=AVERAGE([.H24:.H26])" office:value-type="float" office:value="554.333333333333" calcext:value-type="float">
            <text:p>554,3</text:p>
          </table:table-cell>
          <table:table-cell table:formula="of:=AVERAGE([.H23:.H27])" office:value-type="float" office:value="547.8" calcext:value-type="float">
            <text:p>547,8</text:p>
          </table:table-cell>
          <table:table-cell table:formula="of:=AVERAGE([.H22:.H28])" office:value-type="float" office:value="554.142857142857" calcext:value-type="float">
            <text:p>554,1</text:p>
          </table:table-cell>
          <table:table-cell table:formula="of:= [.P25] / [.P20]" office:value-type="float" office:value="1.0952380952381" calcext:value-type="float">
            <text:p>1.0952</text:p>
          </table:table-cell>
          <table:table-cell table:formula="of:= AVERAGE([.T24:.T26])" office:value-type="float" office:value="1.03007518796992" calcext:value-type="float">
            <text:p>1.0301</text:p>
          </table:table-cell>
          <table:table-cell table:formula="of:= AVERAGE([.T23:.T27])" office:value-type="string" office:string-value="" calcext:value-type="error">
            <text:p>#DIV/0!</text:p>
          </table:table-cell>
          <table:table-cell table:formula="of:= AVERAGE([.T22:.T28])" office:value-type="string" office:string-value="" calcext:value-type="error">
            <text:p>#DIV/0!</text:p>
          </table:table-cell>
          <table:table-cell table:formula="of:= [.S25] / [.S20]" office:value-type="float" office:value="0.982522796352584" calcext:value-type="float">
            <text:p>0.9825</text:p>
          </table:table-cell>
          <table:table-cell table:formula="of:= AVERAGE([.X24:.X26])" office:value-type="float" office:value="0.967053754382084" calcext:value-type="float">
            <text:p>0.9671</text:p>
          </table:table-cell>
          <table:table-cell table:formula="of:= AVERAGE([.X23:.X27])" office:value-type="string" office:string-value="" calcext:value-type="error">
            <text:p>#DIV/0!</text:p>
          </table:table-cell>
          <table:table-cell table:formula="of:= AVERAGE([.X22:.X2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184" calcext:value-type="float">
            <text:p>184,00</text:p>
          </table:table-cell>
          <table:table-cell table:formula="of:= SUM([.H24:.H28]) / SUM([.F24:.F28])" office:value-type="float" office:value="177.666666666667" calcext:value-type="float">
            <text:p>177,67</text:p>
          </table:table-cell>
          <table:table-cell table:formula="of:= SUM([.H23:.H29]) / SUM([.F23:.F29])" office:value-type="float" office:value="173.857142857143" calcext:value-type="float">
            <text:p>173,86</text:p>
          </table:table-cell>
          <table:table-cell table:formula="of:=AVERAGE([.F25:.F27])" office:value-type="float" office:value="3" calcext:value-type="float">
            <text:p>3,0</text:p>
          </table:table-cell>
          <table:table-cell table:formula="of:=AVERAGE([.F24:.F28])" office:value-type="float" office:value="3" calcext:value-type="float">
            <text:p>3,0</text:p>
          </table:table-cell>
          <table:table-cell table:formula="of:=AVERAGE([.F23:.F29])" office:value-type="float" office:value="3" calcext:value-type="float">
            <text:p>3,0</text:p>
          </table:table-cell>
          <table:table-cell table:formula="of:=AVERAGE([.H25:.H27])" office:value-type="float" office:value="552" calcext:value-type="float">
            <text:p>552,0</text:p>
          </table:table-cell>
          <table:table-cell table:formula="of:=AVERAGE([.H24:.H28])" office:value-type="float" office:value="533" calcext:value-type="float">
            <text:p>533,0</text:p>
          </table:table-cell>
          <table:table-cell table:formula="of:=AVERAGE([.H23:.H29])" office:value-type="float" office:value="521.571428571429" calcext:value-type="float">
            <text:p>521,6</text:p>
          </table:table-cell>
          <table:table-cell table:formula="of:= [.P26] / [.P21]" office:value-type="float" office:value="0.947368421052632" calcext:value-type="float">
            <text:p>0.9474</text:p>
          </table:table-cell>
          <table:table-cell table:formula="of:= AVERAGE([.T25:.T27])" office:value-type="float" office:value="1.04594820384294" calcext:value-type="float">
            <text:p>1.0459</text:p>
          </table:table-cell>
          <table:table-cell table:formula="of:= AVERAGE([.T24:.T28])" office:value-type="float" office:value="1.05527455001139" calcext:value-type="float">
            <text:p>1.0553</text:p>
          </table:table-cell>
          <table:table-cell table:formula="of:= AVERAGE([.T23:.T29])" office:value-type="string" office:string-value="" calcext:value-type="error">
            <text:p>#DIV/0!</text:p>
          </table:table-cell>
          <table:table-cell table:formula="of:= [.S26] / [.S21]" office:value-type="float" office:value="0.933043700485561" calcext:value-type="float">
            <text:p>0.9330</text:p>
          </table:table-cell>
          <table:table-cell table:formula="of:= AVERAGE([.X25:.X27])" office:value-type="float" office:value="0.94063208563994" calcext:value-type="float">
            <text:p>0.9406</text:p>
          </table:table-cell>
          <table:table-cell table:formula="of:= AVERAGE([.X24:.X28])" office:value-type="float" office:value="0.938486187258728" calcext:value-type="float">
            <text:p>0.9385</text:p>
          </table:table-cell>
          <table:table-cell table:formula="of:= AVERAGE([.X23:.X2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174.111111111111" calcext:value-type="float">
            <text:p>174,11</text:p>
          </table:table-cell>
          <table:table-cell table:formula="of:= SUM([.H25:.H29]) / SUM([.F25:.F29])" office:value-type="float" office:value="183.428571428571" calcext:value-type="float">
            <text:p>183,43</text:p>
          </table:table-cell>
          <table:table-cell table:formula="of:= SUM([.H24:.H30]) / SUM([.F24:.F30])" office:value-type="float" office:value="154.391304347826" calcext:value-type="float">
            <text:p>154,39</text:p>
          </table:table-cell>
          <table:table-cell table:formula="of:=AVERAGE([.F26:.F28])" office:value-type="float" office:value="3" calcext:value-type="float">
            <text:p>3,0</text:p>
          </table:table-cell>
          <table:table-cell table:formula="of:=AVERAGE([.F25:.F29])" office:value-type="float" office:value="2.8" calcext:value-type="float">
            <text:p>2,8</text:p>
          </table:table-cell>
          <table:table-cell table:formula="of:=AVERAGE([.F24:.F30])" office:value-type="float" office:value="3.28571428571429" calcext:value-type="float">
            <text:p>3,3</text:p>
          </table:table-cell>
          <table:table-cell table:formula="of:=AVERAGE([.H26:.H28])" office:value-type="float" office:value="522.333333333333" calcext:value-type="float">
            <text:p>522,3</text:p>
          </table:table-cell>
          <table:table-cell table:formula="of:=AVERAGE([.H25:.H29])" office:value-type="float" office:value="513.6" calcext:value-type="float">
            <text:p>513,6</text:p>
          </table:table-cell>
          <table:table-cell table:formula="of:=AVERAGE([.H24:.H30])" office:value-type="float" office:value="507.285714285714" calcext:value-type="float">
            <text:p>507,3</text:p>
          </table:table-cell>
          <table:table-cell table:formula="of:= SUM([.F24:.F30]) / SUM([.F19:.F25])" office:value-type="float" office:value="1.0952380952381" calcext:value-type="float">
            <text:p>1.0952</text:p>
          </table:table-cell>
          <table:table-cell table:formula="of:= AVERAGE([.T26:.T28])" office:value-type="float" office:value="1.04450520239994" calcext:value-type="float">
            <text:p>1.0445</text:p>
          </table:table-cell>
          <table:table-cell table:formula="of:= AVERAGE([.T25:.T29])" office:value-type="float" office:value="1.09120528594213" calcext:value-type="float">
            <text:p>1.0912</text:p>
          </table:table-cell>
          <table:table-cell table:formula="of:= AVERAGE([.T24:.T30])" office:value-type="float" office:value="1.14648351539492" calcext:value-type="float">
            <text:p>1.1465</text:p>
          </table:table-cell>
          <table:table-cell table:formula="of:= SUM([.H24:.H30]) / SUM([.H19:.H25])" office:value-type="float" office:value="0.906329760081674" calcext:value-type="float">
            <text:p>0.9063</text:p>
          </table:table-cell>
          <table:table-cell table:formula="of:= AVERAGE([.X26:.X28])" office:value-type="float" office:value="0.908104457877649" calcext:value-type="float">
            <text:p>0.9081</text:p>
          </table:table-cell>
          <table:table-cell table:formula="of:= AVERAGE([.X25:.X29])" office:value-type="float" office:value="0.91793093070377" calcext:value-type="float">
            <text:p>0.9179</text:p>
          </table:table-cell>
          <table:table-cell table:formula="of:= AVERAGE([.X24:.X30])" office:value-type="float" office:value="0.921606912661907" calcext:value-type="float">
            <text:p>0.9216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159.888888888889" calcext:value-type="float">
            <text:p>159,89</text:p>
          </table:table-cell>
          <table:table-cell table:formula="of:= SUM([.H26:.H30]) / SUM([.F26:.F30])" office:value-type="float" office:value="144.294117647059" calcext:value-type="float">
            <text:p>144,29</text:p>
          </table:table-cell>
          <table:table-cell table:formula="of:= SUM([.H25:.H31]) / SUM([.F25:.F31])" office:value-type="float" office:value="144.208333333333" calcext:value-type="float">
            <text:p>144,21</text:p>
          </table:table-cell>
          <table:table-cell table:formula="of:=AVERAGE([.F27:.F29])" office:value-type="float" office:value="3" calcext:value-type="float">
            <text:p>3,0</text:p>
          </table:table-cell>
          <table:table-cell table:formula="of:=AVERAGE([.F26:.F30])" office:value-type="float" office:value="3.4" calcext:value-type="float">
            <text:p>3,4</text:p>
          </table:table-cell>
          <table:table-cell table:formula="of:=AVERAGE([.F25:.F31])" office:value-type="float" office:value="3.42857142857143" calcext:value-type="float">
            <text:p>3,4</text:p>
          </table:table-cell>
          <table:table-cell table:formula="of:=AVERAGE([.H27:.H29])" office:value-type="float" office:value="479.666666666667" calcext:value-type="float">
            <text:p>479,7</text:p>
          </table:table-cell>
          <table:table-cell table:formula="of:=AVERAGE([.H26:.H30])" office:value-type="float" office:value="490.6" calcext:value-type="float">
            <text:p>490,6</text:p>
          </table:table-cell>
          <table:table-cell table:formula="of:=AVERAGE([.H25:.H31])" office:value-type="float" office:value="494.428571428572" calcext:value-type="float">
            <text:p>494,4</text:p>
          </table:table-cell>
          <table:table-cell table:formula="of:= SUM([.F25:.F31]) / SUM([.F20:.F26])" office:value-type="float" office:value="1.09090909090909" calcext:value-type="float">
            <text:p>1.0909</text:p>
          </table:table-cell>
          <table:table-cell table:formula="of:= AVERAGE([.T27:.T29])" office:value-type="float" office:value="1.13780663780664" calcext:value-type="float">
            <text:p>1.1378</text:p>
          </table:table-cell>
          <table:table-cell table:formula="of:= AVERAGE([.T26:.T30])" office:value-type="float" office:value="1.17650549298147" calcext:value-type="float">
            <text:p>1.1765</text:p>
          </table:table-cell>
          <table:table-cell table:formula="of:= AVERAGE([.T25:.T31])" office:value-type="float" office:value="1.22811616845615" calcext:value-type="float">
            <text:p>1.2281</text:p>
          </table:table-cell>
          <table:table-cell table:formula="of:= SUM([.H25:.H31]) / SUM([.H20:.H26])" office:value-type="float" office:value="0.884939913065712" calcext:value-type="float">
            <text:p>0.8849</text:p>
          </table:table-cell>
          <table:table-cell table:formula="of:= AVERAGE([.X27:.X29])" office:value-type="float" office:value="0.891362718893568" calcext:value-type="float">
            <text:p>0.8914</text:p>
          </table:table-cell>
          <table:table-cell table:formula="of:= AVERAGE([.X26:.X30])" office:value-type="float" office:value="0.896626165194532" calcext:value-type="float">
            <text:p>0.8966</text:p>
          </table:table-cell>
          <table:table-cell table:formula="of:= AVERAGE([.X25:.X31])" office:value-type="float" office:value="0.912161105572229" calcext:value-type="float">
            <text:p>0.9122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136.1" calcext:value-type="float">
            <text:p>136,10</text:p>
          </table:table-cell>
          <table:table-cell table:formula="of:= SUM([.H27:.H31]) / SUM([.F27:.F31])" office:value-type="float" office:value="122.736842105263" calcext:value-type="float">
            <text:p>122,74</text:p>
          </table:table-cell>
          <table:table-cell table:formula="of:= SUM([.H26:.H32]) / SUM([.F26:.F32])" office:value-type="float" office:value="128.074074074074" calcext:value-type="float">
            <text:p>128,07</text:p>
          </table:table-cell>
          <table:table-cell table:formula="of:=AVERAGE([.F28:.F30])" office:value-type="float" office:value="3.33333333333333" calcext:value-type="float">
            <text:p>3,3</text:p>
          </table:table-cell>
          <table:table-cell table:formula="of:=AVERAGE([.F27:.F31])" office:value-type="float" office:value="3.8" calcext:value-type="float">
            <text:p>3,8</text:p>
          </table:table-cell>
          <table:table-cell table:formula="of:=AVERAGE([.F26:.F32])" office:value-type="float" office:value="3.85714285714286" calcext:value-type="float">
            <text:p>3,9</text:p>
          </table:table-cell>
          <table:table-cell table:formula="of:=AVERAGE([.H28:.H30])" office:value-type="float" office:value="453.666666666667" calcext:value-type="float">
            <text:p>453,7</text:p>
          </table:table-cell>
          <table:table-cell table:formula="of:=AVERAGE([.H27:.H31])" office:value-type="float" office:value="466.4" calcext:value-type="float">
            <text:p>466,4</text:p>
          </table:table-cell>
          <table:table-cell table:formula="of:=AVERAGE([.H26:.H32])" office:value-type="float" office:value="494" calcext:value-type="float">
            <text:p>494,0</text:p>
          </table:table-cell>
          <table:table-cell table:formula="of:= SUM([.F26:.F32]) / SUM([.F21:.F27])" office:value-type="float" office:value="1.22727272727273" calcext:value-type="float">
            <text:p>1.2273</text:p>
          </table:table-cell>
          <table:table-cell table:formula="of:= AVERAGE([.T28:.T30])" office:value-type="float" office:value="1.27997364953887" calcext:value-type="float">
            <text:p>1.2800</text:p>
          </table:table-cell>
          <table:table-cell table:formula="of:= AVERAGE([.T27:.T31])" office:value-type="float" office:value="1.31084133258046" calcext:value-type="float">
            <text:p>1.3108</text:p>
          </table:table-cell>
          <table:table-cell table:formula="of:= AVERAGE([.T26:.T32])" office:value-type="float" office:value="1.30146724801841" calcext:value-type="float">
            <text:p>1.3015</text:p>
          </table:table-cell>
          <table:table-cell table:formula="of:= SUM([.H26:.H32]) / SUM([.H21:.H27])" office:value-type="float" office:value="0.882818483533316" calcext:value-type="float">
            <text:p>0.8828</text:p>
          </table:table-cell>
          <table:table-cell table:formula="of:= AVERAGE([.X28:.X30])" office:value-type="float" office:value="0.881252455135141" calcext:value-type="float">
            <text:p>0.8813</text:p>
          </table:table-cell>
          <table:table-cell table:formula="of:= AVERAGE([.X27:.X31])" office:value-type="float" office:value="0.893912248433491" calcext:value-type="float">
            <text:p>0.8939</text:p>
          </table:table-cell>
          <table:table-cell table:formula="of:= AVERAGE([.X26:.X32])" office:value-type="float" office:value="0.904721010232967" calcext:value-type="float">
            <text:p>0.9047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102.307692307692" calcext:value-type="float">
            <text:p>102,31</text:p>
          </table:table-cell>
          <table:table-cell table:formula="of:= SUM([.H28:.H32]) / SUM([.F28:.F32])" office:value-type="float" office:value="118.3" calcext:value-type="float">
            <text:p>118,30</text:p>
          </table:table-cell>
          <table:table-cell table:formula="of:= SUM([.H27:.H33]) / SUM([.F27:.F33])" office:value-type="float" office:value="97.0857142857143" calcext:value-type="float">
            <text:p>97,09</text:p>
          </table:table-cell>
          <table:table-cell table:formula="of:=AVERAGE([.F29:.F31])" office:value-type="float" office:value="4.33333333333333" calcext:value-type="float">
            <text:p>4,3</text:p>
          </table:table-cell>
          <table:table-cell table:formula="of:=AVERAGE([.F28:.F32])" office:value-type="float" office:value="4" calcext:value-type="float">
            <text:p>4,0</text:p>
          </table:table-cell>
          <table:table-cell table:formula="of:=AVERAGE([.F27:.F33])" office:value-type="float" office:value="5" calcext:value-type="float">
            <text:p>5,0</text:p>
          </table:table-cell>
          <table:table-cell table:formula="of:=AVERAGE([.H29:.H31])" office:value-type="float" office:value="443.333333333333" calcext:value-type="float">
            <text:p>443,3</text:p>
          </table:table-cell>
          <table:table-cell table:formula="of:=AVERAGE([.H28:.H32])" office:value-type="float" office:value="473.2" calcext:value-type="float">
            <text:p>473,2</text:p>
          </table:table-cell>
          <table:table-cell table:formula="of:=AVERAGE([.H27:.H33])" office:value-type="float" office:value="485.428571428571" calcext:value-type="float">
            <text:p>485,4</text:p>
          </table:table-cell>
          <table:table-cell table:formula="of:= SUM([.F27:.F33]) / SUM([.F22:.F28])" office:value-type="float" office:value="1.52173913043478" calcext:value-type="float">
            <text:p>1.5217</text:p>
          </table:table-cell>
          <table:table-cell table:formula="of:= AVERAGE([.T29:.T31])" office:value-type="float" office:value="1.45601982558504" calcext:value-type="float">
            <text:p>1.4560</text:p>
          </table:table-cell>
          <table:table-cell table:formula="of:= AVERAGE([.T28:.T32])" office:value-type="float" office:value="1.41353284396763" calcext:value-type="float">
            <text:p>1.4135</text:p>
          </table:table-cell>
          <table:table-cell table:formula="of:= AVERAGE([.T27:.T33])" office:value-type="float" office:value="1.38041461643946" calcext:value-type="float">
            <text:p>1.3804</text:p>
          </table:table-cell>
          <table:table-cell table:formula="of:= SUM([.H27:.H33]) / SUM([.H22:.H28])" office:value-type="float" office:value="0.875998968806393" calcext:value-type="float">
            <text:p>0.8760</text:p>
          </table:table-cell>
          <table:table-cell table:formula="of:= AVERAGE([.X29:.X31])" office:value-type="float" office:value="0.892763856340024" calcext:value-type="float">
            <text:p>0.8928</text:p>
          </table:table-cell>
          <table:table-cell table:formula="of:= AVERAGE([.X28:.X32])" office:value-type="float" office:value="0.898734722212707" calcext:value-type="float">
            <text:p>0.8987</text:p>
          </table:table-cell>
          <table:table-cell table:formula="of:= AVERAGE([.X27:.X33])" office:value-type="float" office:value="0.909952188365607" calcext:value-type="float">
            <text:p>0.9100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96.9333333333333" calcext:value-type="float">
            <text:p>96,93</text:p>
          </table:table-cell>
          <table:table-cell table:formula="of:= SUM([.H29:.H33]) / SUM([.F29:.F33])" office:value-type="float" office:value="82.6206896551724" calcext:value-type="float">
            <text:p>82,62</text:p>
          </table:table-cell>
          <table:table-cell table:formula="of:= SUM([.H28:.H34]) / SUM([.F28:.F34])" office:value-type="float" office:value="98.7352941176471" calcext:value-type="float">
            <text:p>98,74</text:p>
          </table:table-cell>
          <table:table-cell table:formula="of:=AVERAGE([.F30:.F32])" office:value-type="float" office:value="5" calcext:value-type="float">
            <text:p>5,0</text:p>
          </table:table-cell>
          <table:table-cell table:formula="of:=AVERAGE([.F29:.F33])" office:value-type="float" office:value="5.8" calcext:value-type="float">
            <text:p>5,8</text:p>
          </table:table-cell>
          <table:table-cell table:formula="of:=AVERAGE([.F28:.F34])" office:value-type="float" office:value="4.85714285714286" calcext:value-type="float">
            <text:p>4,9</text:p>
          </table:table-cell>
          <table:table-cell table:formula="of:=AVERAGE([.H30:.H32])" office:value-type="float" office:value="484.666666666667" calcext:value-type="float">
            <text:p>484,7</text:p>
          </table:table-cell>
          <table:table-cell table:formula="of:=AVERAGE([.H29:.H33])" office:value-type="float" office:value="479.2" calcext:value-type="float">
            <text:p>479,2</text:p>
          </table:table-cell>
          <table:table-cell table:formula="of:=AVERAGE([.H28:.H34])" office:value-type="float" office:value="479.571428571429" calcext:value-type="float">
            <text:p>479,6</text:p>
          </table:table-cell>
          <table:table-cell table:formula="of:= SUM([.F28:.F34]) / SUM([.F23:.F29])" office:value-type="float" office:value="1.61904761904762" calcext:value-type="float">
            <text:p>1.6190</text:p>
          </table:table-cell>
          <table:table-cell table:formula="of:= AVERAGE([.T30:.T32])" office:value-type="float" office:value="1.58316080055211" calcext:value-type="float">
            <text:p>1.5832</text:p>
          </table:table-cell>
          <table:table-cell table:formula="of:= AVERAGE([.T29:.T33])" office:value-type="float" office:value="1.49535102578581" calcext:value-type="float">
            <text:p>1.4954</text:p>
          </table:table-cell>
          <table:table-cell table:formula="of:= AVERAGE([.T28:.T34])" office:value-type="float" office:value="1.41971922717264" calcext:value-type="float">
            <text:p>1.4197</text:p>
          </table:table-cell>
          <table:table-cell table:formula="of:= SUM([.H28:.H34]) / SUM([.H23:.H29])" office:value-type="float" office:value="0.919474116680362" calcext:value-type="float">
            <text:p>0.9195</text:p>
          </table:table-cell>
          <table:table-cell table:formula="of:= AVERAGE([.X30:.X32])" office:value-type="float" office:value="0.908638404821502" calcext:value-type="float">
            <text:p>0.9086</text:p>
          </table:table-cell>
          <table:table-cell table:formula="of:= AVERAGE([.X29:.X33])" office:value-type="float" office:value="0.915679129082373" calcext:value-type="float">
            <text:p>0.9157</text:p>
          </table:table-cell>
          <table:table-cell table:formula="of:= AVERAGE([.X28:.X34])" office:value-type="float" office:value="0.922052976998078" calcext:value-type="float">
            <text:p>0.9221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71.9047619047619" calcext:value-type="float">
            <text:p>71,90</text:p>
          </table:table-cell>
          <table:table-cell table:formula="of:= SUM([.H30:.H34]) / SUM([.F30:.F34])" office:value-type="float" office:value="84.3103448275862" calcext:value-type="float">
            <text:p>84,31</text:p>
          </table:table-cell>
          <table:table-cell table:formula="of:= SUM([.H29:.H35]) / SUM([.F29:.F35])" office:value-type="float" office:value="89.2972972972973" calcext:value-type="float">
            <text:p>89,30</text:p>
          </table:table-cell>
          <table:table-cell table:formula="of:=AVERAGE([.F31:.F33])" office:value-type="float" office:value="7" calcext:value-type="float">
            <text:p>7,0</text:p>
          </table:table-cell>
          <table:table-cell table:formula="of:=AVERAGE([.F30:.F34])" office:value-type="float" office:value="5.8" calcext:value-type="float">
            <text:p>5,8</text:p>
          </table:table-cell>
          <table:table-cell table:formula="of:=AVERAGE([.F29:.F35])" office:value-type="float" office:value="5.28571428571429" calcext:value-type="float">
            <text:p>5,3</text:p>
          </table:table-cell>
          <table:table-cell table:formula="of:=AVERAGE([.H31:.H33])" office:value-type="float" office:value="503.333333333333" calcext:value-type="float">
            <text:p>503,3</text:p>
          </table:table-cell>
          <table:table-cell table:formula="of:=AVERAGE([.H30:.H34])" office:value-type="float" office:value="489" calcext:value-type="float">
            <text:p>489,0</text:p>
          </table:table-cell>
          <table:table-cell table:formula="of:=AVERAGE([.H29:.H35])" office:value-type="float" office:value="472" calcext:value-type="float">
            <text:p>472,0</text:p>
          </table:table-cell>
          <table:table-cell table:formula="of:= SUM([.F29:.F35]) / SUM([.F24:.F30])" office:value-type="float" office:value="1.60869565217391" calcext:value-type="float">
            <text:p>1.6087</text:p>
          </table:table-cell>
          <table:table-cell table:formula="of:= AVERAGE([.T31:.T33])" office:value-type="float" office:value="1.57591442374051" calcext:value-type="float">
            <text:p>1.5759</text:p>
          </table:table-cell>
          <table:table-cell table:formula="of:= AVERAGE([.T30:.T34])" office:value-type="float" office:value="1.52397055440534" calcext:value-type="float">
            <text:p>1.5240</text:p>
          </table:table-cell>
          <table:table-cell table:formula="of:= AVERAGE([.T29:.T35])" office:value-type="float" office:value="1.43530364275706" calcext:value-type="float">
            <text:p>1.4353</text:p>
          </table:table-cell>
          <table:table-cell table:formula="of:= SUM([.H29:.H35]) / SUM([.H24:.H30])" office:value-type="float" office:value="0.930442128977753" calcext:value-type="float">
            <text:p>0.9304</text:p>
          </table:table-cell>
          <table:table-cell table:formula="of:= AVERAGE([.X31:.X33])" office:value-type="float" office:value="0.939859397690719" calcext:value-type="float">
            <text:p>0.9399</text:p>
          </table:table-cell>
          <table:table-cell table:formula="of:= AVERAGE([.X30:.X34])" office:value-type="float" office:value="0.937322488477503" calcext:value-type="float">
            <text:p>0.9373</text:p>
          </table:table-cell>
          <table:table-cell table:formula="of:= AVERAGE([.X29:.X35])" office:value-type="float" office:value="0.942399995218993" calcext:value-type="float">
            <text:p>0.942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81.6842105263158" calcext:value-type="float">
            <text:p>81,68</text:p>
          </table:table-cell>
          <table:table-cell table:formula="of:= SUM([.H31:.H35]) / SUM([.F31:.F35])" office:value-type="float" office:value="83.3793103448276" calcext:value-type="float">
            <text:p>83,38</text:p>
          </table:table-cell>
          <table:table-cell table:formula="of:= SUM([.H30:.H36]) / SUM([.F30:.F36])" office:value-type="float" office:value="93.2222222222222" calcext:value-type="float">
            <text:p>93,22</text:p>
          </table:table-cell>
          <table:table-cell table:formula="of:=AVERAGE([.F32:.F34])" office:value-type="float" office:value="6.33333333333333" calcext:value-type="float">
            <text:p>6,3</text:p>
          </table:table-cell>
          <table:table-cell table:formula="of:=AVERAGE([.F31:.F35])" office:value-type="float" office:value="5.8" calcext:value-type="float">
            <text:p>5,8</text:p>
          </table:table-cell>
          <table:table-cell table:formula="of:=AVERAGE([.F30:.F36])" office:value-type="float" office:value="5.14285714285714" calcext:value-type="float">
            <text:p>5,1</text:p>
          </table:table-cell>
          <table:table-cell table:formula="of:=AVERAGE([.H32:.H34])" office:value-type="float" office:value="517.333333333333" calcext:value-type="float">
            <text:p>517,3</text:p>
          </table:table-cell>
          <table:table-cell table:formula="of:=AVERAGE([.H31:.H35])" office:value-type="float" office:value="483.6" calcext:value-type="float">
            <text:p>483,6</text:p>
          </table:table-cell>
          <table:table-cell table:formula="of:=AVERAGE([.H30:.H36])" office:value-type="float" office:value="479.428571428571" calcext:value-type="float">
            <text:p>479,4</text:p>
          </table:table-cell>
          <table:table-cell table:formula="of:= SUM([.F30:.F36]) / SUM([.F25:.F31])" office:value-type="float" office:value="1.5" calcext:value-type="float">
            <text:p>1.5000</text:p>
          </table:table-cell>
          <table:table-cell table:formula="of:= AVERAGE([.T32:.T34])" office:value-type="float" office:value="1.49302200751476" calcext:value-type="float">
            <text:p>1.4930</text:p>
          </table:table-cell>
          <table:table-cell table:formula="of:= AVERAGE([.T31:.T35])" office:value-type="float" office:value="1.45962272831838" calcext:value-type="float">
            <text:p>1.4596</text:p>
          </table:table-cell>
          <table:table-cell table:formula="of:= AVERAGE([.T30:.T36])" office:value-type="float" office:value="1.43644955566768" calcext:value-type="float">
            <text:p>1.4364</text:p>
          </table:table-cell>
          <table:table-cell table:formula="of:= SUM([.H30:.H36]) / SUM([.H25:.H31])" office:value-type="float" office:value="0.969661947414042" calcext:value-type="float">
            <text:p>0.9697</text:p>
          </table:table-cell>
          <table:table-cell table:formula="of:= AVERAGE([.X32:.X34])" office:value-type="float" office:value="0.96371311896692" calcext:value-type="float">
            <text:p>0.9637</text:p>
          </table:table-cell>
          <table:table-cell table:formula="of:= AVERAGE([.X31:.X35])" office:value-type="float" office:value="0.967596502838649" calcext:value-type="float">
            <text:p>0.9676</text:p>
          </table:table-cell>
          <table:table-cell table:formula="of:= AVERAGE([.X30:.X36])" office:value-type="float" office:value="0.965778792222213" calcext:value-type="float">
            <text:p>0.9658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74.3684210526316" calcext:value-type="float">
            <text:p>74,37</text:p>
          </table:table-cell>
          <table:table-cell table:formula="of:= SUM([.H32:.H36]) / SUM([.F32:.F36])" office:value-type="float" office:value="94.7307692307692" calcext:value-type="float">
            <text:p>94,73</text:p>
          </table:table-cell>
          <table:table-cell table:formula="of:= SUM([.H31:.H37]) / SUM([.F31:.F37])" office:value-type="float" office:value="92.6216216216216" calcext:value-type="float">
            <text:p>92,62</text:p>
          </table:table-cell>
          <table:table-cell table:formula="of:=AVERAGE([.F33:.F35])" office:value-type="float" office:value="6.33333333333333" calcext:value-type="float">
            <text:p>6,3</text:p>
          </table:table-cell>
          <table:table-cell table:formula="of:=AVERAGE([.F32:.F36])" office:value-type="float" office:value="5.2" calcext:value-type="float">
            <text:p>5,2</text:p>
          </table:table-cell>
          <table:table-cell table:formula="of:=AVERAGE([.F31:.F37])" office:value-type="float" office:value="5.28571428571429" calcext:value-type="float">
            <text:p>5,3</text:p>
          </table:table-cell>
          <table:table-cell table:formula="of:=AVERAGE([.H33:.H35])" office:value-type="float" office:value="471" calcext:value-type="float">
            <text:p>471,0</text:p>
          </table:table-cell>
          <table:table-cell table:formula="of:=AVERAGE([.H32:.H36])" office:value-type="float" office:value="492.6" calcext:value-type="float">
            <text:p>492,6</text:p>
          </table:table-cell>
          <table:table-cell table:formula="of:=AVERAGE([.H31:.H37])" office:value-type="float" office:value="489.571428571429" calcext:value-type="float">
            <text:p>489,6</text:p>
          </table:table-cell>
          <table:table-cell table:formula="of:= SUM([.F31:.F37]) / SUM([.F26:.F32])" office:value-type="float" office:value="1.37037037037037" calcext:value-type="float">
            <text:p>1.3704</text:p>
          </table:table-cell>
          <table:table-cell table:formula="of:= AVERAGE([.T33:.T35])" office:value-type="float" office:value="1.35679012345679" calcext:value-type="float">
            <text:p>1.3568</text:p>
          </table:table-cell>
          <table:table-cell table:formula="of:= AVERAGE([.T32:.T36])" office:value-type="float" office:value="1.38287202803827" calcext:value-type="float">
            <text:p>1.3829</text:p>
          </table:table-cell>
          <table:table-cell table:formula="of:= AVERAGE([.T31:.T37])" office:value-type="float" office:value="1.36191539417699" calcext:value-type="float">
            <text:p>1.3619</text:p>
          </table:table-cell>
          <table:table-cell table:formula="of:= SUM([.H31:.H37]) / SUM([.H26:.H32])" office:value-type="float" office:value="0.991035280508965" calcext:value-type="float">
            <text:p>0.9910</text:p>
          </table:table-cell>
          <table:table-cell table:formula="of:= AVERAGE([.X33:.X35])" office:value-type="float" office:value="0.996022089511711" calcext:value-type="float">
            <text:p>0.9960</text:p>
          </table:table-cell>
          <table:table-cell table:formula="of:= AVERAGE([.X32:.X36])" office:value-type="float" office:value="0.992995692013747" calcext:value-type="float">
            <text:p>0.9930</text:p>
          </table:table-cell>
          <table:table-cell table:formula="of:= AVERAGE([.X31:.X37])" office:value-type="float" office:value="0.993610831614451" calcext:value-type="float">
            <text:p>0.9936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139.7" calcext:value-type="float">
            <text:p>139,70</text:p>
          </table:table-cell>
          <table:table-cell table:formula="of:= SUM([.H33:.H37]) / SUM([.F33:.F37])" office:value-type="float" office:value="89.7037037037037" calcext:value-type="float">
            <text:p>89,70</text:p>
          </table:table-cell>
          <table:table-cell table:formula="of:= SUM([.H32:.H38]) / SUM([.F32:.F38])" office:value-type="float" office:value="83.1190476190476" calcext:value-type="float">
            <text:p>83,12</text:p>
          </table:table-cell>
          <table:table-cell table:formula="of:=AVERAGE([.F34:.F36])" office:value-type="float" office:value="3.33333333333333" calcext:value-type="float">
            <text:p>3,3</text:p>
          </table:table-cell>
          <table:table-cell table:formula="of:=AVERAGE([.F33:.F37])" office:value-type="float" office:value="5.4" calcext:value-type="float">
            <text:p>5,4</text:p>
          </table:table-cell>
          <table:table-cell table:formula="of:=AVERAGE([.F32:.F38])" office:value-type="float" office:value="6" calcext:value-type="float">
            <text:p>6,0</text:p>
          </table:table-cell>
          <table:table-cell table:formula="of:=AVERAGE([.H34:.H36])" office:value-type="float" office:value="465.666666666667" calcext:value-type="float">
            <text:p>465,7</text:p>
          </table:table-cell>
          <table:table-cell table:formula="of:=AVERAGE([.H33:.H37])" office:value-type="float" office:value="484.4" calcext:value-type="float">
            <text:p>484,4</text:p>
          </table:table-cell>
          <table:table-cell table:formula="of:=AVERAGE([.H32:.H38])" office:value-type="float" office:value="498.714285714286" calcext:value-type="float">
            <text:p>498,7</text:p>
          </table:table-cell>
          <table:table-cell table:formula="of:= SUM([.F32:.F38]) / SUM([.F27:.F33])" office:value-type="float" office:value="1.2" calcext:value-type="float">
            <text:p>1.2000</text:p>
          </table:table-cell>
          <table:table-cell table:formula="of:= AVERAGE([.T34:.T36])" office:value-type="float" office:value="1.26855482933914" calcext:value-type="float">
            <text:p>1.2686</text:p>
          </table:table-cell>
          <table:table-cell table:formula="of:= AVERAGE([.T33:.T37])" office:value-type="float" office:value="1.26113289760349" calcext:value-type="float">
            <text:p>1.2611</text:p>
          </table:table-cell>
          <table:table-cell table:formula="of:= AVERAGE([.T32:.T38])" office:value-type="float" office:value="1.29728954383686" calcext:value-type="float">
            <text:p>1.2973</text:p>
          </table:table-cell>
          <table:table-cell table:formula="of:= SUM([.H32:.H38]) / SUM([.H27:.H33])" office:value-type="float" office:value="1.02736904061212" calcext:value-type="float">
            <text:p>1.0274</text:p>
          </table:table-cell>
          <table:table-cell table:formula="of:= AVERAGE([.X34:.X36])" office:value-type="float" office:value="1.02162479455898" calcext:value-type="float">
            <text:p>1.0216</text:p>
          </table:table-cell>
          <table:table-cell table:formula="of:= AVERAGE([.X33:.X37])" office:value-type="float" office:value="1.02107191512861" calcext:value-type="float">
            <text:p>1.0211</text:p>
          </table:table-cell>
          <table:table-cell table:formula="of:= AVERAGE([.X32:.X38])" office:value-type="float" office:value="1.01269157673708" calcext:value-type="float">
            <text:p>1.0127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110.076923076923" calcext:value-type="float">
            <text:p>110,08</text:p>
          </table:table-cell>
          <table:table-cell table:formula="of:= SUM([.H34:.H38]) / SUM([.F34:.F38])" office:value-type="float" office:value="93.2692307692308" calcext:value-type="float">
            <text:p>93,27</text:p>
          </table:table-cell>
          <table:table-cell table:formula="of:= SUM([.H33:.H39]) / SUM([.F33:.F39])" office:value-type="float" office:value="83.6428571428571" calcext:value-type="float">
            <text:p>83,64</text:p>
          </table:table-cell>
          <table:table-cell table:formula="of:=AVERAGE([.F35:.F37])" office:value-type="float" office:value="4.33333333333333" calcext:value-type="float">
            <text:p>4,3</text:p>
          </table:table-cell>
          <table:table-cell table:formula="of:=AVERAGE([.F34:.F38])" office:value-type="float" office:value="5.2" calcext:value-type="float">
            <text:p>5,2</text:p>
          </table:table-cell>
          <table:table-cell table:formula="of:=AVERAGE([.F33:.F39])" office:value-type="float" office:value="6" calcext:value-type="float">
            <text:p>6,0</text:p>
          </table:table-cell>
          <table:table-cell table:formula="of:=AVERAGE([.H35:.H37])" office:value-type="float" office:value="477" calcext:value-type="float">
            <text:p>477,0</text:p>
          </table:table-cell>
          <table:table-cell table:formula="of:=AVERAGE([.H34:.H38])" office:value-type="float" office:value="485" calcext:value-type="float">
            <text:p>485,0</text:p>
          </table:table-cell>
          <table:table-cell table:formula="of:=AVERAGE([.H33:.H39])" office:value-type="float" office:value="501.857142857143" calcext:value-type="float">
            <text:p>501,9</text:p>
          </table:table-cell>
          <table:table-cell table:formula="of:= SUM([.F33:.F39]) / SUM([.F28:.F34])" office:value-type="float" office:value="1.23529411764706" calcext:value-type="float">
            <text:p>1.2353</text:p>
          </table:table-cell>
          <table:table-cell table:formula="of:= AVERAGE([.T35:.T37])" office:value-type="float" office:value="1.14509803921569" calcext:value-type="float">
            <text:p>1.1451</text:p>
          </table:table-cell>
          <table:table-cell table:formula="of:= AVERAGE([.T34:.T38])" office:value-type="float" office:value="1.19446623093682" calcext:value-type="float">
            <text:p>1.1945</text:p>
          </table:table-cell>
          <table:table-cell table:formula="of:= AVERAGE([.T33:.T39])" office:value-type="float" office:value="1.21805502981974" calcext:value-type="float">
            <text:p>1.2181</text:p>
          </table:table-cell>
          <table:table-cell table:formula="of:= SUM([.H33:.H39]) / SUM([.H28:.H34])" office:value-type="float" office:value="1.04647006255585" calcext:value-type="float">
            <text:p>1.0465</text:p>
          </table:table-cell>
          <table:table-cell table:formula="of:= AVERAGE([.X35:.X37])" office:value-type="float" office:value="1.04822078257335" calcext:value-type="float">
            <text:p>1.0482</text:p>
          </table:table-cell>
          <table:table-cell table:formula="of:= AVERAGE([.X34:.X38])" office:value-type="float" office:value="1.03774739215355" calcext:value-type="float">
            <text:p>1.0377</text:p>
          </table:table-cell>
          <table:table-cell table:formula="of:= AVERAGE([.X33:.X39])" office:value-type="float" office:value="1.0269637358097" calcext:value-type="float">
            <text:p>1.0270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84.2777777777778" calcext:value-type="float">
            <text:p>84,28</text:p>
          </table:table-cell>
          <table:table-cell table:formula="of:= SUM([.H35:.H39]) / SUM([.F35:.F39])" office:value-type="float" office:value="90.0714285714286" calcext:value-type="float">
            <text:p>90,07</text:p>
          </table:table-cell>
          <table:table-cell table:formula="of:= SUM([.H34:.H40]) / SUM([.F34:.F40])" office:value-type="float" office:value="95.6216216216216" calcext:value-type="float">
            <text:p>95,62</text:p>
          </table:table-cell>
          <table:table-cell table:formula="of:=AVERAGE([.F36:.F38])" office:value-type="float" office:value="6" calcext:value-type="float">
            <text:p>6,0</text:p>
          </table:table-cell>
          <table:table-cell table:formula="of:=AVERAGE([.F35:.F39])" office:value-type="float" office:value="5.6" calcext:value-type="float">
            <text:p>5,6</text:p>
          </table:table-cell>
          <table:table-cell table:formula="of:=AVERAGE([.F34:.F40])" office:value-type="float" office:value="5.28571428571429" calcext:value-type="float">
            <text:p>5,3</text:p>
          </table:table-cell>
          <table:table-cell table:formula="of:=AVERAGE([.H36:.H38])" office:value-type="float" office:value="505.666666666667" calcext:value-type="float">
            <text:p>505,7</text:p>
          </table:table-cell>
          <table:table-cell table:formula="of:=AVERAGE([.H35:.H39])" office:value-type="float" office:value="504.4" calcext:value-type="float">
            <text:p>504,4</text:p>
          </table:table-cell>
          <table:table-cell table:formula="of:=AVERAGE([.H34:.H40])" office:value-type="float" office:value="505.428571428571" calcext:value-type="float">
            <text:p>505,4</text:p>
          </table:table-cell>
          <table:table-cell table:formula="of:= SUM([.F34:.F40]) / SUM([.F29:.F35])" office:value-type="float" office:value="1" calcext:value-type="float">
            <text:p>1.0000</text:p>
          </table:table-cell>
          <table:table-cell table:formula="of:= AVERAGE([.T36:.T38])" office:value-type="float" office:value="1.13398692810458" calcext:value-type="float">
            <text:p>1.1340</text:p>
          </table:table-cell>
          <table:table-cell table:formula="of:= AVERAGE([.T35:.T39])" office:value-type="float" office:value="1.13120296767356" calcext:value-type="float">
            <text:p>1.1312</text:p>
          </table:table-cell>
          <table:table-cell table:formula="of:= AVERAGE([.T34:.T40])" office:value-type="float" office:value="1.13302101621429" calcext:value-type="float">
            <text:p>1.1330</text:p>
          </table:table-cell>
          <table:table-cell table:formula="of:= SUM([.H34:.H40]) / SUM([.H29:.H35])" office:value-type="float" office:value="1.07082324455206" calcext:value-type="float">
            <text:p>1.0708</text:p>
          </table:table-cell>
          <table:table-cell table:formula="of:= AVERAGE([.X36:.X38])" office:value-type="float" office:value="1.05677754654888" calcext:value-type="float">
            <text:p>1.0568</text:p>
          </table:table-cell>
          <table:table-cell table:formula="of:= AVERAGE([.X35:.X39])" office:value-type="float" office:value="1.04560978454898" calcext:value-type="float">
            <text:p>1.0456</text:p>
          </table:table-cell>
          <table:table-cell table:formula="of:= AVERAGE([.X34:.X40])" office:value-type="float" office:value="1.0296608811867" calcext:value-type="float">
            <text:p>1.0297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76.7142857142857" calcext:value-type="float">
            <text:p>76,71</text:p>
          </table:table-cell>
          <table:table-cell table:formula="of:= SUM([.H36:.H40]) / SUM([.F36:.F40])" office:value-type="float" office:value="90.6896551724138" calcext:value-type="float">
            <text:p>90,69</text:p>
          </table:table-cell>
          <table:table-cell table:formula="of:= SUM([.H35:.H41]) / SUM([.F35:.F41])" office:value-type="float" office:value="84.1428571428571" calcext:value-type="float">
            <text:p>84,14</text:p>
          </table:table-cell>
          <table:table-cell table:formula="of:=AVERAGE([.F37:.F39])" office:value-type="float" office:value="7" calcext:value-type="float">
            <text:p>7,0</text:p>
          </table:table-cell>
          <table:table-cell table:formula="of:=AVERAGE([.F36:.F40])" office:value-type="float" office:value="5.8" calcext:value-type="float">
            <text:p>5,8</text:p>
          </table:table-cell>
          <table:table-cell table:formula="of:=AVERAGE([.F35:.F41])" office:value-type="float" office:value="6" calcext:value-type="float">
            <text:p>6,0</text:p>
          </table:table-cell>
          <table:table-cell table:formula="of:=AVERAGE([.H37:.H39])" office:value-type="float" office:value="537" calcext:value-type="float">
            <text:p>537,0</text:p>
          </table:table-cell>
          <table:table-cell table:formula="of:=AVERAGE([.H36:.H40])" office:value-type="float" office:value="526" calcext:value-type="float">
            <text:p>526,0</text:p>
          </table:table-cell>
          <table:table-cell table:formula="of:=AVERAGE([.H35:.H41])" office:value-type="float" office:value="504.857142857143" calcext:value-type="float">
            <text:p>504,9</text:p>
          </table:table-cell>
          <table:table-cell table:formula="of:= SUM([.F35:.F41]) / SUM([.F30:.F36])" office:value-type="float" office:value="1.16666666666667" calcext:value-type="float">
            <text:p>1.1667</text:p>
          </table:table-cell>
          <table:table-cell table:formula="of:= AVERAGE([.T37:.T39])" office:value-type="float" office:value="1.07357357357357" calcext:value-type="float">
            <text:p>1.0736</text:p>
          </table:table-cell>
          <table:table-cell table:formula="of:= AVERAGE([.T36:.T40])" office:value-type="float" office:value="1.07215534862594" calcext:value-type="float">
            <text:p>1.0722</text:p>
          </table:table-cell>
          <table:table-cell table:formula="of:= AVERAGE([.T35:.T41])" office:value-type="float" office:value="1.04949871840628" calcext:value-type="float">
            <text:p>1.0495</text:p>
          </table:table-cell>
          <table:table-cell table:formula="of:= SUM([.H35:.H41]) / SUM([.H30:.H36])" office:value-type="float" office:value="1.05303933253874" calcext:value-type="float">
            <text:p>1.0530</text:p>
          </table:table-cell>
          <table:table-cell table:formula="of:= AVERAGE([.X37:.X39])" office:value-type="float" office:value="1.05140327319231" calcext:value-type="float">
            <text:p>1.0514</text:p>
          </table:table-cell>
          <table:table-cell table:formula="of:= AVERAGE([.X36:.X40])" office:value-type="float" office:value="1.03784436943716" calcext:value-type="float">
            <text:p>1.0378</text:p>
          </table:table-cell>
          <table:table-cell table:formula="of:= AVERAGE([.X35:.X41])" office:value-type="float" office:value="1.0241911182479" calcext:value-type="float">
            <text:p>1.0242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77.1904761904762" calcext:value-type="float">
            <text:p>77,19</text:p>
          </table:table-cell>
          <table:table-cell table:formula="of:= SUM([.H37:.H41]) / SUM([.F37:.F41])" office:value-type="float" office:value="74.9428571428571" calcext:value-type="float">
            <text:p>74,94</text:p>
          </table:table-cell>
          <table:table-cell table:formula="of:= SUM([.H36:.H42]) / SUM([.F36:.F42])" office:value-type="float" office:value="90.5384615384615" calcext:value-type="float">
            <text:p>90,54</text:p>
          </table:table-cell>
          <table:table-cell table:formula="of:=AVERAGE([.F38:.F40])" office:value-type="float" office:value="7" calcext:value-type="float">
            <text:p>7,0</text:p>
          </table:table-cell>
          <table:table-cell table:formula="of:=AVERAGE([.F37:.F41])" office:value-type="float" office:value="7" calcext:value-type="float">
            <text:p>7,0</text:p>
          </table:table-cell>
          <table:table-cell table:formula="of:=AVERAGE([.F36:.F42])" office:value-type="float" office:value="5.57142857142857" calcext:value-type="float">
            <text:p>5,6</text:p>
          </table:table-cell>
          <table:table-cell table:formula="of:=AVERAGE([.H38:.H40])" office:value-type="float" office:value="540.333333333333" calcext:value-type="float">
            <text:p>540,3</text:p>
          </table:table-cell>
          <table:table-cell table:formula="of:=AVERAGE([.H37:.H41])" office:value-type="float" office:value="524.6" calcext:value-type="float">
            <text:p>524,6</text:p>
          </table:table-cell>
          <table:table-cell table:formula="of:=AVERAGE([.H36:.H42])" office:value-type="float" office:value="504.428571428571" calcext:value-type="float">
            <text:p>504,4</text:p>
          </table:table-cell>
          <table:table-cell table:formula="of:= SUM([.F36:.F42]) / SUM([.F31:.F37])" office:value-type="float" office:value="1.05405405405405" calcext:value-type="float">
            <text:p>1.0541</text:p>
          </table:table-cell>
          <table:table-cell table:formula="of:= AVERAGE([.T38:.T40])" office:value-type="float" office:value="1.04182754182754" calcext:value-type="float">
            <text:p>1.0418</text:p>
          </table:table-cell>
          <table:table-cell table:formula="of:= AVERAGE([.T37:.T41])" office:value-type="float" office:value="0.982239382239382" calcext:value-type="float">
            <text:p>0.9822</text:p>
          </table:table-cell>
          <table:table-cell table:formula="of:= AVERAGE([.T36:.T42])" office:value-type="float" office:value="1.00162227052983" calcext:value-type="float">
            <text:p>1.0016</text:p>
          </table:table-cell>
          <table:table-cell table:formula="of:= SUM([.H36:.H42]) / SUM([.H31:.H37])" office:value-type="float" office:value="1.03034724248614" calcext:value-type="float">
            <text:p>1.0303</text:p>
          </table:table-cell>
          <table:table-cell table:formula="of:= AVERAGE([.X38:.X40])" office:value-type="float" office:value="1.02397618002596" calcext:value-type="float">
            <text:p>1.0240</text:p>
          </table:table-cell>
          <table:table-cell table:formula="of:= AVERAGE([.X37:.X41])" office:value-type="float" office:value="1.01909974491346" calcext:value-type="float">
            <text:p>1.0191</text:p>
          </table:table-cell>
          <table:table-cell table:formula="of:= AVERAGE([.X36:.X42])" office:value-type="float" office:value="1.01010601505458" calcext:value-type="float">
            <text:p>1.0101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83.9473684210526" calcext:value-type="float">
            <text:p>83,95</text:p>
          </table:table-cell>
          <table:table-cell table:formula="of:= SUM([.H38:.H42]) / SUM([.F38:.F42])" office:value-type="float" office:value="81.3548387096774" calcext:value-type="float">
            <text:p>81,35</text:p>
          </table:table-cell>
          <table:table-cell table:formula="of:= SUM([.H37:.H43]) / SUM([.F37:.F43])" office:value-type="float" office:value="90.8157894736842" calcext:value-type="float">
            <text:p>90,82</text:p>
          </table:table-cell>
          <table:table-cell table:formula="of:=AVERAGE([.F39:.F41])" office:value-type="float" office:value="6.33333333333333" calcext:value-type="float">
            <text:p>6,3</text:p>
          </table:table-cell>
          <table:table-cell table:formula="of:=AVERAGE([.F38:.F42])" office:value-type="float" office:value="6.2" calcext:value-type="float">
            <text:p>6,2</text:p>
          </table:table-cell>
          <table:table-cell table:formula="of:=AVERAGE([.F37:.F43])" office:value-type="float" office:value="5.42857142857143" calcext:value-type="float">
            <text:p>5,4</text:p>
          </table:table-cell>
          <table:table-cell table:formula="of:=AVERAGE([.H39:.H41])" office:value-type="float" office:value="531.666666666667" calcext:value-type="float">
            <text:p>531,7</text:p>
          </table:table-cell>
          <table:table-cell table:formula="of:=AVERAGE([.H38:.H42])" office:value-type="float" office:value="504.4" calcext:value-type="float">
            <text:p>504,4</text:p>
          </table:table-cell>
          <table:table-cell table:formula="of:=AVERAGE([.H37:.H43])" office:value-type="float" office:value="493" calcext:value-type="float">
            <text:p>493,0</text:p>
          </table:table-cell>
          <table:table-cell table:formula="of:= SUM([.F37:.F43]) / SUM([.F32:.F38])" office:value-type="float" office:value="0.904761904761905" calcext:value-type="float">
            <text:p>0.9048</text:p>
          </table:table-cell>
          <table:table-cell table:formula="of:= AVERAGE([.T39:.T41])" office:value-type="float" office:value="0.914843414843415" calcext:value-type="float">
            <text:p>0.9148</text:p>
          </table:table-cell>
          <table:table-cell table:formula="of:= AVERAGE([.T38:.T42])" office:value-type="float" office:value="0.955212355212355" calcext:value-type="float">
            <text:p>0.9552</text:p>
          </table:table-cell>
          <table:table-cell table:formula="of:= AVERAGE([.T37:.T43])" office:value-type="float" office:value="0.933995219709505" calcext:value-type="float">
            <text:p>0.9340</text:p>
          </table:table-cell>
          <table:table-cell table:formula="of:= SUM([.H37:.H43]) / SUM([.H32:.H38])" office:value-type="float" office:value="0.988541965052993" calcext:value-type="float">
            <text:p>0.9885</text:p>
          </table:table-cell>
          <table:table-cell table:formula="of:= AVERAGE([.X39:.X41])" office:value-type="float" office:value="0.99054538249217" calcext:value-type="float">
            <text:p>0.9905</text:p>
          </table:table-cell>
          <table:table-cell table:formula="of:= AVERAGE([.X38:.X42])" office:value-type="float" office:value="0.99068975965483" calcext:value-type="float">
            <text:p>0.9907</text:p>
          </table:table-cell>
          <table:table-cell table:formula="of:= AVERAGE([.X37:.X43])" office:value-type="float" office:value="0.989117042580152" calcext:value-type="float">
            <text:p>0.9891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89.4375" calcext:value-type="float">
            <text:p>89,44</text:p>
          </table:table-cell>
          <table:table-cell table:formula="of:= SUM([.H39:.H43]) / SUM([.F39:.F43])" office:value-type="float" office:value="110.136363636364" calcext:value-type="float">
            <text:p>110,14</text:p>
          </table:table-cell>
          <table:table-cell table:formula="of:= SUM([.H38:.H44]) / SUM([.F38:.F44])" office:value-type="float" office:value="101.424242424242" calcext:value-type="float">
            <text:p>101,42</text:p>
          </table:table-cell>
          <table:table-cell table:formula="of:=AVERAGE([.F40:.F42])" office:value-type="float" office:value="5.33333333333333" calcext:value-type="float">
            <text:p>5,3</text:p>
          </table:table-cell>
          <table:table-cell table:formula="of:=AVERAGE([.F39:.F43])" office:value-type="float" office:value="4.4" calcext:value-type="float">
            <text:p>4,4</text:p>
          </table:table-cell>
          <table:table-cell table:formula="of:=AVERAGE([.F38:.F44])" office:value-type="float" office:value="4.71428571428571" calcext:value-type="float">
            <text:p>4,7</text:p>
          </table:table-cell>
          <table:table-cell table:formula="of:=AVERAGE([.H40:.H42])" office:value-type="float" office:value="477" calcext:value-type="float">
            <text:p>477,0</text:p>
          </table:table-cell>
          <table:table-cell table:formula="of:=AVERAGE([.H39:.H43])" office:value-type="float" office:value="484.6" calcext:value-type="float">
            <text:p>484,6</text:p>
          </table:table-cell>
          <table:table-cell table:formula="of:=AVERAGE([.H38:.H44])" office:value-type="float" office:value="478.142857142857" calcext:value-type="float">
            <text:p>478,1</text:p>
          </table:table-cell>
          <table:table-cell table:formula="of:= SUM([.F38:.F44]) / SUM([.F33:.F39])" office:value-type="float" office:value="0.785714285714286" calcext:value-type="float">
            <text:p>0.7857</text:p>
          </table:table-cell>
          <table:table-cell table:formula="of:= AVERAGE([.T40:.T42])" office:value-type="float" office:value="0.851780351780352" calcext:value-type="float">
            <text:p>0.8518</text:p>
          </table:table-cell>
          <table:table-cell table:formula="of:= AVERAGE([.T39:.T43])" office:value-type="float" office:value="0.874259974259974" calcext:value-type="float">
            <text:p>0.8743</text:p>
          </table:table-cell>
          <table:table-cell table:formula="of:= AVERAGE([.T38:.T44])" office:value-type="float" office:value="0.926669212383498" calcext:value-type="float">
            <text:p>0.9267</text:p>
          </table:table-cell>
          <table:table-cell table:formula="of:= SUM([.H38:.H44]) / SUM([.H33:.H39])" office:value-type="float" office:value="0.952746939937375" calcext:value-type="float">
            <text:p>0.9527</text:p>
          </table:table-cell>
          <table:table-cell table:formula="of:= AVERAGE([.X40:.X42])" office:value-type="float" office:value="0.956687407749758" calcext:value-type="float">
            <text:p>0.9567</text:p>
          </table:table-cell>
          <table:table-cell table:formula="of:= AVERAGE([.X39:.X43])" office:value-type="float" office:value="0.959991344194055" calcext:value-type="float">
            <text:p>0.9600</text:p>
          </table:table-cell>
          <table:table-cell table:formula="of:= AVERAGE([.X38:.X44])" office:value-type="float" office:value="0.964070439978165" calcext:value-type="float">
            <text:p>0.9641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119.090909090909" calcext:value-type="float">
            <text:p>119,09</text:p>
          </table:table-cell>
          <table:table-cell table:formula="of:= SUM([.H40:.H44]) / SUM([.F40:.F44])" office:value-type="float" office:value="125.333333333333" calcext:value-type="float">
            <text:p>125,33</text:p>
          </table:table-cell>
          <table:table-cell table:formula="of:= SUM([.H39:.H45]) / SUM([.F39:.F45])" office:value-type="float" office:value="102.6875" calcext:value-type="float">
            <text:p>102,69</text:p>
          </table:table-cell>
          <table:table-cell table:formula="of:=AVERAGE([.F41:.F43])" office:value-type="float" office:value="3.66666666666667" calcext:value-type="float">
            <text:p>3,7</text:p>
          </table:table-cell>
          <table:table-cell table:formula="of:=AVERAGE([.F40:.F44])" office:value-type="float" office:value="3.6" calcext:value-type="float">
            <text:p>3,6</text:p>
          </table:table-cell>
          <table:table-cell table:formula="of:=AVERAGE([.F39:.F45])" office:value-type="float" office:value="4.57142857142857" calcext:value-type="float">
            <text:p>4,6</text:p>
          </table:table-cell>
          <table:table-cell table:formula="of:=AVERAGE([.H41:.H43])" office:value-type="float" office:value="436.666666666667" calcext:value-type="float">
            <text:p>436,7</text:p>
          </table:table-cell>
          <table:table-cell table:formula="of:=AVERAGE([.H40:.H44])" office:value-type="float" office:value="451.2" calcext:value-type="float">
            <text:p>451,2</text:p>
          </table:table-cell>
          <table:table-cell table:formula="of:=AVERAGE([.H39:.H45])" office:value-type="float" office:value="469.428571428572" calcext:value-type="float">
            <text:p>469,4</text:p>
          </table:table-cell>
          <table:table-cell table:formula="of:= SUM([.F39:.F45]) / SUM([.F34:.F40])" office:value-type="float" office:value="0.864864864864865" calcext:value-type="float">
            <text:p>0.8649</text:p>
          </table:table-cell>
          <table:table-cell table:formula="of:= AVERAGE([.T41:.T43])" office:value-type="float" office:value="0.804161304161304" calcext:value-type="float">
            <text:p>0.8042</text:p>
          </table:table-cell>
          <table:table-cell table:formula="of:= AVERAGE([.T40:.T44])" office:value-type="float" office:value="0.853192753192753" calcext:value-type="float">
            <text:p>0.8532</text:p>
          </table:table-cell>
          <table:table-cell table:formula="of:= AVERAGE([.T39:.T45])" office:value-type="float" office:value="0.887822094589012" calcext:value-type="float">
            <text:p>0.8878</text:p>
          </table:table-cell>
          <table:table-cell table:formula="of:= SUM([.H39:.H45]) / SUM([.H34:.H40])" office:value-type="float" office:value="0.928773318258903" calcext:value-type="float">
            <text:p>0.9288</text:p>
          </table:table-cell>
          <table:table-cell table:formula="of:= AVERAGE([.X41:.X43])" office:value-type="float" office:value="0.927022504477047" calcext:value-type="float">
            <text:p>0.9270</text:p>
          </table:table-cell>
          <table:table-cell table:formula="of:= AVERAGE([.X40:.X44])" office:value-type="float" office:value="0.933021300964456" calcext:value-type="float">
            <text:p>0.9330</text:p>
          </table:table-cell>
          <table:table-cell table:formula="of:= AVERAGE([.X39:.X45])" office:value-type="float" office:value="0.94730350962294" calcext:value-type="float">
            <text:p>0.9473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311" calcext:value-type="float">
            <text:p>311,00</text:p>
          </table:table-cell>
          <table:table-cell table:formula="of:= SUM([.H41:.H45]) / SUM([.F41:.F45])" office:value-type="float" office:value="103.47619047619" calcext:value-type="float">
            <text:p>103,48</text:p>
          </table:table-cell>
          <table:table-cell table:formula="of:= SUM([.H40:.H46]) / SUM([.F40:.F46])" office:value-type="float" office:value="99.34375" calcext:value-type="float">
            <text:p>99,34</text:p>
          </table:table-cell>
          <table:table-cell table:formula="of:=AVERAGE([.F42:.F44])" office:value-type="float" office:value="1.33333333333333" calcext:value-type="float">
            <text:p>1,3</text:p>
          </table:table-cell>
          <table:table-cell table:formula="of:=AVERAGE([.F41:.F45])" office:value-type="float" office:value="4.2" calcext:value-type="float">
            <text:p>4,2</text:p>
          </table:table-cell>
          <table:table-cell table:formula="of:=AVERAGE([.F40:.F46])" office:value-type="float" office:value="4.57142857142857" calcext:value-type="float">
            <text:p>4,6</text:p>
          </table:table-cell>
          <table:table-cell table:formula="of:=AVERAGE([.H42:.H44])" office:value-type="float" office:value="414.666666666667" calcext:value-type="float">
            <text:p>414,7</text:p>
          </table:table-cell>
          <table:table-cell table:formula="of:=AVERAGE([.H41:.H45])" office:value-type="float" office:value="434.6" calcext:value-type="float">
            <text:p>434,6</text:p>
          </table:table-cell>
          <table:table-cell table:formula="of:=AVERAGE([.H40:.H46])" office:value-type="float" office:value="454.142857142857" calcext:value-type="float">
            <text:p>454,1</text:p>
          </table:table-cell>
          <table:table-cell table:formula="of:= SUM([.F40:.F46]) / SUM([.F35:.F41])" office:value-type="float" office:value="0.761904761904762" calcext:value-type="float">
            <text:p>0.7619</text:p>
          </table:table-cell>
          <table:table-cell table:formula="of:= AVERAGE([.T42:.T44])" office:value-type="float" office:value="0.858495858495859" calcext:value-type="float">
            <text:p>0.8585</text:p>
          </table:table-cell>
          <table:table-cell table:formula="of:= AVERAGE([.T41:.T45])" office:value-type="float" office:value="0.851187740661425" calcext:value-type="float">
            <text:p>0.8512</text:p>
          </table:table-cell>
          <table:table-cell table:formula="of:= AVERAGE([.T40:.T46])" office:value-type="float" office:value="0.884429091196009" calcext:value-type="float">
            <text:p>0.8844</text:p>
          </table:table-cell>
          <table:table-cell table:formula="of:= SUM([.H40:.H46]) / SUM([.H35:.H41])" office:value-type="float" office:value="0.899547255234861" calcext:value-type="float">
            <text:p>0.8995</text:p>
          </table:table-cell>
          <table:table-cell table:formula="of:= AVERAGE([.X42:.X44])" office:value-type="float" office:value="0.907939199943971" calcext:value-type="float">
            <text:p>0.9079</text:p>
          </table:table-cell>
          <table:table-cell table:formula="of:= AVERAGE([.X41:.X45])" office:value-type="float" office:value="0.922447071964289" calcext:value-type="float">
            <text:p>0.9224</text:p>
          </table:table-cell>
          <table:table-cell table:formula="of:= AVERAGE([.X40:.X46])" office:value-type="float" office:value="0.939212160414646" calcext:value-type="float">
            <text:p>0.9392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3] + [.F44]" office:value-type="float" office:value="82368" calcext:value-type="float">
            <text:p>82 368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416" calcext:value-type="float">
            <text:p>416,00</text:p>
          </table:table-cell>
          <table:table-cell table:formula="of:= SUM([.H43:.H45]) / SUM([.F43:.F45])" office:value-type="float" office:value="115.636363636364" calcext:value-type="float">
            <text:p>115,64</text:p>
          </table:table-cell>
          <table:table-cell table:formula="of:= SUM([.H42:.H46]) / SUM([.F42:.F46])" office:value-type="float" office:value="120.388888888889" calcext:value-type="float">
            <text:p>120,39</text:p>
          </table:table-cell>
          <table:table-cell table:formula="of:= SUM([.H41:.H47]) / SUM([.F41:.F47])" office:value-type="float" office:value="85.4594594594595" calcext:value-type="float">
            <text:p>85,46</text:p>
          </table:table-cell>
          <table:table-cell table:formula="of:=AVERAGE([.F43:.F45])" office:value-type="float" office:value="3.66666666666667" calcext:value-type="float">
            <text:p>3,7</text:p>
          </table:table-cell>
          <table:table-cell table:formula="of:=AVERAGE([.F42:.F46])" office:value-type="float" office:value="3.6" calcext:value-type="float">
            <text:p>3,6</text:p>
          </table:table-cell>
          <table:table-cell table:formula="of:=AVERAGE([.F41:.F47])" office:value-type="float" office:value="5.28571428571429" calcext:value-type="float">
            <text:p>5,3</text:p>
          </table:table-cell>
          <table:table-cell table:formula="of:=AVERAGE([.H43:.H45])" office:value-type="float" office:value="424" calcext:value-type="float">
            <text:p>424,0</text:p>
          </table:table-cell>
          <table:table-cell table:formula="of:=AVERAGE([.H42:.H46])" office:value-type="float" office:value="433.4" calcext:value-type="float">
            <text:p>433,4</text:p>
          </table:table-cell>
          <table:table-cell table:formula="of:=AVERAGE([.H41:.H47])" office:value-type="float" office:value="451.714285714286" calcext:value-type="float">
            <text:p>451,7</text:p>
          </table:table-cell>
          <table:table-cell table:formula="of:= SUM([.F41:.F47]) / SUM([.F36:.F42])" office:value-type="float" office:value="0.948717948717949" calcext:value-type="float">
            <text:p>0.9487</text:p>
          </table:table-cell>
          <table:table-cell table:formula="of:= AVERAGE([.T43:.T45])" office:value-type="float" office:value="0.868453184242658" calcext:value-type="float">
            <text:p>0.8685</text:p>
          </table:table-cell>
          <table:table-cell table:formula="of:= AVERAGE([.T42:.T46])" office:value-type="float" office:value="0.900105489579174" calcext:value-type="float">
            <text:p>0.9001</text:p>
          </table:table-cell>
          <table:table-cell table:formula="of:= AVERAGE([.T41:.T47])" office:value-type="float" office:value="0.906963104801451" calcext:value-type="float">
            <text:p>0.9070</text:p>
          </table:table-cell>
          <table:table-cell table:formula="of:= SUM([.H41:.H47]) / SUM([.H36:.H42])" office:value-type="float" office:value="0.895497026338148" calcext:value-type="float">
            <text:p>0.8955</text:p>
          </table:table-cell>
          <table:table-cell table:formula="of:= AVERAGE([.X43:.X45])" office:value-type="float" office:value="0.910238367208389" calcext:value-type="float">
            <text:p>0.9102</text:p>
          </table:table-cell>
          <table:table-cell table:formula="of:= AVERAGE([.X42:.X46])" office:value-type="float" office:value="0.926639243582431" calcext:value-type="float">
            <text:p>0.9266</text:p>
          </table:table-cell>
          <table:table-cell table:formula="of:= AVERAGE([.X41:.X47])" office:value-type="float" office:value="0.941153343913293" calcext:value-type="float">
            <text:p>0.9412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89.2666666666667" calcext:value-type="float">
            <text:p>89,27</text:p>
          </table:table-cell>
          <table:table-cell table:formula="of:= SUM([.H43:.H47]) / SUM([.F43:.F47])" office:value-type="float" office:value="83.7407407407408" calcext:value-type="float">
            <text:p>83,74</text:p>
          </table:table-cell>
          <table:table-cell table:formula="of:= SUM([.H42:.H48]) / SUM([.F42:.F48])" office:value-type="float" office:value="94.9705882352941" calcext:value-type="float">
            <text:p>94,97</text:p>
          </table:table-cell>
          <table:table-cell table:formula="of:=AVERAGE([.F44:.F46])" office:value-type="float" office:value="5" calcext:value-type="float">
            <text:p>5,0</text:p>
          </table:table-cell>
          <table:table-cell table:formula="of:=AVERAGE([.F43:.F47])" office:value-type="float" office:value="5.4" calcext:value-type="float">
            <text:p>5,4</text:p>
          </table:table-cell>
          <table:table-cell table:formula="of:=AVERAGE([.F42:.F48])" office:value-type="float" office:value="4.85714285714286" calcext:value-type="float">
            <text:p>4,9</text:p>
          </table:table-cell>
          <table:table-cell table:formula="of:=AVERAGE([.H44:.H46])" office:value-type="float" office:value="446.333333333333" calcext:value-type="float">
            <text:p>446,3</text:p>
          </table:table-cell>
          <table:table-cell table:formula="of:=AVERAGE([.H43:.H47])" office:value-type="float" office:value="452.2" calcext:value-type="float">
            <text:p>452,2</text:p>
          </table:table-cell>
          <table:table-cell table:formula="of:=AVERAGE([.H42:.H48])" office:value-type="float" office:value="461.285714285714" calcext:value-type="float">
            <text:p>461,3</text:p>
          </table:table-cell>
          <table:table-cell table:formula="of:= SUM([.F42:.F48]) / SUM([.F37:.F43])" office:value-type="float" office:value="0.894736842105263" calcext:value-type="float">
            <text:p>0.8947</text:p>
          </table:table-cell>
          <table:table-cell table:formula="of:= AVERAGE([.T44:.T46])" office:value-type="float" office:value="0.957919273708747" calcext:value-type="float">
            <text:p>0.9579</text:p>
          </table:table-cell>
          <table:table-cell table:formula="of:= AVERAGE([.T43:.T47])" office:value-type="float" office:value="0.939632516606201" calcext:value-type="float">
            <text:p>0.9396</text:p>
          </table:table-cell>
          <table:table-cell table:formula="of:= AVERAGE([.T42:.T48])" office:value-type="float" office:value="0.986682492556553" calcext:value-type="float">
            <text:p>0.9867</text:p>
          </table:table-cell>
          <table:table-cell table:formula="of:= SUM([.H42:.H48]) / SUM([.H37:.H43])" office:value-type="float" office:value="0.935670820052159" calcext:value-type="float">
            <text:p>0.9357</text:p>
          </table:table-cell>
          <table:table-cell table:formula="of:= AVERAGE([.X44:.X46])" office:value-type="float" office:value="0.934958548139464" calcext:value-type="float">
            <text:p>0.9350</text:p>
          </table:table-cell>
          <table:table-cell table:formula="of:= AVERAGE([.X43:.X47])" office:value-type="float" office:value="0.941310629839354" calcext:value-type="float">
            <text:p>0.9413</text:p>
          </table:table-cell>
          <table:table-cell table:formula="of:= AVERAGE([.X42:.X48])" office:value-type="float" office:value="0.953745690021192" calcext:value-type="float">
            <text:p>0.9537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57.44" calcext:value-type="float">
            <text:p>57,44</text:p>
          </table:table-cell>
          <table:table-cell table:formula="of:= SUM([.H44:.H48]) / SUM([.F44:.F48])" office:value-type="float" office:value="77.4516129032258" calcext:value-type="float">
            <text:p>77,45</text:p>
          </table:table-cell>
          <table:table-cell table:formula="of:= SUM([.H43:.H49]) / SUM([.F43:.F49])" office:value-type="float" office:value="95.8529411764706" calcext:value-type="float">
            <text:p>95,85</text:p>
          </table:table-cell>
          <table:table-cell table:formula="of:=AVERAGE([.F45:.F47])" office:value-type="float" office:value="8.33333333333333" calcext:value-type="float">
            <text:p>8,3</text:p>
          </table:table-cell>
          <table:table-cell table:formula="of:=AVERAGE([.F44:.F48])" office:value-type="float" office:value="6.2" calcext:value-type="float">
            <text:p>6,2</text:p>
          </table:table-cell>
          <table:table-cell table:formula="of:=AVERAGE([.F43:.F49])" office:value-type="float" office:value="4.85714285714286" calcext:value-type="float">
            <text:p>4,9</text:p>
          </table:table-cell>
          <table:table-cell table:formula="of:=AVERAGE([.H45:.H47])" office:value-type="float" office:value="478.666666666667" calcext:value-type="float">
            <text:p>478,7</text:p>
          </table:table-cell>
          <table:table-cell table:formula="of:=AVERAGE([.H44:.H48])" office:value-type="float" office:value="480.2" calcext:value-type="float">
            <text:p>480,2</text:p>
          </table:table-cell>
          <table:table-cell table:formula="of:=AVERAGE([.H43:.H49])" office:value-type="float" office:value="465.571428571429" calcext:value-type="float">
            <text:p>465,6</text:p>
          </table:table-cell>
          <table:table-cell table:formula="of:= SUM([.F43:.F49]) / SUM([.F38:.F44])" office:value-type="float" office:value="1.03030303030303" calcext:value-type="float">
            <text:p>1.0303</text:p>
          </table:table-cell>
          <table:table-cell table:formula="of:= AVERAGE([.T45:.T47])" office:value-type="float" office:value="0.995846624136098" calcext:value-type="float">
            <text:p>0.9958</text:p>
          </table:table-cell>
          <table:table-cell table:formula="of:= AVERAGE([.T44:.T48])" office:value-type="float" office:value="1.05600156422525" calcext:value-type="float">
            <text:p>1.0560</text:p>
          </table:table-cell>
          <table:table-cell table:formula="of:= AVERAGE([.T43:.T49])" office:value-type="float" office:value="1.04073654661061" calcext:value-type="float">
            <text:p>1.0407</text:p>
          </table:table-cell>
          <table:table-cell table:formula="of:= SUM([.H43:.H49]) / SUM([.H38:.H44])" office:value-type="float" office:value="0.973707798028085" calcext:value-type="float">
            <text:p>0.9737</text:p>
          </table:table-cell>
          <table:table-cell table:formula="of:= AVERAGE([.X45:.X47])" office:value-type="float" office:value="0.970502955874587" calcext:value-type="float">
            <text:p>0.9705</text:p>
          </table:table-cell>
          <table:table-cell table:formula="of:= AVERAGE([.X44:.X48])" office:value-type="float" office:value="0.969579851330916" calcext:value-type="float">
            <text:p>0.9696</text:p>
          </table:table-cell>
          <table:table-cell table:formula="of:= AVERAGE([.X43:.X49])" office:value-type="float" office:value="0.974809156528165" calcext:value-type="float">
            <text:p>0.9748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73.2380952380952" calcext:value-type="float">
            <text:p>73,24</text:p>
          </table:table-cell>
          <table:table-cell table:formula="of:= SUM([.H45:.H49]) / SUM([.F45:.F49])" office:value-type="float" office:value="76.0625" calcext:value-type="float">
            <text:p>76,06</text:p>
          </table:table-cell>
          <table:table-cell table:formula="of:= SUM([.H44:.H50]) / SUM([.F44:.F50])" office:value-type="float" office:value="96.8529411764706" calcext:value-type="float">
            <text:p>96,85</text:p>
          </table:table-cell>
          <table:table-cell table:formula="of:=AVERAGE([.F46:.F48])" office:value-type="float" office:value="7" calcext:value-type="float">
            <text:p>7,0</text:p>
          </table:table-cell>
          <table:table-cell table:formula="of:=AVERAGE([.F45:.F49])" office:value-type="float" office:value="6.4" calcext:value-type="float">
            <text:p>6,4</text:p>
          </table:table-cell>
          <table:table-cell table:formula="of:=AVERAGE([.F44:.F50])" office:value-type="float" office:value="4.85714285714286" calcext:value-type="float">
            <text:p>4,9</text:p>
          </table:table-cell>
          <table:table-cell table:formula="of:=AVERAGE([.H46:.H48])" office:value-type="float" office:value="512.666666666667" calcext:value-type="float">
            <text:p>512,7</text:p>
          </table:table-cell>
          <table:table-cell table:formula="of:=AVERAGE([.H45:.H49])" office:value-type="float" office:value="486.8" calcext:value-type="float">
            <text:p>486,8</text:p>
          </table:table-cell>
          <table:table-cell table:formula="of:=AVERAGE([.H44:.H50])" office:value-type="float" office:value="470.428571428571" calcext:value-type="float">
            <text:p>470,4</text:p>
          </table:table-cell>
          <table:table-cell table:formula="of:= SUM([.F44:.F50]) / SUM([.F39:.F45])" office:value-type="float" office:value="1.0625" calcext:value-type="float">
            <text:p>1.0625</text:p>
          </table:table-cell>
          <table:table-cell table:formula="of:= AVERAGE([.T46:.T48])" office:value-type="float" office:value="1.14551767676768" calcext:value-type="float">
            <text:p>1.1455</text:p>
          </table:table-cell>
          <table:table-cell table:formula="of:= AVERAGE([.T45:.T49])" office:value-type="float" office:value="1.11490662313031" calcext:value-type="float">
            <text:p>1.1149</text:p>
          </table:table-cell>
          <table:table-cell table:formula="of:= AVERAGE([.T44:.T50])" office:value-type="float" office:value="1.12937200079228" calcext:value-type="float">
            <text:p>1.1294</text:p>
          </table:table-cell>
          <table:table-cell table:formula="of:= SUM([.H44:.H50]) / SUM([.H39:.H45])" office:value-type="float" office:value="1.00213024954352" calcext:value-type="float">
            <text:p>1.0021</text:p>
          </table:table-cell>
          <table:table-cell table:formula="of:= AVERAGE([.X46:.X48])" office:value-type="float" office:value="1.00557713675476" calcext:value-type="float">
            <text:p>1.0056</text:p>
          </table:table-cell>
          <table:table-cell table:formula="of:= AVERAGE([.X45:.X49])" office:value-type="float" office:value="1.00572396282483" calcext:value-type="float">
            <text:p>1.0057</text:p>
          </table:table-cell>
          <table:table-cell table:formula="of:= AVERAGE([.X44:.X50])" office:value-type="float" office:value="1.00336120328508" calcext:value-type="float">
            <text:p>1.0034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83.9444444444444" calcext:value-type="float">
            <text:p>83,94</text:p>
          </table:table-cell>
          <table:table-cell table:formula="of:= SUM([.H46:.H50]) / SUM([.F46:.F50])" office:value-type="float" office:value="101.25" calcext:value-type="float">
            <text:p>101,25</text:p>
          </table:table-cell>
          <table:table-cell table:formula="of:= SUM([.H45:.H51]) / SUM([.F45:.F51])" office:value-type="float" office:value="76.953488372093" calcext:value-type="float">
            <text:p>76,95</text:p>
          </table:table-cell>
          <table:table-cell table:formula="of:=AVERAGE([.F47:.F49])" office:value-type="float" office:value="6" calcext:value-type="float">
            <text:p>6,0</text:p>
          </table:table-cell>
          <table:table-cell table:formula="of:=AVERAGE([.F46:.F50])" office:value-type="float" office:value="4.8" calcext:value-type="float">
            <text:p>4,8</text:p>
          </table:table-cell>
          <table:table-cell table:formula="of:=AVERAGE([.F45:.F51])" office:value-type="float" office:value="6.14285714285714" calcext:value-type="float">
            <text:p>6,1</text:p>
          </table:table-cell>
          <table:table-cell table:formula="of:=AVERAGE([.H47:.H49])" office:value-type="float" office:value="503.666666666667" calcext:value-type="float">
            <text:p>503,7</text:p>
          </table:table-cell>
          <table:table-cell table:formula="of:=AVERAGE([.H46:.H50])" office:value-type="float" office:value="486" calcext:value-type="float">
            <text:p>486,0</text:p>
          </table:table-cell>
          <table:table-cell table:formula="of:=AVERAGE([.H45:.H51])" office:value-type="float" office:value="472.714285714286" calcext:value-type="float">
            <text:p>472,7</text:p>
          </table:table-cell>
          <table:table-cell table:formula="of:= SUM([.F45:.F51]) / SUM([.F40:.F46])" office:value-type="float" office:value="1.34375" calcext:value-type="float">
            <text:p>1.3438</text:p>
          </table:table-cell>
          <table:table-cell table:formula="of:= AVERAGE([.T47:.T49])" office:value-type="float" office:value="1.21649774774775" calcext:value-type="float">
            <text:p>1.2165</text:p>
          </table:table-cell>
          <table:table-cell table:formula="of:= AVERAGE([.T46:.T50])" office:value-type="float" office:value="1.21242984294455" calcext:value-type="float">
            <text:p>1.2124</text:p>
          </table:table-cell>
          <table:table-cell table:formula="of:= AVERAGE([.T45:.T51])" office:value-type="float" office:value="1.17031145349644" calcext:value-type="float">
            <text:p>1.1703</text:p>
          </table:table-cell>
          <table:table-cell table:formula="of:= SUM([.H45:.H51]) / SUM([.H40:.H46])" office:value-type="float" office:value="1.04089336269267" calcext:value-type="float">
            <text:p>1.0409</text:p>
          </table:table-cell>
          <table:table-cell table:formula="of:= AVERAGE([.X47:.X49])" office:value-type="float" office:value="1.03974706534797" calcext:value-type="float">
            <text:p>1.0397</text:p>
          </table:table-cell>
          <table:table-cell table:formula="of:= AVERAGE([.X46:.X50])" office:value-type="float" office:value="1.03847211532106" calcext:value-type="float">
            <text:p>1.0385</text:p>
          </table:table-cell>
          <table:table-cell table:formula="of:= AVERAGE([.X45:.X51])" office:value-type="float" office:value="1.03485969936907" calcext:value-type="float">
            <text:p>1.0349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80.125" calcext:value-type="float">
            <text:p>180,13</text:p>
          </table:table-cell>
          <table:table-cell table:formula="of:= SUM([.H47:.H51]) / SUM([.F47:.F51])" office:value-type="float" office:value="82.2758620689655" calcext:value-type="float">
            <text:p>82,28</text:p>
          </table:table-cell>
          <table:table-cell table:formula="of:= SUM([.H46:.H52]) / SUM([.F46:.F52])" office:value-type="float" office:value="73.9782608695652" calcext:value-type="float">
            <text:p>73,98</text:p>
          </table:table-cell>
          <table:table-cell table:formula="of:=AVERAGE([.F48:.F50])" office:value-type="float" office:value="2.66666666666667" calcext:value-type="float">
            <text:p>2,7</text:p>
          </table:table-cell>
          <table:table-cell table:formula="of:=AVERAGE([.F47:.F51])" office:value-type="float" office:value="5.8" calcext:value-type="float">
            <text:p>5,8</text:p>
          </table:table-cell>
          <table:table-cell table:formula="of:=AVERAGE([.F46:.F52])" office:value-type="float" office:value="6.57142857142857" calcext:value-type="float">
            <text:p>6,6</text:p>
          </table:table-cell>
          <table:table-cell table:formula="of:=AVERAGE([.H48:.H50])" office:value-type="float" office:value="480.333333333333" calcext:value-type="float">
            <text:p>480,3</text:p>
          </table:table-cell>
          <table:table-cell table:formula="of:=AVERAGE([.H47:.H51])" office:value-type="float" office:value="477.2" calcext:value-type="float">
            <text:p>477,2</text:p>
          </table:table-cell>
          <table:table-cell table:formula="of:=AVERAGE([.H46:.H52])" office:value-type="float" office:value="486.142857142857" calcext:value-type="float">
            <text:p>486,1</text:p>
          </table:table-cell>
          <table:table-cell table:formula="of:= SUM([.F46:.F52]) / SUM([.F41:.F47])" office:value-type="float" office:value="1.24324324324324" calcext:value-type="float">
            <text:p>1.2432</text:p>
          </table:table-cell>
          <table:table-cell table:formula="of:= AVERAGE([.T48:.T50])" office:value-type="float" office:value="1.32311539480657" calcext:value-type="float">
            <text:p>1.3231</text:p>
          </table:table-cell>
          <table:table-cell table:formula="of:= AVERAGE([.T47:.T51])" office:value-type="float" office:value="1.25342806041335" calcext:value-type="float">
            <text:p>1.2534</text:p>
          </table:table-cell>
          <table:table-cell table:formula="of:= AVERAGE([.T46:.T52])" office:value-type="float" office:value="1.2399708962209" calcext:value-type="float">
            <text:p>1.2400</text:p>
          </table:table-cell>
          <table:table-cell table:formula="of:= SUM([.H46:.H52]) / SUM([.H41:.H47])" office:value-type="float" office:value="1.07621758380772" calcext:value-type="float">
            <text:p>1.0762</text:p>
          </table:table-cell>
          <table:table-cell table:formula="of:= AVERAGE([.X48:.X50])" office:value-type="float" office:value="1.07217417634456" calcext:value-type="float">
            <text:p>1.0722</text:p>
          </table:table-cell>
          <table:table-cell table:formula="of:= AVERAGE([.X47:.X51])" office:value-type="float" office:value="1.06692785550065" calcext:value-type="float">
            <text:p>1.0669</text:p>
          </table:table-cell>
          <table:table-cell table:formula="of:= AVERAGE([.X46:.X52])" office:value-type="float" office:value="1.06439577110428" calcext:value-type="float">
            <text:p>1.0644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101.846153846154" calcext:value-type="float">
            <text:p>101,85</text:p>
          </table:table-cell>
          <table:table-cell table:formula="of:= SUM([.H48:.H52]) / SUM([.F48:.F52])" office:value-type="float" office:value="80.4666666666667" calcext:value-type="float">
            <text:p>80,47</text:p>
          </table:table-cell>
          <table:table-cell table:formula="of:= SUM([.H47:.H53]) / SUM([.F47:.F53])" office:value-type="float" office:value="75.531914893617" calcext:value-type="float">
            <text:p>75,53</text:p>
          </table:table-cell>
          <table:table-cell table:formula="of:=AVERAGE([.F49:.F51])" office:value-type="float" office:value="4.33333333333333" calcext:value-type="float">
            <text:p>4,3</text:p>
          </table:table-cell>
          <table:table-cell table:formula="of:=AVERAGE([.F48:.F52])" office:value-type="float" office:value="6" calcext:value-type="float">
            <text:p>6,0</text:p>
          </table:table-cell>
          <table:table-cell table:formula="of:=AVERAGE([.F47:.F53])" office:value-type="float" office:value="6.71428571428571" calcext:value-type="float">
            <text:p>6,7</text:p>
          </table:table-cell>
          <table:table-cell table:formula="of:=AVERAGE([.H49:.H51])" office:value-type="float" office:value="441.333333333333" calcext:value-type="float">
            <text:p>441,3</text:p>
          </table:table-cell>
          <table:table-cell table:formula="of:=AVERAGE([.H48:.H52])" office:value-type="float" office:value="482.8" calcext:value-type="float">
            <text:p>482,8</text:p>
          </table:table-cell>
          <table:table-cell table:formula="of:=AVERAGE([.H47:.H53])" office:value-type="float" office:value="507.142857142857" calcext:value-type="float">
            <text:p>507,1</text:p>
          </table:table-cell>
          <table:table-cell table:formula="of:= SUM([.F47:.F53]) / SUM([.F42:.F48])" office:value-type="float" office:value="1.38235294117647" calcext:value-type="float">
            <text:p>1.3824</text:p>
          </table:table-cell>
          <table:table-cell table:formula="of:= AVERAGE([.T49:.T51])" office:value-type="float" office:value="1.28696343402226" calcext:value-type="float">
            <text:p>1.2870</text:p>
          </table:table-cell>
          <table:table-cell table:formula="of:= AVERAGE([.T48:.T52])" office:value-type="float" office:value="1.31739864864865" calcext:value-type="float">
            <text:p>1.3174</text:p>
          </table:table-cell>
          <table:table-cell table:formula="of:= AVERAGE([.T47:.T53])" office:value-type="float" office:value="1.27550900152644" calcext:value-type="float">
            <text:p>1.2755</text:p>
          </table:table-cell>
          <table:table-cell table:formula="of:= SUM([.H47:.H53]) / SUM([.H42:.H48])" office:value-type="float" office:value="1.09941158253329" calcext:value-type="float">
            <text:p>1.0994</text:p>
          </table:table-cell>
          <table:table-cell table:formula="of:= AVERAGE([.X49:.X51])" office:value-type="float" office:value="1.09720522175569" calcext:value-type="float">
            <text:p>1.0972</text:p>
          </table:table-cell>
          <table:table-cell table:formula="of:= AVERAGE([.X48:.X52])" office:value-type="float" office:value="1.09498647003167" calcext:value-type="float">
            <text:p>1.0950</text:p>
          </table:table-cell>
          <table:table-cell table:formula="of:= AVERAGE([.X47:.X53])" office:value-type="float" office:value="1.09599793387788" calcext:value-type="float">
            <text:p>1.0960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61.5652173913044" calcext:value-type="float">
            <text:p>61,57</text:p>
          </table:table-cell>
          <table:table-cell table:formula="of:= SUM([.H49:.H53]) / SUM([.F49:.F53])" office:value-type="float" office:value="80.258064516129" calcext:value-type="float">
            <text:p>80,26</text:p>
          </table:table-cell>
          <table:table-cell table:formula="of:= SUM([.H48:.H54]) / SUM([.F48:.F54])" office:value-type="float" office:value="86.5952380952381" calcext:value-type="float">
            <text:p>86,60</text:p>
          </table:table-cell>
          <table:table-cell table:formula="of:=AVERAGE([.F50:.F52])" office:value-type="float" office:value="7.66666666666667" calcext:value-type="float">
            <text:p>7,7</text:p>
          </table:table-cell>
          <table:table-cell table:formula="of:=AVERAGE([.F49:.F53])" office:value-type="float" office:value="6.2" calcext:value-type="float">
            <text:p>6,2</text:p>
          </table:table-cell>
          <table:table-cell table:formula="of:=AVERAGE([.F48:.F54])" office:value-type="float" office:value="6" calcext:value-type="float">
            <text:p>6,0</text:p>
          </table:table-cell>
          <table:table-cell table:formula="of:=AVERAGE([.H50:.H52])" office:value-type="float" office:value="472" calcext:value-type="float">
            <text:p>472,0</text:p>
          </table:table-cell>
          <table:table-cell table:formula="of:=AVERAGE([.H49:.H53])" office:value-type="float" office:value="497.6" calcext:value-type="float">
            <text:p>497,6</text:p>
          </table:table-cell>
          <table:table-cell table:formula="of:=AVERAGE([.H48:.H54])" office:value-type="float" office:value="519.571428571429" calcext:value-type="float">
            <text:p>519,6</text:p>
          </table:table-cell>
          <table:table-cell table:formula="of:= SUM([.F48:.F54]) / SUM([.F43:.F49])" office:value-type="float" office:value="1.23529411764706" calcext:value-type="float">
            <text:p>1.2353</text:p>
          </table:table-cell>
          <table:table-cell table:formula="of:= AVERAGE([.T50:.T52])" office:value-type="float" office:value="1.33333333333333" calcext:value-type="float">
            <text:p>1.3333</text:p>
          </table:table-cell>
          <table:table-cell table:formula="of:= AVERAGE([.T49:.T53])" office:value-type="float" office:value="1.30446260213702" calcext:value-type="float">
            <text:p>1.3045</text:p>
          </table:table-cell>
          <table:table-cell table:formula="of:= AVERAGE([.T48:.T54])" office:value-type="float" office:value="1.30384751084321" calcext:value-type="float">
            <text:p>1.3038</text:p>
          </table:table-cell>
          <table:table-cell table:formula="of:= SUM([.H48:.H54]) / SUM([.H43:.H49])" office:value-type="float" office:value="1.11598649892605" calcext:value-type="float">
            <text:p>1.1160</text:p>
          </table:table-cell>
          <table:table-cell table:formula="of:= AVERAGE([.X50:.X52])" office:value-type="float" office:value="1.11927380121932" calcext:value-type="float">
            <text:p>1.1193</text:p>
          </table:table-cell>
          <table:table-cell table:formula="of:= AVERAGE([.X49:.X53])" office:value-type="float" office:value="1.1257923849818" calcext:value-type="float">
            <text:p>1.1258</text:p>
          </table:table-cell>
          <table:table-cell table:formula="of:= AVERAGE([.X48:.X54])" office:value-type="float" office:value="1.12722041659496" calcext:value-type="float">
            <text:p>1.1272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57" calcext:value-type="float">
            <text:p>57,00</text:p>
          </table:table-cell>
          <table:table-cell table:formula="of:= SUM([.H50:.H54]) / SUM([.F50:.F54])" office:value-type="float" office:value="75.4" calcext:value-type="float">
            <text:p>75,40</text:p>
          </table:table-cell>
          <table:table-cell table:formula="of:= SUM([.H49:.H55]) / SUM([.F49:.F55])" office:value-type="float" office:value="80.0425531914894" calcext:value-type="float">
            <text:p>80,04</text:p>
          </table:table-cell>
          <table:table-cell table:formula="of:=AVERAGE([.F51:.F53])" office:value-type="float" office:value="9.33333333333333" calcext:value-type="float">
            <text:p>9,3</text:p>
          </table:table-cell>
          <table:table-cell table:formula="of:=AVERAGE([.F50:.F54])" office:value-type="float" office:value="7" calcext:value-type="float">
            <text:p>7,0</text:p>
          </table:table-cell>
          <table:table-cell table:formula="of:=AVERAGE([.F49:.F55])" office:value-type="float" office:value="6.71428571428571" calcext:value-type="float">
            <text:p>6,7</text:p>
          </table:table-cell>
          <table:table-cell table:formula="of:=AVERAGE([.H51:.H53])" office:value-type="float" office:value="532" calcext:value-type="float">
            <text:p>532,0</text:p>
          </table:table-cell>
          <table:table-cell table:formula="of:=AVERAGE([.H50:.H54])" office:value-type="float" office:value="527.8" calcext:value-type="float">
            <text:p>527,8</text:p>
          </table:table-cell>
          <table:table-cell table:formula="of:=AVERAGE([.H49:.H55])" office:value-type="float" office:value="537.428571428571" calcext:value-type="float">
            <text:p>537,4</text:p>
          </table:table-cell>
          <table:table-cell table:formula="of:= SUM([.F49:.F55]) / SUM([.F44:.F50])" office:value-type="float" office:value="1.38235294117647" calcext:value-type="float">
            <text:p>1.3824</text:p>
          </table:table-cell>
          <table:table-cell table:formula="of:= AVERAGE([.T51:.T53])" office:value-type="float" office:value="1.29890560875513" calcext:value-type="float">
            <text:p>1.2989</text:p>
          </table:table-cell>
          <table:table-cell table:formula="of:= AVERAGE([.T50:.T54])" office:value-type="float" office:value="1.30798786653185" calcext:value-type="float">
            <text:p>1.3080</text:p>
          </table:table-cell>
          <table:table-cell table:formula="of:= AVERAGE([.T49:.T55])" office:value-type="float" office:value="1.28209599108638" calcext:value-type="float">
            <text:p>1.2821</text:p>
          </table:table-cell>
          <table:table-cell table:formula="of:= SUM([.H49:.H55]) / SUM([.H44:.H50])" office:value-type="float" office:value="1.1424233221986" calcext:value-type="float">
            <text:p>1.1424</text:p>
          </table:table-cell>
          <table:table-cell table:formula="of:= AVERAGE([.X51:.X53])" office:value-type="float" office:value="1.15111091952266" calcext:value-type="float">
            <text:p>1.1511</text:p>
          </table:table-cell>
          <table:table-cell table:formula="of:= AVERAGE([.X50:.X54])" office:value-type="float" office:value="1.15468639393286" calcext:value-type="float">
            <text:p>1.1547</text:p>
          </table:table-cell>
          <table:table-cell table:formula="of:= AVERAGE([.X49:.X55])" office:value-type="float" office:value="1.15397408107951" calcext:value-type="float">
            <text:p>1.1540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73.5" calcext:value-type="float">
            <text:p>73,50</text:p>
          </table:table-cell>
          <table:table-cell table:formula="of:= SUM([.H51:.H55]) / SUM([.F51:.F55])" office:value-type="float" office:value="65.2272727272727" calcext:value-type="float">
            <text:p>65,23</text:p>
          </table:table-cell>
          <table:table-cell table:formula="of:= SUM([.H50:.H56]) / SUM([.F50:.F56])" office:value-type="float" office:value="71.8909090909091" calcext:value-type="float">
            <text:p>71,89</text:p>
          </table:table-cell>
          <table:table-cell table:formula="of:=AVERAGE([.F52:.F54])" office:value-type="float" office:value="8" calcext:value-type="float">
            <text:p>8,0</text:p>
          </table:table-cell>
          <table:table-cell table:formula="of:=AVERAGE([.F51:.F55])" office:value-type="float" office:value="8.8" calcext:value-type="float">
            <text:p>8,8</text:p>
          </table:table-cell>
          <table:table-cell table:formula="of:=AVERAGE([.F50:.F56])" office:value-type="float" office:value="7.85714285714286" calcext:value-type="float">
            <text:p>7,9</text:p>
          </table:table-cell>
          <table:table-cell table:formula="of:=AVERAGE([.H52:.H54])" office:value-type="float" office:value="588" calcext:value-type="float">
            <text:p>588,0</text:p>
          </table:table-cell>
          <table:table-cell table:formula="of:=AVERAGE([.H51:.H55])" office:value-type="float" office:value="574" calcext:value-type="float">
            <text:p>574,0</text:p>
          </table:table-cell>
          <table:table-cell table:formula="of:=AVERAGE([.H50:.H56])" office:value-type="float" office:value="564.857142857143" calcext:value-type="float">
            <text:p>564,9</text:p>
          </table:table-cell>
          <table:table-cell table:formula="of:= SUM([.F50:.F56]) / SUM([.F45:.F51])" office:value-type="float" office:value="1.27906976744186" calcext:value-type="float">
            <text:p>1.2791</text:p>
          </table:table-cell>
          <table:table-cell table:formula="of:= AVERAGE([.T52:.T54])" office:value-type="float" office:value="1.30743075794524" calcext:value-type="float">
            <text:p>1.3074</text:p>
          </table:table-cell>
          <table:table-cell table:formula="of:= AVERAGE([.T51:.T55])" office:value-type="float" office:value="1.26981515063698" calcext:value-type="float">
            <text:p>1.2698</text:p>
          </table:table-cell>
          <table:table-cell table:formula="of:= AVERAGE([.T50:.T56])" office:value-type="float" office:value="1.27115648014686" calcext:value-type="float">
            <text:p>1.2712</text:p>
          </table:table-cell>
          <table:table-cell table:formula="of:= SUM([.H50:.H56]) / SUM([.H45:.H51])" office:value-type="float" office:value="1.19492293744334" calcext:value-type="float">
            <text:p>1.1949</text:p>
          </table:table-cell>
          <table:table-cell table:formula="of:= AVERAGE([.X52:.X54])" office:value-type="float" office:value="1.18601129606832" calcext:value-type="float">
            <text:p>1.1860</text:p>
          </table:table-cell>
          <table:table-cell table:formula="of:= AVERAGE([.X51:.X55])" office:value-type="float" office:value="1.18043788024311" calcext:value-type="float">
            <text:p>1.1804</text:p>
          </table:table-cell>
          <table:table-cell table:formula="of:= AVERAGE([.X50:.X56])" office:value-type="float" office:value="1.175058830979" calcext:value-type="float">
            <text:p>1.1751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86.2272727272727" calcext:value-type="float">
            <text:p>86,23</text:p>
          </table:table-cell>
          <table:table-cell table:formula="of:= SUM([.H52:.H56]) / SUM([.F52:.F56])" office:value-type="float" office:value="69.9772727272727" calcext:value-type="float">
            <text:p>69,98</text:p>
          </table:table-cell>
          <table:table-cell table:formula="of:= SUM([.H51:.H57]) / SUM([.F51:.F57])" office:value-type="float" office:value="71.6206896551724" calcext:value-type="float">
            <text:p>71,62</text:p>
          </table:table-cell>
          <table:table-cell table:formula="of:=AVERAGE([.F53:.F55])" office:value-type="float" office:value="7.33333333333333" calcext:value-type="float">
            <text:p>7,3</text:p>
          </table:table-cell>
          <table:table-cell table:formula="of:=AVERAGE([.F52:.F56])" office:value-type="float" office:value="8.8" calcext:value-type="float">
            <text:p>8,8</text:p>
          </table:table-cell>
          <table:table-cell table:formula="of:=AVERAGE([.F51:.F57])" office:value-type="float" office:value="8.28571428571429" calcext:value-type="float">
            <text:p>8,3</text:p>
          </table:table-cell>
          <table:table-cell table:formula="of:=AVERAGE([.H53:.H55])" office:value-type="float" office:value="632.333333333333" calcext:value-type="float">
            <text:p>632,3</text:p>
          </table:table-cell>
          <table:table-cell table:formula="of:=AVERAGE([.H52:.H56])" office:value-type="float" office:value="615.8" calcext:value-type="float">
            <text:p>615,8</text:p>
          </table:table-cell>
          <table:table-cell table:formula="of:=AVERAGE([.H51:.H57])" office:value-type="float" office:value="593.428571428571" calcext:value-type="float">
            <text:p>593,4</text:p>
          </table:table-cell>
          <table:table-cell table:formula="of:= SUM([.F51:.F57]) / SUM([.F46:.F52])" office:value-type="float" office:value="1.26086956521739" calcext:value-type="float">
            <text:p>1.2609</text:p>
          </table:table-cell>
          <table:table-cell table:formula="of:= AVERAGE([.T53:.T55])" office:value-type="float" office:value="1.24380956478713" calcext:value-type="float">
            <text:p>1.2438</text:p>
          </table:table-cell>
          <table:table-cell table:formula="of:= AVERAGE([.T52:.T56])" office:value-type="float" office:value="1.2560896604409" calcext:value-type="float">
            <text:p>1.2561</text:p>
          </table:table-cell>
          <table:table-cell table:formula="of:= AVERAGE([.T51:.T57])" office:value-type="float" office:value="1.2256531724408" calcext:value-type="float">
            <text:p>1.2257</text:p>
          </table:table-cell>
          <table:table-cell table:formula="of:= SUM([.H51:.H57]) / SUM([.H46:.H52])" office:value-type="float" office:value="1.22068762856303" calcext:value-type="float">
            <text:p>1.2207</text:p>
          </table:table-cell>
          <table:table-cell table:formula="of:= AVERAGE([.X53:.X55])" office:value-type="float" office:value="1.21459319336363" calcext:value-type="float">
            <text:p>1.2146</text:p>
          </table:table-cell>
          <table:table-cell table:formula="of:= AVERAGE([.X52:.X56])" office:value-type="float" office:value="1.20200274707874" calcext:value-type="float">
            <text:p>1.2020</text:p>
          </table:table-cell>
          <table:table-cell table:formula="of:= AVERAGE([.X51:.X57])" office:value-type="float" office:value="1.18512238480713" calcext:value-type="float">
            <text:p>1.1851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73.6538461538462" calcext:value-type="float">
            <text:p>73,65</text:p>
          </table:table-cell>
          <table:table-cell table:formula="of:= SUM([.H53:.H57]) / SUM([.F53:.F57])" office:value-type="float" office:value="88.3611111111111" calcext:value-type="float">
            <text:p>88,36</text:p>
          </table:table-cell>
          <table:table-cell table:formula="of:= SUM([.H52:.H58]) / SUM([.F52:.F58])" office:value-type="float" office:value="77.8571428571429" calcext:value-type="float">
            <text:p>77,86</text:p>
          </table:table-cell>
          <table:table-cell table:formula="of:=AVERAGE([.F54:.F56])" office:value-type="float" office:value="8.66666666666667" calcext:value-type="float">
            <text:p>8,7</text:p>
          </table:table-cell>
          <table:table-cell table:formula="of:=AVERAGE([.F53:.F57])" office:value-type="float" office:value="7.2" calcext:value-type="float">
            <text:p>7,2</text:p>
          </table:table-cell>
          <table:table-cell table:formula="of:=AVERAGE([.F52:.F58])" office:value-type="float" office:value="8" calcext:value-type="float">
            <text:p>8,0</text:p>
          </table:table-cell>
          <table:table-cell table:formula="of:=AVERAGE([.H54:.H56])" office:value-type="float" office:value="638.333333333333" calcext:value-type="float">
            <text:p>638,3</text:p>
          </table:table-cell>
          <table:table-cell table:formula="of:=AVERAGE([.H53:.H57])" office:value-type="float" office:value="636.2" calcext:value-type="float">
            <text:p>636,2</text:p>
          </table:table-cell>
          <table:table-cell table:formula="of:=AVERAGE([.H52:.H58])" office:value-type="float" office:value="622.857142857143" calcext:value-type="float">
            <text:p>622,9</text:p>
          </table:table-cell>
          <table:table-cell table:formula="of:= SUM([.F52:.F58]) / SUM([.F47:.F53])" office:value-type="float" office:value="1.19148936170213" calcext:value-type="float">
            <text:p>1.1915</text:p>
          </table:table-cell>
          <table:table-cell table:formula="of:= AVERAGE([.T54:.T56])" office:value-type="float" office:value="1.20634186452873" calcext:value-type="float">
            <text:p>1.2063</text:p>
          </table:table-cell>
          <table:table-cell table:formula="of:= AVERAGE([.T53:.T57])" office:value-type="float" office:value="1.19238502965242" calcext:value-type="float">
            <text:p>1.1924</text:p>
          </table:table-cell>
          <table:table-cell table:formula="of:= AVERAGE([.T52:.T58])" office:value-type="float" office:value="1.20762414264707" calcext:value-type="float">
            <text:p>1.2076</text:p>
          </table:table-cell>
          <table:table-cell table:formula="of:= SUM([.H52:.H58]) / SUM([.H47:.H53])" office:value-type="float" office:value="1.22816901408451" calcext:value-type="float">
            <text:p>1.2282</text:p>
          </table:table-cell>
          <table:table-cell table:formula="of:= AVERAGE([.X54:.X56])" office:value-type="float" office:value="1.22422249191725" calcext:value-type="float">
            <text:p>1.2242</text:p>
          </table:table-cell>
          <table:table-cell table:formula="of:= AVERAGE([.X53:.X57])" office:value-type="float" office:value="1.20748937450505" calcext:value-type="float">
            <text:p>1.2075</text:p>
          </table:table-cell>
          <table:table-cell table:formula="of:= AVERAGE([.X52:.X58])" office:value-type="float" office:value="1.18611195714784" calcext:value-type="float">
            <text:p>1.1861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81.5833333333333" calcext:value-type="float">
            <text:p>81,58</text:p>
          </table:table-cell>
          <table:table-cell table:formula="of:= SUM([.H54:.H58]) / SUM([.F54:.F58])" office:value-type="float" office:value="84.1052631578947" calcext:value-type="float">
            <text:p>84,11</text:p>
          </table:table-cell>
          <table:table-cell table:formula="of:= SUM([.H53:.H59]) / SUM([.F53:.F59])" office:value-type="float" office:value="90.8367346938775" calcext:value-type="float">
            <text:p>90,84</text:p>
          </table:table-cell>
          <table:table-cell table:formula="of:=AVERAGE([.F55:.F57])" office:value-type="float" office:value="8" calcext:value-type="float">
            <text:p>8,0</text:p>
          </table:table-cell>
          <table:table-cell table:formula="of:=AVERAGE([.F54:.F58])" office:value-type="float" office:value="7.6" calcext:value-type="float">
            <text:p>7,6</text:p>
          </table:table-cell>
          <table:table-cell table:formula="of:=AVERAGE([.F53:.F59])" office:value-type="float" office:value="7" calcext:value-type="float">
            <text:p>7,0</text:p>
          </table:table-cell>
          <table:table-cell table:formula="of:=AVERAGE([.H55:.H57])" office:value-type="float" office:value="652.666666666667" calcext:value-type="float">
            <text:p>652,7</text:p>
          </table:table-cell>
          <table:table-cell table:formula="of:=AVERAGE([.H54:.H58])" office:value-type="float" office:value="639.2" calcext:value-type="float">
            <text:p>639,2</text:p>
          </table:table-cell>
          <table:table-cell table:formula="of:=AVERAGE([.H53:.H59])" office:value-type="float" office:value="635.857142857143" calcext:value-type="float">
            <text:p>635,9</text:p>
          </table:table-cell>
          <table:table-cell table:formula="of:= SUM([.F53:.F59]) / SUM([.F48:.F54])" office:value-type="float" office:value="1.16666666666667" calcext:value-type="float">
            <text:p>1.1667</text:p>
          </table:table-cell>
          <table:table-cell table:formula="of:= AVERAGE([.T55:.T57])" office:value-type="float" office:value="1.14066193853428" calcext:value-type="float">
            <text:p>1.1407</text:p>
          </table:table-cell>
          <table:table-cell table:formula="of:= AVERAGE([.T54:.T58])" office:value-type="float" office:value="1.15838925798223" calcext:value-type="float">
            <text:p>1.1584</text:p>
          </table:table-cell>
          <table:table-cell table:formula="of:= AVERAGE([.T53:.T59])" office:value-type="float" office:value="1.15546534809476" calcext:value-type="float">
            <text:p>1.1555</text:p>
          </table:table-cell>
          <table:table-cell table:formula="of:= SUM([.H53:.H59]) / SUM([.H48:.H54])" office:value-type="float" office:value="1.22381083310421" calcext:value-type="float">
            <text:p>1.2238</text:p>
          </table:table-cell>
          <table:table-cell table:formula="of:= AVERAGE([.X55:.X57])" office:value-type="float" office:value="1.20727876883962" calcext:value-type="float">
            <text:p>1.2073</text:p>
          </table:table-cell>
          <table:table-cell table:formula="of:= AVERAGE([.X54:.X58])" office:value-type="float" office:value="1.19308748807859" calcext:value-type="float">
            <text:p>1.1931</text:p>
          </table:table-cell>
          <table:table-cell table:formula="of:= AVERAGE([.X53:.X59])" office:value-type="float" office:value="1.1719560151844" calcext:value-type="float">
            <text:p>1.1720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87.3636363636364" calcext:value-type="float">
            <text:p>87,36</text:p>
          </table:table-cell>
          <table:table-cell table:formula="of:= SUM([.H55:.H59]) / SUM([.F55:.F59])" office:value-type="float" office:value="87.2432432432433" calcext:value-type="float">
            <text:p>87,24</text:p>
          </table:table-cell>
          <table:table-cell table:formula="of:= SUM([.H54:.H60]) / SUM([.F54:.F60])" office:value-type="float" office:value="88.02" calcext:value-type="float">
            <text:p>88,02</text:p>
          </table:table-cell>
          <table:table-cell table:formula="of:=AVERAGE([.F56:.F58])" office:value-type="float" office:value="7.33333333333333" calcext:value-type="float">
            <text:p>7,3</text:p>
          </table:table-cell>
          <table:table-cell table:formula="of:=AVERAGE([.F55:.F59])" office:value-type="float" office:value="7.4" calcext:value-type="float">
            <text:p>7,4</text:p>
          </table:table-cell>
          <table:table-cell table:formula="of:=AVERAGE([.F54:.F60])" office:value-type="float" office:value="7.14285714285714" calcext:value-type="float">
            <text:p>7,1</text:p>
          </table:table-cell>
          <table:table-cell table:formula="of:=AVERAGE([.H56:.H58])" office:value-type="float" office:value="640.666666666667" calcext:value-type="float">
            <text:p>640,7</text:p>
          </table:table-cell>
          <table:table-cell table:formula="of:=AVERAGE([.H55:.H59])" office:value-type="float" office:value="645.6" calcext:value-type="float">
            <text:p>645,6</text:p>
          </table:table-cell>
          <table:table-cell table:formula="of:=AVERAGE([.H54:.H60])" office:value-type="float" office:value="628.714285714286" calcext:value-type="float">
            <text:p>628,7</text:p>
          </table:table-cell>
          <table:table-cell table:formula="of:= SUM([.F54:.F60]) / SUM([.F49:.F55])" office:value-type="float" office:value="1.06382978723404" calcext:value-type="float">
            <text:p>1.0638</text:p>
          </table:table-cell>
          <table:table-cell table:formula="of:= AVERAGE([.T56:.T58])" office:value-type="float" office:value="1.11319578766387" calcext:value-type="float">
            <text:p>1.1132</text:p>
          </table:table-cell>
          <table:table-cell table:formula="of:= AVERAGE([.T55:.T59])" office:value-type="float" office:value="1.10966362080082" calcext:value-type="float">
            <text:p>1.1097</text:p>
          </table:table-cell>
          <table:table-cell table:formula="of:= AVERAGE([.T54:.T60])" office:value-type="float" office:value="1.11814925886838" calcext:value-type="float">
            <text:p>1.1181</text:p>
          </table:table-cell>
          <table:table-cell table:formula="of:= SUM([.H54:.H60]) / SUM([.H49:.H55])" office:value-type="float" office:value="1.16985645933014" calcext:value-type="float">
            <text:p>1.1699</text:p>
          </table:table-cell>
          <table:table-cell table:formula="of:= AVERAGE([.X56:.X58])" office:value-type="float" office:value="1.17219359924848" calcext:value-type="float">
            <text:p>1.1722</text:p>
          </table:table-cell>
          <table:table-cell table:formula="of:= AVERAGE([.X55:.X59])" office:value-type="float" office:value="1.15761630805689" calcext:value-type="float">
            <text:p>1.1576</text:p>
          </table:table-cell>
          <table:table-cell table:formula="of:= AVERAGE([.X54:.X60])" office:value-type="float" office:value="1.14004697169643" calcext:value-type="float">
            <text:p>1.1400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112.529411764706" calcext:value-type="float">
            <text:p>112,53</text:p>
          </table:table-cell>
          <table:table-cell table:formula="of:= SUM([.H56:.H60]) / SUM([.F56:.F60])" office:value-type="float" office:value="91.9705882352941" calcext:value-type="float">
            <text:p>91,97</text:p>
          </table:table-cell>
          <table:table-cell table:formula="of:= SUM([.H55:.H61]) / SUM([.F55:.F61])" office:value-type="float" office:value="72.7868852459016" calcext:value-type="float">
            <text:p>72,79</text:p>
          </table:table-cell>
          <table:table-cell table:formula="of:=AVERAGE([.F57:.F59])" office:value-type="float" office:value="5.66666666666667" calcext:value-type="float">
            <text:p>5,7</text:p>
          </table:table-cell>
          <table:table-cell table:formula="of:=AVERAGE([.F56:.F60])" office:value-type="float" office:value="6.8" calcext:value-type="float">
            <text:p>6,8</text:p>
          </table:table-cell>
          <table:table-cell table:formula="of:=AVERAGE([.F55:.F61])" office:value-type="float" office:value="8.71428571428571" calcext:value-type="float">
            <text:p>8,7</text:p>
          </table:table-cell>
          <table:table-cell table:formula="of:=AVERAGE([.H57:.H59])" office:value-type="float" office:value="637.666666666667" calcext:value-type="float">
            <text:p>637,7</text:p>
          </table:table-cell>
          <table:table-cell table:formula="of:=AVERAGE([.H56:.H60])" office:value-type="float" office:value="625.4" calcext:value-type="float">
            <text:p>625,4</text:p>
          </table:table-cell>
          <table:table-cell table:formula="of:=AVERAGE([.H55:.H61])" office:value-type="float" office:value="634.285714285714" calcext:value-type="float">
            <text:p>634,3</text:p>
          </table:table-cell>
          <table:table-cell table:formula="of:= SUM([.F55:.F61]) / SUM([.F50:.F56])" office:value-type="float" office:value="1.10909090909091" calcext:value-type="float">
            <text:p>1.1091</text:p>
          </table:table-cell>
          <table:table-cell table:formula="of:= AVERAGE([.T57:.T59])" office:value-type="float" office:value="1.0633873585451" calcext:value-type="float">
            <text:p>1.0634</text:p>
          </table:table-cell>
          <table:table-cell table:formula="of:= AVERAGE([.T56:.T60])" office:value-type="float" office:value="1.07493717703182" calcext:value-type="float">
            <text:p>1.0749</text:p>
          </table:table-cell>
          <table:table-cell table:formula="of:= AVERAGE([.T55:.T61])" office:value-type="float" office:value="1.10712124517843" calcext:value-type="float">
            <text:p>1.1071</text:p>
          </table:table-cell>
          <table:table-cell table:formula="of:= SUM([.H55:.H61]) / SUM([.H50:.H56])" office:value-type="float" office:value="1.12291350531108" calcext:value-type="float">
            <text:p>1.1229</text:p>
          </table:table-cell>
          <table:table-cell table:formula="of:= AVERAGE([.X57:.X59])" office:value-type="float" office:value="1.11203389769857" calcext:value-type="float">
            <text:p>1.1120</text:p>
          </table:table-cell>
          <table:table-cell table:formula="of:= AVERAGE([.X56:.X60])" office:value-type="float" office:value="1.10629443184549" calcext:value-type="float">
            <text:p>1.1063</text:p>
          </table:table-cell>
          <table:table-cell table:formula="of:= AVERAGE([.X55:.X61])" office:value-type="float" office:value="1.09783236070262" calcext:value-type="float">
            <text:p>1.0978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92.15" calcext:value-type="float">
            <text:p>92,15</text:p>
          </table:table-cell>
          <table:table-cell table:formula="of:= SUM([.H57:.H61]) / SUM([.F57:.F61])" office:value-type="float" office:value="76.219512195122" calcext:value-type="float">
            <text:p>76,22</text:p>
          </table:table-cell>
          <table:table-cell table:formula="of:= SUM([.H56:.H62]) / SUM([.F56:.F62])" office:value-type="float" office:value="73.4576271186441" calcext:value-type="float">
            <text:p>73,46</text:p>
          </table:table-cell>
          <table:table-cell table:formula="of:=AVERAGE([.F58:.F60])" office:value-type="float" office:value="6.66666666666667" calcext:value-type="float">
            <text:p>6,7</text:p>
          </table:table-cell>
          <table:table-cell table:formula="of:=AVERAGE([.F57:.F61])" office:value-type="float" office:value="8.2" calcext:value-type="float">
            <text:p>8,2</text:p>
          </table:table-cell>
          <table:table-cell table:formula="of:=AVERAGE([.F56:.F62])" office:value-type="float" office:value="8.42857142857143" calcext:value-type="float">
            <text:p>8,4</text:p>
          </table:table-cell>
          <table:table-cell table:formula="of:=AVERAGE([.H58:.H60])" office:value-type="float" office:value="614.333333333333" calcext:value-type="float">
            <text:p>614,3</text:p>
          </table:table-cell>
          <table:table-cell table:formula="of:=AVERAGE([.H57:.H61])" office:value-type="float" office:value="625" calcext:value-type="float">
            <text:p>625,0</text:p>
          </table:table-cell>
          <table:table-cell table:formula="of:=AVERAGE([.H56:.H62])" office:value-type="float" office:value="619.142857142857" calcext:value-type="float">
            <text:p>619,1</text:p>
          </table:table-cell>
          <table:table-cell table:formula="of:= SUM([.F56:.F62]) / SUM([.F51:.F57])" office:value-type="float" office:value="1.01724137931034" calcext:value-type="float">
            <text:p>1.0172</text:p>
          </table:table-cell>
          <table:table-cell table:formula="of:= AVERAGE([.T58:.T60])" office:value-type="float" office:value="1.0480631437528" calcext:value-type="float">
            <text:p>1.0481</text:p>
          </table:table-cell>
          <table:table-cell table:formula="of:= AVERAGE([.T57:.T61])" office:value-type="float" office:value="1.07833853757604" calcext:value-type="float">
            <text:p>1.0783</text:p>
          </table:table-cell>
          <table:table-cell table:formula="of:= AVERAGE([.T56:.T62])" office:value-type="float" office:value="1.12833705064955" calcext:value-type="float">
            <text:p>1.1283</text:p>
          </table:table-cell>
          <table:table-cell table:formula="of:= SUM([.H56:.H62]) / SUM([.H51:.H57])" office:value-type="float" office:value="1.0433317284545" calcext:value-type="float">
            <text:p>1.0433</text:p>
          </table:table-cell>
          <table:table-cell table:formula="of:= AVERAGE([.X58:.X60])" office:value-type="float" office:value="1.0459349555977" calcext:value-type="float">
            <text:p>1.0459</text:p>
          </table:table-cell>
          <table:table-cell table:formula="of:= AVERAGE([.X57:.X61])" office:value-type="float" office:value="1.04656933554593" calcext:value-type="float">
            <text:p>1.0466</text:p>
          </table:table-cell>
          <table:table-cell table:formula="of:= AVERAGE([.X56:.X62])" office:value-type="float" office:value="1.05241502597396" calcext:value-type="float">
            <text:p>1.0524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63.5862068965517" calcext:value-type="float">
            <text:p>63,59</text:p>
          </table:table-cell>
          <table:table-cell table:formula="of:= SUM([.H58:.H62]) / SUM([.F58:.F62])" office:value-type="float" office:value="67.7777777777778" calcext:value-type="float">
            <text:p>67,78</text:p>
          </table:table-cell>
          <table:table-cell table:formula="of:= SUM([.H57:.H63]) / SUM([.F57:.F63])" office:value-type="float" office:value="74.3157894736842" calcext:value-type="float">
            <text:p>74,32</text:p>
          </table:table-cell>
          <table:table-cell table:formula="of:=AVERAGE([.F59:.F61])" office:value-type="float" office:value="9.66666666666667" calcext:value-type="float">
            <text:p>9,7</text:p>
          </table:table-cell>
          <table:table-cell table:formula="of:=AVERAGE([.F58:.F62])" office:value-type="float" office:value="9" calcext:value-type="float">
            <text:p>9,0</text:p>
          </table:table-cell>
          <table:table-cell table:formula="of:=AVERAGE([.F57:.F63])" office:value-type="float" office:value="8.14285714285714" calcext:value-type="float">
            <text:p>8,1</text:p>
          </table:table-cell>
          <table:table-cell table:formula="of:=AVERAGE([.H59:.H61])" office:value-type="float" office:value="614.666666666667" calcext:value-type="float">
            <text:p>614,7</text:p>
          </table:table-cell>
          <table:table-cell table:formula="of:=AVERAGE([.H58:.H62])" office:value-type="float" office:value="610" calcext:value-type="float">
            <text:p>610,0</text:p>
          </table:table-cell>
          <table:table-cell table:formula="of:=AVERAGE([.H57:.H63])" office:value-type="float" office:value="605.142857142857" calcext:value-type="float">
            <text:p>605,1</text:p>
          </table:table-cell>
          <table:table-cell table:formula="of:= SUM([.F57:.F63]) / SUM([.F52:.F58])" office:value-type="float" office:value="1.01785714285714" calcext:value-type="float">
            <text:p>1.0179</text:p>
          </table:table-cell>
          <table:table-cell table:formula="of:= AVERAGE([.T59:.T61])" office:value-type="float" office:value="1.07292399718508" calcext:value-type="float">
            <text:p>1.0729</text:p>
          </table:table-cell>
          <table:table-cell table:formula="of:= AVERAGE([.T58:.T62])" office:value-type="float" office:value="1.13357258012923" calcext:value-type="float">
            <text:p>1.1336</text:p>
          </table:table-cell>
          <table:table-cell table:formula="of:= AVERAGE([.T57:.T63])" office:value-type="float" office:value="1.15604977508359" calcext:value-type="float">
            <text:p>1.1560</text:p>
          </table:table-cell>
          <table:table-cell table:formula="of:= SUM([.H57:.H63]) / SUM([.H52:.H58])" office:value-type="float" office:value="0.971559633027523" calcext:value-type="float">
            <text:p>0.9716</text:p>
          </table:table-cell>
          <table:table-cell table:formula="of:= AVERAGE([.X59:.X61])" office:value-type="float" office:value="0.980025571029468" calcext:value-type="float">
            <text:p>0.9800</text:p>
          </table:table-cell>
          <table:table-cell table:formula="of:= AVERAGE([.X58:.X62])" office:value-type="float" office:value="0.99464757787667" calcext:value-type="float">
            <text:p>0.9946</text:p>
          </table:table-cell>
          <table:table-cell table:formula="of:= AVERAGE([.X57:.X63])" office:value-type="float" office:value="1.00503020940437" calcext:value-type="float">
            <text:p>1.0050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55.625" calcext:value-type="float">
            <text:p>55,63</text:p>
          </table:table-cell>
          <table:table-cell table:formula="of:= SUM([.H59:.H63]) / SUM([.F59:.F63])" office:value-type="float" office:value="65.6666666666667" calcext:value-type="float">
            <text:p>65,67</text:p>
          </table:table-cell>
          <table:table-cell table:formula="of:= SUM([.H58:.H64]) / SUM([.F58:.F64])" office:value-type="float" office:value="71" calcext:value-type="float">
            <text:p>71,00</text:p>
          </table:table-cell>
          <table:table-cell table:formula="of:=AVERAGE([.F60:.F62])" office:value-type="float" office:value="10.6666666666667" calcext:value-type="float">
            <text:p>10,7</text:p>
          </table:table-cell>
          <table:table-cell table:formula="of:=AVERAGE([.F59:.F63])" office:value-type="float" office:value="9" calcext:value-type="float">
            <text:p>9,0</text:p>
          </table:table-cell>
          <table:table-cell table:formula="of:=AVERAGE([.F58:.F64])" office:value-type="float" office:value="8.28571428571429" calcext:value-type="float">
            <text:p>8,3</text:p>
          </table:table-cell>
          <table:table-cell table:formula="of:=AVERAGE([.H60:.H62])" office:value-type="float" office:value="593.333333333333" calcext:value-type="float">
            <text:p>593,3</text:p>
          </table:table-cell>
          <table:table-cell table:formula="of:=AVERAGE([.H59:.H63])" office:value-type="float" office:value="591" calcext:value-type="float">
            <text:p>591,0</text:p>
          </table:table-cell>
          <table:table-cell table:formula="of:=AVERAGE([.H58:.H64])" office:value-type="float" office:value="588.285714285714" calcext:value-type="float">
            <text:p>588,3</text:p>
          </table:table-cell>
          <table:table-cell table:formula="of:= SUM([.F58:.F64]) / SUM([.F53:.F59])" office:value-type="float" office:value="1.18367346938776" calcext:value-type="float">
            <text:p>1.1837</text:p>
          </table:table-cell>
          <table:table-cell table:formula="of:= AVERAGE([.T60:.T62])" office:value-type="float" office:value="1.18051020408163" calcext:value-type="float">
            <text:p>1.1805</text:p>
          </table:table-cell>
          <table:table-cell table:formula="of:= AVERAGE([.T59:.T63])" office:value-type="float" office:value="1.18388554585203" calcext:value-type="float">
            <text:p>1.1839</text:p>
          </table:table-cell>
          <table:table-cell table:formula="of:= AVERAGE([.T58:.T64])" office:value-type="float" office:value="1.21957045923175" calcext:value-type="float">
            <text:p>1.2196</text:p>
          </table:table-cell>
          <table:table-cell table:formula="of:= SUM([.H58:.H64]) / SUM([.H53:.H59])" office:value-type="float" office:value="0.925185351606381" calcext:value-type="float">
            <text:p>0.9252</text:p>
          </table:table-cell>
          <table:table-cell table:formula="of:= AVERAGE([.X60:.X62])" office:value-type="float" office:value="0.935664218539257" calcext:value-type="float">
            <text:p>0.9357</text:p>
          </table:table-cell>
          <table:table-cell table:formula="of:= AVERAGE([.X59:.X63])" office:value-type="float" office:value="0.948488300237878" calcext:value-type="float">
            <text:p>0.9485</text:p>
          </table:table-cell>
          <table:table-cell table:formula="of:= AVERAGE([.X58:.X64])" office:value-type="float" office:value="0.971304917864494" calcext:value-type="float">
            <text:p>0.9713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53.030303030303" calcext:value-type="float">
            <text:p>53,03</text:p>
          </table:table-cell>
          <table:table-cell table:formula="of:= SUM([.H60:.H64]) / SUM([.F60:.F64])" office:value-type="float" office:value="63.2888888888889" calcext:value-type="float">
            <text:p>63,29</text:p>
          </table:table-cell>
          <table:table-cell table:formula="of:= SUM([.H59:.H65]) / SUM([.F59:.F65])" office:value-type="float" office:value="59.7910447761194" calcext:value-type="float">
            <text:p>59,79</text:p>
          </table:table-cell>
          <table:table-cell table:formula="of:=AVERAGE([.F61:.F63])" office:value-type="float" office:value="11" calcext:value-type="float">
            <text:p>11,0</text:p>
          </table:table-cell>
          <table:table-cell table:formula="of:=AVERAGE([.F60:.F64])" office:value-type="float" office:value="9" calcext:value-type="float">
            <text:p>9,0</text:p>
          </table:table-cell>
          <table:table-cell table:formula="of:=AVERAGE([.F59:.F65])" office:value-type="float" office:value="9.57142857142857" calcext:value-type="float">
            <text:p>9,6</text:p>
          </table:table-cell>
          <table:table-cell table:formula="of:=AVERAGE([.H61:.H63])" office:value-type="float" office:value="583.333333333333" calcext:value-type="float">
            <text:p>583,3</text:p>
          </table:table-cell>
          <table:table-cell table:formula="of:=AVERAGE([.H60:.H64])" office:value-type="float" office:value="569.6" calcext:value-type="float">
            <text:p>569,6</text:p>
          </table:table-cell>
          <table:table-cell table:formula="of:=AVERAGE([.H59:.H65])" office:value-type="float" office:value="572.285714285714" calcext:value-type="float">
            <text:p>572,3</text:p>
          </table:table-cell>
          <table:table-cell table:formula="of:= SUM([.F59:.F65]) / SUM([.F54:.F60])" office:value-type="float" office:value="1.34" calcext:value-type="float">
            <text:p>1.3400</text:p>
          </table:table-cell>
          <table:table-cell table:formula="of:= AVERAGE([.T61:.T63])" office:value-type="float" office:value="1.29477640236422" calcext:value-type="float">
            <text:p>1.2948</text:p>
          </table:table-cell>
          <table:table-cell table:formula="of:= AVERAGE([.T60:.T64])" office:value-type="float" office:value="1.2821321852442" calcext:value-type="float">
            <text:p>1.2821</text:p>
          </table:table-cell>
          <table:table-cell table:formula="of:= AVERAGE([.T59:.T65])" office:value-type="float" office:value="1.29671787322127" calcext:value-type="float">
            <text:p>1.2967</text:p>
          </table:table-cell>
          <table:table-cell table:formula="of:= SUM([.H59:.H65]) / SUM([.H54:.H60])" office:value-type="float" office:value="0.910247670983867" calcext:value-type="float">
            <text:p>0.9102</text:p>
          </table:table-cell>
          <table:table-cell table:formula="of:= AVERAGE([.X61:.X63])" office:value-type="float" office:value="0.909183379902455" calcext:value-type="float">
            <text:p>0.9092</text:p>
          </table:table-cell>
          <table:table-cell table:formula="of:= AVERAGE([.X60:.X64])" office:value-type="float" office:value="0.926577838257176" calcext:value-type="float">
            <text:p>0.9266</text:p>
          </table:table-cell>
          <table:table-cell table:formula="of:= AVERAGE([.X59:.X65])" office:value-type="float" office:value="0.949058134898835" calcext:value-type="float">
            <text:p>0.9491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77.9047619047619" calcext:value-type="float">
            <text:p>77,90</text:p>
          </table:table-cell>
          <table:table-cell table:formula="of:= SUM([.H61:.H65]) / SUM([.F61:.F65])" office:value-type="float" office:value="50.9272727272727" calcext:value-type="float">
            <text:p>50,93</text:p>
          </table:table-cell>
          <table:table-cell table:formula="of:= SUM([.H60:.H66]) / SUM([.F60:.F66])" office:value-type="float" office:value="47.7228915662651" calcext:value-type="float">
            <text:p>47,72</text:p>
          </table:table-cell>
          <table:table-cell table:formula="of:=AVERAGE([.F62:.F64])" office:value-type="float" office:value="7" calcext:value-type="float">
            <text:p>7,0</text:p>
          </table:table-cell>
          <table:table-cell table:formula="of:=AVERAGE([.F61:.F65])" office:value-type="float" office:value="11" calcext:value-type="float">
            <text:p>11,0</text:p>
          </table:table-cell>
          <table:table-cell table:formula="of:=AVERAGE([.F60:.F66])" office:value-type="float" office:value="11.8571428571429" calcext:value-type="float">
            <text:p>11,9</text:p>
          </table:table-cell>
          <table:table-cell table:formula="of:=AVERAGE([.H62:.H64])" office:value-type="float" office:value="545.333333333333" calcext:value-type="float">
            <text:p>545,3</text:p>
          </table:table-cell>
          <table:table-cell table:formula="of:=AVERAGE([.H61:.H65])" office:value-type="float" office:value="560.2" calcext:value-type="float">
            <text:p>560,2</text:p>
          </table:table-cell>
          <table:table-cell table:formula="of:=AVERAGE([.H60:.H66])" office:value-type="float" office:value="565.857142857143" calcext:value-type="float">
            <text:p>565,9</text:p>
          </table:table-cell>
          <table:table-cell table:formula="of:= SUM([.F60:.F66]) / SUM([.F55:.F61])" office:value-type="float" office:value="1.36065573770492" calcext:value-type="float">
            <text:p>1.3607</text:p>
          </table:table-cell>
          <table:table-cell table:formula="of:= AVERAGE([.T62:.T64])" office:value-type="float" office:value="1.40304343799204" calcext:value-type="float">
            <text:p>1.4030</text:p>
          </table:table-cell>
          <table:table-cell table:formula="of:= AVERAGE([.T61:.T65])" office:value-type="float" office:value="1.40838531807628" calcext:value-type="float">
            <text:p>1.4084</text:p>
          </table:table-cell>
          <table:table-cell table:formula="of:= AVERAGE([.T60:.T66])" office:value-type="float" office:value="1.39770309489615" calcext:value-type="float">
            <text:p>1.3977</text:p>
          </table:table-cell>
          <table:table-cell table:formula="of:= SUM([.H60:.H66]) / SUM([.H55:.H61])" office:value-type="float" office:value="0.892117117117117" calcext:value-type="float">
            <text:p>0.8921</text:p>
          </table:table-cell>
          <table:table-cell table:formula="of:= AVERAGE([.X62:.X64])" office:value-type="float" office:value="0.912048068883992" calcext:value-type="float">
            <text:p>0.9120</text:p>
          </table:table-cell>
          <table:table-cell table:formula="of:= AVERAGE([.X61:.X65])" office:value-type="float" office:value="0.925703116561964" calcext:value-type="float">
            <text:p>0.9257</text:p>
          </table:table-cell>
          <table:table-cell table:formula="of:= AVERAGE([.X60:.X66])" office:value-type="float" office:value="0.952373195685082" calcext:value-type="float">
            <text:p>0.9524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53.1333333333333" calcext:value-type="float">
            <text:p>53,13</text:p>
          </table:table-cell>
          <table:table-cell table:formula="of:= SUM([.H62:.H66]) / SUM([.F62:.F66])" office:value-type="float" office:value="46.5932203389831" calcext:value-type="float">
            <text:p>46,59</text:p>
          </table:table-cell>
          <table:table-cell table:formula="of:= SUM([.H61:.H67]) / SUM([.F61:.F67])" office:value-type="float" office:value="45.4719101123596" calcext:value-type="float">
            <text:p>45,47</text:p>
          </table:table-cell>
          <table:table-cell table:formula="of:=AVERAGE([.F63:.F65])" office:value-type="float" office:value="10" calcext:value-type="float">
            <text:p>10,0</text:p>
          </table:table-cell>
          <table:table-cell table:formula="of:=AVERAGE([.F62:.F66])" office:value-type="float" office:value="11.8" calcext:value-type="float">
            <text:p>11,8</text:p>
          </table:table-cell>
          <table:table-cell table:formula="of:=AVERAGE([.F61:.F67])" office:value-type="float" office:value="12.7142857142857" calcext:value-type="float">
            <text:p>12,7</text:p>
          </table:table-cell>
          <table:table-cell table:formula="of:=AVERAGE([.H63:.H65])" office:value-type="float" office:value="531.333333333333" calcext:value-type="float">
            <text:p>531,3</text:p>
          </table:table-cell>
          <table:table-cell table:formula="of:=AVERAGE([.H62:.H66])" office:value-type="float" office:value="549.8" calcext:value-type="float">
            <text:p>549,8</text:p>
          </table:table-cell>
          <table:table-cell table:formula="of:=AVERAGE([.H61:.H67])" office:value-type="float" office:value="578.142857142857" calcext:value-type="float">
            <text:p>578,1</text:p>
          </table:table-cell>
          <table:table-cell table:formula="of:= SUM([.F61:.F67]) / SUM([.F56:.F62])" office:value-type="float" office:value="1.50847457627119" calcext:value-type="float">
            <text:p>1.5085</text:p>
          </table:table-cell>
          <table:table-cell table:formula="of:= AVERAGE([.T63:.T65])" office:value-type="float" office:value="1.50608437366455" calcext:value-type="float">
            <text:p>1.5061</text:p>
          </table:table-cell>
          <table:table-cell table:formula="of:= AVERAGE([.T62:.T66])" office:value-type="float" office:value="1.51647821040563" calcext:value-type="float">
            <text:p>1.5165</text:p>
          </table:table-cell>
          <table:table-cell table:formula="of:= AVERAGE([.T61:.T67])" office:value-type="float" office:value="1.47191113632167" calcext:value-type="float">
            <text:p>1.4719</text:p>
          </table:table-cell>
          <table:table-cell table:formula="of:= SUM([.H61:.H67]) / SUM([.H56:.H62])" office:value-type="float" office:value="0.933779418550992" calcext:value-type="float">
            <text:p>0.9338</text:p>
          </table:table-cell>
          <table:table-cell table:formula="of:= AVERAGE([.X63:.X65])" office:value-type="float" office:value="0.931027520073191" calcext:value-type="float">
            <text:p>0.9310</text:p>
          </table:table-cell>
          <table:table-cell table:formula="of:= AVERAGE([.X62:.X66])" office:value-type="float" office:value="0.953973477032335" calcext:value-type="float">
            <text:p>0.9540</text:p>
          </table:table-cell>
          <table:table-cell table:formula="of:= AVERAGE([.X61:.X67])" office:value-type="float" office:value="0.979793925664818" calcext:value-type="float">
            <text:p>0.9798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38.093023255814" calcext:value-type="float">
            <text:p>38,09</text:p>
          </table:table-cell>
          <table:table-cell table:formula="of:= SUM([.H63:.H67]) / SUM([.F63:.F67])" office:value-type="float" office:value="44.375" calcext:value-type="float">
            <text:p>44,38</text:p>
          </table:table-cell>
          <table:table-cell table:formula="of:= SUM([.H62:.H68]) / SUM([.F62:.F68])" office:value-type="float" office:value="43.5851063829787" calcext:value-type="float">
            <text:p>43,59</text:p>
          </table:table-cell>
          <table:table-cell table:formula="of:=AVERAGE([.F64:.F66])" office:value-type="float" office:value="14.3333333333333" calcext:value-type="float">
            <text:p>14,3</text:p>
          </table:table-cell>
          <table:table-cell table:formula="of:=AVERAGE([.F63:.F67])" office:value-type="float" office:value="12.8" calcext:value-type="float">
            <text:p>12,8</text:p>
          </table:table-cell>
          <table:table-cell table:formula="of:=AVERAGE([.F62:.F68])" office:value-type="float" office:value="13.4285714285714" calcext:value-type="float">
            <text:p>13,4</text:p>
          </table:table-cell>
          <table:table-cell table:formula="of:=AVERAGE([.H64:.H66])" office:value-type="float" office:value="546" calcext:value-type="float">
            <text:p>546,0</text:p>
          </table:table-cell>
          <table:table-cell table:formula="of:=AVERAGE([.H63:.H67])" office:value-type="float" office:value="568" calcext:value-type="float">
            <text:p>568,0</text:p>
          </table:table-cell>
          <table:table-cell table:formula="of:=AVERAGE([.H62:.H68])" office:value-type="float" office:value="585.285714285714" calcext:value-type="float">
            <text:p>585,3</text:p>
          </table:table-cell>
          <table:table-cell table:formula="of:= SUM([.F62:.F68]) / SUM([.F57:.F63])" office:value-type="float" office:value="1.64912280701754" calcext:value-type="float">
            <text:p>1.6491</text:p>
          </table:table-cell>
          <table:table-cell table:formula="of:= AVERAGE([.T64:.T66])" office:value-type="float" office:value="1.6272451047744" calcext:value-type="float">
            <text:p>1.6272</text:p>
          </table:table-cell>
          <table:table-cell table:formula="of:= AVERAGE([.T63:.T67])" office:value-type="float" office:value="1.55594089697279" calcext:value-type="float">
            <text:p>1.5559</text:p>
          </table:table-cell>
          <table:table-cell table:formula="of:= AVERAGE([.T62:.T68])" office:value-type="float" office:value="1.48181664757953" calcext:value-type="float">
            <text:p>1.4818</text:p>
          </table:table-cell>
          <table:table-cell table:formula="of:= SUM([.H62:.H68]) / SUM([.H57:.H63])" office:value-type="float" office:value="0.967186024551464" calcext:value-type="float">
            <text:p>0.9672</text:p>
          </table:table-cell>
          <table:table-cell table:formula="of:= AVERAGE([.X64:.X66])" office:value-type="float" office:value="0.989167532353563" calcext:value-type="float">
            <text:p>0.9892</text:p>
          </table:table-cell>
          <table:table-cell table:formula="of:= AVERAGE([.X63:.X67])" office:value-type="float" office:value="1.0046248914127" calcext:value-type="float">
            <text:p>1.0046</text:p>
          </table:table-cell>
          <table:table-cell table:formula="of:= AVERAGE([.X62:.X68])" office:value-type="float" office:value="1.02488862838372" calcext:value-type="float">
            <text:p>1.0249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34.7450980392157" calcext:value-type="float">
            <text:p>34,75</text:p>
          </table:table-cell>
          <table:table-cell table:formula="of:= SUM([.H64:.H68]) / SUM([.F64:.F68])" office:value-type="float" office:value="38.2820512820513" calcext:value-type="float">
            <text:p>38,28</text:p>
          </table:table-cell>
          <table:table-cell table:formula="of:= SUM([.H63:.H69]) / SUM([.F63:.F69])" office:value-type="float" office:value="43.92" calcext:value-type="float">
            <text:p>43,92</text:p>
          </table:table-cell>
          <table:table-cell table:formula="of:=AVERAGE([.F65:.F67])" office:value-type="float" office:value="17" calcext:value-type="float">
            <text:p>17,0</text:p>
          </table:table-cell>
          <table:table-cell table:formula="of:=AVERAGE([.F64:.F68])" office:value-type="float" office:value="15.6" calcext:value-type="float">
            <text:p>15,6</text:p>
          </table:table-cell>
          <table:table-cell table:formula="of:=AVERAGE([.F63:.F69])" office:value-type="float" office:value="14.2857142857143" calcext:value-type="float">
            <text:p>14,3</text:p>
          </table:table-cell>
          <table:table-cell table:formula="of:=AVERAGE([.H65:.H67])" office:value-type="float" office:value="590.666666666667" calcext:value-type="float">
            <text:p>590,7</text:p>
          </table:table-cell>
          <table:table-cell table:formula="of:=AVERAGE([.H64:.H68])" office:value-type="float" office:value="597.2" calcext:value-type="float">
            <text:p>597,2</text:p>
          </table:table-cell>
          <table:table-cell table:formula="of:=AVERAGE([.H63:.H69])" office:value-type="float" office:value="627.428571428571" calcext:value-type="float">
            <text:p>627,4</text:p>
          </table:table-cell>
          <table:table-cell table:formula="of:= SUM([.F63:.F69]) / SUM([.F58:.F64])" office:value-type="float" office:value="1.72413793103448" calcext:value-type="float">
            <text:p>1.7241</text:p>
          </table:table-cell>
          <table:table-cell table:formula="of:= AVERAGE([.T65:.T67])" office:value-type="float" office:value="1.63685805696262" calcext:value-type="float">
            <text:p>1.6369</text:p>
          </table:table-cell>
          <table:table-cell table:formula="of:= AVERAGE([.T64:.T68])" office:value-type="float" office:value="1.53441215907036" calcext:value-type="float">
            <text:p>1.5344</text:p>
          </table:table-cell>
          <table:table-cell table:formula="of:= AVERAGE([.T63:.T69])" office:value-type="float" office:value="1.44929658337407" calcext:value-type="float">
            <text:p>1.4493</text:p>
          </table:table-cell>
          <table:table-cell table:formula="of:= SUM([.H63:.H69]) / SUM([.H58:.H64])" office:value-type="float" office:value="1.06653715395823" calcext:value-type="float">
            <text:p>1.0665</text:p>
          </table:table-cell>
          <table:table-cell table:formula="of:= AVERAGE([.X65:.X67])" office:value-type="float" office:value="1.06574264046512" calcext:value-type="float">
            <text:p>1.0657</text:p>
          </table:table-cell>
          <table:table-cell table:formula="of:= AVERAGE([.X64:.X68])" office:value-type="float" office:value="1.07437112211702" calcext:value-type="float">
            <text:p>1.0744</text:p>
          </table:table-cell>
          <table:table-cell table:formula="of:= AVERAGE([.X63:.X69])" office:value-type="float" office:value="1.08049340354445" calcext:value-type="float">
            <text:p>1.0805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34.5535714285714" calcext:value-type="float">
            <text:p>34,55</text:p>
          </table:table-cell>
          <table:table-cell table:formula="of:= SUM([.H65:.H69]) / SUM([.F65:.F69])" office:value-type="float" office:value="38.2068965517241" calcext:value-type="float">
            <text:p>38,21</text:p>
          </table:table-cell>
          <table:table-cell table:formula="of:= SUM([.H64:.H70]) / SUM([.F64:.F70])" office:value-type="float" office:value="45.252427184466" calcext:value-type="float">
            <text:p>45,25</text:p>
          </table:table-cell>
          <table:table-cell table:formula="of:=AVERAGE([.F66:.F68])" office:value-type="float" office:value="18.6666666666667" calcext:value-type="float">
            <text:p>18,7</text:p>
          </table:table-cell>
          <table:table-cell table:formula="of:=AVERAGE([.F65:.F69])" office:value-type="float" office:value="17.4" calcext:value-type="float">
            <text:p>17,4</text:p>
          </table:table-cell>
          <table:table-cell table:formula="of:=AVERAGE([.F64:.F70])" office:value-type="float" office:value="14.7142857142857" calcext:value-type="float">
            <text:p>14,7</text:p>
          </table:table-cell>
          <table:table-cell table:formula="of:=AVERAGE([.H66:.H68])" office:value-type="float" office:value="645" calcext:value-type="float">
            <text:p>645,0</text:p>
          </table:table-cell>
          <table:table-cell table:formula="of:=AVERAGE([.H65:.H69])" office:value-type="float" office:value="664.8" calcext:value-type="float">
            <text:p>664,8</text:p>
          </table:table-cell>
          <table:table-cell table:formula="of:=AVERAGE([.H64:.H70])" office:value-type="float" office:value="665.857142857143" calcext:value-type="float">
            <text:p>665,9</text:p>
          </table:table-cell>
          <table:table-cell table:formula="of:= SUM([.F64:.F70]) / SUM([.F59:.F65])" office:value-type="float" office:value="1.53731343283582" calcext:value-type="float">
            <text:p>1.5373</text:p>
          </table:table-cell>
          <table:table-cell table:formula="of:= AVERAGE([.T66:.T68])" office:value-type="float" office:value="1.50482113735436" calcext:value-type="float">
            <text:p>1.5048</text:p>
          </table:table-cell>
          <table:table-cell table:formula="of:= AVERAGE([.T65:.T69])" office:value-type="float" office:value="1.45518915392848" calcext:value-type="float">
            <text:p>1.4552</text:p>
          </table:table-cell>
          <table:table-cell table:formula="of:= AVERAGE([.T64:.T70])" office:value-type="float" office:value="1.41145214668067" calcext:value-type="float">
            <text:p>1.4115</text:p>
          </table:table-cell>
          <table:table-cell table:formula="of:= SUM([.H64:.H70]) / SUM([.H59:.H65])" office:value-type="float" office:value="1.16350474288567" calcext:value-type="float">
            <text:p>1.1635</text:p>
          </table:table-cell>
          <table:table-cell table:formula="of:= AVERAGE([.X66:.X68])" office:value-type="float" office:value="1.15696338916088" calcext:value-type="float">
            <text:p>1.1570</text:p>
          </table:table-cell>
          <table:table-cell table:formula="of:= AVERAGE([.X65:.X69])" office:value-type="float" office:value="1.14751145782861" calcext:value-type="float">
            <text:p>1.1475</text:p>
          </table:table-cell>
          <table:table-cell table:formula="of:= AVERAGE([.X64:.X70])" office:value-type="float" office:value="1.14984715266999" calcext:value-type="float">
            <text:p>1.14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  <table:table-cell table:formula="of:= SUM([.H66:.H70]) / SUM([.F66:.F70])" office:value-type="float" office:value="44.5679012345679" calcext:value-type="float">
            <text:p>44,57</text:p>
          </table:table-cell>
          <table:table-cell table:formula="of:= SUM([.H65:.H71]) / SUM([.F65:.F71])" office:value-type="float" office:value="47.2596153846154" calcext:value-type="float">
            <text:p>47,26</text:p>
          </table:table-cell>
          <table:table-cell table:formula="of:=AVERAGE([.F67:.F69])" office:value-type="float" office:value="16.3333333333333" calcext:value-type="float">
            <text:p>16,3</text:p>
          </table:table-cell>
          <table:table-cell table:formula="of:=AVERAGE([.F66:.F70])" office:value-type="float" office:value="16.2" calcext:value-type="float">
            <text:p>16,2</text:p>
          </table:table-cell>
          <table:table-cell table:formula="of:=AVERAGE([.F65:.F71])" office:value-type="float" office:value="14.8571428571429" calcext:value-type="float">
            <text:p>14,9</text:p>
          </table:table-cell>
          <table:table-cell table:formula="of:=AVERAGE([.H67:.H69])" office:value-type="float" office:value="737" calcext:value-type="float">
            <text:p>737,0</text:p>
          </table:table-cell>
          <table:table-cell table:formula="of:=AVERAGE([.H66:.H70])" office:value-type="float" office:value="722" calcext:value-type="float">
            <text:p>722,0</text:p>
          </table:table-cell>
          <table:table-cell table:formula="of:=AVERAGE([.H65:.H71])" office:value-type="float" office:value="702.142857142857" calcext:value-type="float">
            <text:p>702,1</text:p>
          </table:table-cell>
          <table:table-cell table:formula="of:= SUM([.F65:.F71]) / SUM([.F60:.F66])" office:value-type="float" office:value="1.25301204819277" calcext:value-type="float">
            <text:p>1.2530</text:p>
          </table:table-cell>
          <table:table-cell table:formula="of:= AVERAGE([.T67:.T69])" office:value-type="float" office:value="1.30089501053013" calcext:value-type="float">
            <text:p>1.3009</text:p>
          </table:table-cell>
          <table:table-cell table:formula="of:= AVERAGE([.T66:.T70])" office:value-type="float" office:value="1.34451352869519" calcext:value-type="float">
            <text:p>1.3445</text:p>
          </table:table-cell>
          <table:table-cell table:formula="of:= AVERAGE([.T65:.T71])" office:value-type="float" office:value="1.37167006435621" calcext:value-type="float">
            <text:p>1.3717</text:p>
          </table:table-cell>
          <table:table-cell table:formula="of:= SUM([.H65:.H71]) / SUM([.H60:.H66])" office:value-type="float" office:value="1.24084827063873" calcext:value-type="float">
            <text:p>1.2408</text:p>
          </table:table-cell>
          <table:table-cell table:formula="of:= AVERAGE([.X67:.X69])" office:value-type="float" office:value="1.23461137021112" calcext:value-type="float">
            <text:p>1.2346</text:p>
          </table:table-cell>
          <table:table-cell table:formula="of:= AVERAGE([.X66:.X70])" office:value-type="float" office:value="1.22959292511749" calcext:value-type="float">
            <text:p>1.2296</text:p>
          </table:table-cell>
          <table:table-cell table:formula="of:= AVERAGE([.X65:.X71])" office:value-type="float" office:value="1.2131714043524" calcext:value-type="float">
            <text:p>1.213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  <table:table-cell table:formula="of:= SUM([.H67:.H71]) / SUM([.F67:.F71])" office:value-type="float" office:value="57.6060606060606" calcext:value-type="float">
            <text:p>57,61</text:p>
          </table:table-cell>
          <table:table-cell table:formula="of:= SUM([.H66:.H72]) / SUM([.F66:.F72])" office:value-type="float" office:value="53.1212121212121" calcext:value-type="float">
            <text:p>53,12</text:p>
          </table:table-cell>
          <table:table-cell table:formula="of:=AVERAGE([.F68:.F70])" office:value-type="float" office:value="15.6666666666667" calcext:value-type="float">
            <text:p>15,7</text:p>
          </table:table-cell>
          <table:table-cell table:formula="of:=AVERAGE([.F67:.F71])" office:value-type="float" office:value="13.2" calcext:value-type="float">
            <text:p>13,2</text:p>
          </table:table-cell>
          <table:table-cell table:formula="of:=AVERAGE([.F66:.F72])" office:value-type="float" office:value="14.1428571428571" calcext:value-type="float">
            <text:p>14,1</text:p>
          </table:table-cell>
          <table:table-cell table:formula="of:=AVERAGE([.H68:.H70])" office:value-type="float" office:value="788" calcext:value-type="float">
            <text:p>788,0</text:p>
          </table:table-cell>
          <table:table-cell table:formula="of:=AVERAGE([.H67:.H71])" office:value-type="float" office:value="760.4" calcext:value-type="float">
            <text:p>760,4</text:p>
          </table:table-cell>
          <table:table-cell table:formula="of:=AVERAGE([.H66:.H72])" office:value-type="float" office:value="751.285714285714" calcext:value-type="float">
            <text:p>751,3</text:p>
          </table:table-cell>
          <table:table-cell table:formula="of:= SUM([.F66:.F72]) / SUM([.F61:.F67])" office:value-type="float" office:value="1.1123595505618" calcext:value-type="float">
            <text:p>1.1124</text:p>
          </table:table-cell>
          <table:table-cell table:formula="of:= AVERAGE([.T68:.T70])" office:value-type="float" office:value="1.15370542653521" calcext:value-type="float">
            <text:p>1.1537</text:p>
          </table:table-cell>
          <table:table-cell table:formula="of:= AVERAGE([.T67:.T71])" office:value-type="float" office:value="1.24568594248829" calcext:value-type="float">
            <text:p>1.2457</text:p>
          </table:table-cell>
          <table:table-cell table:formula="of:= AVERAGE([.T66:.T72])" office:value-type="float" office:value="1.28309912243831" calcext:value-type="float">
            <text:p>1.2831</text:p>
          </table:table-cell>
          <table:table-cell table:formula="of:= SUM([.H66:.H72]) / SUM([.H61:.H67])" office:value-type="float" office:value="1.29948109710897" calcext:value-type="float">
            <text:p>1.2995</text:p>
          </table:table-cell>
          <table:table-cell table:formula="of:= AVERAGE([.X68:.X70])" office:value-type="float" office:value="1.30597424291452" calcext:value-type="float">
            <text:p>1.3060</text:p>
          </table:table-cell>
          <table:table-cell table:formula="of:= AVERAGE([.X67:.X71])" office:value-type="float" office:value="1.29169533039142" calcext:value-type="float">
            <text:p>1.2917</text:p>
          </table:table-cell>
          <table:table-cell table:formula="of:= AVERAGE([.X66:.X72])" office:value-type="float" office:value="1.27606244366234" calcext:value-type="float">
            <text:p>1.2761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table:style-name="ce22"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  <table:table-cell table:formula="of:= SUM([.H68:.H72]) / SUM([.F68:.F72])" office:value-type="float" office:value="61.7384615384615" calcext:value-type="float">
            <text:p>61,74</text:p>
          </table:table-cell>
          <table:table-cell table:formula="of:= SUM([.H67:.H73]) / SUM([.F67:.F73])" office:value-type="float" office:value="54.7961165048544" calcext:value-type="float">
            <text:p>54,80</text:p>
          </table:table-cell>
          <table:table-cell table:formula="of:=AVERAGE([.F69:.F71])" office:value-type="float" office:value="10.3333333333333" calcext:value-type="float">
            <text:p>10,3</text:p>
          </table:table-cell>
          <table:table-cell table:formula="of:=AVERAGE([.F68:.F72])" office:value-type="float" office:value="13" calcext:value-type="float">
            <text:p>13,0</text:p>
          </table:table-cell>
          <table:table-cell table:formula="of:=AVERAGE([.F67:.F73])" office:value-type="float" office:value="14.7142857142857" calcext:value-type="float">
            <text:p>14,7</text:p>
          </table:table-cell>
          <table:table-cell table:formula="of:=AVERAGE([.H69:.H71])" office:value-type="float" office:value="818" calcext:value-type="float">
            <text:p>818,0</text:p>
          </table:table-cell>
          <table:table-cell table:formula="of:=AVERAGE([.H68:.H72])" office:value-type="float" office:value="802.6" calcext:value-type="float">
            <text:p>802,6</text:p>
          </table:table-cell>
          <table:table-cell table:formula="of:=AVERAGE([.H67:.H73])" office:value-type="float" office:value="806.285714285714" calcext:value-type="float">
            <text:p>806,3</text:p>
          </table:table-cell>
          <table:table-cell table:formula="of:= SUM([.F67:.F73]) / SUM([.F62:.F68])" office:value-type="float" office:value="1.09574468085106" calcext:value-type="float">
            <text:p>1.0957</text:p>
          </table:table-cell>
          <table:table-cell table:formula="of:= AVERAGE([.T69:.T71])" office:value-type="float" office:value="1.14603474380429" calcext:value-type="float">
            <text:p>1.1460</text:p>
          </table:table-cell>
          <table:table-cell table:formula="of:= AVERAGE([.T68:.T72])" office:value-type="float" office:value="1.14404849863957" calcext:value-type="float">
            <text:p>1.1440</text:p>
          </table:table-cell>
          <table:table-cell table:formula="of:= AVERAGE([.T67:.T73])" office:value-type="float" office:value="1.20987062679602" calcext:value-type="float">
            <text:p>1.2099</text:p>
          </table:table-cell>
          <table:table-cell table:formula="of:= SUM([.H67:.H73]) / SUM([.H62:.H68])" office:value-type="float" office:value="1.37759336099585" calcext:value-type="float">
            <text:p>1.3776</text:p>
          </table:table-cell>
          <table:table-cell table:formula="of:= AVERAGE([.X69:.X71])" office:value-type="float" office:value="1.35137454614423" calcext:value-type="float">
            <text:p>1.3514</text:p>
          </table:table-cell>
          <table:table-cell table:formula="of:= AVERAGE([.X68:.X72])" office:value-type="float" office:value="1.3404790417585" calcext:value-type="float">
            <text:p>1.3405</text:p>
          </table:table-cell>
          <table:table-cell table:formula="of:= AVERAGE([.X67:.X73])" office:value-type="float" office:value="1.32550205675042" calcext:value-type="float">
            <text:p>1.3255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table:style-name="ce22"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  <table:table-cell table:formula="of:= SUM([.H69:.H73]) / SUM([.F69:.F73])" office:value-type="float" office:value="63.1764705882353" calcext:value-type="float">
            <text:p>63,18</text:p>
          </table:table-cell>
          <table:table-cell table:formula="of:= SUM([.H68:.H74]) / SUM([.F68:.F74])" office:value-type="float" office:value="49.1707317073171" calcext:value-type="float">
            <text:p>49,17</text:p>
          </table:table-cell>
          <table:table-cell table:formula="of:=AVERAGE([.F70:.F72])" office:value-type="float" office:value="9.66666666666667" calcext:value-type="float">
            <text:p>9,7</text:p>
          </table:table-cell>
          <table:table-cell table:formula="of:=AVERAGE([.F69:.F73])" office:value-type="float" office:value="13.6" calcext:value-type="float">
            <text:p>13,6</text:p>
          </table:table-cell>
          <table:table-cell table:formula="of:=AVERAGE([.F68:.F74])" office:value-type="float" office:value="17.5714285714286" calcext:value-type="float">
            <text:p>17,6</text:p>
          </table:table-cell>
          <table:table-cell table:formula="of:=AVERAGE([.H70:.H72])" office:value-type="float" office:value="820.333333333333" calcext:value-type="float">
            <text:p>820,3</text:p>
          </table:table-cell>
          <table:table-cell table:formula="of:=AVERAGE([.H69:.H73])" office:value-type="float" office:value="859.2" calcext:value-type="float">
            <text:p>859,2</text:p>
          </table:table-cell>
          <table:table-cell table:formula="of:=AVERAGE([.H68:.H74])" office:value-type="float" office:value="864" calcext:value-type="float">
            <text:p>864,0</text:p>
          </table:table-cell>
          <table:table-cell table:formula="of:= SUM([.F68:.F74]) / SUM([.F63:.F69])" office:value-type="float" office:value="1.23" calcext:value-type="float">
            <text:p>1.2300</text:p>
          </table:table-cell>
          <table:table-cell table:formula="of:= AVERAGE([.T70:.T72])" office:value-type="float" office:value="1.11829029814777" calcext:value-type="float">
            <text:p>1.1183</text:p>
          </table:table-cell>
          <table:table-cell table:formula="of:= AVERAGE([.T69:.T73])" office:value-type="float" office:value="1.13575378130871" calcext:value-type="float">
            <text:p>1.1358</text:p>
          </table:table-cell>
          <table:table-cell table:style-name="ce34" table:formula="of:= AVERAGE([.T68:.T74])" office:value-type="float" office:value="1.15619958805036" calcext:value-type="float">
            <text:p>1.1562</text:p>
          </table:table-cell>
          <table:table-cell table:formula="of:= SUM([.H68:.H74]) / SUM([.H63:.H69])" office:value-type="float" office:value="1.37704918032787" calcext:value-type="float">
            <text:p>1.3770</text:p>
          </table:table-cell>
          <table:table-cell table:formula="of:= AVERAGE([.X70:.X72])" office:value-type="float" office:value="1.38735528034827" calcext:value-type="float">
            <text:p>1.3874</text:p>
          </table:table-cell>
          <table:table-cell table:formula="of:= AVERAGE([.X69:.X73])" office:value-type="float" office:value="1.37483227674571" calcext:value-type="float">
            <text:p>1.3748</text:p>
          </table:table-cell>
          <table:table-cell table:style-name="ce34" table:formula="of:= AVERAGE([.X68:.X74])" office:value-type="float" office:value="1.32583152072142" calcext:value-type="float">
            <text:p>1.3258</text:p>
          </table:table-cell>
        </table:table-row>
        <table:table-row table:style-name="ro2">
          <table:table-cell/>
          <table:table-cell office:value-type="date" office:date-value="2021-10-11" calcext:value-type="date">
            <text:p>11.10.2021</text:p>
          </table:table-cell>
          <table:table-cell table:style-name="ce17" office:value-type="float" office:value="306" calcext:value-type="float">
            <text:p>306</text:p>
          </table:table-cell>
          <table:table-cell table:style-name="ce17" table:formula="of:= [.D71] + [.C72]" office:value-type="float" office:value="1706817" calcext:value-type="float">
            <text:p>1 706 817</text:p>
          </table:table-cell>
          <table:table-cell table:style-name="ce17"/>
          <table:table-cell table:style-name="ce22" office:value-type="float" office:value="12" calcext:value-type="float">
            <text:p>12</text:p>
          </table:table-cell>
          <table:table-cell table:formula="of:= [.G71] + [.F72]" office:value-type="float" office:value="82636" calcext:value-type="float">
            <text:p>82 636</text:p>
          </table:table-cell>
          <table:table-cell office:value-type="float" office:value="870" calcext:value-type="float">
            <text:p>870</text:p>
          </table:table-cell>
          <table:table-cell table:style-name="ce6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60.953488372093" calcext:value-type="float">
            <text:p>60,95</text:p>
          </table:table-cell>
          <table:table-cell table:formula="of:= SUM([.H70:.H74]) / SUM([.F70:.F74])" office:value-type="float" office:value="51.6781609195402" calcext:value-type="float">
            <text:p>51,68</text:p>
          </table:table-cell>
          <table:table-cell table:formula="of:= SUM([.H69:.H75]) / SUM([.F69:.F75])" office:value-type="float" office:value="61.8867924528302" calcext:value-type="float">
            <text:p>61,89</text:p>
          </table:table-cell>
          <table:table-cell table:formula="of:=AVERAGE([.F71:.F73])" office:value-type="float" office:value="14.3333333333333" calcext:value-type="float">
            <text:p>14,3</text:p>
          </table:table-cell>
          <table:table-cell table:formula="of:=AVERAGE([.F70:.F74])" office:value-type="float" office:value="17.4" calcext:value-type="float">
            <text:p>17,4</text:p>
          </table:table-cell>
          <table:table-cell table:formula="of:=AVERAGE([.F69:.F75])" office:value-type="float" office:value="15.1428571428571" calcext:value-type="float">
            <text:p>15,1</text:p>
          </table:table-cell>
          <table:table-cell table:formula="of:=AVERAGE([.H71:.H73])" office:value-type="float" office:value="873.666666666667" calcext:value-type="float">
            <text:p>873,7</text:p>
          </table:table-cell>
          <table:table-cell table:formula="of:=AVERAGE([.H70:.H74])" office:value-type="float" office:value="899.2" calcext:value-type="float">
            <text:p>899,2</text:p>
          </table:table-cell>
          <table:table-cell table:formula="of:=AVERAGE([.H69:.H75])" office:value-type="float" office:value="937.142857142857" calcext:value-type="float">
            <text:p>937,1</text:p>
          </table:table-cell>
          <table:table-cell table:formula="of:= SUM([.F69:.F75]) / SUM([.F64:.F70])" office:value-type="float" office:value="1.02912621359223" calcext:value-type="float">
            <text:p>1.0291</text:p>
          </table:table-cell>
          <table:table-cell table:formula="of:= AVERAGE([.T71:.T73])" office:value-type="float" office:value="1.15688822504356" calcext:value-type="float">
            <text:p>1.1569</text:p>
          </table:table-cell>
          <table:table-cell table:style-name="ce34" table:formula="of:= AVERAGE([.T70:.T74])" office:value-type="float" office:value="1.14560510351958" calcext:value-type="float">
            <text:p>1.1456</text:p>
          </table:table-cell>
          <table:table-cell table:style-name="ce34" table:formula="of:= AVERAGE([.T69:.T75])" office:value-type="float" office:value="1.16582477395347" calcext:value-type="float">
            <text:p>1.1658</text:p>
          </table:table-cell>
          <table:table-cell table:formula="of:= SUM([.H69:.H75]) / SUM([.H64:.H70])" office:value-type="float" office:value="1.40742329972109" calcext:value-type="float">
            <text:p>1.4074</text:p>
          </table:table-cell>
          <table:table-cell table:formula="of:= AVERAGE([.X71:.X73])" office:value-type="float" office:value="1.39902897520791" calcext:value-type="float">
            <text:p>1.3990</text:p>
          </table:table-cell>
          <table:table-cell table:style-name="ce34" table:formula="of:= AVERAGE([.X70:.X74])" office:value-type="float" office:value="1.34809825546044" calcext:value-type="float">
            <text:p>1.3481</text:p>
          </table:table-cell>
          <table:table-cell table:style-name="ce34" table:formula="of:= AVERAGE([.X69:.X75])" office:value-type="float" office:value="1.34948881444712" calcext:value-type="float">
            <text:p>1.3495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 table:style-name="ce17" office:value-type="float" office:value="314" calcext:value-type="float">
            <text:p>314</text:p>
          </table:table-cell>
          <table:table-cell table:style-name="ce17" table:formula="of:= [.D72] + [.C73]" office:value-type="float" office:value="1707131" calcext:value-type="float">
            <text:p>1 707 131</text:p>
          </table:table-cell>
          <table:table-cell table:style-name="ce17"/>
          <table:table-cell table:style-name="ce22" office:value-type="float" office:value="25" calcext:value-type="float">
            <text:p>25</text:p>
          </table:table-cell>
          <table:table-cell table:formula="of:= [.G72] + [.F73]" office:value-type="float" office:value="82661" calcext:value-type="float">
            <text:p>82 661</text:p>
          </table:table-cell>
          <table:table-cell office:value-type="float" office:value="972" calcext:value-type="float">
            <text:p>972</text:p>
          </table:table-cell>
          <table:table-cell table:formula="of:= [.I72] + [.H73]" office:value-type="float" office:value="437500" calcext:value-type="float">
            <text:p>437 500</text:p>
          </table:table-cell>
          <table:table-cell table:formula="of:= [.H73] / [.F73]" office:value-type="float" office:value="38.88" calcext:value-type="float">
            <text:p>38,88</text:p>
          </table:table-cell>
          <table:table-cell table:formula="of:= SUM([.H72:.H74]) / SUM([.F72:.F74])" office:value-type="float" office:value="41.5" calcext:value-type="float">
            <text:p>41,50</text:p>
          </table:table-cell>
          <table:table-cell table:formula="of:= SUM([.H71:.H75]) / SUM([.F71:.F75])" office:value-type="float" office:value="60.3086419753086" calcext:value-type="float">
            <text:p>60,31</text:p>
          </table:table-cell>
          <table:table-cell table:formula="of:= SUM([.H70:.H76]) / SUM([.F70:.F76])" office:value-type="float" office:value="55.1031746031746" calcext:value-type="float">
            <text:p>55,10</text:p>
          </table:table-cell>
          <table:table-cell table:formula="of:=AVERAGE([.F72:.F74])" office:value-type="float" office:value="23.3333333333333" calcext:value-type="float">
            <text:p>23,3</text:p>
          </table:table-cell>
          <table:table-cell table:formula="of:=AVERAGE([.F71:.F75])" office:value-type="float" office:value="16.2" calcext:value-type="float">
            <text:p>16,2</text:p>
          </table:table-cell>
          <table:table-cell table:formula="of:=AVERAGE([.F70:.F76])" office:value-type="float" office:value="18" calcext:value-type="float">
            <text:p>18,0</text:p>
          </table:table-cell>
          <table:table-cell table:formula="of:=AVERAGE([.H72:.H74])" office:value-type="float" office:value="968.333333333333" calcext:value-type="float">
            <text:p>968,3</text:p>
          </table:table-cell>
          <table:table-cell table:formula="of:=AVERAGE([.H71:.H75])" office:value-type="float" office:value="977" calcext:value-type="float">
            <text:p>977,0</text:p>
          </table:table-cell>
          <table:table-cell table:formula="of:=AVERAGE([.H70:.H76])" office:value-type="float" office:value="991.857142857143" calcext:value-type="float">
            <text:p>991,9</text:p>
          </table:table-cell>
          <table:table-cell table:formula="of:= SUM([.F70:.F76]) / SUM([.F65:.F71])" office:value-type="float" office:value="1.21153846153846" calcext:value-type="float">
            <text:p>1.2115</text:p>
          </table:table-cell>
          <table:table-cell table:style-name="ce34" table:formula="of:= AVERAGE([.T72:.T74])" office:value-type="float" office:value="1.13409361224895" calcext:value-type="float">
            <text:p>1.1341</text:p>
          </table:table-cell>
          <table:table-cell table:style-name="ce34" table:formula="of:= AVERAGE([.T71:.T75])" office:value-type="float" office:value="1.19053383725228" calcext:value-type="float">
            <text:p>1.1905</text:p>
          </table:table-cell>
          <table:table-cell table:style-name="ce35" table:formula="of:= AVERAGE([.T70:.T76])" office:value-type="float" office:value="1.20668397869319" calcext:value-type="float">
            <text:p>1.2067</text:p>
          </table:table-cell>
          <table:table-cell table:formula="of:= SUM([.H70:.H76]) / SUM([.H65:.H71])" office:value-type="float" office:value="1.41261444557477" calcext:value-type="float">
            <text:p>1.4126</text:p>
          </table:table-cell>
          <table:table-cell table:style-name="ce34" table:formula="of:= AVERAGE([.X72:.X74])" office:value-type="float" office:value="1.32861624532617" calcext:value-type="float">
            <text:p>1.3286</text:p>
          </table:table-cell>
          <table:table-cell table:style-name="ce34" table:formula="of:= AVERAGE([.X71:.X75])" office:value-type="float" office:value="1.353869448605" calcext:value-type="float">
            <text:p>1.3539</text:p>
          </table:table-cell>
          <table:table-cell table:style-name="ce35" table:formula="of:= AVERAGE([.X70:.X76])" office:value-type="float" office:value="1.36237945892664" calcext:value-type="float">
            <text:p>1.3624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 table:style-name="ce17" office:value-type="float" office:value="338" calcext:value-type="float">
            <text:p>338</text:p>
          </table:table-cell>
          <table:table-cell table:style-name="ce17" table:formula="of:= [.D73] + [.C74]" office:value-type="float" office:value="1707469" calcext:value-type="float">
            <text:p>1 707 469</text:p>
          </table:table-cell>
          <table:table-cell table:style-name="ce17"/>
          <table:table-cell table:style-name="ce22" office:value-type="float" office:value="33" calcext:value-type="float">
            <text:p>33</text:p>
          </table:table-cell>
          <table:table-cell table:formula="of:= [.G73] + [.F74]" office:value-type="float" office:value="82694" calcext:value-type="float">
            <text:p>82 694</text:p>
          </table:table-cell>
          <table:table-cell office:value-type="float" office:value="1063" calcext:value-type="float">
            <text:p>1 063</text:p>
          </table:table-cell>
          <table:table-cell table:formula="of:= [.I73] + [.H74]" office:value-type="float" office:value="438563" calcext:value-type="float">
            <text:p>438 563</text:p>
          </table:table-cell>
          <table:table-cell table:formula="of:= [.H74] / [.F74]" office:value-type="float" office:value="32.2121212121212" calcext:value-type="float">
            <text:p>32,21</text:p>
          </table:table-cell>
          <table:table-cell table:formula="of:= SUM([.H73:.H75]) / SUM([.F73:.F75])" office:value-type="float" office:value="51.3650793650794" calcext:value-type="float">
            <text:p>51,37</text:p>
          </table:table-cell>
          <table:table-cell table:formula="of:= SUM([.H72:.H76]) / SUM([.F72:.F76])" office:value-type="float" office:value="49.1009174311927" calcext:value-type="float">
            <text:p>49,10</text:p>
          </table:table-cell>
          <table:table-cell table:style-name="ce28" table:formula="of:= SUM([.H71:.H77]) / SUM([.F71:.F77])" office:value-type="float" office:value="57.8294573643411" calcext:value-type="float">
            <text:p>57,83</text:p>
          </table:table-cell>
          <table:table-cell table:formula="of:=AVERAGE([.F73:.F75])" office:value-type="float" office:value="21" calcext:value-type="float">
            <text:p>21,0</text:p>
          </table:table-cell>
          <table:table-cell table:formula="of:=AVERAGE([.F72:.F76])" office:value-type="float" office:value="21.8" calcext:value-type="float">
            <text:p>21,8</text:p>
          </table:table-cell>
          <table:table-cell table:style-name="ce31" table:formula="of:=AVERAGE([.F71:.F77])" office:value-type="float" office:value="18.4285714285714" calcext:value-type="float">
            <text:p>18,4</text:p>
          </table:table-cell>
          <table:table-cell table:formula="of:=AVERAGE([.H73:.H75])" office:value-type="float" office:value="1078.66666666667" calcext:value-type="float">
            <text:p>1 078,7</text:p>
          </table:table-cell>
          <table:table-cell table:formula="of:=AVERAGE([.H72:.H76])" office:value-type="float" office:value="1070.4" calcext:value-type="float">
            <text:p>1 070,4</text:p>
          </table:table-cell>
          <table:table-cell table:style-name="ce31" table:formula="of:=AVERAGE([.H71:.H77])" office:value-type="float" office:value="1065.71428571429" calcext:value-type="float">
            <text:p>1 065,7</text:p>
          </table:table-cell>
          <table:table-cell table:style-name="ce34" table:formula="of:= SUM([.F71:.F77]) / SUM([.F66:.F72])" office:value-type="float" office:value="1.16161616161616" calcext:value-type="float">
            <text:p>1.1616</text:p>
          </table:table-cell>
          <table:table-cell table:style-name="ce34" table:formula="of:= AVERAGE([.T73:.T75])" office:value-type="float" office:value="1.23118099088973" calcext:value-type="float">
            <text:p>1.2312</text:p>
          </table:table-cell>
          <table:table-cell table:style-name="ce35" table:formula="of:= AVERAGE([.T72:.T76])" office:value-type="float" office:value="1.22420863400025" calcext:value-type="float">
            <text:p>1.2242</text:p>
          </table:table-cell>
          <table:table-cell table:formula="of:= AVERAGE([.T71:.T77])" office:value-type="float" office:value="1.24826223183306" calcext:value-type="float">
            <text:p>1.2483</text:p>
          </table:table-cell>
          <table:table-cell table:style-name="ce34" table:formula="of:= SUM([.H71:.H77]) / SUM([.H66:.H72])" office:value-type="float" office:value="1.16581099068264" calcext:value-type="float">
            <text:p>1.1658</text:p>
          </table:table-cell>
          <table:table-cell table:style-name="ce34" table:formula="of:= AVERAGE([.X73:.X75])" office:value-type="float" office:value="1.32829158765868" calcext:value-type="float">
            <text:p>1.3283</text:p>
          </table:table-cell>
          <table:table-cell table:style-name="ce35" table:formula="of:= AVERAGE([.X72:.X76])" office:value-type="float" office:value="1.35640273423255" calcext:value-type="float">
            <text:p>1.3564</text:p>
          </table:table-cell>
          <table:table-cell table:formula="of:= AVERAGE([.X71:.X77])" office:value-type="float" office:value="1.32744887425476" calcext:value-type="float">
            <text:p>1.3274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 table:style-name="ce17" office:value-type="float" office:value="341" calcext:value-type="float">
            <text:p>341</text:p>
          </table:table-cell>
          <table:table-cell table:style-name="ce17" table:formula="of:= [.D74] + [.C75]" office:value-type="float" office:value="1707810" calcext:value-type="float">
            <text:p>1 707 810</text:p>
          </table:table-cell>
          <table:table-cell table:style-name="ce17"/>
          <table:table-cell table:style-name="ce22" office:value-type="float" office:value="5" calcext:value-type="float">
            <text:p>5</text:p>
          </table:table-cell>
          <table:table-cell table:formula="of:= [.G74] + [.F75]" office:value-type="float" office:value="82699" calcext:value-type="float">
            <text:p>82 699</text:p>
          </table:table-cell>
          <table:table-cell office:value-type="float" office:value="1201" calcext:value-type="float">
            <text:p>1 201</text:p>
          </table:table-cell>
          <table:table-cell table:formula="of:= [.I74] + [.H75]" office:value-type="float" office:value="439764" calcext:value-type="float">
            <text:p>439 764</text:p>
          </table:table-cell>
          <table:table-cell table:formula="of:= [.H75] / [.F75]" office:value-type="float" office:value="240.2" calcext:value-type="float">
            <text:p>240,20</text:p>
          </table:table-cell>
          <table:table-cell table:formula="of:= SUM([.H74:.H76]) / SUM([.F74:.F76])" office:value-type="float" office:value="48.75" calcext:value-type="float">
            <text:p>48,75</text:p>
          </table:table-cell>
          <table:table-cell table:style-name="ce28" table:formula="of:= SUM([.H73:.H77]) / SUM([.F73:.F77])" office:value-type="float" office:value="52.3513513513514" calcext:value-type="float">
            <text:p>52,35</text:p>
          </table:table-cell>
          <table:table-cell table:style-name="ce29" table:formula="of:= SUM([.H72:.H78]) / SUM([.F72:.F78])" office:value-type="float" office:value="58.3676470588235" calcext:value-type="float">
            <text:p>58,37</text:p>
          </table:table-cell>
          <table:table-cell table:formula="of:=AVERAGE([.F74:.F76])" office:value-type="float" office:value="24" calcext:value-type="float">
            <text:p>24,0</text:p>
          </table:table-cell>
          <table:table-cell table:style-name="ce31" table:formula="of:=AVERAGE([.F73:.F77])" office:value-type="float" office:value="22.2" calcext:value-type="float">
            <text:p>22,2</text:p>
          </table:table-cell>
          <table:table-cell table:style-name="ce31" table:formula="of:=AVERAGE([.F72:.F78])" office:value-type="float" office:value="19.4285714285714" calcext:value-type="float">
            <text:p>19,4</text:p>
          </table:table-cell>
          <table:table-cell table:formula="of:=AVERAGE([.H74:.H76])" office:value-type="float" office:value="1170" calcext:value-type="float">
            <text:p>1 170,0</text:p>
          </table:table-cell>
          <table:table-cell table:style-name="ce31" table:formula="of:=AVERAGE([.H73:.H77])" office:value-type="float" office:value="1162.2" calcext:value-type="float">
            <text:p>1 162,2</text:p>
          </table:table-cell>
          <table:table-cell table:style-name="ce31" table:formula="of:=AVERAGE([.H72:.H78])" office:value-type="float" office:value="1134" calcext:value-type="float">
            <text:p>1 134,0</text:p>
          </table:table-cell>
          <table:table-cell table:style-name="ce34" table:formula="of:= SUM([.F72:.F78]) / SUM([.F67:.F73])" office:value-type="float" office:value="1.32038834951456" calcext:value-type="float">
            <text:p>1.3204</text:p>
          </table:table-cell>
          <table:table-cell table:style-name="ce35" table:formula="of:= AVERAGE([.T74:.T76])" office:value-type="float" office:value="1.29345949829019" calcext:value-type="float">
            <text:p>1.2935</text:p>
          </table:table-cell>
          <table:table-cell table:formula="of:= AVERAGE([.T73:.T77])" office:value-type="float" office:value="1.29574188184784" calcext:value-type="float">
            <text:p>1.2957</text:p>
          </table:table-cell>
          <table:table-cell table:formula="of:= AVERAGE([.T72:.T78])" office:value-type="float" office:value="1.20179964679905" calcext:value-type="float">
            <text:p>1.2018</text:p>
          </table:table-cell>
          <table:table-cell table:style-name="ce34" table:formula="of:= SUM([.H72:.H78]) / SUM([.H67:.H73])" office:value-type="float" office:value="1.40644932671864" calcext:value-type="float">
            <text:p>1.4064</text:p>
          </table:table-cell>
          <table:table-cell table:style-name="ce35" table:formula="of:= AVERAGE([.X74:.X76])" office:value-type="float" office:value="1.32065864195563" calcext:value-type="float">
            <text:p>1.3207</text:p>
          </table:table-cell>
          <table:table-cell table:formula="of:= AVERAGE([.X73:.X77])" office:value-type="float" office:value="1.30153392794687" calcext:value-type="float">
            <text:p>1.3015</text:p>
          </table:table-cell>
          <table:table-cell table:formula="of:= AVERAGE([.X72:.X78])" office:value-type="float" office:value="1.26179482476984" calcext:value-type="float">
            <text:p>1.2618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 table:style-name="ce17" office:value-type="float" office:value="371" calcext:value-type="float">
            <text:p>371</text:p>
          </table:table-cell>
          <table:table-cell table:style-name="ce17" table:formula="of:= [.D75] + [.C76]" office:value-type="float" office:value="1708181" calcext:value-type="float">
            <text:p>1 708 181</text:p>
          </table:table-cell>
          <table:table-cell table:style-name="ce17"/>
          <table:table-cell table:style-name="ce22" office:value-type="float" office:value="34" calcext:value-type="float">
            <text:p>34</text:p>
          </table:table-cell>
          <table:table-cell table:formula="of:= [.G75] + [.F76]" office:value-type="float" office:value="82733" calcext:value-type="float">
            <text:p>82 733</text:p>
          </table:table-cell>
          <table:table-cell office:value-type="float" office:value="1246" calcext:value-type="float">
            <text:p>1 246</text:p>
          </table:table-cell>
          <table:table-cell table:formula="of:= [.I75] + [.H76]" office:value-type="float" office:value="441010" calcext:value-type="float">
            <text:p>441 010</text:p>
          </table:table-cell>
          <table:table-cell table:formula="of:= [.H76] / [.F76]" office:value-type="float" office:value="36.6470588235294" calcext:value-type="float">
            <text:p>36,65</text:p>
          </table:table-cell>
          <table:table-cell table:style-name="ce28" table:formula="of:= SUM([.H75:.H77]) / SUM([.F75:.F77])" office:value-type="float" office:value="71.2452830188679" calcext:value-type="float">
            <text:p>71,25</text:p>
          </table:table-cell>
          <table:table-cell table:style-name="ce29" table:formula="of:= SUM([.H74:.H78]) / SUM([.F74:.F78])" office:value-type="float" office:value="61.5757575757576" calcext:value-type="float">
            <text:p>61,58</text:p>
          </table:table-cell>
          <table:table-cell table:formula="of:= SUM([.H73:.H79]) / SUM([.F73:.F79])" office:value-type="float" office:value="48.8662790697674" calcext:value-type="float">
            <text:p>48,87</text:p>
          </table:table-cell>
          <table:table-cell table:style-name="ce31" table:formula="of:=AVERAGE([.F75:.F77])" office:value-type="float" office:value="17.6666666666667" calcext:value-type="float">
            <text:p>17,7</text:p>
          </table:table-cell>
          <table:table-cell table:style-name="ce31" table:formula="of:=AVERAGE([.F74:.F78])" office:value-type="float" office:value="19.8" calcext:value-type="float">
            <text:p>19,8</text:p>
          </table:table-cell>
          <table:table-cell table:style-name="ce32" table:formula="of:=AVERAGE([.F73:.F79])" office:value-type="float" office:value="24.5714285714286" calcext:value-type="float">
            <text:p>24,6</text:p>
          </table:table-cell>
          <table:table-cell table:style-name="ce31" table:formula="of:=AVERAGE([.H75:.H77])" office:value-type="float" office:value="1258.66666666667" calcext:value-type="float">
            <text:p>1 258,7</text:p>
          </table:table-cell>
          <table:table-cell table:style-name="ce31" table:formula="of:=AVERAGE([.H74:.H78])" office:value-type="float" office:value="1219.2" calcext:value-type="float">
            <text:p>1 219,2</text:p>
          </table:table-cell>
          <table:table-cell table:style-name="ce32" table:formula="of:=AVERAGE([.H73:.H79])" office:value-type="float" office:value="1200.71428571429" calcext:value-type="float">
            <text:p>1 200,7</text:p>
          </table:table-cell>
          <table:table-cell table:style-name="ce35" table:formula="of:= SUM([.F73:.F79]) / SUM([.F68:.F74])" office:value-type="float" office:value="1.39837398373984" calcext:value-type="float">
            <text:p>1.3984</text:p>
          </table:table-cell>
          <table:table-cell table:formula="of:= AVERAGE([.T75:.T77])" office:value-type="float" office:value="1.3685182620282" calcext:value-type="float">
            <text:p>1.3685</text:p>
          </table:table-cell>
          <table:table-cell table:formula="of:= AVERAGE([.T74:.T78])" office:value-type="float" office:value="1.23438657049253" calcext:value-type="float">
            <text:p>1.2344</text:p>
          </table:table-cell>
          <table:table-cell table:formula="of:= AVERAGE([.T73:.T79])" office:value-type="float" office:value="1.1754903649016" calcext:value-type="float">
            <text:p>1.1755</text:p>
          </table:table-cell>
          <table:table-cell table:style-name="ce35" table:formula="of:= SUM([.H73:.H79]) / SUM([.H68:.H74])" office:value-type="float" office:value="1.38971560846561" calcext:value-type="float">
            <text:p>1.3897</text:p>
          </table:table-cell>
          <table:table-cell table:formula="of:= AVERAGE([.X75:.X77])" office:value-type="float" office:value="1.30974806782564" calcext:value-type="float">
            <text:p>1.3097</text:p>
          </table:table-cell>
          <table:table-cell table:formula="of:= AVERAGE([.X74:.X78])" office:value-type="float" office:value="1.20250520561861" calcext:value-type="float">
            <text:p>1.2025</text:p>
          </table:table-cell>
          <table:table-cell table:formula="of:= AVERAGE([.X73:.X79])" office:value-type="float" office:value="1.15971941657529" calcext:value-type="float">
            <text:p>1.1597</text:p>
          </table:table-cell>
        </table:table-row>
        <table:table-row table:style-name="ro2">
          <table:table-cell/>
          <table:table-cell office:value-type="date" office:date-value="2021-10-16" calcext:value-type="date">
            <text:p>16.10.2021</text:p>
          </table:table-cell>
          <table:table-cell table:style-name="ce17" office:value-type="float" office:value="373" calcext:value-type="float">
            <text:p>373</text:p>
          </table:table-cell>
          <table:table-cell table:style-name="ce17" table:formula="of:= [.D76] + [.C77]" office:value-type="float" office:value="1708554" calcext:value-type="float">
            <text:p>1 708 554</text:p>
          </table:table-cell>
          <table:table-cell table:style-name="ce17"/>
          <table:table-cell table:style-name="ce22" office:value-type="float" office:value="14" calcext:value-type="float">
            <text:p>14</text:p>
          </table:table-cell>
          <table:table-cell table:formula="of:= [.G76] + [.F77]" office:value-type="float" office:value="82747" calcext:value-type="float">
            <text:p>82 747</text:p>
          </table:table-cell>
          <table:table-cell office:value-type="float" office:value="1329" calcext:value-type="float">
            <text:p>1 329</text:p>
          </table:table-cell>
          <table:table-cell table:style-name="ce6" table:formula="of:= [.I76] + [.H77]" office:value-type="float" office:value="442339" calcext:value-type="float">
            <text:p>442 339</text:p>
          </table:table-cell>
          <table:table-cell table:style-name="ce28" table:formula="of:= [.H77] / [.F77]" office:value-type="float" office:value="94.9285714285714" calcext:value-type="float">
            <text:p>94,93</text:p>
          </table:table-cell>
          <table:table-cell table:style-name="ce28" table:formula="of:= SUM([.H76:.H78]) / SUM([.F76:.F78])" office:value-type="float" office:value="62.8196721311475" calcext:value-type="float">
            <text:p>62,82</text:p>
          </table:table-cell>
          <table:table-cell table:formula="of:= SUM([.H75:.H79]) / SUM([.F75:.F79])" office:value-type="float" office:value="55.8771929824561" calcext:value-type="float">
            <text:p>55,88</text:p>
          </table:table-cell>
          <table:table-cell table:formula="of:= SUM([.H74:.H80]) / SUM([.F74:.F80])" office:value-type="float" office:value="50.5646258503401" calcext:value-type="float">
            <text:p>50,56</text:p>
          </table:table-cell>
          <table:table-cell table:style-name="ce31" table:formula="of:=AVERAGE([.F76:.F78])" office:value-type="float" office:value="20.3333333333333" calcext:value-type="float">
            <text:p>20,3</text:p>
          </table:table-cell>
          <table:table-cell table:style-name="ce32" table:formula="of:=AVERAGE([.F75:.F79])" office:value-type="float" office:value="22.8" calcext:value-type="float">
            <text:p>22,8</text:p>
          </table:table-cell>
          <table:table-cell table:formula="of:=AVERAGE([.F74:.F80])" office:value-type="float" office:value="24.5" calcext:value-type="float">
            <text:p>24,5</text:p>
          </table:table-cell>
          <table:table-cell table:style-name="ce31" table:formula="of:=AVERAGE([.H76:.H78])" office:value-type="float" office:value="1277.33333333333" calcext:value-type="float">
            <text:p>1 277,3</text:p>
          </table:table-cell>
          <table:table-cell table:style-name="ce32" table:formula="of:=AVERAGE([.H75:.H79])" office:value-type="float" office:value="1274" calcext:value-type="float">
            <text:p>1 274,0</text:p>
          </table:table-cell>
          <table:table-cell table:formula="of:=AVERAGE([.H74:.H80])" office:value-type="float" office:value="1238.83333333333" calcext:value-type="float">
            <text:p>1 238,8</text:p>
          </table:table-cell>
          <table:table-cell table:formula="of:= SUM([.F74:.F80]) / SUM([.F69:.F75])" office:value-type="float" office:value="1.38679245283019" calcext:value-type="float">
            <text:p>1.3868</text:p>
          </table:table-cell>
          <table:table-cell table:formula="of:= AVERAGE([.T76:.T78])" office:value-type="float" office:value="1.22997611377731" calcext:value-type="float">
            <text:p>1.2300</text:p>
          </table:table-cell>
          <table:table-cell table:formula="of:= AVERAGE([.T75:.T79])" office:value-type="float" office:value="1.17105558623131" calcext:value-type="float">
            <text:p>1.1711</text:p>
          </table:table-cell>
          <table:table-cell table:formula="of:= AVERAGE([.T74:.T80])" office:value-type="float" office:value="1.08119495442972" calcext:value-type="float">
            <text:p>1.0812</text:p>
          </table:table-cell>
          <table:table-cell table:formula="of:= SUM([.H74:.H80]) / SUM([.H69:.H75])" office:value-type="float" office:value="1.13307926829268" calcext:value-type="float">
            <text:p>1.1331</text:p>
          </table:table-cell>
          <table:table-cell table:formula="of:= AVERAGE([.X76:.X78])" office:value-type="float" office:value="1.14675523689725" calcext:value-type="float">
            <text:p>1.1468</text:p>
          </table:table-cell>
          <table:table-cell table:formula="of:= AVERAGE([.X75:.X79])" office:value-type="float" office:value="1.10792209595393" calcext:value-type="float">
            <text:p>1.1079</text:p>
          </table:table-cell>
          <table:table-cell table:formula="of:= AVERAGE([.X74:.X80])" office:value-type="float" office:value="1.02851807998507" calcext:value-type="float">
            <text:p>1.0285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 table:style-name="ce17" office:value-type="float" office:value="335" calcext:value-type="float">
            <text:p>335</text:p>
          </table:table-cell>
          <table:table-cell table:style-name="ce17" table:formula="of:= [.D77] + [.C78]" office:value-type="float" office:value="1708889" calcext:value-type="float">
            <text:p>1 708 889</text:p>
          </table:table-cell>
          <table:table-cell table:style-name="ce17"/>
          <table:table-cell table:style-name="ce22" office:value-type="float" office:value="13" calcext:value-type="float">
            <text:p>13</text:p>
          </table:table-cell>
          <table:table-cell table:formula="of:= [.G77] + [.F78]" office:value-type="float" office:value="82760" calcext:value-type="float">
            <text:p>82 760</text:p>
          </table:table-cell>
          <table:table-cell office:value-type="float" office:value="1257" calcext:value-type="float">
            <text:p>1 257</text:p>
          </table:table-cell>
          <table:table-cell table:style-name="ce6" table:formula="of:= [.I77] + [.H78]" office:value-type="float" office:value="443596" calcext:value-type="float">
            <text:p>443 596</text:p>
          </table:table-cell>
          <table:table-cell table:style-name="ce28" table:formula="of:= [.H78] / [.F78]" office:value-type="float" office:value="96.6923076923077" calcext:value-type="float">
            <text:p>96,69</text:p>
          </table:table-cell>
          <table:table-cell table:style-name="ce29" table:formula="of:= SUM([.H77:.H79]) / SUM([.F77:.F79])" office:value-type="float" office:value="52.3066666666667" calcext:value-type="float">
            <text:p>52,31</text:p>
          </table:table-cell>
          <table:table-cell table:formula="of:= SUM([.H76:.H80]) / SUM([.F76:.F80])" office:value-type="float" office:value="47.4220183486239" calcext:value-type="float">
            <text:p>47,42</text:p>
          </table:table-cell>
          <table:table-cell table:formula="of:= SUM([.H75:.H81]) / SUM([.F75:.F81])" office:value-type="float" office:value="55.8771929824561" calcext:value-type="float">
            <text:p>55,88</text:p>
          </table:table-cell>
          <table:table-cell table:style-name="ce32" table:formula="of:=AVERAGE([.F77:.F79])" office:value-type="float" office:value="25" calcext:value-type="float">
            <text:p>25,0</text:p>
          </table:table-cell>
          <table:table-cell table:formula="of:=AVERAGE([.F76:.F80])" office:value-type="float" office:value="27.25" calcext:value-type="float">
            <text:p>27,3</text:p>
          </table:table-cell>
          <table:table-cell table:formula="of:=AVERAGE([.F75:.F81])" office:value-type="float" office:value="22.8" calcext:value-type="float">
            <text:p>22,8</text:p>
          </table:table-cell>
          <table:table-cell table:style-name="ce32" table:formula="of:=AVERAGE([.H77:.H79])" office:value-type="float" office:value="1307.66666666667" calcext:value-type="float">
            <text:p>1 307,7</text:p>
          </table:table-cell>
          <table:table-cell table:formula="of:=AVERAGE([.H76:.H80])" office:value-type="float" office:value="1292.25" calcext:value-type="float">
            <text:p>1 292,3</text:p>
          </table:table-cell>
          <table:table-cell table:formula="of:=AVERAGE([.H75:.H81])" office:value-type="float" office:value="1274" calcext:value-type="float">
            <text:p>1 274,0</text:p>
          </table:table-cell>
          <table:table-cell table:formula="of:= SUM([.F75:.F81]) / SUM([.F70:.F76])" office:value-type="float" office:value="0.904761904761905" calcext:value-type="float">
            <text:p>0.9048</text:p>
          </table:table-cell>
          <table:table-cell table:formula="of:= AVERAGE([.T77:.T79])" office:value-type="float" office:value="1.04550519930072" calcext:value-type="float">
            <text:p>1.0455</text:p>
          </table:table-cell>
          <table:table-cell table:formula="of:= AVERAGE([.T76:.T80])" office:value-type="float" office:value="1.01727203397546" calcext:value-type="float">
            <text:p>1.0173</text:p>
          </table:table-cell>
          <table:table-cell table:formula="of:= AVERAGE([.T75:.T81])" office:value-type="float" office:value="0.965914240311794" calcext:value-type="float">
            <text:p>0.9659</text:p>
          </table:table-cell>
          <table:table-cell table:formula="of:= SUM([.H75:.H81]) / SUM([.H70:.H76])" office:value-type="float" office:value="0.917470833933458" calcext:value-type="float">
            <text:p>0.9175</text:p>
          </table:table-cell>
          <table:table-cell table:formula="of:= AVERAGE([.X77:.X79])" office:value-type="float" office:value="0.91448184819513" calcext:value-type="float">
            <text:p>0.9145</text:p>
          </table:table-cell>
          <table:table-cell table:formula="of:= AVERAGE([.X76:.X80])" office:value-type="float" office:value="0.925473248498837" calcext:value-type="float">
            <text:p>0.9255</text:p>
          </table:table-cell>
          <table:table-cell table:formula="of:= AVERAGE([.X75:.X81])" office:value-type="float" office:value="0.906063055311189" calcext:value-type="float">
            <text:p>0.9061</text:p>
          </table:table-cell>
        </table:table-row>
        <table:table-row table:style-name="ro2">
          <table:table-cell/>
          <table:table-cell table:style-name="ce4" office:value-type="date" office:date-value="2021-10-18" calcext:value-type="date">
            <text:p>18.10.2021</text:p>
          </table:table-cell>
          <table:table-cell table:style-name="ce18" office:value-type="float" office:value="371" calcext:value-type="float">
            <text:p>371</text:p>
          </table:table-cell>
          <table:table-cell table:style-name="ce18" table:formula="of:= [.D78] + [.C79]" office:value-type="float" office:value="1709260" calcext:value-type="float">
            <text:p>1 709 260</text:p>
          </table:table-cell>
          <table:table-cell table:style-name="ce18"/>
          <table:table-cell table:style-name="ce23" office:value-type="float" office:value="48" calcext:value-type="float">
            <text:p>48</text:p>
          </table:table-cell>
          <table:table-cell table:style-name="ce25" table:formula="of:= [.G78] + [.F79]" office:value-type="float" office:value="82808" calcext:value-type="float">
            <text:p>82 808</text:p>
          </table:table-cell>
          <table:table-cell table:style-name="ce25" office:value-type="float" office:value="1337" calcext:value-type="float">
            <text:p>1 337</text:p>
          </table:table-cell>
          <table:table-cell table:style-name="ce25" table:formula="of:= [.I78] + [.H79]" office:value-type="float" office:value="444933" calcext:value-type="float">
            <text:p>444 933</text:p>
          </table:table-cell>
          <table:table-cell table:style-name="ce29" table:formula="of:= [.H79] / [.F79]" office:value-type="float" office:value="27.8541666666667" calcext:value-type="float">
            <text:p>27,85</text:p>
          </table:table-cell>
          <table:table-cell table:formula="of:= SUM([.H78:.H80]) / SUM([.F78:.F80])" office:value-type="float" office:value="42.5245901639344" calcext:value-type="float">
            <text:p>42,52</text:p>
          </table:table-cell>
          <table:table-cell table:formula="of:= SUM([.H77:.H81]) / SUM([.F77:.F81])" office:value-type="float" office:value="52.3066666666667" calcext:value-type="float">
            <text:p>52,31</text:p>
          </table:table-cell>
          <table:table-cell table:formula="of:= SUM([.H76:.H82]) / SUM([.F76:.F82])" office:value-type="float" office:value="47.4220183486239" calcext:value-type="float">
            <text:p>47,42</text:p>
          </table:table-cell>
          <table:table-cell table:formula="of:=AVERAGE([.F78:.F80])" office:value-type="float" office:value="30.5" calcext:value-type="float">
            <text:p>30,5</text:p>
          </table:table-cell>
          <table:table-cell table:formula="of:=AVERAGE([.F77:.F81])" office:value-type="float" office:value="25" calcext:value-type="float">
            <text:p>25,0</text:p>
          </table:table-cell>
          <table:table-cell table:formula="of:=AVERAGE([.F76:.F82])" office:value-type="float" office:value="27.25" calcext:value-type="float">
            <text:p>27,3</text:p>
          </table:table-cell>
          <table:table-cell table:formula="of:=AVERAGE([.H78:.H80])" office:value-type="float" office:value="1297" calcext:value-type="float">
            <text:p>1 297,0</text:p>
          </table:table-cell>
          <table:table-cell table:formula="of:=AVERAGE([.H77:.H81])" office:value-type="float" office:value="1307.66666666667" calcext:value-type="float">
            <text:p>1 307,7</text:p>
          </table:table-cell>
          <table:table-cell table:formula="of:=AVERAGE([.H76:.H82])" office:value-type="float" office:value="1292.25" calcext:value-type="float">
            <text:p>1 292,3</text:p>
          </table:table-cell>
          <table:table-cell table:formula="of:= SUM([.F76:.F82]) / SUM([.F71:.F77])" office:value-type="float" office:value="0.844961240310077" calcext:value-type="float">
            <text:p>0.8450</text:p>
          </table:table-cell>
          <table:table-cell table:formula="of:= AVERAGE([.T78:.T80])" office:value-type="float" office:value="0.767064577769092" calcext:value-type="float">
            <text:p>0.7671</text:p>
          </table:table-cell>
          <table:table-cell table:formula="of:= AVERAGE([.T77:.T81])" office:value-type="float" office:value="0.808527469785633" calcext:value-type="float">
            <text:p>0.8085</text:p>
          </table:table-cell>
          <table:table-cell table:formula="of:= AVERAGE([.T76:.T82])" office:value-type="float" office:value="0.823934563558985" calcext:value-type="float">
            <text:p>0.8239</text:p>
          </table:table-cell>
          <table:table-cell table:formula="of:= SUM([.H76:.H82]) / SUM([.H71:.H77])" office:value-type="float" office:value="0.692895442359249" calcext:value-type="float">
            <text:p>0.6929</text:p>
          </table:table-cell>
          <table:table-cell table:formula="of:= AVERAGE([.X78:.X80])" office:value-type="float" office:value="0.701523788578631" calcext:value-type="float">
            <text:p>0.7015</text:p>
          </table:table-cell>
          <table:table-cell table:formula="of:= AVERAGE([.X77:.X81])" office:value-type="float" office:value="0.709255290398814" calcext:value-type="float">
            <text:p>0.7093</text:p>
          </table:table-cell>
          <table:table-cell table:formula="of:= AVERAGE([.X76:.X82])" office:value-type="float" office:value="0.730837942484227" calcext:value-type="float">
            <text:p>0.7308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/>
          <table:table-cell table:formula="of:= [.D79] + [.C80]" office:value-type="float" office:value="1709260" calcext:value-type="float">
            <text:p>1 709 260</text:p>
          </table:table-cell>
          <table:table-cell/>
          <table:table-cell table:style-name="ce9"/>
          <table:table-cell table:style-name="ce5" table:formula="of:= [.G79] + [.F80]" office:value-type="float" office:value="82808" calcext:value-type="float">
            <text:p>82 808</text:p>
          </table:table-cell>
          <table:table-cell table:style-name="ce5"/>
          <table:table-cell table:formula="of:= [.I79] + [.H80]" office:value-type="float" office:value="444933" calcext:value-type="float">
            <text:p>444 933</text:p>
          </table:table-cell>
          <table:table-cell table:formula="of:= [.H80] / [.F80]" office:value-type="string" office:string-value="" calcext:value-type="error">
            <text:p>#DIV/0!</text:p>
          </table:table-cell>
          <table:table-cell table:formula="of:= SUM([.H79:.H81]) / SUM([.F79:.F81])" office:value-type="float" office:value="27.8541666666667" calcext:value-type="float">
            <text:p>27,85</text:p>
          </table:table-cell>
          <table:table-cell table:formula="of:= SUM([.H78:.H82]) / SUM([.F78:.F82])" office:value-type="float" office:value="42.5245901639344" calcext:value-type="float">
            <text:p>42,52</text:p>
          </table:table-cell>
          <table:table-cell table:formula="of:= SUM([.H77:.H83]) / SUM([.F77:.F83])" office:value-type="float" office:value="52.3066666666667" calcext:value-type="float">
            <text:p>52,31</text:p>
          </table:table-cell>
          <table:table-cell table:formula="of:=AVERAGE([.F79:.F81])" office:value-type="float" office:value="48" calcext:value-type="float">
            <text:p>48,0</text:p>
          </table:table-cell>
          <table:table-cell table:formula="of:=AVERAGE([.F78:.F82])" office:value-type="float" office:value="30.5" calcext:value-type="float">
            <text:p>30,5</text:p>
          </table:table-cell>
          <table:table-cell table:formula="of:=AVERAGE([.F77:.F83])" office:value-type="float" office:value="25" calcext:value-type="float">
            <text:p>25,0</text:p>
          </table:table-cell>
          <table:table-cell table:formula="of:=AVERAGE([.H79:.H81])" office:value-type="float" office:value="1337" calcext:value-type="float">
            <text:p>1 337,0</text:p>
          </table:table-cell>
          <table:table-cell table:formula="of:=AVERAGE([.H78:.H82])" office:value-type="float" office:value="1297" calcext:value-type="float">
            <text:p>1 297,0</text:p>
          </table:table-cell>
          <table:table-cell table:formula="of:=AVERAGE([.H77:.H83])" office:value-type="float" office:value="1307.66666666667" calcext:value-type="float">
            <text:p>1 307,7</text:p>
          </table:table-cell>
          <table:table-cell table:formula="of:= SUM([.F77:.F83]) / SUM([.F72:.F78])" office:value-type="float" office:value="0.551470588235294" calcext:value-type="float">
            <text:p>0.5515</text:p>
          </table:table-cell>
          <table:table-cell table:formula="of:= AVERAGE([.T79:.T81])" office:value-type="float" office:value="0.583694330445356" calcext:value-type="float">
            <text:p>0.5837</text:p>
          </table:table-cell>
          <table:table-cell table:formula="of:= AVERAGE([.T78:.T82])" office:value-type="float" office:value="0.596475101668574" calcext:value-type="float">
            <text:p>0.5965</text:p>
          </table:table-cell>
          <table:table-cell table:formula="of:= AVERAGE([.T77:.T83])" office:value-type="float" office:value="0.624166851596152" calcext:value-type="float">
            <text:p>0.6242</text:p>
          </table:table-cell>
          <table:table-cell table:formula="of:= SUM([.H77:.H83]) / SUM([.H72:.H78])" office:value-type="float" office:value="0.494205089443185" calcext:value-type="float">
            <text:p>0.4942</text:p>
          </table:table-cell>
          <table:table-cell table:formula="of:= AVERAGE([.X79:.X81])" office:value-type="float" office:value="0.498575449922644" calcext:value-type="float">
            <text:p>0.4986</text:p>
          </table:table-cell>
          <table:table-cell table:formula="of:= AVERAGE([.X78:.X82])" office:value-type="float" office:value="0.518614144126259" calcext:value-type="float">
            <text:p>0.5186</text:p>
          </table:table-cell>
          <table:table-cell table:formula="of:= AVERAGE([.X77:.X83])" office:value-type="float" office:value="0.532307141274854" calcext:value-type="float">
            <text:p>0.5323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/>
          <table:table-cell table:formula="of:= [.D80] + [.C81]" office:value-type="float" office:value="1709260" calcext:value-type="float">
            <text:p>1 709 260</text:p>
          </table:table-cell>
          <table:table-cell/>
          <table:table-cell table:style-name="ce9"/>
          <table:table-cell table:style-name="ce5" table:formula="of:= [.G80] + [.F81]" office:value-type="float" office:value="82808" calcext:value-type="float">
            <text:p>82 808</text:p>
          </table:table-cell>
          <table:table-cell table:style-name="ce5"/>
          <table:table-cell table:formula="of:= [.I80] + [.H81]" office:value-type="float" office:value="444933" calcext:value-type="float">
            <text:p>444 933</text:p>
          </table:table-cell>
          <table:table-cell table:formula="of:= [.H81] / [.F81]" office:value-type="string" office:string-value="" calcext:value-type="error">
            <text:p>#DIV/0!</text:p>
          </table:table-cell>
          <table:table-cell table:formula="of:= SUM([.H80:.H82]) / SUM([.F80:.F82])" office:value-type="string" office:string-value="" calcext:value-type="error">
            <text:p>#DIV/0!</text:p>
          </table:table-cell>
          <table:table-cell table:formula="of:= SUM([.H79:.H83]) / SUM([.F79:.F83])" office:value-type="float" office:value="27.8541666666667" calcext:value-type="float">
            <text:p>27,85</text:p>
          </table:table-cell>
          <table:table-cell table:formula="of:= SUM([.H78:.H84]) / SUM([.F78:.F84])" office:value-type="float" office:value="42.5245901639344" calcext:value-type="float">
            <text:p>42,52</text:p>
          </table:table-cell>
          <table:table-cell table:formula="of:=AVERAGE([.F80:.F82])" office:value-type="string" office:string-value="" calcext:value-type="error">
            <text:p>#DIV/0!</text:p>
          </table:table-cell>
          <table:table-cell table:formula="of:=AVERAGE([.F79:.F83])" office:value-type="float" office:value="48" calcext:value-type="float">
            <text:p>48,0</text:p>
          </table:table-cell>
          <table:table-cell table:formula="of:=AVERAGE([.F78:.F84])" office:value-type="float" office:value="30.5" calcext:value-type="float">
            <text:p>30,5</text:p>
          </table:table-cell>
          <table:table-cell table:formula="of:=AVERAGE([.H80:.H82])" office:value-type="string" office:string-value="" calcext:value-type="error">
            <text:p>#DIV/0!</text:p>
          </table:table-cell>
          <table:table-cell table:formula="of:=AVERAGE([.H79:.H83])" office:value-type="float" office:value="1337" calcext:value-type="float">
            <text:p>1 337,0</text:p>
          </table:table-cell>
          <table:table-cell table:formula="of:=AVERAGE([.H78:.H84])" office:value-type="float" office:value="1297" calcext:value-type="float">
            <text:p>1 297,0</text:p>
          </table:table-cell>
          <table:table-cell table:formula="of:= SUM([.F78:.F84]) / SUM([.F73:.F79])" office:value-type="float" office:value="0.354651162790698" calcext:value-type="float">
            <text:p>0.3547</text:p>
          </table:table-cell>
          <table:table-cell table:formula="of:= AVERAGE([.T80:.T82])" office:value-type="float" office:value="0.410884121090297" calcext:value-type="float">
            <text:p>0.4109</text:p>
          </table:table-cell>
          <table:table-cell table:formula="of:= AVERAGE([.T79:.T83])" office:value-type="float" office:value="0.415522720716193" calcext:value-type="float">
            <text:p>0.4155</text:p>
          </table:table-cell>
          <table:table-cell table:formula="of:= AVERAGE([.T78:.T84])" office:value-type="float" office:value="0.426053644048982" calcext:value-type="float">
            <text:p>0.4261</text:p>
          </table:table-cell>
          <table:table-cell table:formula="of:= SUM([.H78:.H84]) / SUM([.H73:.H79])" office:value-type="float" office:value="0.308625817965497" calcext:value-type="float">
            <text:p>0.3086</text:p>
          </table:table-cell>
          <table:table-cell table:formula="of:= AVERAGE([.X80:.X82])" office:value-type="float" office:value="0.327568148112863" calcext:value-type="float">
            <text:p>0.3276</text:p>
          </table:table-cell>
          <table:table-cell table:formula="of:= AVERAGE([.X79:.X83])" office:value-type="float" office:value="0.335119977339568" calcext:value-type="float">
            <text:p>0.3351</text:p>
          </table:table-cell>
          <table:table-cell table:formula="of:= AVERAGE([.X78:.X84])" office:value-type="float" office:value="0.370438674375899" calcext:value-type="float">
            <text:p>0.3704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/>
          <table:table-cell table:formula="of:= [.D81] + [.C82]" office:value-type="float" office:value="1709260" calcext:value-type="float">
            <text:p>1 709 260</text:p>
          </table:table-cell>
          <table:table-cell/>
          <table:table-cell table:style-name="ce9"/>
          <table:table-cell table:style-name="ce5" table:formula="of:= [.G81] + [.F82]" office:value-type="float" office:value="82808" calcext:value-type="float">
            <text:p>82 808</text:p>
          </table:table-cell>
          <table:table-cell table:style-name="ce5"/>
          <table:table-cell table:formula="of:= [.I81] + [.H82]" office:value-type="float" office:value="444933" calcext:value-type="float">
            <text:p>444 933</text:p>
          </table:table-cell>
          <table:table-cell table:formula="of:= [.H82] / [.F82]" office:value-type="string" office:string-value="" calcext:value-type="error">
            <text:p>#DIV/0!</text:p>
          </table:table-cell>
          <table:table-cell table:formula="of:= SUM([.H81:.H83]) / SUM([.F81:.F83])" office:value-type="string" office:string-value="" calcext:value-type="error">
            <text:p>#DIV/0!</text:p>
          </table:table-cell>
          <table:table-cell table:formula="of:= SUM([.H80:.H84]) / SUM([.F80:.F84])" office:value-type="string" office:string-value="" calcext:value-type="error">
            <text:p>#DIV/0!</text:p>
          </table:table-cell>
          <table:table-cell table:formula="of:= SUM([.H79:.H85]) / SUM([.F79:.F85])" office:value-type="float" office:value="27.8541666666667" calcext:value-type="float">
            <text:p>27,85</text:p>
          </table:table-cell>
          <table:table-cell table:formula="of:=AVERAGE([.F81:.F83])" office:value-type="string" office:string-value="" calcext:value-type="error">
            <text:p>#DIV/0!</text:p>
          </table:table-cell>
          <table:table-cell table:formula="of:=AVERAGE([.F80:.F84])" office:value-type="string" office:string-value="" calcext:value-type="error">
            <text:p>#DIV/0!</text:p>
          </table:table-cell>
          <table:table-cell table:formula="of:=AVERAGE([.F79:.F85])" office:value-type="float" office:value="48" calcext:value-type="float">
            <text:p>48,0</text:p>
          </table:table-cell>
          <table:table-cell table:formula="of:=AVERAGE([.H81:.H83])" office:value-type="string" office:string-value="" calcext:value-type="error">
            <text:p>#DIV/0!</text:p>
          </table:table-cell>
          <table:table-cell table:formula="of:=AVERAGE([.H80:.H84])" office:value-type="string" office:string-value="" calcext:value-type="error">
            <text:p>#DIV/0!</text:p>
          </table:table-cell>
          <table:table-cell table:formula="of:=AVERAGE([.H79:.H85])" office:value-type="float" office:value="1337" calcext:value-type="float">
            <text:p>1 337,0</text:p>
          </table:table-cell>
          <table:table-cell table:formula="of:= SUM([.F79:.F85]) / SUM([.F74:.F80])" office:value-type="float" office:value="0.326530612244898" calcext:value-type="float">
            <text:p>0.3265</text:p>
          </table:table-cell>
          <table:table-cell table:formula="of:= AVERAGE([.T81:.T83])" office:value-type="float" office:value="0.227060591678532" calcext:value-type="float">
            <text:p>0.2271</text:p>
          </table:table-cell>
          <table:table-cell table:formula="of:= AVERAGE([.T80:.T84])" office:value-type="float" office:value="0.246530472654178" calcext:value-type="float">
            <text:p>0.2465</text:p>
          </table:table-cell>
          <table:table-cell table:formula="of:= AVERAGE([.T79:.T85])" office:value-type="float" office:value="0.29680194336871" calcext:value-type="float">
            <text:p>0.2968</text:p>
          </table:table-cell>
          <table:table-cell table:formula="of:= SUM([.H79:.H85]) / SUM([.H74:.H80])" office:value-type="float" office:value="0.179873536929907" calcext:value-type="float">
            <text:p>0.1799</text:p>
          </table:table-cell>
          <table:table-cell table:formula="of:= AVERAGE([.X81:.X83])" office:value-type="float" office:value="0.162833118298468" calcext:value-type="float">
            <text:p>0.1628</text:p>
          </table:table-cell>
          <table:table-cell table:formula="of:= AVERAGE([.X80:.X84])" office:value-type="float" office:value="0.196540888867718" calcext:value-type="float">
            <text:p>0.1965</text:p>
          </table:table-cell>
          <table:table-cell table:formula="of:= AVERAGE([.X79:.X85])" office:value-type="float" office:value="0.239371412385405" calcext:value-type="float">
            <text:p>0.2394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/>
          <table:table-cell table:formula="of:= [.D82] + [.C83]" office:value-type="float" office:value="1709260" calcext:value-type="float">
            <text:p>1 709 260</text:p>
          </table:table-cell>
          <table:table-cell/>
          <table:table-cell table:style-name="ce9"/>
          <table:table-cell table:style-name="ce5" table:formula="of:= [.G82] + [.F83]" office:value-type="float" office:value="82808" calcext:value-type="float">
            <text:p>82 808</text:p>
          </table:table-cell>
          <table:table-cell table:style-name="ce5"/>
          <table:table-cell table:formula="of:= [.I82] + [.H83]" office:value-type="float" office:value="444933" calcext:value-type="float">
            <text:p>444 933</text:p>
          </table:table-cell>
          <table:table-cell table:formula="of:= [.H83] / [.F83]" office:value-type="string" office:string-value="" calcext:value-type="error">
            <text:p>#DIV/0!</text:p>
          </table:table-cell>
          <table:table-cell table:formula="of:= SUM([.H82:.H84]) / SUM([.F82:.F84])" office:value-type="string" office:string-value="" calcext:value-type="error">
            <text:p>#DIV/0!</text:p>
          </table:table-cell>
          <table:table-cell table:formula="of:= SUM([.H81:.H85]) / SUM([.F81:.F85])" office:value-type="string" office:string-value="" calcext:value-type="error">
            <text:p>#DIV/0!</text:p>
          </table:table-cell>
          <table:table-cell table:formula="of:= SUM([.H80:.H86]) / SUM([.F80:.F86])" office:value-type="string" office:string-value="" calcext:value-type="error">
            <text:p>#DIV/0!</text:p>
          </table:table-cell>
          <table:table-cell table:formula="of:=AVERAGE([.F82:.F84])" office:value-type="string" office:string-value="" calcext:value-type="error">
            <text:p>#DIV/0!</text:p>
          </table:table-cell>
          <table:table-cell table:formula="of:=AVERAGE([.F81:.F85])" office:value-type="string" office:string-value="" calcext:value-type="error">
            <text:p>#DIV/0!</text:p>
          </table:table-cell>
          <table:table-cell table:formula="of:=AVERAGE([.F80:.F86])" office:value-type="string" office:string-value="" calcext:value-type="error">
            <text:p>#DIV/0!</text:p>
          </table:table-cell>
          <table:table-cell table:formula="of:=AVERAGE([.H82:.H84])" office:value-type="string" office:string-value="" calcext:value-type="error">
            <text:p>#DIV/0!</text:p>
          </table:table-cell>
          <table:table-cell table:formula="of:=AVERAGE([.H81:.H85])" office:value-type="string" office:string-value="" calcext:value-type="error">
            <text:p>#DIV/0!</text:p>
          </table:table-cell>
          <table:table-cell table:formula="of:=AVERAGE([.H80:.H86])" office:value-type="string" office:string-value="" calcext:value-type="error">
            <text:p>#DIV/0!</text:p>
          </table:table-cell>
          <table:table-cell table:formula="of:= SUM([.F80:.F86]) / SUM([.F75:.F81])" office:value-type="float" office:value="0" calcext:value-type="float">
            <text:p>0.0000</text:p>
          </table:table-cell>
          <table:table-cell table:formula="of:= AVERAGE([.T82:.T84])" office:value-type="float" office:value="0.108843537414966" calcext:value-type="float">
            <text:p>0.1088</text:p>
          </table:table-cell>
          <table:table-cell table:formula="of:= AVERAGE([.T81:.T85])" office:value-type="float" office:value="0.136236355007119" calcext:value-type="float">
            <text:p>0.1362</text:p>
          </table:table-cell>
          <table:table-cell table:formula="of:= AVERAGE([.T80:.T86])" office:value-type="float" office:value="0.176093194752984" calcext:value-type="float">
            <text:p>0.1761</text:p>
          </table:table-cell>
          <table:table-cell table:formula="of:= SUM([.H80:.H86]) / SUM([.H75:.H81])" office:value-type="float" office:value="0" calcext:value-type="float">
            <text:p>0.0000</text:p>
          </table:table-cell>
          <table:table-cell table:formula="of:= AVERAGE([.X82:.X84])" office:value-type="float" office:value="0.0599578456433024" calcext:value-type="float">
            <text:p>0.0600</text:p>
          </table:table-cell>
          <table:table-cell table:formula="of:= AVERAGE([.X81:.X85])" office:value-type="float" office:value="0.0976998709790808" calcext:value-type="float">
            <text:p>0.0977</text:p>
          </table:table-cell>
          <table:table-cell table:formula="of:= AVERAGE([.X80:.X86])" office:value-type="float" office:value="0.140386349191227" calcext:value-type="float">
            <text:p>0.1404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/>
          <table:table-cell table:formula="of:= [.D83] + [.C84]" office:value-type="float" office:value="1709260" calcext:value-type="float">
            <text:p>1 709 260</text:p>
          </table:table-cell>
          <table:table-cell/>
          <table:table-cell table:style-name="ce9"/>
          <table:table-cell table:style-name="ce5" table:formula="of:= [.G83] + [.F84]" office:value-type="float" office:value="82808" calcext:value-type="float">
            <text:p>82 808</text:p>
          </table:table-cell>
          <table:table-cell table:style-name="ce5"/>
          <table:table-cell table:formula="of:= [.I83] + [.H84]" office:value-type="float" office:value="444933" calcext:value-type="float">
            <text:p>444 933</text:p>
          </table:table-cell>
          <table:table-cell table:formula="of:= [.H84] / [.F84]" office:value-type="string" office:string-value="" calcext:value-type="error">
            <text:p>#DIV/0!</text:p>
          </table:table-cell>
          <table:table-cell table:formula="of:= SUM([.H83:.H85]) / SUM([.F83:.F85])" office:value-type="string" office:string-value="" calcext:value-type="error">
            <text:p>#DIV/0!</text:p>
          </table:table-cell>
          <table:table-cell table:formula="of:= SUM([.H82:.H86]) / SUM([.F82:.F86])" office:value-type="string" office:string-value="" calcext:value-type="error">
            <text:p>#DIV/0!</text:p>
          </table:table-cell>
          <table:table-cell table:formula="of:= SUM([.H81:.H87]) / SUM([.F81:.F87])" office:value-type="string" office:string-value="" calcext:value-type="error">
            <text:p>#DIV/0!</text:p>
          </table:table-cell>
          <table:table-cell table:formula="of:=AVERAGE([.F83:.F85])" office:value-type="string" office:string-value="" calcext:value-type="error">
            <text:p>#DIV/0!</text:p>
          </table:table-cell>
          <table:table-cell table:formula="of:=AVERAGE([.F82:.F86])" office:value-type="string" office:string-value="" calcext:value-type="error">
            <text:p>#DIV/0!</text:p>
          </table:table-cell>
          <table:table-cell table:formula="of:=AVERAGE([.F81:.F87])" office:value-type="string" office:string-value="" calcext:value-type="error">
            <text:p>#DIV/0!</text:p>
          </table:table-cell>
          <table:table-cell table:formula="of:=AVERAGE([.H83:.H85])" office:value-type="string" office:string-value="" calcext:value-type="error">
            <text:p>#DIV/0!</text:p>
          </table:table-cell>
          <table:table-cell table:formula="of:=AVERAGE([.H82:.H86])" office:value-type="string" office:string-value="" calcext:value-type="error">
            <text:p>#DIV/0!</text:p>
          </table:table-cell>
          <table:table-cell table:formula="of:=AVERAGE([.H81:.H87])" office:value-type="string" office:string-value="" calcext:value-type="error">
            <text:p>#DIV/0!</text:p>
          </table:table-cell>
          <table:table-cell table:formula="of:= SUM([.F81:.F87]) / SUM([.F76:.F82])" office:value-type="float" office:value="0" calcext:value-type="float">
            <text:p>0.0000</text:p>
          </table:table-cell>
          <table:table-cell table:formula="of:= AVERAGE([.T83:.T85])" office:value-type="float" office:value="0" calcext:value-type="float">
            <text:p>0.0000</text:p>
          </table:table-cell>
          <table:table-cell table:formula="of:= AVERAGE([.T82:.T86])" office:value-type="float" office:value="0.0653061224489796" calcext:value-type="float">
            <text:p>0.0653</text:p>
          </table:table-cell>
          <table:table-cell table:formula="of:= AVERAGE([.T81:.T87])" office:value-type="float" office:value="0.0973116821479422" calcext:value-type="float">
            <text:p>0.0973</text:p>
          </table:table-cell>
          <table:table-cell table:formula="of:= SUM([.H81:.H87]) / SUM([.H76:.H82])" office:value-type="float" office:value="0" calcext:value-type="float">
            <text:p>0.0000</text:p>
          </table:table-cell>
          <table:table-cell table:formula="of:= AVERAGE([.X83:.X85])" office:value-type="float" office:value="0" calcext:value-type="float">
            <text:p>0.0000</text:p>
          </table:table-cell>
          <table:table-cell table:formula="of:= AVERAGE([.X82:.X86])" office:value-type="float" office:value="0.0359747073859814" calcext:value-type="float">
            <text:p>0.0360</text:p>
          </table:table-cell>
          <table:table-cell table:formula="of:= AVERAGE([.X81:.X87])" office:value-type="float" office:value="0.0697856221279148" calcext:value-type="float">
            <text:p>0.0698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/>
          <table:table-cell table:formula="of:= [.D84] + [.C85]" office:value-type="float" office:value="1709260" calcext:value-type="float">
            <text:p>1 709 260</text:p>
          </table:table-cell>
          <table:table-cell/>
          <table:table-cell table:style-name="ce9"/>
          <table:table-cell table:style-name="ce5" table:formula="of:= [.G84] + [.F85]" office:value-type="float" office:value="82808" calcext:value-type="float">
            <text:p>82 808</text:p>
          </table:table-cell>
          <table:table-cell table:style-name="ce5"/>
          <table:table-cell table:formula="of:= [.I84] + [.H85]" office:value-type="float" office:value="444933" calcext:value-type="float">
            <text:p>444 933</text:p>
          </table:table-cell>
          <table:table-cell table:formula="of:= [.H85] / [.F85]" office:value-type="string" office:string-value="" calcext:value-type="error">
            <text:p>#DIV/0!</text:p>
          </table:table-cell>
          <table:table-cell table:formula="of:= SUM([.H84:.H86]) / SUM([.F84:.F86])" office:value-type="string" office:string-value="" calcext:value-type="error">
            <text:p>#DIV/0!</text:p>
          </table:table-cell>
          <table:table-cell table:formula="of:= SUM([.H83:.H87]) / SUM([.F83:.F87])" office:value-type="string" office:string-value="" calcext:value-type="error">
            <text:p>#DIV/0!</text:p>
          </table:table-cell>
          <table:table-cell table:formula="of:= SUM([.H82:.H88]) / SUM([.F82:.F88])" office:value-type="string" office:string-value="" calcext:value-type="error">
            <text:p>#DIV/0!</text:p>
          </table:table-cell>
          <table:table-cell table:formula="of:=AVERAGE([.F84:.F86])" office:value-type="string" office:string-value="" calcext:value-type="error">
            <text:p>#DIV/0!</text:p>
          </table:table-cell>
          <table:table-cell table:formula="of:=AVERAGE([.F83:.F87])" office:value-type="string" office:string-value="" calcext:value-type="error">
            <text:p>#DIV/0!</text:p>
          </table:table-cell>
          <table:table-cell table:formula="of:=AVERAGE([.F82:.F88])" office:value-type="string" office:string-value="" calcext:value-type="error">
            <text:p>#DIV/0!</text:p>
          </table:table-cell>
          <table:table-cell table:formula="of:=AVERAGE([.H84:.H86])" office:value-type="string" office:string-value="" calcext:value-type="error">
            <text:p>#DIV/0!</text:p>
          </table:table-cell>
          <table:table-cell table:formula="of:=AVERAGE([.H83:.H87])" office:value-type="string" office:string-value="" calcext:value-type="error">
            <text:p>#DIV/0!</text:p>
          </table:table-cell>
          <table:table-cell table:formula="of:=AVERAGE([.H82:.H88])" office:value-type="string" office:string-value="" calcext:value-type="error">
            <text:p>#DIV/0!</text:p>
          </table:table-cell>
          <table:table-cell table:formula="of:= SUM([.F82:.F88]) / SUM([.F77:.F83])" office:value-type="float" office:value="0" calcext:value-type="float">
            <text:p>0.0000</text:p>
          </table:table-cell>
          <table:table-cell table:formula="of:= AVERAGE([.T84:.T86])" office:value-type="float" office:value="0" calcext:value-type="float">
            <text:p>0.0000</text:p>
          </table:table-cell>
          <table:table-cell table:formula="of:= AVERAGE([.T83:.T87])" office:value-type="float" office:value="0" calcext:value-type="float">
            <text:p>0.0000</text:p>
          </table:table-cell>
          <table:table-cell table:formula="of:= AVERAGE([.T82:.T88])" office:value-type="string" office:string-value="" calcext:value-type="error">
            <text:p>#DIV/0!</text:p>
          </table:table-cell>
          <table:table-cell table:formula="of:= SUM([.H82:.H88]) / SUM([.H77:.H83])" office:value-type="float" office:value="0" calcext:value-type="float">
            <text:p>0.0000</text:p>
          </table:table-cell>
          <table:table-cell table:formula="of:= AVERAGE([.X84:.X86])" office:value-type="float" office:value="0" calcext:value-type="float">
            <text:p>0.0000</text:p>
          </table:table-cell>
          <table:table-cell table:formula="of:= AVERAGE([.X83:.X87])" office:value-type="float" office:value="0" calcext:value-type="float">
            <text:p>0.0000</text:p>
          </table:table-cell>
          <table:table-cell table:formula="of:= AVERAGE([.X82:.X8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/>
          <table:table-cell table:formula="of:= [.D85] + [.C86]" office:value-type="float" office:value="1709260" calcext:value-type="float">
            <text:p>1 709 260</text:p>
          </table:table-cell>
          <table:table-cell/>
          <table:table-cell table:style-name="ce9"/>
          <table:table-cell table:style-name="ce5" table:formula="of:= [.G85] + [.F86]" office:value-type="float" office:value="82808" calcext:value-type="float">
            <text:p>82 808</text:p>
          </table:table-cell>
          <table:table-cell table:style-name="ce5"/>
          <table:table-cell table:formula="of:= [.I85] + [.H86]" office:value-type="float" office:value="444933" calcext:value-type="float">
            <text:p>444 933</text:p>
          </table:table-cell>
          <table:table-cell table:formula="of:= [.H86] / [.F86]" office:value-type="string" office:string-value="" calcext:value-type="error">
            <text:p>#DIV/0!</text:p>
          </table:table-cell>
          <table:table-cell table:formula="of:= SUM([.H85:.H87]) / SUM([.F85:.F87])" office:value-type="string" office:string-value="" calcext:value-type="error">
            <text:p>#DIV/0!</text:p>
          </table:table-cell>
          <table:table-cell table:formula="of:= SUM([.H84:.H88]) / SUM([.F84:.F88])" office:value-type="string" office:string-value="" calcext:value-type="error">
            <text:p>#DIV/0!</text:p>
          </table:table-cell>
          <table:table-cell table:formula="of:= SUM([.H83:.H89]) / SUM([.F83:.F89])" office:value-type="string" office:string-value="" calcext:value-type="error">
            <text:p>#DIV/0!</text:p>
          </table:table-cell>
          <table:table-cell table:formula="of:=AVERAGE([.F85:.F87])" office:value-type="string" office:string-value="" calcext:value-type="error">
            <text:p>#DIV/0!</text:p>
          </table:table-cell>
          <table:table-cell table:formula="of:=AVERAGE([.F84:.F88])" office:value-type="string" office:string-value="" calcext:value-type="error">
            <text:p>#DIV/0!</text:p>
          </table:table-cell>
          <table:table-cell table:formula="of:=AVERAGE([.F83:.F89])" office:value-type="string" office:string-value="" calcext:value-type="error">
            <text:p>#DIV/0!</text:p>
          </table:table-cell>
          <table:table-cell table:formula="of:=AVERAGE([.H85:.H87])" office:value-type="string" office:string-value="" calcext:value-type="error">
            <text:p>#DIV/0!</text:p>
          </table:table-cell>
          <table:table-cell table:formula="of:=AVERAGE([.H84:.H88])" office:value-type="string" office:string-value="" calcext:value-type="error">
            <text:p>#DIV/0!</text:p>
          </table:table-cell>
          <table:table-cell table:formula="of:=AVERAGE([.H83:.H89])" office:value-type="string" office:string-value="" calcext:value-type="error">
            <text:p>#DIV/0!</text:p>
          </table:table-cell>
          <table:table-cell table:formula="of:= SUM([.F83:.F89]) / SUM([.F78:.F84])" office:value-type="float" office:value="0" calcext:value-type="float">
            <text:p>0.0000</text:p>
          </table:table-cell>
          <table:table-cell table:formula="of:= AVERAGE([.T85:.T87])" office:value-type="float" office:value="0" calcext:value-type="float">
            <text:p>0.0000</text:p>
          </table:table-cell>
          <table:table-cell table:formula="of:= AVERAGE([.T84:.T88])" office:value-type="string" office:string-value="" calcext:value-type="error">
            <text:p>#DIV/0!</text:p>
          </table:table-cell>
          <table:table-cell table:formula="of:= AVERAGE([.T83:.T89])" office:value-type="string" office:string-value="" calcext:value-type="error">
            <text:p>#DIV/0!</text:p>
          </table:table-cell>
          <table:table-cell table:formula="of:= SUM([.H83:.H89]) / SUM([.H78:.H84])" office:value-type="float" office:value="0" calcext:value-type="float">
            <text:p>0.0000</text:p>
          </table:table-cell>
          <table:table-cell table:formula="of:= AVERAGE([.X85:.X87])" office:value-type="float" office:value="0" calcext:value-type="float">
            <text:p>0.0000</text:p>
          </table:table-cell>
          <table:table-cell table:formula="of:= AVERAGE([.X84:.X88])" office:value-type="string" office:string-value="" calcext:value-type="error">
            <text:p>#DIV/0!</text:p>
          </table:table-cell>
          <table:table-cell table:formula="of:= AVERAGE([.X83:.X8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/>
          <table:table-cell table:formula="of:= [.D86] + [.C87]" office:value-type="float" office:value="1709260" calcext:value-type="float">
            <text:p>1 709 260</text:p>
          </table:table-cell>
          <table:table-cell/>
          <table:table-cell table:style-name="ce9"/>
          <table:table-cell table:style-name="ce5" table:formula="of:= [.G86] + [.F87]" office:value-type="float" office:value="82808" calcext:value-type="float">
            <text:p>82 808</text:p>
          </table:table-cell>
          <table:table-cell table:style-name="ce5"/>
          <table:table-cell table:formula="of:= [.I86] + [.H87]" office:value-type="float" office:value="444933" calcext:value-type="float">
            <text:p>444 933</text:p>
          </table:table-cell>
          <table:table-cell table:formula="of:= [.H87] / [.F87]" office:value-type="string" office:string-value="" calcext:value-type="error">
            <text:p>#DIV/0!</text:p>
          </table:table-cell>
          <table:table-cell table:formula="of:= SUM([.H86:.H88]) / SUM([.F86:.F88])" office:value-type="string" office:string-value="" calcext:value-type="error">
            <text:p>#DIV/0!</text:p>
          </table:table-cell>
          <table:table-cell table:formula="of:= SUM([.H85:.H89]) / SUM([.F85:.F89])" office:value-type="string" office:string-value="" calcext:value-type="error">
            <text:p>#DIV/0!</text:p>
          </table:table-cell>
          <table:table-cell table:formula="of:= SUM([.H84:.H90]) / SUM([.F84:.F90])" office:value-type="string" office:string-value="" calcext:value-type="error">
            <text:p>#DIV/0!</text:p>
          </table:table-cell>
          <table:table-cell table:formula="of:=AVERAGE([.F86:.F88])" office:value-type="string" office:string-value="" calcext:value-type="error">
            <text:p>#DIV/0!</text:p>
          </table:table-cell>
          <table:table-cell table:formula="of:=AVERAGE([.F85:.F89])" office:value-type="string" office:string-value="" calcext:value-type="error">
            <text:p>#DIV/0!</text:p>
          </table:table-cell>
          <table:table-cell table:formula="of:=AVERAGE([.F84:.F90])" office:value-type="string" office:string-value="" calcext:value-type="error">
            <text:p>#DIV/0!</text:p>
          </table:table-cell>
          <table:table-cell table:formula="of:=AVERAGE([.H86:.H88])" office:value-type="string" office:string-value="" calcext:value-type="error">
            <text:p>#DIV/0!</text:p>
          </table:table-cell>
          <table:table-cell table:formula="of:=AVERAGE([.H85:.H89])" office:value-type="string" office:string-value="" calcext:value-type="error">
            <text:p>#DIV/0!</text:p>
          </table:table-cell>
          <table:table-cell table:formula="of:=AVERAGE([.H84:.H90])" office:value-type="string" office:string-value="" calcext:value-type="error">
            <text:p>#DIV/0!</text:p>
          </table:table-cell>
          <table:table-cell table:formula="of:= SUM([.F84:.F90]) / SUM([.F79:.F85])" office:value-type="float" office:value="0" calcext:value-type="float">
            <text:p>0.0000</text:p>
          </table:table-cell>
          <table:table-cell table:formula="of:= AVERAGE([.T86:.T88])" office:value-type="string" office:string-value="" calcext:value-type="error">
            <text:p>#DIV/0!</text:p>
          </table:table-cell>
          <table:table-cell table:formula="of:= AVERAGE([.T85:.T89])" office:value-type="string" office:string-value="" calcext:value-type="error">
            <text:p>#DIV/0!</text:p>
          </table:table-cell>
          <table:table-cell table:formula="of:= AVERAGE([.T84:.T90])" office:value-type="string" office:string-value="" calcext:value-type="error">
            <text:p>#DIV/0!</text:p>
          </table:table-cell>
          <table:table-cell table:formula="of:= SUM([.H84:.H90]) / SUM([.H79:.H85])" office:value-type="float" office:value="0" calcext:value-type="float">
            <text:p>0.0000</text:p>
          </table:table-cell>
          <table:table-cell table:formula="of:= AVERAGE([.X86:.X88])" office:value-type="string" office:string-value="" calcext:value-type="error">
            <text:p>#DIV/0!</text:p>
          </table:table-cell>
          <table:table-cell table:formula="of:= AVERAGE([.X85:.X89])" office:value-type="string" office:string-value="" calcext:value-type="error">
            <text:p>#DIV/0!</text:p>
          </table:table-cell>
          <table:table-cell table:formula="of:= AVERAGE([.X84:.X9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/>
          <table:table-cell table:formula="of:= [.D87] + [.C88]" office:value-type="float" office:value="1709260" calcext:value-type="float">
            <text:p>1 709 260</text:p>
          </table:table-cell>
          <table:table-cell/>
          <table:table-cell table:style-name="ce9"/>
          <table:table-cell table:style-name="ce5" table:formula="of:= [.G87] + [.F88]" office:value-type="float" office:value="82808" calcext:value-type="float">
            <text:p>82 808</text:p>
          </table:table-cell>
          <table:table-cell table:style-name="ce5"/>
          <table:table-cell table:formula="of:= [.I87] + [.H88]" office:value-type="float" office:value="444933" calcext:value-type="float">
            <text:p>444 933</text:p>
          </table:table-cell>
          <table:table-cell table:formula="of:= [.H88] / [.F88]" office:value-type="string" office:string-value="" calcext:value-type="error">
            <text:p>#DIV/0!</text:p>
          </table:table-cell>
          <table:table-cell table:formula="of:= SUM([.H87:.H89]) / SUM([.F87:.F89])" office:value-type="string" office:string-value="" calcext:value-type="error">
            <text:p>#DIV/0!</text:p>
          </table:table-cell>
          <table:table-cell table:formula="of:= SUM([.H86:.H90]) / SUM([.F86:.F90])" office:value-type="string" office:string-value="" calcext:value-type="error">
            <text:p>#DIV/0!</text:p>
          </table:table-cell>
          <table:table-cell table:formula="of:= SUM([.H85:.H91]) / SUM([.F85:.F91])" office:value-type="string" office:string-value="" calcext:value-type="error">
            <text:p>#DIV/0!</text:p>
          </table:table-cell>
          <table:table-cell table:formula="of:=AVERAGE([.F87:.F89])" office:value-type="string" office:string-value="" calcext:value-type="error">
            <text:p>#DIV/0!</text:p>
          </table:table-cell>
          <table:table-cell table:formula="of:=AVERAGE([.F86:.F90])" office:value-type="string" office:string-value="" calcext:value-type="error">
            <text:p>#DIV/0!</text:p>
          </table:table-cell>
          <table:table-cell table:formula="of:=AVERAGE([.F85:.F91])" office:value-type="string" office:string-value="" calcext:value-type="error">
            <text:p>#DIV/0!</text:p>
          </table:table-cell>
          <table:table-cell table:formula="of:=AVERAGE([.H87:.H89])" office:value-type="string" office:string-value="" calcext:value-type="error">
            <text:p>#DIV/0!</text:p>
          </table:table-cell>
          <table:table-cell table:formula="of:=AVERAGE([.H86:.H90])" office:value-type="string" office:string-value="" calcext:value-type="error">
            <text:p>#DIV/0!</text:p>
          </table:table-cell>
          <table:table-cell table:formula="of:=AVERAGE([.H85:.H91])" office:value-type="string" office:string-value="" calcext:value-type="error">
            <text:p>#DIV/0!</text:p>
          </table:table-cell>
          <table:table-cell table:formula="of:= SUM([.F85:.F91]) / SUM([.F80:.F86])" office:value-type="string" office:string-value="" calcext:value-type="error">
            <text:p>#DIV/0!</text:p>
          </table:table-cell>
          <table:table-cell table:formula="of:= AVERAGE([.T87:.T89])" office:value-type="string" office:string-value="" calcext:value-type="error">
            <text:p>#DIV/0!</text:p>
          </table:table-cell>
          <table:table-cell table:formula="of:= AVERAGE([.T86:.T90])" office:value-type="string" office:string-value="" calcext:value-type="error">
            <text:p>#DIV/0!</text:p>
          </table:table-cell>
          <table:table-cell table:formula="of:= AVERAGE([.T85:.T91])" office:value-type="string" office:string-value="" calcext:value-type="error">
            <text:p>#DIV/0!</text:p>
          </table:table-cell>
          <table:table-cell table:formula="of:= SUM([.H85:.H91]) / SUM([.H80:.H86])" office:value-type="string" office:string-value="" calcext:value-type="error">
            <text:p>#DIV/0!</text:p>
          </table:table-cell>
          <table:table-cell table:formula="of:= AVERAGE([.X87:.X89])" office:value-type="string" office:string-value="" calcext:value-type="error">
            <text:p>#DIV/0!</text:p>
          </table:table-cell>
          <table:table-cell table:formula="of:= AVERAGE([.X86:.X90])" office:value-type="string" office:string-value="" calcext:value-type="error">
            <text:p>#DIV/0!</text:p>
          </table:table-cell>
          <table:table-cell table:formula="of:= AVERAGE([.X85:.X9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/>
          <table:table-cell table:formula="of:= [.D88] + [.C89]" office:value-type="float" office:value="1709260" calcext:value-type="float">
            <text:p>1 709 260</text:p>
          </table:table-cell>
          <table:table-cell/>
          <table:table-cell table:style-name="ce9"/>
          <table:table-cell table:style-name="ce5" table:formula="of:= [.G88] + [.F89]" office:value-type="float" office:value="82808" calcext:value-type="float">
            <text:p>82 808</text:p>
          </table:table-cell>
          <table:table-cell table:style-name="ce5"/>
          <table:table-cell table:formula="of:= [.I88] + [.H89]" office:value-type="float" office:value="444933" calcext:value-type="float">
            <text:p>444 933</text:p>
          </table:table-cell>
          <table:table-cell table:formula="of:= [.H89] / [.F89]" office:value-type="string" office:string-value="" calcext:value-type="error">
            <text:p>#DIV/0!</text:p>
          </table:table-cell>
          <table:table-cell table:formula="of:= SUM([.H88:.H90]) / SUM([.F88:.F90])" office:value-type="string" office:string-value="" calcext:value-type="error">
            <text:p>#DIV/0!</text:p>
          </table:table-cell>
          <table:table-cell table:formula="of:= SUM([.H87:.H91]) / SUM([.F87:.F91])" office:value-type="string" office:string-value="" calcext:value-type="error">
            <text:p>#DIV/0!</text:p>
          </table:table-cell>
          <table:table-cell table:formula="of:= SUM([.H86:.H92]) / SUM([.F86:.F92])" office:value-type="string" office:string-value="" calcext:value-type="error">
            <text:p>#DIV/0!</text:p>
          </table:table-cell>
          <table:table-cell table:formula="of:=AVERAGE([.F88:.F90])" office:value-type="string" office:string-value="" calcext:value-type="error">
            <text:p>#DIV/0!</text:p>
          </table:table-cell>
          <table:table-cell table:formula="of:=AVERAGE([.F87:.F91])" office:value-type="string" office:string-value="" calcext:value-type="error">
            <text:p>#DIV/0!</text:p>
          </table:table-cell>
          <table:table-cell table:formula="of:=AVERAGE([.F86:.F92])" office:value-type="string" office:string-value="" calcext:value-type="error">
            <text:p>#DIV/0!</text:p>
          </table:table-cell>
          <table:table-cell table:formula="of:=AVERAGE([.H88:.H90])" office:value-type="string" office:string-value="" calcext:value-type="error">
            <text:p>#DIV/0!</text:p>
          </table:table-cell>
          <table:table-cell table:formula="of:=AVERAGE([.H87:.H91])" office:value-type="string" office:string-value="" calcext:value-type="error">
            <text:p>#DIV/0!</text:p>
          </table:table-cell>
          <table:table-cell table:formula="of:=AVERAGE([.H86:.H92])" office:value-type="string" office:string-value="" calcext:value-type="error">
            <text:p>#DIV/0!</text:p>
          </table:table-cell>
          <table:table-cell table:formula="of:= SUM([.F86:.F92]) / SUM([.F81:.F87])" office:value-type="string" office:string-value="" calcext:value-type="error">
            <text:p>#DIV/0!</text:p>
          </table:table-cell>
          <table:table-cell table:formula="of:= AVERAGE([.T88:.T90])" office:value-type="string" office:string-value="" calcext:value-type="error">
            <text:p>#DIV/0!</text:p>
          </table:table-cell>
          <table:table-cell table:formula="of:= AVERAGE([.T87:.T91])" office:value-type="string" office:string-value="" calcext:value-type="error">
            <text:p>#DIV/0!</text:p>
          </table:table-cell>
          <table:table-cell table:formula="of:= AVERAGE([.T86:.T92])" office:value-type="string" office:string-value="" calcext:value-type="error">
            <text:p>#DIV/0!</text:p>
          </table:table-cell>
          <table:table-cell table:formula="of:= SUM([.H86:.H92]) / SUM([.H81:.H87])" office:value-type="string" office:string-value="" calcext:value-type="error">
            <text:p>#DIV/0!</text:p>
          </table:table-cell>
          <table:table-cell table:formula="of:= AVERAGE([.X88:.X90])" office:value-type="string" office:string-value="" calcext:value-type="error">
            <text:p>#DIV/0!</text:p>
          </table:table-cell>
          <table:table-cell table:formula="of:= AVERAGE([.X87:.X91])" office:value-type="string" office:string-value="" calcext:value-type="error">
            <text:p>#DIV/0!</text:p>
          </table:table-cell>
          <table:table-cell table:formula="of:= AVERAGE([.X86:.X9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/>
          <table:table-cell table:formula="of:= [.D89] + [.C90]" office:value-type="float" office:value="1709260" calcext:value-type="float">
            <text:p>1 709 260</text:p>
          </table:table-cell>
          <table:table-cell/>
          <table:table-cell table:style-name="ce9"/>
          <table:table-cell table:style-name="ce5" table:formula="of:= [.G89] + [.F90]" office:value-type="float" office:value="82808" calcext:value-type="float">
            <text:p>82 808</text:p>
          </table:table-cell>
          <table:table-cell table:style-name="ce5"/>
          <table:table-cell table:formula="of:= [.I89] + [.H90]" office:value-type="float" office:value="444933" calcext:value-type="float">
            <text:p>444 933</text:p>
          </table:table-cell>
          <table:table-cell table:formula="of:= [.H90] / [.F90]" office:value-type="string" office:string-value="" calcext:value-type="error">
            <text:p>#DIV/0!</text:p>
          </table:table-cell>
          <table:table-cell table:formula="of:= SUM([.H89:.H91]) / SUM([.F89:.F91])" office:value-type="string" office:string-value="" calcext:value-type="error">
            <text:p>#DIV/0!</text:p>
          </table:table-cell>
          <table:table-cell table:formula="of:= SUM([.H88:.H92]) / SUM([.F88:.F92])" office:value-type="string" office:string-value="" calcext:value-type="error">
            <text:p>#DIV/0!</text:p>
          </table:table-cell>
          <table:table-cell table:formula="of:= SUM([.H87:.H93]) / SUM([.F87:.F93])" office:value-type="string" office:string-value="" calcext:value-type="error">
            <text:p>#DIV/0!</text:p>
          </table:table-cell>
          <table:table-cell table:formula="of:=AVERAGE([.F89:.F91])" office:value-type="string" office:string-value="" calcext:value-type="error">
            <text:p>#DIV/0!</text:p>
          </table:table-cell>
          <table:table-cell table:formula="of:=AVERAGE([.F88:.F92])" office:value-type="string" office:string-value="" calcext:value-type="error">
            <text:p>#DIV/0!</text:p>
          </table:table-cell>
          <table:table-cell table:formula="of:=AVERAGE([.F87:.F93])" office:value-type="string" office:string-value="" calcext:value-type="error">
            <text:p>#DIV/0!</text:p>
          </table:table-cell>
          <table:table-cell table:formula="of:=AVERAGE([.H89:.H91])" office:value-type="string" office:string-value="" calcext:value-type="error">
            <text:p>#DIV/0!</text:p>
          </table:table-cell>
          <table:table-cell table:formula="of:=AVERAGE([.H88:.H92])" office:value-type="string" office:string-value="" calcext:value-type="error">
            <text:p>#DIV/0!</text:p>
          </table:table-cell>
          <table:table-cell table:formula="of:=AVERAGE([.H87:.H93])" office:value-type="string" office:string-value="" calcext:value-type="error">
            <text:p>#DIV/0!</text:p>
          </table:table-cell>
          <table:table-cell table:formula="of:= SUM([.F87:.F93]) / SUM([.F82:.F88])" office:value-type="string" office:string-value="" calcext:value-type="error">
            <text:p>#DIV/0!</text:p>
          </table:table-cell>
          <table:table-cell table:formula="of:= AVERAGE([.T89:.T91])" office:value-type="string" office:string-value="" calcext:value-type="error">
            <text:p>#DIV/0!</text:p>
          </table:table-cell>
          <table:table-cell table:formula="of:= AVERAGE([.T88:.T92])" office:value-type="string" office:string-value="" calcext:value-type="error">
            <text:p>#DIV/0!</text:p>
          </table:table-cell>
          <table:table-cell table:formula="of:= AVERAGE([.T87:.T93])" office:value-type="string" office:string-value="" calcext:value-type="error">
            <text:p>#DIV/0!</text:p>
          </table:table-cell>
          <table:table-cell table:formula="of:= SUM([.H87:.H93]) / SUM([.H82:.H88])" office:value-type="string" office:string-value="" calcext:value-type="error">
            <text:p>#DIV/0!</text:p>
          </table:table-cell>
          <table:table-cell table:formula="of:= AVERAGE([.X89:.X91])" office:value-type="string" office:string-value="" calcext:value-type="error">
            <text:p>#DIV/0!</text:p>
          </table:table-cell>
          <table:table-cell table:formula="of:= AVERAGE([.X88:.X92])" office:value-type="string" office:string-value="" calcext:value-type="error">
            <text:p>#DIV/0!</text:p>
          </table:table-cell>
          <table:table-cell table:formula="of:= AVERAGE([.X87:.X9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/>
          <table:table-cell table:formula="of:= [.D90] + [.C91]" office:value-type="float" office:value="1709260" calcext:value-type="float">
            <text:p>1 709 260</text:p>
          </table:table-cell>
          <table:table-cell/>
          <table:table-cell table:style-name="ce9"/>
          <table:table-cell table:style-name="ce5" table:formula="of:= [.G90] + [.F91]" office:value-type="float" office:value="82808" calcext:value-type="float">
            <text:p>82 808</text:p>
          </table:table-cell>
          <table:table-cell table:style-name="ce5"/>
          <table:table-cell table:formula="of:= [.I90] + [.H91]" office:value-type="float" office:value="444933" calcext:value-type="float">
            <text:p>444 933</text:p>
          </table:table-cell>
          <table:table-cell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string" office:string-value="" calcext:value-type="error">
            <text:p>#DIV/0!</text:p>
          </table:table-cell>
          <table:table-cell table:formula="of:= SUM([.H89:.H93]) / SUM([.F89:.F93])" office:value-type="string" office:string-value="" calcext:value-type="error">
            <text:p>#DIV/0!</text:p>
          </table:table-cell>
          <table:table-cell table:formula="of:= SUM([.H88:.H94]) / SUM([.F88:.F94])" office:value-type="string" office:string-value="" calcext:value-type="error">
            <text:p>#DIV/0!</text:p>
          </table:table-cell>
          <table:table-cell table:formula="of:=AVERAGE([.F90:.F92])" office:value-type="string" office:string-value="" calcext:value-type="error">
            <text:p>#DIV/0!</text:p>
          </table:table-cell>
          <table:table-cell table:formula="of:=AVERAGE([.F89:.F93])" office:value-type="string" office:string-value="" calcext:value-type="error">
            <text:p>#DIV/0!</text:p>
          </table:table-cell>
          <table:table-cell table:formula="of:=AVERAGE([.F88:.F94])" office:value-type="string" office:string-value="" calcext:value-type="error">
            <text:p>#DIV/0!</text:p>
          </table:table-cell>
          <table:table-cell table:formula="of:=AVERAGE([.H90:.H92])" office:value-type="string" office:string-value="" calcext:value-type="error">
            <text:p>#DIV/0!</text:p>
          </table:table-cell>
          <table:table-cell table:formula="of:=AVERAGE([.H89:.H93])" office:value-type="string" office:string-value="" calcext:value-type="error">
            <text:p>#DIV/0!</text:p>
          </table:table-cell>
          <table:table-cell table:formula="of:=AVERAGE([.H88:.H94])" office:value-type="string" office:string-value="" calcext:value-type="error">
            <text:p>#DIV/0!</text:p>
          </table:table-cell>
          <table:table-cell table:formula="of:= SUM([.F88:.F94]) / SUM([.F83:.F89])" office:value-type="string" office:string-value="" calcext:value-type="error">
            <text:p>#DIV/0!</text:p>
          </table:table-cell>
          <table:table-cell table:formula="of:= AVERAGE([.T90:.T92])" office:value-type="string" office:string-value="" calcext:value-type="error">
            <text:p>#DIV/0!</text:p>
          </table:table-cell>
          <table:table-cell table:formula="of:= AVERAGE([.T89:.T93])" office:value-type="string" office:string-value="" calcext:value-type="error">
            <text:p>#DIV/0!</text:p>
          </table:table-cell>
          <table:table-cell table:formula="of:= AVERAGE([.T88:.T94])" office:value-type="string" office:string-value="" calcext:value-type="error">
            <text:p>#DIV/0!</text:p>
          </table:table-cell>
          <table:table-cell table:formula="of:= SUM([.H88:.H94]) / SUM([.H83:.H89])" office:value-type="string" office:string-value="" calcext:value-type="error">
            <text:p>#DIV/0!</text:p>
          </table:table-cell>
          <table:table-cell table:formula="of:= AVERAGE([.X90:.X92])" office:value-type="string" office:string-value="" calcext:value-type="error">
            <text:p>#DIV/0!</text:p>
          </table:table-cell>
          <table:table-cell table:formula="of:= AVERAGE([.X89:.X93])" office:value-type="string" office:string-value="" calcext:value-type="error">
            <text:p>#DIV/0!</text:p>
          </table:table-cell>
          <table:table-cell table:formula="of:= AVERAGE([.X88:.X9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/>
          <table:table-cell table:formula="of:= [.D91] + [.C92]" office:value-type="float" office:value="1709260" calcext:value-type="float">
            <text:p>1 709 260</text:p>
          </table:table-cell>
          <table:table-cell/>
          <table:table-cell table:style-name="ce9"/>
          <table:table-cell table:style-name="ce5" table:formula="of:= [.G91] + [.F92]" office:value-type="float" office:value="82808" calcext:value-type="float">
            <text:p>82 808</text:p>
          </table:table-cell>
          <table:table-cell table:style-name="ce5"/>
          <table:table-cell table:formula="of:= [.I91] + [.H92]" office:value-type="float" office:value="444933" calcext:value-type="float">
            <text:p>444 933</text:p>
          </table:table-cell>
          <table:table-cell table:formula="of:= [.H92] / [.F92]" office:value-type="string" office:string-value="" calcext:value-type="error">
            <text:p>#DIV/0!</text:p>
          </table:table-cell>
          <table:table-cell table:formula="of:= SUM([.H91:.H93]) / SUM([.F91:.F93])" office:value-type="string" office:string-value="" calcext:value-type="error">
            <text:p>#DIV/0!</text:p>
          </table:table-cell>
          <table:table-cell table:formula="of:= SUM([.H90:.H94]) / SUM([.F90:.F94])" office:value-type="string" office:string-value="" calcext:value-type="error">
            <text:p>#DIV/0!</text:p>
          </table:table-cell>
          <table:table-cell table:formula="of:= SUM([.H89:.H95]) / SUM([.F89:.F95])" office:value-type="string" office:string-value="" calcext:value-type="error">
            <text:p>#DIV/0!</text:p>
          </table:table-cell>
          <table:table-cell table:formula="of:=AVERAGE([.F91:.F93])" office:value-type="string" office:string-value="" calcext:value-type="error">
            <text:p>#DIV/0!</text:p>
          </table:table-cell>
          <table:table-cell table:formula="of:=AVERAGE([.F90:.F94])" office:value-type="string" office:string-value="" calcext:value-type="error">
            <text:p>#DIV/0!</text:p>
          </table:table-cell>
          <table:table-cell table:formula="of:=AVERAGE([.F89:.F95])" office:value-type="string" office:string-value="" calcext:value-type="error">
            <text:p>#DIV/0!</text:p>
          </table:table-cell>
          <table:table-cell table:formula="of:=AVERAGE([.H91:.H93])" office:value-type="string" office:string-value="" calcext:value-type="error">
            <text:p>#DIV/0!</text:p>
          </table:table-cell>
          <table:table-cell table:formula="of:=AVERAGE([.H90:.H94])" office:value-type="string" office:string-value="" calcext:value-type="error">
            <text:p>#DIV/0!</text:p>
          </table:table-cell>
          <table:table-cell table:formula="of:=AVERAGE([.H89:.H95])" office:value-type="string" office:string-value="" calcext:value-type="error">
            <text:p>#DIV/0!</text:p>
          </table:table-cell>
          <table:table-cell table:formula="of:= SUM([.F89:.F95]) / SUM([.F84:.F90])" office:value-type="string" office:string-value="" calcext:value-type="error">
            <text:p>#DIV/0!</text:p>
          </table:table-cell>
          <table:table-cell table:formula="of:= AVERAGE([.T91:.T93])" office:value-type="string" office:string-value="" calcext:value-type="error">
            <text:p>#DIV/0!</text:p>
          </table:table-cell>
          <table:table-cell table:formula="of:= AVERAGE([.T90:.T94])" office:value-type="string" office:string-value="" calcext:value-type="error">
            <text:p>#DIV/0!</text:p>
          </table:table-cell>
          <table:table-cell table:formula="of:= AVERAGE([.T89:.T95])" office:value-type="string" office:string-value="" calcext:value-type="error">
            <text:p>#DIV/0!</text:p>
          </table:table-cell>
          <table:table-cell table:formula="of:= SUM([.H89:.H95]) / SUM([.H84:.H90])" office:value-type="string" office:string-value="" calcext:value-type="error">
            <text:p>#DIV/0!</text:p>
          </table:table-cell>
          <table:table-cell table:formula="of:= AVERAGE([.X91:.X93])" office:value-type="string" office:string-value="" calcext:value-type="error">
            <text:p>#DIV/0!</text:p>
          </table:table-cell>
          <table:table-cell table:formula="of:= AVERAGE([.X90:.X94])" office:value-type="string" office:string-value="" calcext:value-type="error">
            <text:p>#DIV/0!</text:p>
          </table:table-cell>
          <table:table-cell table:formula="of:= AVERAGE([.X89:.X95])" office:value-type="string" office:string-value="" calcext:value-type="error">
            <text:p>#DIV/0!</text:p>
          </table:table-cell>
        </table:table-row>
      </table:table>
      <table:table table:name="charts" table:style-name="ta1">
        <table:shapes>
          <draw:frame draw:z-index="0" draw:style-name="gr1" draw:text-style-name="P1" svg:width="720pt" svg:height="254.89pt" svg:x="0pt" svg:y="1139.16pt">
            <draw:object draw:notify-on-update-of-ranges="'daily-stats'.B15:'daily-stats'.B100 'daily-stats'.X1:'daily-stats'.X1 'daily-stats'.X15:'daily-stats'.X100 'daily-stats'.Y1:'daily-stats'.Y1 'daily-stats'.Y15:'daily-stats'.Y100 'daily-stats'.Z1:'daily-stats'.Z1 'daily-stats'.Z15:'daily-stats'.Z100 'daily-stats'.AA1:'daily-stats'.AA1 'daily-stats'.AA15:'daily-stats'.AA100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1" draw:style-name="gr1" draw:text-style-name="P1" svg:width="720pt" svg:height="254.89pt" svg:x="0pt" svg:y="857.59pt">
            <draw:object draw:notify-on-update-of-ranges="'daily-stats'.B15:'daily-stats'.B100 'daily-stats'.T1:'daily-stats'.T1 'daily-stats'.T15:'daily-stats'.T100 'daily-stats'.U1:'daily-stats'.U1 'daily-stats'.U15:'daily-stats'.U100 'daily-stats'.V1:'daily-stats'.V1 'daily-stats'.V15:'daily-stats'.V100 'daily-stats'.W1:'daily-stats'.W1 'daily-stats'.W15:'daily-stats'.W100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2" draw:style-name="gr1" draw:text-style-name="P1" svg:width="720pt" svg:height="254.89pt" svg:x="0pt" svg:y="576pt">
            <draw:object draw:notify-on-update-of-ranges="'daily-stats'.B15:'daily-stats'.B100 'daily-stats'.H1:'daily-stats'.H1 'daily-stats'.H15:'daily-stats'.H100 'daily-stats'.Q1:'daily-stats'.Q1 'daily-stats'.Q15:'daily-stats'.Q100 'daily-stats'.R1:'daily-stats'.R1 'daily-stats'.R15:'daily-stats'.R100 'daily-stats'.S1:'daily-stats'.S1 'daily-stats'.S15:'daily-stats'.S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3" draw:style-name="gr1" draw:text-style-name="P1" svg:width="720pt" svg:height="254.89pt" svg:x="0pt" svg:y="294.38pt">
            <draw:object draw:notify-on-update-of-ranges="'daily-stats'.B15:'daily-stats'.B100 'daily-stats'.F1:'daily-stats'.F1 'daily-stats'.F15:'daily-stats'.F100 'daily-stats'.N1:'daily-stats'.N1 'daily-stats'.N15:'daily-stats'.N100 'daily-stats'.O1:'daily-stats'.O1 'daily-stats'.O15:'daily-stats'.O100 'daily-stats'.P1:'daily-stats'.P1 'daily-stats'.P15:'daily-stats'.P10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4" draw:style-name="gr1" draw:text-style-name="P1" svg:width="720pt" svg:height="254.89pt" svg:x="0pt" svg:y="12.81pt">
            <draw:object draw:notify-on-update-of-ranges="'daily-stats'.B15:'daily-stats'.B100 'daily-stats'.J1:'daily-stats'.J1 'daily-stats'.J15:'daily-stats'.J100 'daily-stats'.K1:'daily-stats'.K1 'daily-stats'.K15:'daily-stats'.K100 'daily-stats'.L1:'daily-stats'.L1 'daily-stats'.L15:'daily-stats'.L100 'daily-stats'.M1:'daily-stats'.M1 'daily-stats'.M15:'daily-stats'.M100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9">00.00.0000</text:date>, <text:time style:data-style-name="N2" text:time-value="01:43:00.92661467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0-19T09:02:23.850708000</dc:date>
    <dc:creator>Tomáš Metelka</dc:creator>
    <meta:editing-duration>P48DT4H55M2S</meta:editing-duration>
    <meta:editing-cycles>86</meta:editing-cycles>
    <meta:generator>LibreOffice/6.0.7.3$Linux_X86_64 LibreOffice_project/00m0$Build-3</meta:generator>
    <meta:document-statistic meta:table-count="2" meta:cell-count="188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811cm" svg:y="0.399cm" style:legend-expansion="custom" chartooo:width="6.189cm" chartooo:height="2.1cm" style:legend-expansion-aspect-ratio="2.94714285714286" chart:style-name="ch2"/>
        <chart:plot-area chart:style-name="ch3" table:cell-range-address="'daily-stats'.B15:'daily-stats'.B100 'daily-stats'.F1:'daily-stats'.F1 'daily-stats'.F15:'daily-stats'.F100 'daily-stats'.N1:'daily-stats'.P1 'daily-stats'.N15:'daily-stats'.P100" chart:data-source-has-labels="both" svg:x="0.508cm" svg:y="0.179cm" svg:width="24.385cm" svg:height="8.635cm">
          <chartooo:coordinate-region svg:x="1.456cm" svg:y="0.379cm" svg:width="22.69cm" svg:height="7.786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F15:'daily-stats'.F100" chart:label-cell-address="'daily-stats'.F1:'daily-stats'.F1" chart:class="chart:line">
            <chart:data-point chart:repeated="86"/>
          </chart:series>
          <chart:series chart:style-name="ch8" chart:values-cell-range-address="'daily-stats'.N15:'daily-stats'.N100" chart:label-cell-address="'daily-stats'.N1:'daily-stats'.N1" chart:class="chart:line">
            <chart:data-point chart:repeated="86"/>
          </chart:series>
          <chart:series chart:style-name="ch9" chart:values-cell-range-address="'daily-stats'.O15:'daily-stats'.O100" chart:label-cell-address="'daily-stats'.O1:'daily-stats'.O1" chart:class="chart:line">
            <chart:data-point chart:repeated="86"/>
          </chart:series>
          <chart:series chart:style-name="ch10" chart:values-cell-range-address="'daily-stats'.P15:'daily-stats'.P100" chart:label-cell-address="'daily-stats'.P1:'daily-stats'.P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Sent</text:p>
                <draw:g>
                  <svg:desc>'daily-stats'.F1:'daily-stats'.F1</svg:desc>
                </draw:g>
              </table:table-cell>
              <table:table-cell office:value-type="string">
                <text:p>3d-Rolling avg of Daily Sent-WN</text:p>
                <draw:g>
                  <svg:desc>'daily-stats'.N1:'daily-stats'.N1</svg:desc>
                </draw:g>
              </table:table-cell>
              <table:table-cell office:value-type="string">
                <text:p>5d-Rolling avg of Daily Sent-WN</text:p>
                <draw:g>
                  <svg:desc>'daily-stats'.O1:'daily-stats'.O1</svg:desc>
                </draw:g>
              </table:table-cell>
              <table:table-cell office:value-type="string">
                <text:p>7d-Rolling avg of Daily Sent-WN</text:p>
                <draw:g>
                  <svg:desc>'daily-stats'.P1:'daily-stats'.P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F15:'daily-stats'.F100</svg:desc>
                </draw:g>
              </table:table-cell>
              <table:table-cell office:value-type="float" office:value="NaN">
                <text:p>NaN</text:p>
                <draw:g>
                  <svg:desc>'daily-stats'.N15:'daily-stats'.N100</svg:desc>
                </draw:g>
              </table:table-cell>
              <table:table-cell office:value-type="float" office:value="NaN">
                <text:p>NaN</text:p>
                <draw:g>
                  <svg:desc>'daily-stats'.O15:'daily-stats'.O100</svg:desc>
                </draw:g>
              </table:table-cell>
              <table:table-cell office:value-type="float" office:value="NaN">
                <text:p>NaN</text:p>
                <draw:g>
                  <svg:desc>'daily-stats'.P15:'daily-stats'.P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4">
                <text:p>4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1">
                <text:p>1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3.16666666666667">
                <text:p>3.16666666666667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5">
                <text:p>5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14285714285714">
                <text:p>3.14285714285714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2">
                <text:p>3.2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.8">
                <text:p>2.8</text:p>
              </table:table-cell>
              <table:table-cell office:value-type="float" office:value="3.28571428571429">
                <text:p>3.28571428571429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3.4">
                <text:p>3.4</text:p>
              </table:table-cell>
              <table:table-cell office:value-type="float" office:value="3.42857142857143">
                <text:p>3.4285714285714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3">
                <text:p>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.8">
                <text:p>3.8</text:p>
              </table:table-cell>
              <table:table-cell office:value-type="float" office:value="3.85714285714286">
                <text:p>3.85714285714286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5">
                <text:p>5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5.8">
                <text:p>5.8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1">
                <text:p>11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8">
                <text:p>5.8</text:p>
              </table:table-cell>
              <table:table-cell office:value-type="float" office:value="5.14285714285714">
                <text:p>5.14285714285714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4">
                <text:p>5.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">
                <text:p>2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5.2">
                <text:p>5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5.6">
                <text:p>5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0">
                <text:p>10</text:p>
              </table:table-cell>
              <table:table-cell office:value-type="float" office:value="7">
                <text:p>7</text:p>
              </table:table-cell>
              <table:table-cell office:value-type="float" office:value="5.8">
                <text:p>5.8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">
                <text:p>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5.57142857142857">
                <text:p>5.57142857142857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6">
                <text:p>6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5.42857142857143">
                <text:p>5.4285714285714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8">
                <text:p>8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4.4">
                <text:p>4.4</text:p>
              </table:table-cell>
              <table:table-cell office:value-type="float" office:value="4.71428571428571">
                <text:p>4.71428571428571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">
                <text:p>2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.2">
                <text:p>4.2</text:p>
              </table:table-cell>
              <table:table-cell office:value-type="float" office:value="4.57142857142857">
                <text:p>4.57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1">
                <text:p>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6">
                <text:p>3.6</text:p>
              </table:table-cell>
              <table:table-cell office:value-type="float" office:value="5.28571428571429">
                <text:p>5.28571428571429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  <table:table-cell office:value-type="float" office:value="5.4">
                <text:p>5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5">
                <text:p>5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6.2">
                <text:p>6.2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1">
                <text:p>11</text:p>
              </table:table-cell>
              <table:table-cell office:value-type="float" office:value="7">
                <text:p>7</text:p>
              </table:table-cell>
              <table:table-cell office:value-type="float" office:value="6.4">
                <text:p>6.4</text:p>
              </table:table-cell>
              <table:table-cell office:value-type="float" office:value="4.85714285714286">
                <text:p>4.8571428571428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4.8">
                <text:p>4.8</text:p>
              </table:table-cell>
              <table:table-cell office:value-type="float" office:value="6.14285714285714">
                <text:p>6.1428571428571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5.8">
                <text:p>5.8</text:p>
              </table:table-cell>
              <table:table-cell office:value-type="float" office:value="6.57142857142857">
                <text:p>6.57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">
                <text:p>1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6">
                <text:p>6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0">
                <text:p>10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6.2">
                <text:p>6.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7">
                <text:p>7</text:p>
              </table:table-cell>
              <table:table-cell office:value-type="float" office:value="6.71428571428571">
                <text:p>6.71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">
                <text:p>6</text:p>
              </table:table-cell>
              <table:table-cell office:value-type="float" office:value="8">
                <text:p>8</text:p>
              </table:table-cell>
              <table:table-cell office:value-type="float" office:value="8.8">
                <text:p>8.8</text:p>
              </table:table-cell>
              <table:table-cell office:value-type="float" office:value="7.85714285714286">
                <text:p>7.857142857142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">
                <text:p>6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.8">
                <text:p>8.8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7.2">
                <text:p>7.2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7.6">
                <text:p>7.6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4">
                <text:p>7.4</text:p>
              </table:table-cell>
              <table:table-cell office:value-type="float" office:value="7.14285714285714">
                <text:p>7.14285714285714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8">
                <text:p>8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6.8">
                <text:p>6.8</text:p>
              </table:table-cell>
              <table:table-cell office:value-type="float" office:value="8.71428571428571">
                <text:p>8.71428571428571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5">
                <text:p>5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8.2">
                <text:p>8.2</text:p>
              </table:table-cell>
              <table:table-cell office:value-type="float" office:value="8.42857142857143">
                <text:p>8.42857142857143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7">
                <text:p>7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9">
                <text:p>9</text:p>
              </table:table-cell>
              <table:table-cell office:value-type="float" office:value="8.14285714285714">
                <text:p>8.14285714285714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7">
                <text:p>1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">
                <text:p>9</text:p>
              </table:table-cell>
              <table:table-cell office:value-type="float" office:value="8.28571428571429">
                <text:p>8.28571428571429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8">
                <text:p>8</text:p>
              </table:table-cell>
              <table:table-cell office:value-type="float" office:value="11">
                <text:p>11</text:p>
              </table:table-cell>
              <table:table-cell office:value-type="float" office:value="9">
                <text:p>9</text:p>
              </table:table-cell>
              <table:table-cell office:value-type="float" office:value="9.57142857142857">
                <text:p>9.5714285714285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11">
                <text:p>11</text:p>
              </table:table-cell>
              <table:table-cell office:value-type="float" office:value="11.8571428571429">
                <text:p>11.8571428571429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11.8">
                <text:p>11.8</text:p>
              </table:table-cell>
              <table:table-cell office:value-type="float" office:value="12.7142857142857">
                <text:p>12.7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7">
                <text:p>1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2.8">
                <text:p>12.8</text:p>
              </table:table-cell>
              <table:table-cell office:value-type="float" office:value="13.4285714285714">
                <text:p>13.4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1">
                <text:p>21</text:p>
              </table:table-cell>
              <table:table-cell office:value-type="float" office:value="17">
                <text:p>17</text:p>
              </table:table-cell>
              <table:table-cell office:value-type="float" office:value="15.6">
                <text:p>15.6</text:p>
              </table:table-cell>
              <table:table-cell office:value-type="float" office:value="14.2857142857143">
                <text:p>14.2857142857143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3">
                <text:p>1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7.4">
                <text:p>17.4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22">
                <text:p>22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4.8571428571429">
                <text:p>14.8571428571429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4">
                <text:p>14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3.2">
                <text:p>13.2</text:p>
              </table:table-cell>
              <table:table-cell office:value-type="float" office:value="14.1428571428571">
                <text:p>14.142857142857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1">
                <text:p>11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3">
                <text:p>13</text:p>
              </table:table-cell>
              <table:table-cell office:value-type="float" office:value="14.7142857142857">
                <text:p>14.7142857142857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6">
                <text:p>6</text:p>
              </table:table-cell>
              <table:table-cell office:value-type="float" office:value="9.66666666666667">
                <text:p>9.66666666666667</text:p>
              </table:table-cell>
              <table:table-cell office:value-type="float" office:value="13.6">
                <text:p>13.6</text:p>
              </table:table-cell>
              <table:table-cell office:value-type="float" office:value="17.5714285714286">
                <text:p>17.571428571428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2">
                <text:p>1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4">
                <text:p>17.4</text:p>
              </table:table-cell>
              <table:table-cell office:value-type="float" office:value="15.1428571428571">
                <text:p>15.1428571428571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25">
                <text:p>25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16.2">
                <text:p>16.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3">
                <text:p>33</text:p>
              </table:table-cell>
              <table:table-cell office:value-type="float" office:value="21">
                <text:p>21</text:p>
              </table:table-cell>
              <table:table-cell office:value-type="float" office:value="21.8">
                <text:p>21.8</text:p>
              </table:table-cell>
              <table:table-cell office:value-type="float" office:value="18.4285714285714">
                <text:p>18.4285714285714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5">
                <text:p>5</text:p>
              </table:table-cell>
              <table:table-cell office:value-type="float" office:value="24">
                <text:p>24</text:p>
              </table:table-cell>
              <table:table-cell office:value-type="float" office:value="22.2">
                <text:p>22.2</text:p>
              </table:table-cell>
              <table:table-cell office:value-type="float" office:value="19.4285714285714">
                <text:p>19.428571428571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4">
                <text:p>34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19.8">
                <text:p>19.8</text:p>
              </table:table-cell>
              <table:table-cell office:value-type="float" office:value="24.5714285714286">
                <text:p>24.571428571428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4">
                <text:p>14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22.8">
                <text:p>22.8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3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27.25">
                <text:p>27.25</text:p>
              </table:table-cell>
              <table:table-cell office:value-type="float" office:value="22.8">
                <text:p>22.8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48">
                <text:p>48</text:p>
              </table:table-cell>
              <table:table-cell office:value-type="float" office:value="30.5">
                <text:p>30.5</text:p>
              </table:table-cell>
              <table:table-cell office:value-type="float" office:value="25">
                <text:p>25</text:p>
              </table:table-cell>
              <table:table-cell office:value-type="float" office:value="27.25">
                <text:p>27.25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30.5">
                <text:p>30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  <table:table-cell office:value-type="float" office:value="30.5">
                <text:p>30.5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4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646cm" svg:y="0.399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H1:'daily-stats'.H1 'daily-stats'.H15:'daily-stats'.H100 'daily-stats'.Q1:'daily-stats'.S1 'daily-stats'.Q15:'daily-stats'.S100" chart:data-source-has-labels="both" svg:x="0.508cm" svg:y="0.179cm" svg:width="24.385cm" svg:height="8.635cm">
          <chartooo:coordinate-region svg:x="1.655cm" svg:y="0.379cm" svg:width="22.19cm" svg:height="7.786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H15:'daily-stats'.H100" chart:label-cell-address="'daily-stats'.H1:'daily-stats'.H1" chart:class="chart:line">
            <chart:data-point chart:repeated="86"/>
          </chart:series>
          <chart:series chart:style-name="ch8" chart:values-cell-range-address="'daily-stats'.Q15:'daily-stats'.Q100" chart:label-cell-address="'daily-stats'.Q1:'daily-stats'.Q1" chart:class="chart:line">
            <chart:data-point chart:repeated="86"/>
          </chart:series>
          <chart:series chart:style-name="ch9" chart:values-cell-range-address="'daily-stats'.R15:'daily-stats'.R100" chart:label-cell-address="'daily-stats'.R1:'daily-stats'.R1" chart:class="chart:line">
            <chart:data-point chart:repeated="86"/>
          </chart:series>
          <chart:series chart:style-name="ch10" chart:values-cell-range-address="'daily-stats'.S15:'daily-stats'.S100" chart:label-cell-address="'daily-stats'.S1:'daily-stats'.S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ily Warn-Notifications Received</text:p>
                <draw:g>
                  <svg:desc>'daily-stats'.H1:'daily-stats'.H1</svg:desc>
                </draw:g>
              </table:table-cell>
              <table:table-cell office:value-type="string">
                <text:p>3d-Rolling avg of Daily Received-WN</text:p>
                <draw:g>
                  <svg:desc>'daily-stats'.Q1:'daily-stats'.Q1</svg:desc>
                </draw:g>
              </table:table-cell>
              <table:table-cell office:value-type="string">
                <text:p>5d-Rolling avg of Daily Received-WN</text:p>
                <draw:g>
                  <svg:desc>'daily-stats'.R1:'daily-stats'.R1</svg:desc>
                </draw:g>
              </table:table-cell>
              <table:table-cell office:value-type="string">
                <text:p>7d-Rolling avg of Daily Received-WN</text:p>
                <draw:g>
                  <svg:desc>'daily-stats'.S1:'daily-stats'.S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H15:'daily-stats'.H100</svg:desc>
                </draw:g>
              </table:table-cell>
              <table:table-cell office:value-type="float" office:value="NaN">
                <text:p>NaN</text:p>
                <draw:g>
                  <svg:desc>'daily-stats'.Q15:'daily-stats'.Q100</svg:desc>
                </draw:g>
              </table:table-cell>
              <table:table-cell office:value-type="float" office:value="NaN">
                <text:p>NaN</text:p>
                <draw:g>
                  <svg:desc>'daily-stats'.R15:'daily-stats'.R100</svg:desc>
                </draw:g>
              </table:table-cell>
              <table:table-cell office:value-type="float" office:value="NaN">
                <text:p>NaN</text:p>
                <draw:g>
                  <svg:desc>'daily-stats'.S15:'daily-stats'.S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572">
                <text:p>572</text:p>
              </table:table-cell>
              <table:table-cell office:value-type="float" office:value="546.5">
                <text:p>546.5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521">
                <text:p>521</text:p>
              </table:table-cell>
              <table:table-cell office:value-type="float" office:value="535.333333333333">
                <text:p>535.333333333333</text:p>
              </table:table-cell>
              <table:table-cell office:value-type="float" office:value="567.75">
                <text:p>567.75</text:p>
              </table:table-cell>
              <table:table-cell office:value-type="float" office:value="564">
                <text:p>564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566.333333333333">
                <text:p>566.333333333333</text:p>
              </table:table-cell>
              <table:table-cell office:value-type="float" office:value="564">
                <text:p>564</text:p>
              </table:table-cell>
              <table:table-cell office:value-type="float" office:value="559">
                <text:p>559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665">
                <text:p>665</text:p>
              </table:table-cell>
              <table:table-cell office:value-type="float" office:value="575.666666666667">
                <text:p>575.666666666667</text:p>
              </table:table-cell>
              <table:table-cell office:value-type="float" office:value="556.4">
                <text:p>556.4</text:p>
              </table:table-cell>
              <table:table-cell office:value-type="float" office:value="559.714285714286">
                <text:p>559.714285714286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549">
                <text:p>549</text:p>
              </table:table-cell>
              <table:table-cell office:value-type="float" office:value="582.666666666667">
                <text:p>582.666666666667</text:p>
              </table:table-cell>
              <table:table-cell office:value-type="float" office:value="565">
                <text:p>565</text:p>
              </table:table-cell>
              <table:table-cell office:value-type="float" office:value="558.714285714286">
                <text:p>558.714285714286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534">
                <text:p>534</text:p>
              </table:table-cell>
              <table:table-cell office:value-type="float" office:value="549">
                <text:p>549</text:p>
              </table:table-cell>
              <table:table-cell office:value-type="float" office:value="575.4">
                <text:p>575.4</text:p>
              </table:table-cell>
              <table:table-cell office:value-type="float" office:value="559.571428571429">
                <text:p>559.571428571429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564">
                <text:p>564</text:p>
              </table:table-cell>
              <table:table-cell office:value-type="float" office:value="554.333333333333">
                <text:p>554.333333333333</text:p>
              </table:table-cell>
              <table:table-cell office:value-type="float" office:value="547.8">
                <text:p>547.8</text:p>
              </table:table-cell>
              <table:table-cell office:value-type="float" office:value="554.142857142857">
                <text:p>554.142857142857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565">
                <text:p>565</text:p>
              </table:table-cell>
              <table:table-cell office:value-type="float" office:value="552">
                <text:p>552</text:p>
              </table:table-cell>
              <table:table-cell office:value-type="float" office:value="533">
                <text:p>533</text:p>
              </table:table-cell>
              <table:table-cell office:value-type="float" office:value="521.571428571429">
                <text:p>521.571428571429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527">
                <text:p>527</text:p>
              </table:table-cell>
              <table:table-cell office:value-type="float" office:value="522.333333333333">
                <text:p>522.333333333333</text:p>
              </table:table-cell>
              <table:table-cell office:value-type="float" office:value="513.6">
                <text:p>513.6</text:p>
              </table:table-cell>
              <table:table-cell office:value-type="float" office:value="507.285714285714">
                <text:p>507.285714285714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475">
                <text:p>475</text:p>
              </table:table-cell>
              <table:table-cell office:value-type="float" office:value="479.666666666667">
                <text:p>479.666666666667</text:p>
              </table:table-cell>
              <table:table-cell office:value-type="float" office:value="490.6">
                <text:p>490.6</text:p>
              </table:table-cell>
              <table:table-cell office:value-type="float" office:value="494.428571428572">
                <text:p>494.428571428572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437">
                <text:p>437</text:p>
              </table:table-cell>
              <table:table-cell office:value-type="float" office:value="453.666666666667">
                <text:p>453.666666666667</text:p>
              </table:table-cell>
              <table:table-cell office:value-type="float" office:value="466.4">
                <text:p>466.4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449">
                <text:p>449</text:p>
              </table:table-cell>
              <table:table-cell office:value-type="float" office:value="443.333333333333">
                <text:p>443.333333333333</text:p>
              </table:table-cell>
              <table:table-cell office:value-type="float" office:value="473.2">
                <text:p>473.2</text:p>
              </table:table-cell>
              <table:table-cell office:value-type="float" office:value="485.428571428571">
                <text:p>485.428571428571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444">
                <text:p>444</text:p>
              </table:table-cell>
              <table:table-cell office:value-type="float" office:value="484.666666666667">
                <text:p>484.666666666667</text:p>
              </table:table-cell>
              <table:table-cell office:value-type="float" office:value="479.2">
                <text:p>479.2</text:p>
              </table:table-cell>
              <table:table-cell office:value-type="float" office:value="479.571428571429">
                <text:p>479.571428571429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561">
                <text:p>561</text:p>
              </table:table-cell>
              <table:table-cell office:value-type="float" office:value="503.333333333333">
                <text:p>503.333333333333</text:p>
              </table:table-cell>
              <table:table-cell office:value-type="float" office:value="489">
                <text:p>489</text:p>
              </table:table-cell>
              <table:table-cell office:value-type="float" office:value="472">
                <text:p>472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505">
                <text:p>505</text:p>
              </table:table-cell>
              <table:table-cell office:value-type="float" office:value="517.333333333333">
                <text:p>517.333333333333</text:p>
              </table:table-cell>
              <table:table-cell office:value-type="float" office:value="483.6">
                <text:p>483.6</text:p>
              </table:table-cell>
              <table:table-cell office:value-type="float" office:value="479.428571428571">
                <text:p>479.428571428571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486">
                <text:p>486</text:p>
              </table:table-cell>
              <table:table-cell office:value-type="float" office:value="471">
                <text:p>471</text:p>
              </table:table-cell>
              <table:table-cell office:value-type="float" office:value="492.6">
                <text:p>492.6</text:p>
              </table:table-cell>
              <table:table-cell office:value-type="float" office:value="489.571428571429">
                <text:p>489.57142857142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422">
                <text:p>422</text:p>
              </table:table-cell>
              <table:table-cell office:value-type="float" office:value="465.666666666667">
                <text:p>465.666666666667</text:p>
              </table:table-cell>
              <table:table-cell office:value-type="float" office:value="484.4">
                <text:p>484.4</text:p>
              </table:table-cell>
              <table:table-cell office:value-type="float" office:value="498.714285714286">
                <text:p>498.7142857142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489">
                <text:p>489</text:p>
              </table:table-cell>
              <table:table-cell office:value-type="float" office:value="477">
                <text:p>477</text:p>
              </table:table-cell>
              <table:table-cell office:value-type="float" office:value="485">
                <text:p>485</text:p>
              </table:table-cell>
              <table:table-cell office:value-type="float" office:value="501.857142857143">
                <text:p>501.857142857143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520">
                <text:p>520</text:p>
              </table:table-cell>
              <table:table-cell office:value-type="float" office:value="505.666666666667">
                <text:p>505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505.428571428571">
                <text:p>505.428571428571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8">
                <text:p>508</text:p>
              </table:table-cell>
              <table:table-cell office:value-type="float" office:value="537">
                <text:p>537</text:p>
              </table:table-cell>
              <table:table-cell office:value-type="float" office:value="526">
                <text:p>526</text:p>
              </table:table-cell>
              <table:table-cell office:value-type="float" office:value="504.857142857143">
                <text:p>504.857142857143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583">
                <text:p>583</text:p>
              </table:table-cell>
              <table:table-cell office:value-type="float" office:value="540.333333333333">
                <text:p>540.333333333333</text:p>
              </table:table-cell>
              <table:table-cell office:value-type="float" office:value="524.6">
                <text:p>524.6</text:p>
              </table:table-cell>
              <table:table-cell office:value-type="float" office:value="504.428571428571">
                <text:p>504.428571428571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530">
                <text:p>530</text:p>
              </table:table-cell>
              <table:table-cell office:value-type="float" office:value="531.666666666667">
                <text:p>531.666666666667</text:p>
              </table:table-cell>
              <table:table-cell office:value-type="float" office:value="504.4">
                <text:p>504.4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482">
                <text:p>482</text:p>
              </table:table-cell>
              <table:table-cell office:value-type="float" office:value="477">
                <text:p>477</text:p>
              </table:table-cell>
              <table:table-cell office:value-type="float" office:value="484.6">
                <text:p>484.6</text:p>
              </table:table-cell>
              <table:table-cell office:value-type="float" office:value="478.142857142857">
                <text:p>478.142857142857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419">
                <text:p>419</text:p>
              </table:table-cell>
              <table:table-cell office:value-type="float" office:value="436.666666666667">
                <text:p>436.666666666667</text:p>
              </table:table-cell>
              <table:table-cell office:value-type="float" office:value="451.2">
                <text:p>451.2</text:p>
              </table:table-cell>
              <table:table-cell office:value-type="float" office:value="469.428571428572">
                <text:p>469.42857142857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414.666666666667">
                <text:p>414.666666666667</text:p>
              </table:table-cell>
              <table:table-cell office:value-type="float" office:value="434.6">
                <text:p>434.6</text:p>
              </table:table-cell>
              <table:table-cell office:value-type="float" office:value="454.142857142857">
                <text:p>454.142857142857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424">
                <text:p>424</text:p>
              </table:table-cell>
              <table:table-cell office:value-type="float" office:value="433.4">
                <text:p>433.4</text:p>
              </table:table-cell>
              <table:table-cell office:value-type="float" office:value="451.714285714286">
                <text:p>451.714285714286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47">
                <text:p>447</text:p>
              </table:table-cell>
              <table:table-cell office:value-type="float" office:value="446.333333333333">
                <text:p>446.333333333333</text:p>
              </table:table-cell>
              <table:table-cell office:value-type="float" office:value="452.2">
                <text:p>452.2</text:p>
              </table:table-cell>
              <table:table-cell office:value-type="float" office:value="461.285714285714">
                <text:p>461.285714285714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476">
                <text:p>476</text:p>
              </table:table-cell>
              <table:table-cell office:value-type="float" office:value="478.666666666667">
                <text:p>478.666666666667</text:p>
              </table:table-cell>
              <table:table-cell office:value-type="float" office:value="480.2">
                <text:p>480.2</text:p>
              </table:table-cell>
              <table:table-cell office:value-type="float" office:value="465.571428571429">
                <text:p>465.571428571429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513">
                <text:p>513</text:p>
              </table:table-cell>
              <table:table-cell office:value-type="float" office:value="512.666666666667">
                <text:p>512.666666666667</text:p>
              </table:table-cell>
              <table:table-cell office:value-type="float" office:value="486.8">
                <text:p>486.8</text:p>
              </table:table-cell>
              <table:table-cell office:value-type="float" office:value="470.428571428571">
                <text:p>470.428571428571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549">
                <text:p>549</text:p>
              </table:table-cell>
              <table:table-cell office:value-type="float" office:value="503.666666666667">
                <text:p>503.666666666667</text:p>
              </table:table-cell>
              <table:table-cell office:value-type="float" office:value="486">
                <text:p>486</text:p>
              </table:table-cell>
              <table:table-cell office:value-type="float" office:value="472.714285714286">
                <text:p>472.714285714286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449">
                <text:p>449</text:p>
              </table:table-cell>
              <table:table-cell office:value-type="float" office:value="480.333333333333">
                <text:p>480.333333333333</text:p>
              </table:table-cell>
              <table:table-cell office:value-type="float" office:value="477.2">
                <text:p>477.2</text:p>
              </table:table-cell>
              <table:table-cell office:value-type="float" office:value="486.142857142857">
                <text:p>486.142857142857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441.333333333333">
                <text:p>441.333333333333</text:p>
              </table:table-cell>
              <table:table-cell office:value-type="float" office:value="482.8">
                <text:p>482.8</text:p>
              </table:table-cell>
              <table:table-cell office:value-type="float" office:value="507.142857142857">
                <text:p>507.14285714285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2">
                <text:p>432</text:p>
              </table:table-cell>
              <table:table-cell office:value-type="float" office:value="472">
                <text:p>472</text:p>
              </table:table-cell>
              <table:table-cell office:value-type="float" office:value="497.6">
                <text:p>497.6</text:p>
              </table:table-cell>
              <table:table-cell office:value-type="float" office:value="519.571428571429">
                <text:p>519.571428571429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541">
                <text:p>541</text:p>
              </table:table-cell>
              <table:table-cell office:value-type="float" office:value="532">
                <text:p>532</text:p>
              </table:table-cell>
              <table:table-cell office:value-type="float" office:value="527.8">
                <text:p>527.8</text:p>
              </table:table-cell>
              <table:table-cell office:value-type="float" office:value="537.428571428571">
                <text:p>537.42857142857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623">
                <text:p>623</text:p>
              </table:table-cell>
              <table:table-cell office:value-type="float" office:value="588">
                <text:p>588</text:p>
              </table:table-cell>
              <table:table-cell office:value-type="float" office:value="574">
                <text:p>574</text:p>
              </table:table-cell>
              <table:table-cell office:value-type="float" office:value="564.857142857143">
                <text:p>564.857142857143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600">
                <text:p>600</text:p>
              </table:table-cell>
              <table:table-cell office:value-type="float" office:value="632.333333333333">
                <text:p>632.333333333333</text:p>
              </table:table-cell>
              <table:table-cell office:value-type="float" office:value="615.8">
                <text:p>615.8</text:p>
              </table:table-cell>
              <table:table-cell office:value-type="float" office:value="593.428571428571">
                <text:p>593.428571428571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4">
                <text:p>674</text:p>
              </table:table-cell>
              <table:table-cell office:value-type="float" office:value="638.333333333333">
                <text:p>638.333333333333</text:p>
              </table:table-cell>
              <table:table-cell office:value-type="float" office:value="636.2">
                <text:p>636.2</text:p>
              </table:table-cell>
              <table:table-cell office:value-type="float" office:value="622.857142857143">
                <text:p>622.857142857143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1">
                <text:p>641</text:p>
              </table:table-cell>
              <table:table-cell office:value-type="float" office:value="652.666666666667">
                <text:p>652.666666666667</text:p>
              </table:table-cell>
              <table:table-cell office:value-type="float" office:value="639.2">
                <text:p>639.2</text:p>
              </table:table-cell>
              <table:table-cell office:value-type="float" office:value="635.857142857143">
                <text:p>635.857142857143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643">
                <text:p>643</text:p>
              </table:table-cell>
              <table:table-cell office:value-type="float" office:value="640.666666666667">
                <text:p>640.666666666667</text:p>
              </table:table-cell>
              <table:table-cell office:value-type="float" office:value="645.6">
                <text:p>645.6</text:p>
              </table:table-cell>
              <table:table-cell office:value-type="float" office:value="628.714285714286">
                <text:p>628.714285714286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638">
                <text:p>638</text:p>
              </table:table-cell>
              <table:table-cell office:value-type="float" office:value="637.666666666667">
                <text:p>637.666666666667</text:p>
              </table:table-cell>
              <table:table-cell office:value-type="float" office:value="625.4">
                <text:p>625.4</text:p>
              </table:table-cell>
              <table:table-cell office:value-type="float" office:value="634.285714285714">
                <text:p>634.285714285714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632">
                <text:p>632</text:p>
              </table:table-cell>
              <table:table-cell office:value-type="float" office:value="614.333333333333">
                <text:p>614.333333333333</text:p>
              </table:table-cell>
              <table:table-cell office:value-type="float" office:value="625">
                <text:p>625</text:p>
              </table:table-cell>
              <table:table-cell office:value-type="float" office:value="619.142857142857">
                <text:p>619.142857142857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573">
                <text:p>57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610">
                <text:p>610</text:p>
              </table:table-cell>
              <table:table-cell office:value-type="float" office:value="605.142857142857">
                <text:p>605.14285714285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639">
                <text:p>639</text:p>
              </table:table-cell>
              <table:table-cell office:value-type="float" office:value="593.333333333333">
                <text:p>593.333333333333</text:p>
              </table:table-cell>
              <table:table-cell office:value-type="float" office:value="591">
                <text:p>591</text:p>
              </table:table-cell>
              <table:table-cell office:value-type="float" office:value="588.285714285714">
                <text:p>588.28571428571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568">
                <text:p>568</text:p>
              </table:table-cell>
              <table:table-cell office:value-type="float" office:value="583.333333333333">
                <text:p>583.333333333333</text:p>
              </table:table-cell>
              <table:table-cell office:value-type="float" office:value="569.6">
                <text:p>569.6</text:p>
              </table:table-cell>
              <table:table-cell office:value-type="float" office:value="572.285714285714">
                <text:p>572.28571428571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543">
                <text:p>543</text:p>
              </table:table-cell>
              <table:table-cell office:value-type="float" office:value="545.333333333333">
                <text:p>545.333333333333</text:p>
              </table:table-cell>
              <table:table-cell office:value-type="float" office:value="560.2">
                <text:p>560.2</text:p>
              </table:table-cell>
              <table:table-cell office:value-type="float" office:value="565.857142857143">
                <text:p>565.857142857143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525">
                <text:p>525</text:p>
              </table:table-cell>
              <table:table-cell office:value-type="float" office:value="531.333333333333">
                <text:p>531.333333333333</text:p>
              </table:table-cell>
              <table:table-cell office:value-type="float" office:value="549.8">
                <text:p>549.8</text:p>
              </table:table-cell>
              <table:table-cell office:value-type="float" office:value="578.142857142857">
                <text:p>578.14285714285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526">
                <text:p>526</text:p>
              </table:table-cell>
              <table:table-cell office:value-type="float" office:value="546">
                <text:p>546</text:p>
              </table:table-cell>
              <table:table-cell office:value-type="float" office:value="568">
                <text:p>568</text:p>
              </table:table-cell>
              <table:table-cell office:value-type="float" office:value="585.285714285714">
                <text:p>585.285714285714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587">
                <text:p>587</text:p>
              </table:table-cell>
              <table:table-cell office:value-type="float" office:value="590.666666666667">
                <text:p>590.666666666667</text:p>
              </table:table-cell>
              <table:table-cell office:value-type="float" office:value="597.2">
                <text:p>597.2</text:p>
              </table:table-cell>
              <table:table-cell office:value-type="float" office:value="627.428571428571">
                <text:p>627.428571428571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659">
                <text:p>659</text:p>
              </table:table-cell>
              <table:table-cell office:value-type="float" office:value="645">
                <text:p>645</text:p>
              </table:table-cell>
              <table:table-cell office:value-type="float" office:value="664.8">
                <text:p>664.8</text:p>
              </table:table-cell>
              <table:table-cell office:value-type="float" office:value="665.857142857143">
                <text:p>665.857142857143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689">
                <text:p>689</text:p>
              </table:table-cell>
              <table:table-cell office:value-type="float" office:value="737">
                <text:p>737</text:p>
              </table:table-cell>
              <table:table-cell office:value-type="float" office:value="722">
                <text:p>722</text:p>
              </table:table-cell>
              <table:table-cell office:value-type="float" office:value="702.142857142857">
                <text:p>702.142857142857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863">
                <text:p>863</text:p>
              </table:table-cell>
              <table:table-cell office:value-type="float" office:value="788">
                <text:p>788</text:p>
              </table:table-cell>
              <table:table-cell office:value-type="float" office:value="760.4">
                <text:p>760.4</text:p>
              </table:table-cell>
              <table:table-cell office:value-type="float" office:value="751.285714285714">
                <text:p>751.28571428571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812">
                <text:p>812</text:p>
              </table:table-cell>
              <table:table-cell office:value-type="float" office:value="818">
                <text:p>818</text:p>
              </table:table-cell>
              <table:table-cell office:value-type="float" office:value="802.6">
                <text:p>802.6</text:p>
              </table:table-cell>
              <table:table-cell office:value-type="float" office:value="806.285714285714">
                <text:p>806.28571428571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779">
                <text:p>779</text:p>
              </table:table-cell>
              <table:table-cell office:value-type="float" office:value="820.333333333333">
                <text:p>820.333333333333</text:p>
              </table:table-cell>
              <table:table-cell office:value-type="float" office:value="859.2">
                <text:p>859.2</text:p>
              </table:table-cell>
              <table:table-cell office:value-type="float" office:value="864">
                <text:p>864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870">
                <text:p>870</text:p>
              </table:table-cell>
              <table:table-cell office:value-type="float" office:value="873.666666666667">
                <text:p>873.666666666667</text:p>
              </table:table-cell>
              <table:table-cell office:value-type="float" office:value="899.2">
                <text:p>899.2</text:p>
              </table:table-cell>
              <table:table-cell office:value-type="float" office:value="937.142857142857">
                <text:p>937.14285714285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972">
                <text:p>972</text:p>
              </table:table-cell>
              <table:table-cell office:value-type="float" office:value="968.333333333333">
                <text:p>968.333333333333</text:p>
              </table:table-cell>
              <table:table-cell office:value-type="float" office:value="977">
                <text:p>977</text:p>
              </table:table-cell>
              <table:table-cell office:value-type="float" office:value="991.857142857143">
                <text:p>991.857142857143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063">
                <text:p>1063</text:p>
              </table:table-cell>
              <table:table-cell office:value-type="float" office:value="1078.66666666667">
                <text:p>1078.66666666667</text:p>
              </table:table-cell>
              <table:table-cell office:value-type="float" office:value="1070.4">
                <text:p>1070.4</text:p>
              </table:table-cell>
              <table:table-cell office:value-type="float" office:value="1065.71428571429">
                <text:p>1065.71428571429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201">
                <text:p>1201</text:p>
              </table:table-cell>
              <table:table-cell office:value-type="float" office:value="1170">
                <text:p>1170</text:p>
              </table:table-cell>
              <table:table-cell office:value-type="float" office:value="1162.2">
                <text:p>1162.2</text:p>
              </table:table-cell>
              <table:table-cell office:value-type="float" office:value="1134">
                <text:p>113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246">
                <text:p>1246</text:p>
              </table:table-cell>
              <table:table-cell office:value-type="float" office:value="1258.66666666667">
                <text:p>1258.66666666667</text:p>
              </table:table-cell>
              <table:table-cell office:value-type="float" office:value="1219.2">
                <text:p>1219.2</text:p>
              </table:table-cell>
              <table:table-cell office:value-type="float" office:value="1200.71428571429">
                <text:p>1200.714285714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329">
                <text:p>1329</text:p>
              </table:table-cell>
              <table:table-cell office:value-type="float" office:value="1277.33333333333">
                <text:p>1277.33333333333</text:p>
              </table:table-cell>
              <table:table-cell office:value-type="float" office:value="1274">
                <text:p>1274</text:p>
              </table:table-cell>
              <table:table-cell office:value-type="float" office:value="1238.83333333333">
                <text:p>1238.83333333333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1257">
                <text:p>125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292.25">
                <text:p>1292.25</text:p>
              </table:table-cell>
              <table:table-cell office:value-type="float" office:value="1274">
                <text:p>127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1337">
                <text:p>1337</text:p>
              </table:table-cell>
              <table:table-cell office:value-type="float" office:value="1297">
                <text:p>1297</text:p>
              </table:table-cell>
              <table:table-cell office:value-type="float" office:value="1307.66666666667">
                <text:p>1307.66666666667</text:p>
              </table:table-cell>
              <table:table-cell office:value-type="float" office:value="1292.25">
                <text:p>1292.25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NaN">
                <text:p>NaN</text:p>
              </table:table-cell>
              <table:table-cell office:value-type="float" office:value="1337">
                <text:p>1337</text:p>
              </table:table-cell>
              <table:table-cell office:value-type="float" office:value="1297">
                <text:p>1297</text:p>
              </table:table-cell>
              <table:table-cell office:value-type="float" office:value="1307.66666666667">
                <text:p>1307.6666666666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7">
                <text:p>1337</text:p>
              </table:table-cell>
              <table:table-cell office:value-type="float" office:value="1297">
                <text:p>1297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337">
                <text:p>1337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1.347cm" svg:y="5.835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T1:'daily-stats'.W1 'daily-stats'.T15:'daily-stats'.W100" chart:data-source-has-labels="both" svg:x="0.508cm" svg:y="0.179cm" svg:width="24.385cm" svg:height="8.635cm">
          <chartooo:coordinate-region svg:x="1.855cm" svg:y="0.38cm" svg:width="22.288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T15:'daily-stats'.T100" chart:label-cell-address="'daily-stats'.T1:'daily-stats'.T1" chart:class="chart:line">
            <chart:data-point chart:repeated="86"/>
          </chart:series>
          <chart:series chart:style-name="ch8" chart:values-cell-range-address="'daily-stats'.U15:'daily-stats'.U100" chart:label-cell-address="'daily-stats'.U1:'daily-stats'.U1" chart:class="chart:line">
            <chart:data-point chart:repeated="86"/>
          </chart:series>
          <chart:series chart:style-name="ch9" chart:values-cell-range-address="'daily-stats'.V15:'daily-stats'.V100" chart:label-cell-address="'daily-stats'.V1:'daily-stats'.V1" chart:class="chart:line">
            <chart:data-point chart:repeated="86"/>
          </chart:series>
          <chart:series chart:style-name="ch10" chart:values-cell-range-address="'daily-stats'.W15:'daily-stats'.W100" chart:label-cell-address="'daily-stats'.W1:'daily-stats'.W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ent-WN R</text:p>
                <draw:g>
                  <svg:desc>'daily-stats'.T1:'daily-stats'.T1</svg:desc>
                </draw:g>
              </table:table-cell>
              <table:table-cell office:value-type="string">
                <text:p>3d-Rolling avg of Daily SWN-R</text:p>
                <draw:g>
                  <svg:desc>'daily-stats'.U1:'daily-stats'.U1</svg:desc>
                </draw:g>
              </table:table-cell>
              <table:table-cell office:value-type="string">
                <text:p>5d-Rolling avg of Daily SWN-R</text:p>
                <draw:g>
                  <svg:desc>'daily-stats'.V1:'daily-stats'.V1</svg:desc>
                </draw:g>
              </table:table-cell>
              <table:table-cell office:value-type="string">
                <text:p>7d-Rolling avg of Daily SWN-R</text:p>
                <draw:g>
                  <svg:desc>'daily-stats'.W1:'daily-stats'.W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T15:'daily-stats'.T100</svg:desc>
                </draw:g>
              </table:table-cell>
              <table:table-cell office:value-type="float" office:value="NaN">
                <text:p>NaN</text:p>
                <draw:g>
                  <svg:desc>'daily-stats'.U15:'daily-stats'.U100</svg:desc>
                </draw:g>
              </table:table-cell>
              <table:table-cell office:value-type="float" office:value="NaN">
                <text:p>NaN</text:p>
                <draw:g>
                  <svg:desc>'daily-stats'.V15:'daily-stats'.V100</svg:desc>
                </draw:g>
              </table:table-cell>
              <table:table-cell office:value-type="float" office:value="NaN">
                <text:p>NaN</text:p>
                <draw:g>
                  <svg:desc>'daily-stats'.W15:'daily-stats'.W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.04761904761905">
                <text:p>1.047619047619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3007518796992">
                <text:p>1.030075187969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47368421052632">
                <text:p>0.947368421052632</text:p>
              </table:table-cell>
              <table:table-cell office:value-type="float" office:value="1.04594820384294">
                <text:p>1.04594820384294</text:p>
              </table:table-cell>
              <table:table-cell office:value-type="float" office:value="1.05527455001139">
                <text:p>1.0552745500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.0952380952381">
                <text:p>1.0952380952381</text:p>
              </table:table-cell>
              <table:table-cell office:value-type="float" office:value="1.04450520239994">
                <text:p>1.04450520239994</text:p>
              </table:table-cell>
              <table:table-cell office:value-type="float" office:value="1.09120528594213">
                <text:p>1.09120528594213</text:p>
              </table:table-cell>
              <table:table-cell office:value-type="float" office:value="1.14648351539492">
                <text:p>1.14648351539492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1.09090909090909">
                <text:p>1.09090909090909</text:p>
              </table:table-cell>
              <table:table-cell office:value-type="float" office:value="1.13780663780664">
                <text:p>1.13780663780664</text:p>
              </table:table-cell>
              <table:table-cell office:value-type="float" office:value="1.17650549298147">
                <text:p>1.17650549298147</text:p>
              </table:table-cell>
              <table:table-cell office:value-type="float" office:value="1.22811616845615">
                <text:p>1.22811616845615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.22727272727273">
                <text:p>1.22727272727273</text:p>
              </table:table-cell>
              <table:table-cell office:value-type="float" office:value="1.27997364953887">
                <text:p>1.27997364953887</text:p>
              </table:table-cell>
              <table:table-cell office:value-type="float" office:value="1.31084133258046">
                <text:p>1.31084133258046</text:p>
              </table:table-cell>
              <table:table-cell office:value-type="float" office:value="1.30146724801841">
                <text:p>1.30146724801841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1.52173913043478">
                <text:p>1.52173913043478</text:p>
              </table:table-cell>
              <table:table-cell office:value-type="float" office:value="1.45601982558504">
                <text:p>1.45601982558504</text:p>
              </table:table-cell>
              <table:table-cell office:value-type="float" office:value="1.41353284396763">
                <text:p>1.41353284396763</text:p>
              </table:table-cell>
              <table:table-cell office:value-type="float" office:value="1.38041461643946">
                <text:p>1.38041461643946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1.61904761904762">
                <text:p>1.61904761904762</text:p>
              </table:table-cell>
              <table:table-cell office:value-type="float" office:value="1.58316080055211">
                <text:p>1.58316080055211</text:p>
              </table:table-cell>
              <table:table-cell office:value-type="float" office:value="1.49535102578581">
                <text:p>1.49535102578581</text:p>
              </table:table-cell>
              <table:table-cell office:value-type="float" office:value="1.41971922717264">
                <text:p>1.41971922717264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.60869565217391">
                <text:p>1.60869565217391</text:p>
              </table:table-cell>
              <table:table-cell office:value-type="float" office:value="1.57591442374051">
                <text:p>1.57591442374051</text:p>
              </table:table-cell>
              <table:table-cell office:value-type="float" office:value="1.52397055440534">
                <text:p>1.52397055440534</text:p>
              </table:table-cell>
              <table:table-cell office:value-type="float" office:value="1.43530364275706">
                <text:p>1.43530364275706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1.5">
                <text:p>1.5</text:p>
              </table:table-cell>
              <table:table-cell office:value-type="float" office:value="1.49302200751476">
                <text:p>1.49302200751476</text:p>
              </table:table-cell>
              <table:table-cell office:value-type="float" office:value="1.45962272831838">
                <text:p>1.45962272831838</text:p>
              </table:table-cell>
              <table:table-cell office:value-type="float" office:value="1.43644955566768">
                <text:p>1.43644955566768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.37037037037037">
                <text:p>1.37037037037037</text:p>
              </table:table-cell>
              <table:table-cell office:value-type="float" office:value="1.35679012345679">
                <text:p>1.35679012345679</text:p>
              </table:table-cell>
              <table:table-cell office:value-type="float" office:value="1.38287202803827">
                <text:p>1.38287202803827</text:p>
              </table:table-cell>
              <table:table-cell office:value-type="float" office:value="1.36191539417699">
                <text:p>1.36191539417699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2">
                <text:p>1.2</text:p>
              </table:table-cell>
              <table:table-cell office:value-type="float" office:value="1.26855482933914">
                <text:p>1.26855482933914</text:p>
              </table:table-cell>
              <table:table-cell office:value-type="float" office:value="1.26113289760349">
                <text:p>1.26113289760349</text:p>
              </table:table-cell>
              <table:table-cell office:value-type="float" office:value="1.29728954383686">
                <text:p>1.2972895438368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14509803921569">
                <text:p>1.14509803921569</text:p>
              </table:table-cell>
              <table:table-cell office:value-type="float" office:value="1.19446623093682">
                <text:p>1.19446623093682</text:p>
              </table:table-cell>
              <table:table-cell office:value-type="float" office:value="1.21805502981974">
                <text:p>1.21805502981974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">
                <text:p>1</text:p>
              </table:table-cell>
              <table:table-cell office:value-type="float" office:value="1.13398692810458">
                <text:p>1.13398692810458</text:p>
              </table:table-cell>
              <table:table-cell office:value-type="float" office:value="1.13120296767356">
                <text:p>1.13120296767356</text:p>
              </table:table-cell>
              <table:table-cell office:value-type="float" office:value="1.13302101621429">
                <text:p>1.13302101621429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07357357357357">
                <text:p>1.07357357357357</text:p>
              </table:table-cell>
              <table:table-cell office:value-type="float" office:value="1.07215534862594">
                <text:p>1.07215534862594</text:p>
              </table:table-cell>
              <table:table-cell office:value-type="float" office:value="1.04949871840628">
                <text:p>1.04949871840628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5405405405405">
                <text:p>1.05405405405405</text:p>
              </table:table-cell>
              <table:table-cell office:value-type="float" office:value="1.04182754182754">
                <text:p>1.04182754182754</text:p>
              </table:table-cell>
              <table:table-cell office:value-type="float" office:value="0.982239382239382">
                <text:p>0.982239382239382</text:p>
              </table:table-cell>
              <table:table-cell office:value-type="float" office:value="1.00162227052983">
                <text:p>1.00162227052983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0.914843414843415">
                <text:p>0.914843414843415</text:p>
              </table:table-cell>
              <table:table-cell office:value-type="float" office:value="0.955212355212355">
                <text:p>0.955212355212355</text:p>
              </table:table-cell>
              <table:table-cell office:value-type="float" office:value="0.933995219709505">
                <text:p>0.933995219709505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785714285714286">
                <text:p>0.785714285714286</text:p>
              </table:table-cell>
              <table:table-cell office:value-type="float" office:value="0.851780351780352">
                <text:p>0.851780351780352</text:p>
              </table:table-cell>
              <table:table-cell office:value-type="float" office:value="0.874259974259974">
                <text:p>0.874259974259974</text:p>
              </table:table-cell>
              <table:table-cell office:value-type="float" office:value="0.926669212383498">
                <text:p>0.926669212383498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864864864864865">
                <text:p>0.864864864864865</text:p>
              </table:table-cell>
              <table:table-cell office:value-type="float" office:value="0.804161304161304">
                <text:p>0.804161304161304</text:p>
              </table:table-cell>
              <table:table-cell office:value-type="float" office:value="0.853192753192753">
                <text:p>0.853192753192753</text:p>
              </table:table-cell>
              <table:table-cell office:value-type="float" office:value="0.887822094589012">
                <text:p>0.887822094589012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761904761904762">
                <text:p>0.761904761904762</text:p>
              </table:table-cell>
              <table:table-cell office:value-type="float" office:value="0.858495858495859">
                <text:p>0.858495858495859</text:p>
              </table:table-cell>
              <table:table-cell office:value-type="float" office:value="0.851187740661425">
                <text:p>0.851187740661425</text:p>
              </table:table-cell>
              <table:table-cell office:value-type="float" office:value="0.884429091196009">
                <text:p>0.884429091196009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948717948717949">
                <text:p>0.948717948717949</text:p>
              </table:table-cell>
              <table:table-cell office:value-type="float" office:value="0.868453184242658">
                <text:p>0.868453184242658</text:p>
              </table:table-cell>
              <table:table-cell office:value-type="float" office:value="0.900105489579174">
                <text:p>0.900105489579174</text:p>
              </table:table-cell>
              <table:table-cell office:value-type="float" office:value="0.906963104801451">
                <text:p>0.906963104801451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894736842105263">
                <text:p>0.894736842105263</text:p>
              </table:table-cell>
              <table:table-cell office:value-type="float" office:value="0.957919273708747">
                <text:p>0.957919273708747</text:p>
              </table:table-cell>
              <table:table-cell office:value-type="float" office:value="0.939632516606201">
                <text:p>0.939632516606201</text:p>
              </table:table-cell>
              <table:table-cell office:value-type="float" office:value="0.986682492556553">
                <text:p>0.986682492556553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1.03030303030303">
                <text:p>1.03030303030303</text:p>
              </table:table-cell>
              <table:table-cell office:value-type="float" office:value="0.995846624136098">
                <text:p>0.995846624136098</text:p>
              </table:table-cell>
              <table:table-cell office:value-type="float" office:value="1.05600156422525">
                <text:p>1.05600156422525</text:p>
              </table:table-cell>
              <table:table-cell office:value-type="float" office:value="1.04073654661061">
                <text:p>1.04073654661061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625">
                <text:p>1.0625</text:p>
              </table:table-cell>
              <table:table-cell office:value-type="float" office:value="1.14551767676768">
                <text:p>1.14551767676768</text:p>
              </table:table-cell>
              <table:table-cell office:value-type="float" office:value="1.11490662313031">
                <text:p>1.11490662313031</text:p>
              </table:table-cell>
              <table:table-cell office:value-type="float" office:value="1.12937200079228">
                <text:p>1.1293720007922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34375">
                <text:p>1.34375</text:p>
              </table:table-cell>
              <table:table-cell office:value-type="float" office:value="1.21649774774775">
                <text:p>1.21649774774775</text:p>
              </table:table-cell>
              <table:table-cell office:value-type="float" office:value="1.21242984294455">
                <text:p>1.21242984294455</text:p>
              </table:table-cell>
              <table:table-cell office:value-type="float" office:value="1.17031145349644">
                <text:p>1.17031145349644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24324324324324">
                <text:p>1.24324324324324</text:p>
              </table:table-cell>
              <table:table-cell office:value-type="float" office:value="1.32311539480657">
                <text:p>1.32311539480657</text:p>
              </table:table-cell>
              <table:table-cell office:value-type="float" office:value="1.25342806041335">
                <text:p>1.25342806041335</text:p>
              </table:table-cell>
              <table:table-cell office:value-type="float" office:value="1.2399708962209">
                <text:p>1.2399708962209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8696343402226">
                <text:p>1.28696343402226</text:p>
              </table:table-cell>
              <table:table-cell office:value-type="float" office:value="1.31739864864865">
                <text:p>1.31739864864865</text:p>
              </table:table-cell>
              <table:table-cell office:value-type="float" office:value="1.27550900152644">
                <text:p>1.27550900152644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23529411764706">
                <text:p>1.23529411764706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0446260213702">
                <text:p>1.30446260213702</text:p>
              </table:table-cell>
              <table:table-cell office:value-type="float" office:value="1.30384751084321">
                <text:p>1.3038475108432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38235294117647">
                <text:p>1.38235294117647</text:p>
              </table:table-cell>
              <table:table-cell office:value-type="float" office:value="1.29890560875513">
                <text:p>1.29890560875513</text:p>
              </table:table-cell>
              <table:table-cell office:value-type="float" office:value="1.30798786653185">
                <text:p>1.30798786653185</text:p>
              </table:table-cell>
              <table:table-cell office:value-type="float" office:value="1.28209599108638">
                <text:p>1.28209599108638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27906976744186">
                <text:p>1.27906976744186</text:p>
              </table:table-cell>
              <table:table-cell office:value-type="float" office:value="1.30743075794524">
                <text:p>1.30743075794524</text:p>
              </table:table-cell>
              <table:table-cell office:value-type="float" office:value="1.26981515063698">
                <text:p>1.26981515063698</text:p>
              </table:table-cell>
              <table:table-cell office:value-type="float" office:value="1.27115648014686">
                <text:p>1.27115648014686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6086956521739">
                <text:p>1.26086956521739</text:p>
              </table:table-cell>
              <table:table-cell office:value-type="float" office:value="1.24380956478713">
                <text:p>1.24380956478713</text:p>
              </table:table-cell>
              <table:table-cell office:value-type="float" office:value="1.2560896604409">
                <text:p>1.2560896604409</text:p>
              </table:table-cell>
              <table:table-cell office:value-type="float" office:value="1.2256531724408">
                <text:p>1.2256531724408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19148936170213">
                <text:p>1.19148936170213</text:p>
              </table:table-cell>
              <table:table-cell office:value-type="float" office:value="1.20634186452873">
                <text:p>1.20634186452873</text:p>
              </table:table-cell>
              <table:table-cell office:value-type="float" office:value="1.19238502965242">
                <text:p>1.19238502965242</text:p>
              </table:table-cell>
              <table:table-cell office:value-type="float" office:value="1.20762414264707">
                <text:p>1.20762414264707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16666666666667">
                <text:p>1.16666666666667</text:p>
              </table:table-cell>
              <table:table-cell office:value-type="float" office:value="1.14066193853428">
                <text:p>1.14066193853428</text:p>
              </table:table-cell>
              <table:table-cell office:value-type="float" office:value="1.15838925798223">
                <text:p>1.15838925798223</text:p>
              </table:table-cell>
              <table:table-cell office:value-type="float" office:value="1.15546534809476">
                <text:p>1.15546534809476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06382978723404">
                <text:p>1.06382978723404</text:p>
              </table:table-cell>
              <table:table-cell office:value-type="float" office:value="1.11319578766387">
                <text:p>1.11319578766387</text:p>
              </table:table-cell>
              <table:table-cell office:value-type="float" office:value="1.10966362080082">
                <text:p>1.10966362080082</text:p>
              </table:table-cell>
              <table:table-cell office:value-type="float" office:value="1.11814925886838">
                <text:p>1.11814925886838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0909090909091">
                <text:p>1.10909090909091</text:p>
              </table:table-cell>
              <table:table-cell office:value-type="float" office:value="1.0633873585451">
                <text:p>1.0633873585451</text:p>
              </table:table-cell>
              <table:table-cell office:value-type="float" office:value="1.07493717703182">
                <text:p>1.07493717703182</text:p>
              </table:table-cell>
              <table:table-cell office:value-type="float" office:value="1.10712124517843">
                <text:p>1.10712124517843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1724137931034">
                <text:p>1.01724137931034</text:p>
              </table:table-cell>
              <table:table-cell office:value-type="float" office:value="1.0480631437528">
                <text:p>1.0480631437528</text:p>
              </table:table-cell>
              <table:table-cell office:value-type="float" office:value="1.07833853757604">
                <text:p>1.07833853757604</text:p>
              </table:table-cell>
              <table:table-cell office:value-type="float" office:value="1.12833705064955">
                <text:p>1.12833705064955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1.01785714285714">
                <text:p>1.01785714285714</text:p>
              </table:table-cell>
              <table:table-cell office:value-type="float" office:value="1.07292399718508">
                <text:p>1.07292399718508</text:p>
              </table:table-cell>
              <table:table-cell office:value-type="float" office:value="1.13357258012923">
                <text:p>1.13357258012923</text:p>
              </table:table-cell>
              <table:table-cell office:value-type="float" office:value="1.15604977508359">
                <text:p>1.15604977508359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1.18367346938776">
                <text:p>1.18367346938776</text:p>
              </table:table-cell>
              <table:table-cell office:value-type="float" office:value="1.18051020408163">
                <text:p>1.18051020408163</text:p>
              </table:table-cell>
              <table:table-cell office:value-type="float" office:value="1.18388554585203">
                <text:p>1.18388554585203</text:p>
              </table:table-cell>
              <table:table-cell office:value-type="float" office:value="1.21957045923175">
                <text:p>1.21957045923175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1.34">
                <text:p>1.34</text:p>
              </table:table-cell>
              <table:table-cell office:value-type="float" office:value="1.29477640236422">
                <text:p>1.29477640236422</text:p>
              </table:table-cell>
              <table:table-cell office:value-type="float" office:value="1.2821321852442">
                <text:p>1.2821321852442</text:p>
              </table:table-cell>
              <table:table-cell office:value-type="float" office:value="1.29671787322127">
                <text:p>1.29671787322127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1.36065573770492">
                <text:p>1.36065573770492</text:p>
              </table:table-cell>
              <table:table-cell office:value-type="float" office:value="1.40304343799204">
                <text:p>1.40304343799204</text:p>
              </table:table-cell>
              <table:table-cell office:value-type="float" office:value="1.40838531807628">
                <text:p>1.40838531807628</text:p>
              </table:table-cell>
              <table:table-cell office:value-type="float" office:value="1.39770309489615">
                <text:p>1.39770309489615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.50847457627119">
                <text:p>1.50847457627119</text:p>
              </table:table-cell>
              <table:table-cell office:value-type="float" office:value="1.50608437366455">
                <text:p>1.50608437366455</text:p>
              </table:table-cell>
              <table:table-cell office:value-type="float" office:value="1.51647821040563">
                <text:p>1.51647821040563</text:p>
              </table:table-cell>
              <table:table-cell office:value-type="float" office:value="1.47191113632167">
                <text:p>1.47191113632167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1.64912280701754">
                <text:p>1.64912280701754</text:p>
              </table:table-cell>
              <table:table-cell office:value-type="float" office:value="1.6272451047744">
                <text:p>1.6272451047744</text:p>
              </table:table-cell>
              <table:table-cell office:value-type="float" office:value="1.55594089697279">
                <text:p>1.55594089697279</text:p>
              </table:table-cell>
              <table:table-cell office:value-type="float" office:value="1.48181664757953">
                <text:p>1.48181664757953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72413793103448">
                <text:p>1.72413793103448</text:p>
              </table:table-cell>
              <table:table-cell office:value-type="float" office:value="1.63685805696262">
                <text:p>1.63685805696262</text:p>
              </table:table-cell>
              <table:table-cell office:value-type="float" office:value="1.53441215907036">
                <text:p>1.53441215907036</text:p>
              </table:table-cell>
              <table:table-cell office:value-type="float" office:value="1.44929658337407">
                <text:p>1.44929658337407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53731343283582">
                <text:p>1.53731343283582</text:p>
              </table:table-cell>
              <table:table-cell office:value-type="float" office:value="1.50482113735436">
                <text:p>1.50482113735436</text:p>
              </table:table-cell>
              <table:table-cell office:value-type="float" office:value="1.45518915392848">
                <text:p>1.45518915392848</text:p>
              </table:table-cell>
              <table:table-cell office:value-type="float" office:value="1.41145214668067">
                <text:p>1.41145214668067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5301204819277">
                <text:p>1.25301204819277</text:p>
              </table:table-cell>
              <table:table-cell office:value-type="float" office:value="1.30089501053013">
                <text:p>1.30089501053013</text:p>
              </table:table-cell>
              <table:table-cell office:value-type="float" office:value="1.34451352869519">
                <text:p>1.34451352869519</text:p>
              </table:table-cell>
              <table:table-cell office:value-type="float" office:value="1.37167006435621">
                <text:p>1.37167006435621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1123595505618">
                <text:p>1.1123595505618</text:p>
              </table:table-cell>
              <table:table-cell office:value-type="float" office:value="1.15370542653521">
                <text:p>1.15370542653521</text:p>
              </table:table-cell>
              <table:table-cell office:value-type="float" office:value="1.24568594248829">
                <text:p>1.24568594248829</text:p>
              </table:table-cell>
              <table:table-cell office:value-type="float" office:value="1.28309912243831">
                <text:p>1.2830991224383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09574468085106">
                <text:p>1.09574468085106</text:p>
              </table:table-cell>
              <table:table-cell office:value-type="float" office:value="1.14603474380429">
                <text:p>1.14603474380429</text:p>
              </table:table-cell>
              <table:table-cell office:value-type="float" office:value="1.14404849863957">
                <text:p>1.14404849863957</text:p>
              </table:table-cell>
              <table:table-cell office:value-type="float" office:value="1.20987062679602">
                <text:p>1.2098706267960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23">
                <text:p>1.23</text:p>
              </table:table-cell>
              <table:table-cell office:value-type="float" office:value="1.11829029814777">
                <text:p>1.11829029814777</text:p>
              </table:table-cell>
              <table:table-cell office:value-type="float" office:value="1.13575378130871">
                <text:p>1.13575378130871</text:p>
              </table:table-cell>
              <table:table-cell office:value-type="float" office:value="1.15619958805036">
                <text:p>1.15619958805036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02912621359223">
                <text:p>1.02912621359223</text:p>
              </table:table-cell>
              <table:table-cell office:value-type="float" office:value="1.15688822504356">
                <text:p>1.15688822504356</text:p>
              </table:table-cell>
              <table:table-cell office:value-type="float" office:value="1.14560510351958">
                <text:p>1.14560510351958</text:p>
              </table:table-cell>
              <table:table-cell office:value-type="float" office:value="1.16582477395347">
                <text:p>1.16582477395347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21153846153846">
                <text:p>1.21153846153846</text:p>
              </table:table-cell>
              <table:table-cell office:value-type="float" office:value="1.13409361224895">
                <text:p>1.13409361224895</text:p>
              </table:table-cell>
              <table:table-cell office:value-type="float" office:value="1.19053383725228">
                <text:p>1.19053383725228</text:p>
              </table:table-cell>
              <table:table-cell office:value-type="float" office:value="1.20668397869319">
                <text:p>1.20668397869319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161616161616">
                <text:p>1.16161616161616</text:p>
              </table:table-cell>
              <table:table-cell office:value-type="float" office:value="1.23118099088973">
                <text:p>1.23118099088973</text:p>
              </table:table-cell>
              <table:table-cell office:value-type="float" office:value="1.22420863400025">
                <text:p>1.22420863400025</text:p>
              </table:table-cell>
              <table:table-cell office:value-type="float" office:value="1.24826223183306">
                <text:p>1.2482622318330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32038834951456">
                <text:p>1.32038834951456</text:p>
              </table:table-cell>
              <table:table-cell office:value-type="float" office:value="1.29345949829019">
                <text:p>1.29345949829019</text:p>
              </table:table-cell>
              <table:table-cell office:value-type="float" office:value="1.29574188184784">
                <text:p>1.29574188184784</text:p>
              </table:table-cell>
              <table:table-cell office:value-type="float" office:value="1.20179964679905">
                <text:p>1.2017996467990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9837398373984">
                <text:p>1.39837398373984</text:p>
              </table:table-cell>
              <table:table-cell office:value-type="float" office:value="1.3685182620282">
                <text:p>1.3685182620282</text:p>
              </table:table-cell>
              <table:table-cell office:value-type="float" office:value="1.23438657049253">
                <text:p>1.23438657049253</text:p>
              </table:table-cell>
              <table:table-cell office:value-type="float" office:value="1.1754903649016">
                <text:p>1.1754903649016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38679245283019">
                <text:p>1.38679245283019</text:p>
              </table:table-cell>
              <table:table-cell office:value-type="float" office:value="1.22997611377731">
                <text:p>1.22997611377731</text:p>
              </table:table-cell>
              <table:table-cell office:value-type="float" office:value="1.17105558623131">
                <text:p>1.17105558623131</text:p>
              </table:table-cell>
              <table:table-cell office:value-type="float" office:value="1.08119495442972">
                <text:p>1.08119495442972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0.904761904761905">
                <text:p>0.904761904761905</text:p>
              </table:table-cell>
              <table:table-cell office:value-type="float" office:value="1.04550519930072">
                <text:p>1.04550519930072</text:p>
              </table:table-cell>
              <table:table-cell office:value-type="float" office:value="1.01727203397546">
                <text:p>1.01727203397546</text:p>
              </table:table-cell>
              <table:table-cell office:value-type="float" office:value="0.965914240311794">
                <text:p>0.965914240311794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0.844961240310077">
                <text:p>0.844961240310077</text:p>
              </table:table-cell>
              <table:table-cell office:value-type="float" office:value="0.767064577769092">
                <text:p>0.767064577769092</text:p>
              </table:table-cell>
              <table:table-cell office:value-type="float" office:value="0.808527469785633">
                <text:p>0.808527469785633</text:p>
              </table:table-cell>
              <table:table-cell office:value-type="float" office:value="0.823934563558985">
                <text:p>0.823934563558985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0.551470588235294">
                <text:p>0.551470588235294</text:p>
              </table:table-cell>
              <table:table-cell office:value-type="float" office:value="0.583694330445356">
                <text:p>0.583694330445356</text:p>
              </table:table-cell>
              <table:table-cell office:value-type="float" office:value="0.596475101668574">
                <text:p>0.596475101668574</text:p>
              </table:table-cell>
              <table:table-cell office:value-type="float" office:value="0.624166851596152">
                <text:p>0.624166851596152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0.354651162790698">
                <text:p>0.354651162790698</text:p>
              </table:table-cell>
              <table:table-cell office:value-type="float" office:value="0.410884121090297">
                <text:p>0.410884121090297</text:p>
              </table:table-cell>
              <table:table-cell office:value-type="float" office:value="0.415522720716193">
                <text:p>0.415522720716193</text:p>
              </table:table-cell>
              <table:table-cell office:value-type="float" office:value="0.426053644048982">
                <text:p>0.426053644048982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0.326530612244898">
                <text:p>0.326530612244898</text:p>
              </table:table-cell>
              <table:table-cell office:value-type="float" office:value="0.227060591678532">
                <text:p>0.227060591678532</text:p>
              </table:table-cell>
              <table:table-cell office:value-type="float" office:value="0.246530472654178">
                <text:p>0.246530472654178</text:p>
              </table:table-cell>
              <table:table-cell office:value-type="float" office:value="0.29680194336871">
                <text:p>0.29680194336871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0">
                <text:p>0</text:p>
              </table:table-cell>
              <table:table-cell office:value-type="float" office:value="0.108843537414966">
                <text:p>0.108843537414966</text:p>
              </table:table-cell>
              <table:table-cell office:value-type="float" office:value="0.136236355007119">
                <text:p>0.136236355007119</text:p>
              </table:table-cell>
              <table:table-cell office:value-type="float" office:value="0.176093194752984">
                <text:p>0.176093194752984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653061224489796">
                <text:p>0.0653061224489796</text:p>
              </table:table-cell>
              <table:table-cell office:value-type="float" office:value="0.0973116821479422">
                <text:p>0.0973116821479422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12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0.546cm" svg:y="5.258cm" style:legend-expansion="custom" chartooo:width="7.24cm" chartooo:height="2.1cm" style:legend-expansion-aspect-ratio="3.44761904761905" chart:style-name="ch2"/>
        <chart:plot-area chart:style-name="ch3" table:cell-range-address="'daily-stats'.B15:'daily-stats'.B100 'daily-stats'.X1:'daily-stats'.AA1 'daily-stats'.X15:'daily-stats'.AA100" chart:data-source-has-labels="both" svg:x="0.508cm" svg:y="0.179cm" svg:width="24.385cm" svg:height="8.635cm">
          <chartooo:coordinate-region svg:x="1.855cm" svg:y="0.379cm" svg:width="22.288cm" svg:height="7.786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X15:'daily-stats'.X100" chart:label-cell-address="'daily-stats'.X1:'daily-stats'.X1" chart:class="chart:line">
            <chart:data-point chart:repeated="86"/>
          </chart:series>
          <chart:series chart:style-name="ch8" chart:values-cell-range-address="'daily-stats'.Y15:'daily-stats'.Y100" chart:label-cell-address="'daily-stats'.Y1:'daily-stats'.Y1" chart:class="chart:line">
            <chart:data-point chart:repeated="86"/>
          </chart:series>
          <chart:series chart:style-name="ch9" chart:values-cell-range-address="'daily-stats'.Z15:'daily-stats'.Z100" chart:label-cell-address="'daily-stats'.Z1:'daily-stats'.Z1" chart:class="chart:line">
            <chart:data-point chart:repeated="86"/>
          </chart:series>
          <chart:series chart:style-name="ch10" chart:values-cell-range-address="'daily-stats'.AA15:'daily-stats'.AA100" chart:label-cell-address="'daily-stats'.AA1:'daily-stats'.AA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eceived-WN R</text:p>
                <draw:g>
                  <svg:desc>'daily-stats'.X1:'daily-stats'.X1</svg:desc>
                </draw:g>
              </table:table-cell>
              <table:table-cell office:value-type="string">
                <text:p>3d-Rolling avg of Daily RWN-R</text:p>
                <draw:g>
                  <svg:desc>'daily-stats'.Y1:'daily-stats'.Y1</svg:desc>
                </draw:g>
              </table:table-cell>
              <table:table-cell office:value-type="string">
                <text:p>5d-Rolling avg of Daily RWN-R</text:p>
                <draw:g>
                  <svg:desc>'daily-stats'.Z1:'daily-stats'.Z1</svg:desc>
                </draw:g>
              </table:table-cell>
              <table:table-cell office:value-type="string">
                <text:p>7d-Rolling avg of Daily RWN-R</text:p>
                <draw:g>
                  <svg:desc>'daily-stats'.AA1:'daily-stats'.AA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X15:'daily-stats'.X100</svg:desc>
                </draw:g>
              </table:table-cell>
              <table:table-cell office:value-type="float" office:value="NaN">
                <text:p>NaN</text:p>
                <draw:g>
                  <svg:desc>'daily-stats'.Y15:'daily-stats'.Y100</svg:desc>
                </draw:g>
              </table:table-cell>
              <table:table-cell office:value-type="float" office:value="NaN">
                <text:p>NaN</text:p>
                <draw:g>
                  <svg:desc>'daily-stats'.Z15:'daily-stats'.Z100</svg:desc>
                </draw:g>
              </table:table-cell>
              <table:table-cell office:value-type="float" office:value="NaN">
                <text:p>NaN</text:p>
                <draw:g>
                  <svg:desc>'daily-stats'.AA15:'daily-stats'.AA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0.985594766308108">
                <text:p>0.9855947663081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0.982522796352584">
                <text:p>0.982522796352584</text:p>
              </table:table-cell>
              <table:table-cell office:value-type="float" office:value="0.967053754382084">
                <text:p>0.967053754382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0.933043700485561">
                <text:p>0.933043700485561</text:p>
              </table:table-cell>
              <table:table-cell office:value-type="float" office:value="0.94063208563994">
                <text:p>0.94063208563994</text:p>
              </table:table-cell>
              <table:table-cell office:value-type="float" office:value="0.938486187258728">
                <text:p>0.938486187258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0.906329760081674">
                <text:p>0.906329760081674</text:p>
              </table:table-cell>
              <table:table-cell office:value-type="float" office:value="0.908104457877649">
                <text:p>0.908104457877649</text:p>
              </table:table-cell>
              <table:table-cell office:value-type="float" office:value="0.91793093070377">
                <text:p>0.91793093070377</text:p>
              </table:table-cell>
              <table:table-cell office:value-type="float" office:value="0.921606912661907">
                <text:p>0.921606912661907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0.884939913065712">
                <text:p>0.884939913065712</text:p>
              </table:table-cell>
              <table:table-cell office:value-type="float" office:value="0.891362718893568">
                <text:p>0.891362718893568</text:p>
              </table:table-cell>
              <table:table-cell office:value-type="float" office:value="0.896626165194532">
                <text:p>0.896626165194532</text:p>
              </table:table-cell>
              <table:table-cell office:value-type="float" office:value="0.912161105572229">
                <text:p>0.912161105572229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0.882818483533316">
                <text:p>0.882818483533316</text:p>
              </table:table-cell>
              <table:table-cell office:value-type="float" office:value="0.881252455135141">
                <text:p>0.881252455135141</text:p>
              </table:table-cell>
              <table:table-cell office:value-type="float" office:value="0.893912248433491">
                <text:p>0.893912248433491</text:p>
              </table:table-cell>
              <table:table-cell office:value-type="float" office:value="0.904721010232967">
                <text:p>0.904721010232967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0.875998968806393">
                <text:p>0.875998968806393</text:p>
              </table:table-cell>
              <table:table-cell office:value-type="float" office:value="0.892763856340024">
                <text:p>0.892763856340024</text:p>
              </table:table-cell>
              <table:table-cell office:value-type="float" office:value="0.898734722212707">
                <text:p>0.898734722212707</text:p>
              </table:table-cell>
              <table:table-cell office:value-type="float" office:value="0.909952188365607">
                <text:p>0.909952188365607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0.919474116680362">
                <text:p>0.919474116680362</text:p>
              </table:table-cell>
              <table:table-cell office:value-type="float" office:value="0.908638404821502">
                <text:p>0.908638404821502</text:p>
              </table:table-cell>
              <table:table-cell office:value-type="float" office:value="0.915679129082373">
                <text:p>0.915679129082373</text:p>
              </table:table-cell>
              <table:table-cell office:value-type="float" office:value="0.922052976998078">
                <text:p>0.922052976998078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0.930442128977753">
                <text:p>0.930442128977753</text:p>
              </table:table-cell>
              <table:table-cell office:value-type="float" office:value="0.939859397690719">
                <text:p>0.939859397690719</text:p>
              </table:table-cell>
              <table:table-cell office:value-type="float" office:value="0.937322488477503">
                <text:p>0.937322488477503</text:p>
              </table:table-cell>
              <table:table-cell office:value-type="float" office:value="0.942399995218993">
                <text:p>0.94239999521899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0.969661947414042">
                <text:p>0.969661947414042</text:p>
              </table:table-cell>
              <table:table-cell office:value-type="float" office:value="0.96371311896692">
                <text:p>0.96371311896692</text:p>
              </table:table-cell>
              <table:table-cell office:value-type="float" office:value="0.967596502838649">
                <text:p>0.967596502838649</text:p>
              </table:table-cell>
              <table:table-cell office:value-type="float" office:value="0.965778792222213">
                <text:p>0.965778792222213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0.991035280508965">
                <text:p>0.991035280508965</text:p>
              </table:table-cell>
              <table:table-cell office:value-type="float" office:value="0.996022089511711">
                <text:p>0.996022089511711</text:p>
              </table:table-cell>
              <table:table-cell office:value-type="float" office:value="0.992995692013747">
                <text:p>0.992995692013747</text:p>
              </table:table-cell>
              <table:table-cell office:value-type="float" office:value="0.993610831614451">
                <text:p>0.993610831614451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1.02736904061212">
                <text:p>1.02736904061212</text:p>
              </table:table-cell>
              <table:table-cell office:value-type="float" office:value="1.02162479455898">
                <text:p>1.02162479455898</text:p>
              </table:table-cell>
              <table:table-cell office:value-type="float" office:value="1.02107191512861">
                <text:p>1.02107191512861</text:p>
              </table:table-cell>
              <table:table-cell office:value-type="float" office:value="1.01269157673708">
                <text:p>1.01269157673708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1.04647006255585">
                <text:p>1.04647006255585</text:p>
              </table:table-cell>
              <table:table-cell office:value-type="float" office:value="1.04822078257335">
                <text:p>1.04822078257335</text:p>
              </table:table-cell>
              <table:table-cell office:value-type="float" office:value="1.03774739215355">
                <text:p>1.03774739215355</text:p>
              </table:table-cell>
              <table:table-cell office:value-type="float" office:value="1.0269637358097">
                <text:p>1.0269637358097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1.07082324455206">
                <text:p>1.07082324455206</text:p>
              </table:table-cell>
              <table:table-cell office:value-type="float" office:value="1.05677754654888">
                <text:p>1.05677754654888</text:p>
              </table:table-cell>
              <table:table-cell office:value-type="float" office:value="1.04560978454898">
                <text:p>1.04560978454898</text:p>
              </table:table-cell>
              <table:table-cell office:value-type="float" office:value="1.0296608811867">
                <text:p>1.0296608811867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1.05303933253874">
                <text:p>1.05303933253874</text:p>
              </table:table-cell>
              <table:table-cell office:value-type="float" office:value="1.05140327319231">
                <text:p>1.05140327319231</text:p>
              </table:table-cell>
              <table:table-cell office:value-type="float" office:value="1.03784436943716">
                <text:p>1.03784436943716</text:p>
              </table:table-cell>
              <table:table-cell office:value-type="float" office:value="1.0241911182479">
                <text:p>1.0241911182479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.03034724248614">
                <text:p>1.03034724248614</text:p>
              </table:table-cell>
              <table:table-cell office:value-type="float" office:value="1.02397618002596">
                <text:p>1.02397618002596</text:p>
              </table:table-cell>
              <table:table-cell office:value-type="float" office:value="1.01909974491346">
                <text:p>1.01909974491346</text:p>
              </table:table-cell>
              <table:table-cell office:value-type="float" office:value="1.01010601505458">
                <text:p>1.01010601505458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0.988541965052993">
                <text:p>0.988541965052993</text:p>
              </table:table-cell>
              <table:table-cell office:value-type="float" office:value="0.99054538249217">
                <text:p>0.99054538249217</text:p>
              </table:table-cell>
              <table:table-cell office:value-type="float" office:value="0.99068975965483">
                <text:p>0.99068975965483</text:p>
              </table:table-cell>
              <table:table-cell office:value-type="float" office:value="0.989117042580152">
                <text:p>0.98911704258015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0.952746939937375">
                <text:p>0.952746939937375</text:p>
              </table:table-cell>
              <table:table-cell office:value-type="float" office:value="0.956687407749758">
                <text:p>0.956687407749758</text:p>
              </table:table-cell>
              <table:table-cell office:value-type="float" office:value="0.959991344194055">
                <text:p>0.959991344194055</text:p>
              </table:table-cell>
              <table:table-cell office:value-type="float" office:value="0.964070439978165">
                <text:p>0.964070439978165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0.928773318258903">
                <text:p>0.928773318258903</text:p>
              </table:table-cell>
              <table:table-cell office:value-type="float" office:value="0.927022504477047">
                <text:p>0.927022504477047</text:p>
              </table:table-cell>
              <table:table-cell office:value-type="float" office:value="0.933021300964456">
                <text:p>0.933021300964456</text:p>
              </table:table-cell>
              <table:table-cell office:value-type="float" office:value="0.94730350962294">
                <text:p>0.94730350962294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0.899547255234861">
                <text:p>0.899547255234861</text:p>
              </table:table-cell>
              <table:table-cell office:value-type="float" office:value="0.907939199943971">
                <text:p>0.907939199943971</text:p>
              </table:table-cell>
              <table:table-cell office:value-type="float" office:value="0.922447071964289">
                <text:p>0.922447071964289</text:p>
              </table:table-cell>
              <table:table-cell office:value-type="float" office:value="0.939212160414646">
                <text:p>0.939212160414646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0.895497026338148">
                <text:p>0.895497026338148</text:p>
              </table:table-cell>
              <table:table-cell office:value-type="float" office:value="0.910238367208389">
                <text:p>0.910238367208389</text:p>
              </table:table-cell>
              <table:table-cell office:value-type="float" office:value="0.926639243582431">
                <text:p>0.926639243582431</text:p>
              </table:table-cell>
              <table:table-cell office:value-type="float" office:value="0.941153343913293">
                <text:p>0.941153343913293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0.935670820052159">
                <text:p>0.935670820052159</text:p>
              </table:table-cell>
              <table:table-cell office:value-type="float" office:value="0.934958548139464">
                <text:p>0.934958548139464</text:p>
              </table:table-cell>
              <table:table-cell office:value-type="float" office:value="0.941310629839354">
                <text:p>0.941310629839354</text:p>
              </table:table-cell>
              <table:table-cell office:value-type="float" office:value="0.953745690021192">
                <text:p>0.953745690021192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0.973707798028085">
                <text:p>0.973707798028085</text:p>
              </table:table-cell>
              <table:table-cell office:value-type="float" office:value="0.970502955874587">
                <text:p>0.970502955874587</text:p>
              </table:table-cell>
              <table:table-cell office:value-type="float" office:value="0.969579851330916">
                <text:p>0.969579851330916</text:p>
              </table:table-cell>
              <table:table-cell office:value-type="float" office:value="0.974809156528165">
                <text:p>0.974809156528165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1.00213024954352">
                <text:p>1.00213024954352</text:p>
              </table:table-cell>
              <table:table-cell office:value-type="float" office:value="1.00557713675476">
                <text:p>1.00557713675476</text:p>
              </table:table-cell>
              <table:table-cell office:value-type="float" office:value="1.00572396282483">
                <text:p>1.00572396282483</text:p>
              </table:table-cell>
              <table:table-cell office:value-type="float" office:value="1.00336120328508">
                <text:p>1.00336120328508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.04089336269267">
                <text:p>1.04089336269267</text:p>
              </table:table-cell>
              <table:table-cell office:value-type="float" office:value="1.03974706534797">
                <text:p>1.03974706534797</text:p>
              </table:table-cell>
              <table:table-cell office:value-type="float" office:value="1.03847211532106">
                <text:p>1.03847211532106</text:p>
              </table:table-cell>
              <table:table-cell office:value-type="float" office:value="1.03485969936907">
                <text:p>1.03485969936907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1.07621758380772">
                <text:p>1.07621758380772</text:p>
              </table:table-cell>
              <table:table-cell office:value-type="float" office:value="1.07217417634456">
                <text:p>1.07217417634456</text:p>
              </table:table-cell>
              <table:table-cell office:value-type="float" office:value="1.06692785550065">
                <text:p>1.06692785550065</text:p>
              </table:table-cell>
              <table:table-cell office:value-type="float" office:value="1.06439577110428">
                <text:p>1.06439577110428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1.09941158253329">
                <text:p>1.09941158253329</text:p>
              </table:table-cell>
              <table:table-cell office:value-type="float" office:value="1.09720522175569">
                <text:p>1.09720522175569</text:p>
              </table:table-cell>
              <table:table-cell office:value-type="float" office:value="1.09498647003167">
                <text:p>1.09498647003167</text:p>
              </table:table-cell>
              <table:table-cell office:value-type="float" office:value="1.09599793387788">
                <text:p>1.09599793387788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1.11598649892605">
                <text:p>1.11598649892605</text:p>
              </table:table-cell>
              <table:table-cell office:value-type="float" office:value="1.11927380121932">
                <text:p>1.11927380121932</text:p>
              </table:table-cell>
              <table:table-cell office:value-type="float" office:value="1.1257923849818">
                <text:p>1.1257923849818</text:p>
              </table:table-cell>
              <table:table-cell office:value-type="float" office:value="1.12722041659496">
                <text:p>1.12722041659496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1.1424233221986">
                <text:p>1.1424233221986</text:p>
              </table:table-cell>
              <table:table-cell office:value-type="float" office:value="1.15111091952266">
                <text:p>1.15111091952266</text:p>
              </table:table-cell>
              <table:table-cell office:value-type="float" office:value="1.15468639393286">
                <text:p>1.15468639393286</text:p>
              </table:table-cell>
              <table:table-cell office:value-type="float" office:value="1.15397408107951">
                <text:p>1.15397408107951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.19492293744334">
                <text:p>1.19492293744334</text:p>
              </table:table-cell>
              <table:table-cell office:value-type="float" office:value="1.18601129606832">
                <text:p>1.18601129606832</text:p>
              </table:table-cell>
              <table:table-cell office:value-type="float" office:value="1.18043788024311">
                <text:p>1.18043788024311</text:p>
              </table:table-cell>
              <table:table-cell office:value-type="float" office:value="1.175058830979">
                <text:p>1.175058830979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.22068762856303">
                <text:p>1.22068762856303</text:p>
              </table:table-cell>
              <table:table-cell office:value-type="float" office:value="1.21459319336363">
                <text:p>1.21459319336363</text:p>
              </table:table-cell>
              <table:table-cell office:value-type="float" office:value="1.20200274707874">
                <text:p>1.20200274707874</text:p>
              </table:table-cell>
              <table:table-cell office:value-type="float" office:value="1.18512238480713">
                <text:p>1.18512238480713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1.22816901408451">
                <text:p>1.22816901408451</text:p>
              </table:table-cell>
              <table:table-cell office:value-type="float" office:value="1.22422249191725">
                <text:p>1.22422249191725</text:p>
              </table:table-cell>
              <table:table-cell office:value-type="float" office:value="1.20748937450505">
                <text:p>1.20748937450505</text:p>
              </table:table-cell>
              <table:table-cell office:value-type="float" office:value="1.18611195714784">
                <text:p>1.18611195714784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1.22381083310421">
                <text:p>1.22381083310421</text:p>
              </table:table-cell>
              <table:table-cell office:value-type="float" office:value="1.20727876883962">
                <text:p>1.20727876883962</text:p>
              </table:table-cell>
              <table:table-cell office:value-type="float" office:value="1.19308748807859">
                <text:p>1.19308748807859</text:p>
              </table:table-cell>
              <table:table-cell office:value-type="float" office:value="1.1719560151844">
                <text:p>1.1719560151844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.16985645933014">
                <text:p>1.16985645933014</text:p>
              </table:table-cell>
              <table:table-cell office:value-type="float" office:value="1.17219359924848">
                <text:p>1.17219359924848</text:p>
              </table:table-cell>
              <table:table-cell office:value-type="float" office:value="1.15761630805689">
                <text:p>1.15761630805689</text:p>
              </table:table-cell>
              <table:table-cell office:value-type="float" office:value="1.14004697169643">
                <text:p>1.14004697169643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1.12291350531108">
                <text:p>1.12291350531108</text:p>
              </table:table-cell>
              <table:table-cell office:value-type="float" office:value="1.11203389769857">
                <text:p>1.11203389769857</text:p>
              </table:table-cell>
              <table:table-cell office:value-type="float" office:value="1.10629443184549">
                <text:p>1.10629443184549</text:p>
              </table:table-cell>
              <table:table-cell office:value-type="float" office:value="1.09783236070262">
                <text:p>1.09783236070262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.0433317284545">
                <text:p>1.0433317284545</text:p>
              </table:table-cell>
              <table:table-cell office:value-type="float" office:value="1.0459349555977">
                <text:p>1.0459349555977</text:p>
              </table:table-cell>
              <table:table-cell office:value-type="float" office:value="1.04656933554593">
                <text:p>1.04656933554593</text:p>
              </table:table-cell>
              <table:table-cell office:value-type="float" office:value="1.05241502597396">
                <text:p>1.05241502597396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0.971559633027523">
                <text:p>0.971559633027523</text:p>
              </table:table-cell>
              <table:table-cell office:value-type="float" office:value="0.980025571029468">
                <text:p>0.980025571029468</text:p>
              </table:table-cell>
              <table:table-cell office:value-type="float" office:value="0.99464757787667">
                <text:p>0.99464757787667</text:p>
              </table:table-cell>
              <table:table-cell office:value-type="float" office:value="1.00503020940437">
                <text:p>1.00503020940437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0.925185351606381">
                <text:p>0.925185351606381</text:p>
              </table:table-cell>
              <table:table-cell office:value-type="float" office:value="0.935664218539257">
                <text:p>0.935664218539257</text:p>
              </table:table-cell>
              <table:table-cell office:value-type="float" office:value="0.948488300237878">
                <text:p>0.948488300237878</text:p>
              </table:table-cell>
              <table:table-cell office:value-type="float" office:value="0.971304917864494">
                <text:p>0.971304917864494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0.910247670983867">
                <text:p>0.910247670983867</text:p>
              </table:table-cell>
              <table:table-cell office:value-type="float" office:value="0.909183379902455">
                <text:p>0.909183379902455</text:p>
              </table:table-cell>
              <table:table-cell office:value-type="float" office:value="0.926577838257176">
                <text:p>0.926577838257176</text:p>
              </table:table-cell>
              <table:table-cell office:value-type="float" office:value="0.949058134898835">
                <text:p>0.949058134898835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0.892117117117117">
                <text:p>0.892117117117117</text:p>
              </table:table-cell>
              <table:table-cell office:value-type="float" office:value="0.912048068883992">
                <text:p>0.912048068883992</text:p>
              </table:table-cell>
              <table:table-cell office:value-type="float" office:value="0.925703116561964">
                <text:p>0.925703116561964</text:p>
              </table:table-cell>
              <table:table-cell office:value-type="float" office:value="0.952373195685082">
                <text:p>0.952373195685082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0.933779418550992">
                <text:p>0.933779418550992</text:p>
              </table:table-cell>
              <table:table-cell office:value-type="float" office:value="0.931027520073191">
                <text:p>0.931027520073191</text:p>
              </table:table-cell>
              <table:table-cell office:value-type="float" office:value="0.953973477032335">
                <text:p>0.953973477032335</text:p>
              </table:table-cell>
              <table:table-cell office:value-type="float" office:value="0.979793925664818">
                <text:p>0.979793925664818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0.967186024551464">
                <text:p>0.967186024551464</text:p>
              </table:table-cell>
              <table:table-cell office:value-type="float" office:value="0.989167532353563">
                <text:p>0.989167532353563</text:p>
              </table:table-cell>
              <table:table-cell office:value-type="float" office:value="1.0046248914127">
                <text:p>1.0046248914127</text:p>
              </table:table-cell>
              <table:table-cell office:value-type="float" office:value="1.02488862838372">
                <text:p>1.02488862838372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1.06653715395823">
                <text:p>1.06653715395823</text:p>
              </table:table-cell>
              <table:table-cell office:value-type="float" office:value="1.06574264046512">
                <text:p>1.06574264046512</text:p>
              </table:table-cell>
              <table:table-cell office:value-type="float" office:value="1.07437112211702">
                <text:p>1.07437112211702</text:p>
              </table:table-cell>
              <table:table-cell office:value-type="float" office:value="1.08049340354445">
                <text:p>1.08049340354445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1.16350474288567">
                <text:p>1.16350474288567</text:p>
              </table:table-cell>
              <table:table-cell office:value-type="float" office:value="1.15696338916088">
                <text:p>1.15696338916088</text:p>
              </table:table-cell>
              <table:table-cell office:value-type="float" office:value="1.14751145782861">
                <text:p>1.14751145782861</text:p>
              </table:table-cell>
              <table:table-cell office:value-type="float" office:value="1.14984715266999">
                <text:p>1.14984715266999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1.24084827063873">
                <text:p>1.24084827063873</text:p>
              </table:table-cell>
              <table:table-cell office:value-type="float" office:value="1.23461137021112">
                <text:p>1.23461137021112</text:p>
              </table:table-cell>
              <table:table-cell office:value-type="float" office:value="1.22959292511749">
                <text:p>1.22959292511749</text:p>
              </table:table-cell>
              <table:table-cell office:value-type="float" office:value="1.2131714043524">
                <text:p>1.213171404352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1.29948109710897">
                <text:p>1.29948109710897</text:p>
              </table:table-cell>
              <table:table-cell office:value-type="float" office:value="1.30597424291452">
                <text:p>1.30597424291452</text:p>
              </table:table-cell>
              <table:table-cell office:value-type="float" office:value="1.29169533039142">
                <text:p>1.29169533039142</text:p>
              </table:table-cell>
              <table:table-cell office:value-type="float" office:value="1.27606244366234">
                <text:p>1.27606244366234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1.37759336099585">
                <text:p>1.37759336099585</text:p>
              </table:table-cell>
              <table:table-cell office:value-type="float" office:value="1.35137454614423">
                <text:p>1.35137454614423</text:p>
              </table:table-cell>
              <table:table-cell office:value-type="float" office:value="1.3404790417585">
                <text:p>1.3404790417585</text:p>
              </table:table-cell>
              <table:table-cell office:value-type="float" office:value="1.32550205675042">
                <text:p>1.32550205675042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.37704918032787">
                <text:p>1.37704918032787</text:p>
              </table:table-cell>
              <table:table-cell office:value-type="float" office:value="1.38735528034827">
                <text:p>1.38735528034827</text:p>
              </table:table-cell>
              <table:table-cell office:value-type="float" office:value="1.37483227674571">
                <text:p>1.37483227674571</text:p>
              </table:table-cell>
              <table:table-cell office:value-type="float" office:value="1.32583152072142">
                <text:p>1.32583152072142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1.40742329972109">
                <text:p>1.40742329972109</text:p>
              </table:table-cell>
              <table:table-cell office:value-type="float" office:value="1.39902897520791">
                <text:p>1.39902897520791</text:p>
              </table:table-cell>
              <table:table-cell office:value-type="float" office:value="1.34809825546044">
                <text:p>1.34809825546044</text:p>
              </table:table-cell>
              <table:table-cell office:value-type="float" office:value="1.34948881444712">
                <text:p>1.3494888144471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1.41261444557477">
                <text:p>1.41261444557477</text:p>
              </table:table-cell>
              <table:table-cell office:value-type="float" office:value="1.32861624532617">
                <text:p>1.32861624532617</text:p>
              </table:table-cell>
              <table:table-cell office:value-type="float" office:value="1.353869448605">
                <text:p>1.353869448605</text:p>
              </table:table-cell>
              <table:table-cell office:value-type="float" office:value="1.36237945892664">
                <text:p>1.36237945892664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1.16581099068264">
                <text:p>1.16581099068264</text:p>
              </table:table-cell>
              <table:table-cell office:value-type="float" office:value="1.32829158765868">
                <text:p>1.32829158765868</text:p>
              </table:table-cell>
              <table:table-cell office:value-type="float" office:value="1.35640273423255">
                <text:p>1.35640273423255</text:p>
              </table:table-cell>
              <table:table-cell office:value-type="float" office:value="1.32744887425476">
                <text:p>1.32744887425476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1.40644932671864">
                <text:p>1.40644932671864</text:p>
              </table:table-cell>
              <table:table-cell office:value-type="float" office:value="1.32065864195563">
                <text:p>1.32065864195563</text:p>
              </table:table-cell>
              <table:table-cell office:value-type="float" office:value="1.30153392794687">
                <text:p>1.30153392794687</text:p>
              </table:table-cell>
              <table:table-cell office:value-type="float" office:value="1.26179482476984">
                <text:p>1.26179482476984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1.38971560846561">
                <text:p>1.38971560846561</text:p>
              </table:table-cell>
              <table:table-cell office:value-type="float" office:value="1.30974806782564">
                <text:p>1.30974806782564</text:p>
              </table:table-cell>
              <table:table-cell office:value-type="float" office:value="1.20250520561861">
                <text:p>1.20250520561861</text:p>
              </table:table-cell>
              <table:table-cell office:value-type="float" office:value="1.15971941657529">
                <text:p>1.15971941657529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1.13307926829268">
                <text:p>1.13307926829268</text:p>
              </table:table-cell>
              <table:table-cell office:value-type="float" office:value="1.14675523689725">
                <text:p>1.14675523689725</text:p>
              </table:table-cell>
              <table:table-cell office:value-type="float" office:value="1.10792209595393">
                <text:p>1.10792209595393</text:p>
              </table:table-cell>
              <table:table-cell office:value-type="float" office:value="1.02851807998507">
                <text:p>1.02851807998507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0.917470833933458">
                <text:p>0.917470833933458</text:p>
              </table:table-cell>
              <table:table-cell office:value-type="float" office:value="0.91448184819513">
                <text:p>0.91448184819513</text:p>
              </table:table-cell>
              <table:table-cell office:value-type="float" office:value="0.925473248498837">
                <text:p>0.925473248498837</text:p>
              </table:table-cell>
              <table:table-cell office:value-type="float" office:value="0.906063055311189">
                <text:p>0.906063055311189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0.692895442359249">
                <text:p>0.692895442359249</text:p>
              </table:table-cell>
              <table:table-cell office:value-type="float" office:value="0.701523788578631">
                <text:p>0.701523788578631</text:p>
              </table:table-cell>
              <table:table-cell office:value-type="float" office:value="0.709255290398814">
                <text:p>0.709255290398814</text:p>
              </table:table-cell>
              <table:table-cell office:value-type="float" office:value="0.730837942484227">
                <text:p>0.730837942484227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0.494205089443185">
                <text:p>0.494205089443185</text:p>
              </table:table-cell>
              <table:table-cell office:value-type="float" office:value="0.498575449922644">
                <text:p>0.498575449922644</text:p>
              </table:table-cell>
              <table:table-cell office:value-type="float" office:value="0.518614144126259">
                <text:p>0.518614144126259</text:p>
              </table:table-cell>
              <table:table-cell office:value-type="float" office:value="0.532307141274854">
                <text:p>0.532307141274854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0.308625817965497">
                <text:p>0.308625817965497</text:p>
              </table:table-cell>
              <table:table-cell office:value-type="float" office:value="0.327568148112863">
                <text:p>0.327568148112863</text:p>
              </table:table-cell>
              <table:table-cell office:value-type="float" office:value="0.335119977339568">
                <text:p>0.335119977339568</text:p>
              </table:table-cell>
              <table:table-cell office:value-type="float" office:value="0.370438674375899">
                <text:p>0.370438674375899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0.179873536929907">
                <text:p>0.179873536929907</text:p>
              </table:table-cell>
              <table:table-cell office:value-type="float" office:value="0.162833118298468">
                <text:p>0.162833118298468</text:p>
              </table:table-cell>
              <table:table-cell office:value-type="float" office:value="0.196540888867718">
                <text:p>0.196540888867718</text:p>
              </table:table-cell>
              <table:table-cell office:value-type="float" office:value="0.239371412385405">
                <text:p>0.239371412385405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0">
                <text:p>0</text:p>
              </table:table-cell>
              <table:table-cell office:value-type="float" office:value="0.0599578456433024">
                <text:p>0.0599578456433024</text:p>
              </table:table-cell>
              <table:table-cell office:value-type="float" office:value="0.0976998709790808">
                <text:p>0.0976998709790808</text:p>
              </table:table-cell>
              <table:table-cell office:value-type="float" office:value="0.140386349191227">
                <text:p>0.140386349191227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.0359747073859814">
                <text:p>0.0359747073859814</text:p>
              </table:table-cell>
              <table:table-cell office:value-type="float" office:value="0.0697856221279148">
                <text:p>0.0697856221279148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number-style style:name="N144">
      <number:number number:decimal-places="1" loext:min-decimal-places="1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4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4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44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4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144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8.993cm" xlink:href=".." xlink:type="simple" chart:class="chart:line" chart:style-name="ch1">
        <chart:legend svg:x="12.614cm" svg:y="0.379cm" style:legend-expansion="custom" chartooo:width="9.429cm" chartooo:height="2.201cm" style:legend-expansion-aspect-ratio="4.28396183552931" chart:style-name="ch2"/>
        <chart:plot-area chart:style-name="ch3" table:cell-range-address="'daily-stats'.B15:'daily-stats'.B100 'daily-stats'.J1:'daily-stats'.M1 'daily-stats'.J15:'daily-stats'.M100" chart:data-source-has-labels="both" svg:x="0.508cm" svg:y="0.179cm" svg:width="24.385cm" svg:height="8.635cm">
          <chartooo:coordinate-region svg:x="1.855cm" svg:y="0.38cm" svg:width="22.288cm" svg:height="7.785cm"/>
          <chart:axis chart:dimension="x" chart:name="primary-x" chart:style-name="ch4" chartooo:axis-type="auto">
            <chartooo:date-scale/>
            <chart:categories table:cell-range-address="'daily-stats'.B15:'daily-stats'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daily-stats'.J15:'daily-stats'.J100" chart:label-cell-address="'daily-stats'.J1:'daily-stats'.J1" chart:class="chart:line">
            <chart:data-point chart:repeated="86"/>
          </chart:series>
          <chart:series chart:style-name="ch8" chart:values-cell-range-address="'daily-stats'.K15:'daily-stats'.K100" chart:label-cell-address="'daily-stats'.K1:'daily-stats'.K1" chart:class="chart:line">
            <chart:data-point chart:repeated="86"/>
          </chart:series>
          <chart:series chart:style-name="ch9" chart:values-cell-range-address="'daily-stats'.L15:'daily-stats'.L100" chart:label-cell-address="'daily-stats'.L1:'daily-stats'.L1" chart:class="chart:line">
            <chart:data-point chart:repeated="86"/>
          </chart:series>
          <chart:series chart:style-name="ch10" chart:values-cell-range-address="'daily-stats'.M15:'daily-stats'.M100" chart:label-cell-address="'daily-stats'.M1:'daily-stats'.M1" chart:class="chart:line">
            <chart:data-point chart:repeated="8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 # of Risk Contacts per Positive Individual</text:p>
                <draw:g>
                  <svg:desc>'daily-stats'.J1:'daily-stats'.J1</svg:desc>
                </draw:g>
              </table:table-cell>
              <table:table-cell office:value-type="string">
                <text:p>3d-src Avg # of Risk Contacts per Positive Individual</text:p>
                <draw:g>
                  <svg:desc>'daily-stats'.K1:'daily-stats'.K1</svg:desc>
                </draw:g>
              </table:table-cell>
              <table:table-cell office:value-type="string">
                <text:p>5d-src Avg # of Risk Contacts per Positive Individual</text:p>
                <draw:g>
                  <svg:desc>'daily-stats'.L1:'daily-stats'.L1</svg:desc>
                </draw:g>
              </table:table-cell>
              <table:table-cell office:value-type="string">
                <text:p>7d-src Avg # of Risk Contacts per Positive Individual</text:p>
                <draw:g>
                  <svg:desc>'daily-stats'.M1:'daily-stats'.M1</svg:desc>
                </draw:g>
              </table:table-cell>
            </table:table-row>
          </table:table-header-rows>
          <table:table-rows>
            <table:table-row>
              <table:table-cell office:value-type="float" office:value="44423">
                <text:p>44423</text:p>
                <draw:g>
                  <svg:desc>'daily-stats'.B15:'daily-stats'.B100</svg:desc>
                </draw:g>
              </table:table-cell>
              <table:table-cell office:value-type="float" office:value="NaN">
                <text:p>NaN</text:p>
                <draw:g>
                  <svg:desc>'daily-stats'.J15:'daily-stats'.J100</svg:desc>
                </draw:g>
              </table:table-cell>
              <table:table-cell office:value-type="float" office:value="NaN">
                <text:p>NaN</text:p>
                <draw:g>
                  <svg:desc>'daily-stats'.K15:'daily-stats'.K100</svg:desc>
                </draw:g>
              </table:table-cell>
              <table:table-cell office:value-type="float" office:value="NaN">
                <text:p>NaN</text:p>
                <draw:g>
                  <svg:desc>'daily-stats'.L15:'daily-stats'.L100</svg:desc>
                </draw:g>
              </table:table-cell>
              <table:table-cell office:value-type="float" office:value="NaN">
                <text:p>NaN</text:p>
                <draw:g>
                  <svg:desc>'daily-stats'.M15:'daily-stats'.M100</svg:desc>
                </draw:g>
              </table:table-cell>
            </table:table-row>
            <table:table-row>
              <table:table-cell office:value-type="float" office:value="44424">
                <text:p>444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5">
                <text:p>44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6">
                <text:p>4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27">
                <text:p>44427</text:p>
              </table:table-cell>
              <table:table-cell office:value-type="float" office:value="286">
                <text:p>286</text:p>
              </table:table-cell>
              <table:table-cell office:value-type="float" office:value="182.166666666667">
                <text:p>182.166666666667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</table:table-row>
            <table:table-row>
              <table:table-cell office:value-type="float" office:value="44428">
                <text:p>44428</text:p>
              </table:table-cell>
              <table:table-cell office:value-type="float" office:value="130.25">
                <text:p>130.25</text:p>
              </table:table-cell>
              <table:table-cell office:value-type="float" office:value="229.428571428571">
                <text:p>229.428571428571</text:p>
              </table:table-cell>
              <table:table-cell office:value-type="float" office:value="189.25">
                <text:p>189.2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float" office:value="44429">
                <text:p>44429</text:p>
              </table:table-cell>
              <table:table-cell office:value-type="float" office:value="513">
                <text:p>513</text:p>
              </table:table-cell>
              <table:table-cell office:value-type="float" office:value="169.9">
                <text:p>169.9</text:p>
              </table:table-cell>
              <table:table-cell office:value-type="float" office:value="188">
                <text:p>188</text:p>
              </table:table-cell>
              <table:table-cell office:value-type="float" office:value="176.526315789474">
                <text:p>176.526315789474</text:p>
              </table:table-cell>
            </table:table-row>
            <table:table-row>
              <table:table-cell office:value-type="float" office:value="44430">
                <text:p>44430</text:p>
              </table:table-cell>
              <table:table-cell office:value-type="float" office:value="133">
                <text:p>133</text:p>
              </table:table-cell>
              <table:table-cell office:value-type="float" office:value="191.888888888889">
                <text:p>191.888888888889</text:p>
              </table:table-cell>
              <table:table-cell office:value-type="float" office:value="163.647058823529">
                <text:p>163.647058823529</text:p>
              </table:table-cell>
              <table:table-cell office:value-type="float" office:value="186.571428571429">
                <text:p>186.571428571429</text:p>
              </table:table-cell>
            </table:table-row>
            <table:table-row>
              <table:table-cell office:value-type="float" office:value="44431">
                <text:p>44431</text:p>
              </table:table-cell>
              <table:table-cell office:value-type="float" office:value="183">
                <text:p>183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77.772727272727">
                <text:p>177.772727272727</text:p>
              </table:table-cell>
            </table:table-row>
            <table:table-row>
              <table:table-cell office:value-type="float" office:value="44432">
                <text:p>44432</text:p>
              </table:table-cell>
              <table:table-cell office:value-type="float" office:value="133.5">
                <text:p>133.5</text:p>
              </table:table-cell>
              <table:table-cell office:value-type="float" office:value="183">
                <text:p>183</text:p>
              </table:table-cell>
              <table:table-cell office:value-type="float" office:value="169.235294117647">
                <text:p>169.235294117647</text:p>
              </table:table-cell>
              <table:table-cell office:value-type="float" office:value="178.045454545455">
                <text:p>178.045454545455</text:p>
              </table:table-cell>
            </table:table-row>
            <table:table-row>
              <table:table-cell office:value-type="float" office:value="44433">
                <text:p>44433</text:p>
              </table:table-cell>
              <table:table-cell office:value-type="float" office:value="282">
                <text:p>282</text:p>
              </table:table-cell>
              <table:table-cell office:value-type="float" office:value="184.777777777778">
                <text:p>184.777777777778</text:p>
              </table:table-cell>
              <table:table-cell office:value-type="float" office:value="171.1875">
                <text:p>171.1875</text:p>
              </table:table-cell>
              <table:table-cell office:value-type="float" office:value="168.652173913043">
                <text:p>168.652173913043</text:p>
              </table:table-cell>
            </table:table-row>
            <table:table-row>
              <table:table-cell office:value-type="float" office:value="44434">
                <text:p>44434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184">
                <text:p>184</text:p>
              </table:table-cell>
              <table:table-cell office:value-type="float" office:value="177.666666666667">
                <text:p>177.666666666667</text:p>
              </table:table-cell>
              <table:table-cell office:value-type="float" office:value="173.857142857143">
                <text:p>173.857142857143</text:p>
              </table:table-cell>
            </table:table-row>
            <table:table-row>
              <table:table-cell office:value-type="float" office:value="44435">
                <text:p>44435</text:p>
              </table:table-cell>
              <table:table-cell office:value-type="float" office:value="131.75">
                <text:p>131.75</text:p>
              </table:table-cell>
              <table:table-cell office:value-type="float" office:value="174.111111111111">
                <text:p>174.111111111111</text:p>
              </table:table-cell>
              <table:table-cell office:value-type="float" office:value="183.428571428571">
                <text:p>183.428571428571</text:p>
              </table:table-cell>
              <table:table-cell office:value-type="float" office:value="154.391304347826">
                <text:p>154.391304347826</text:p>
              </table:table-cell>
            </table:table-row>
            <table:table-row>
              <table:table-cell office:value-type="float" office:value="44436">
                <text:p>44436</text:p>
              </table:table-cell>
              <table:table-cell office:value-type="float" office:value="237.5">
                <text:p>237.5</text:p>
              </table:table-cell>
              <table:table-cell office:value-type="float" office:value="159.888888888889">
                <text:p>159.888888888889</text:p>
              </table:table-cell>
              <table:table-cell office:value-type="float" office:value="144.294117647059">
                <text:p>144.294117647059</text:p>
              </table:table-cell>
              <table:table-cell office:value-type="float" office:value="144.208333333333">
                <text:p>144.208333333333</text:p>
              </table:table-cell>
            </table:table-row>
            <table:table-row>
              <table:table-cell office:value-type="float" office:value="44437">
                <text:p>44437</text:p>
              </table:table-cell>
              <table:table-cell office:value-type="float" office:value="145.666666666667">
                <text:p>145.666666666667</text:p>
              </table:table-cell>
              <table:table-cell office:value-type="float" office:value="136.1">
                <text:p>136.1</text:p>
              </table:table-cell>
              <table:table-cell office:value-type="float" office:value="122.736842105263">
                <text:p>122.736842105263</text:p>
              </table:table-cell>
              <table:table-cell office:value-type="float" office:value="128.074074074074">
                <text:p>128.074074074074</text:p>
              </table:table-cell>
            </table:table-row>
            <table:table-row>
              <table:table-cell office:value-type="float" office:value="44438">
                <text:p>44438</text:p>
              </table:table-cell>
              <table:table-cell office:value-type="float" office:value="89.8">
                <text:p>89.8</text:p>
              </table:table-cell>
              <table:table-cell office:value-type="float" office:value="102.307692307692">
                <text:p>102.307692307692</text:p>
              </table:table-cell>
              <table:table-cell office:value-type="float" office:value="118.3">
                <text:p>118.3</text:p>
              </table:table-cell>
              <table:table-cell office:value-type="float" office:value="97.0857142857143">
                <text:p>97.0857142857143</text:p>
              </table:table-cell>
            </table:table-row>
            <table:table-row>
              <table:table-cell office:value-type="float" office:value="44439">
                <text:p>44439</text:p>
              </table:table-cell>
              <table:table-cell office:value-type="float" office:value="88.8">
                <text:p>88.8</text:p>
              </table:table-cell>
              <table:table-cell office:value-type="float" office:value="96.9333333333333">
                <text:p>96.9333333333333</text:p>
              </table:table-cell>
              <table:table-cell office:value-type="float" office:value="82.6206896551724">
                <text:p>82.6206896551724</text:p>
              </table:table-cell>
              <table:table-cell office:value-type="float" office:value="98.7352941176471">
                <text:p>98.7352941176471</text:p>
              </table:table-cell>
            </table:table-row>
            <table:table-row>
              <table:table-cell office:value-type="float" office:value="44440">
                <text:p>44440</text:p>
              </table:table-cell>
              <table:table-cell office:value-type="float" office:value="112.2">
                <text:p>112.2</text:p>
              </table:table-cell>
              <table:table-cell office:value-type="float" office:value="71.9047619047619">
                <text:p>71.9047619047619</text:p>
              </table:table-cell>
              <table:table-cell office:value-type="float" office:value="84.3103448275862">
                <text:p>84.3103448275862</text:p>
              </table:table-cell>
              <table:table-cell office:value-type="float" office:value="89.2972972972973">
                <text:p>89.2972972972973</text:p>
              </table:table-cell>
            </table:table-row>
            <table:table-row>
              <table:table-cell office:value-type="float" office:value="44441">
                <text:p>44441</text:p>
              </table:table-cell>
              <table:table-cell office:value-type="float" office:value="45.9090909090909">
                <text:p>45.9090909090909</text:p>
              </table:table-cell>
              <table:table-cell office:value-type="float" office:value="81.6842105263158">
                <text:p>81.6842105263158</text:p>
              </table:table-cell>
              <table:table-cell office:value-type="float" office:value="83.3793103448276">
                <text:p>83.3793103448276</text:p>
              </table:table-cell>
              <table:table-cell office:value-type="float" office:value="93.2222222222222">
                <text:p>93.2222222222222</text:p>
              </table:table-cell>
            </table:table-row>
            <table:table-row>
              <table:table-cell office:value-type="float" office:value="44442">
                <text:p>44442</text:p>
              </table:table-cell>
              <table:table-cell office:value-type="float" office:value="162">
                <text:p>162</text:p>
              </table:table-cell>
              <table:table-cell office:value-type="float" office:value="74.3684210526316">
                <text:p>74.3684210526316</text:p>
              </table:table-cell>
              <table:table-cell office:value-type="float" office:value="94.7307692307692">
                <text:p>94.7307692307692</text:p>
              </table:table-cell>
              <table:table-cell office:value-type="float" office:value="92.6216216216216">
                <text:p>92.6216216216216</text:p>
              </table:table-cell>
            </table:table-row>
            <table:table-row>
              <table:table-cell office:value-type="float" office:value="44443">
                <text:p>44443</text:p>
              </table:table-cell>
              <table:table-cell office:value-type="float" office:value="84.4">
                <text:p>84.4</text:p>
              </table:table-cell>
              <table:table-cell office:value-type="float" office:value="139.7">
                <text:p>139.7</text:p>
              </table:table-cell>
              <table:table-cell office:value-type="float" office:value="89.7037037037037">
                <text:p>89.7037037037037</text:p>
              </table:table-cell>
              <table:table-cell office:value-type="float" office:value="83.1190476190476">
                <text:p>83.1190476190476</text:p>
              </table:table-cell>
            </table:table-row>
            <table:table-row>
              <table:table-cell office:value-type="float" office:value="44444">
                <text:p>44444</text:p>
              </table:table-cell>
              <table:table-cell office:value-type="float" office:value="244.5">
                <text:p>244.5</text:p>
              </table:table-cell>
              <table:table-cell office:value-type="float" office:value="110.076923076923">
                <text:p>110.076923076923</text:p>
              </table:table-cell>
              <table:table-cell office:value-type="float" office:value="93.2692307692308">
                <text:p>93.2692307692308</text:p>
              </table:table-cell>
              <table:table-cell office:value-type="float" office:value="83.6428571428571">
                <text:p>83.6428571428571</text:p>
              </table:table-cell>
            </table:table-row>
            <table:table-row>
              <table:table-cell office:value-type="float" office:value="44445">
                <text:p>44445</text:p>
              </table:table-cell>
              <table:table-cell office:value-type="float" office:value="86.6666666666667">
                <text:p>86.6666666666667</text:p>
              </table:table-cell>
              <table:table-cell office:value-type="float" office:value="84.2777777777778">
                <text:p>84.2777777777778</text:p>
              </table:table-cell>
              <table:table-cell office:value-type="float" office:value="90.0714285714286">
                <text:p>90.0714285714286</text:p>
              </table:table-cell>
              <table:table-cell office:value-type="float" office:value="95.6216216216216">
                <text:p>95.6216216216216</text:p>
              </table:table-cell>
            </table:table-row>
            <table:table-row>
              <table:table-cell office:value-type="float" office:value="44446">
                <text:p>44446</text:p>
              </table:table-cell>
              <table:table-cell office:value-type="float" office:value="50.8">
                <text:p>50.8</text:p>
              </table:table-cell>
              <table:table-cell office:value-type="float" office:value="76.7142857142857">
                <text:p>76.7142857142857</text:p>
              </table:table-cell>
              <table:table-cell office:value-type="float" office:value="90.6896551724138">
                <text:p>90.6896551724138</text:p>
              </table:table-cell>
              <table:table-cell office:value-type="float" office:value="84.1428571428571">
                <text:p>84.1428571428571</text:p>
              </table:table-cell>
            </table:table-row>
            <table:table-row>
              <table:table-cell office:value-type="float" office:value="44447">
                <text:p>44447</text:p>
              </table:table-cell>
              <table:table-cell office:value-type="float" office:value="116.6">
                <text:p>116.6</text:p>
              </table:table-cell>
              <table:table-cell office:value-type="float" office:value="77.1904761904762">
                <text:p>77.1904761904762</text:p>
              </table:table-cell>
              <table:table-cell office:value-type="float" office:value="74.9428571428571">
                <text:p>74.9428571428571</text:p>
              </table:table-cell>
              <table:table-cell office:value-type="float" office:value="90.5384615384615">
                <text:p>90.5384615384615</text:p>
              </table:table-cell>
            </table:table-row>
            <table:table-row>
              <table:table-cell office:value-type="float" office:value="44448">
                <text:p>44448</text:p>
              </table:table-cell>
              <table:table-cell office:value-type="float" office:value="88.3333333333333">
                <text:p>88.3333333333333</text:p>
              </table:table-cell>
              <table:table-cell office:value-type="float" office:value="83.9473684210526">
                <text:p>83.9473684210526</text:p>
              </table:table-cell>
              <table:table-cell office:value-type="float" office:value="81.3548387096774">
                <text:p>81.3548387096774</text:p>
              </table:table-cell>
              <table:table-cell office:value-type="float" office:value="90.8157894736842">
                <text:p>90.8157894736842</text:p>
              </table:table-cell>
            </table:table-row>
            <table:table-row>
              <table:table-cell office:value-type="float" office:value="44449">
                <text:p>44449</text:p>
              </table:table-cell>
              <table:table-cell office:value-type="float" office:value="60.25">
                <text:p>60.25</text:p>
              </table:table-cell>
              <table:table-cell office:value-type="float" office:value="89.4375">
                <text:p>89.4375</text:p>
              </table:table-cell>
              <table:table-cell office:value-type="float" office:value="110.136363636364">
                <text:p>110.136363636364</text:p>
              </table:table-cell>
              <table:table-cell office:value-type="float" office:value="101.424242424242">
                <text:p>101.424242424242</text:p>
              </table:table-cell>
            </table:table-row>
            <table:table-row>
              <table:table-cell office:value-type="float" office:value="44450">
                <text:p>44450</text:p>
              </table:table-cell>
              <table:table-cell office:value-type="float" office:value="209.5">
                <text:p>209.5</text:p>
              </table:table-cell>
              <table:table-cell office:value-type="float" office:value="119.090909090909">
                <text:p>119.090909090909</text:p>
              </table:table-cell>
              <table:table-cell office:value-type="float" office:value="125.333333333333">
                <text:p>125.333333333333</text:p>
              </table:table-cell>
              <table:table-cell office:value-type="float" office:value="102.6875">
                <text:p>102.6875</text:p>
              </table:table-cell>
            </table:table-row>
            <table:table-row>
              <table:table-cell office:value-type="float" office:value="44451">
                <text:p>44451</text:p>
              </table:table-cell>
              <table:table-cell office:value-type="float" office:value="409">
                <text:p>409</text:p>
              </table:table-cell>
              <table:table-cell office:value-type="float" office:value="311">
                <text:p>311</text:p>
              </table:table-cell>
              <table:table-cell office:value-type="float" office:value="103.47619047619">
                <text:p>103.47619047619</text:p>
              </table:table-cell>
              <table:table-cell office:value-type="float" office:value="99.34375">
                <text:p>99.34375</text:p>
              </table:table-cell>
            </table:table-row>
            <table:table-row>
              <table:table-cell office:value-type="float" office:value="44452">
                <text:p>44452</text:p>
              </table:table-cell>
              <table:table-cell office:value-type="float" office:value="416">
                <text:p>416</text:p>
              </table:table-cell>
              <table:table-cell office:value-type="float" office:value="115.636363636364">
                <text:p>115.636363636364</text:p>
              </table:table-cell>
              <table:table-cell office:value-type="float" office:value="120.388888888889">
                <text:p>120.388888888889</text:p>
              </table:table-cell>
              <table:table-cell office:value-type="float" office:value="85.4594594594595">
                <text:p>85.4594594594595</text:p>
              </table:table-cell>
            </table:table-row>
            <table:table-row>
              <table:table-cell office:value-type="float" office:value="44453">
                <text:p>44453</text:p>
              </table:table-cell>
              <table:table-cell office:value-type="float" office:value="49.6666666666667">
                <text:p>49.6666666666667</text:p>
              </table:table-cell>
              <table:table-cell office:value-type="float" office:value="89.2666666666667">
                <text:p>89.2666666666667</text:p>
              </table:table-cell>
              <table:table-cell office:value-type="float" office:value="83.7407407407408">
                <text:p>83.7407407407408</text:p>
              </table:table-cell>
              <table:table-cell office:value-type="float" office:value="94.9705882352941">
                <text:p>94.9705882352941</text:p>
              </table:table-cell>
            </table:table-row>
            <table:table-row>
              <table:table-cell office:value-type="float" office:value="44454">
                <text:p>44454</text:p>
              </table:table-cell>
              <table:table-cell office:value-type="float" office:value="95.2">
                <text:p>95.2</text:p>
              </table:table-cell>
              <table:table-cell office:value-type="float" office:value="57.44">
                <text:p>57.44</text:p>
              </table:table-cell>
              <table:table-cell office:value-type="float" office:value="77.4516129032258">
                <text:p>77.4516129032258</text:p>
              </table:table-cell>
              <table:table-cell office:value-type="float" office:value="95.8529411764706">
                <text:p>95.8529411764706</text:p>
              </table:table-cell>
            </table:table-row>
            <table:table-row>
              <table:table-cell office:value-type="float" office:value="44455">
                <text:p>44455</text:p>
              </table:table-cell>
              <table:table-cell office:value-type="float" office:value="46.6363636363636">
                <text:p>46.6363636363636</text:p>
              </table:table-cell>
              <table:table-cell office:value-type="float" office:value="73.2380952380952">
                <text:p>73.2380952380952</text:p>
              </table:table-cell>
              <table:table-cell office:value-type="float" office:value="76.0625">
                <text:p>76.0625</text:p>
              </table:table-cell>
              <table:table-cell office:value-type="float" office:value="96.8529411764706">
                <text:p>96.8529411764706</text:p>
              </table:table-cell>
            </table:table-row>
            <table:table-row>
              <table:table-cell office:value-type="float" office:value="44456">
                <text:p>44456</text:p>
              </table:table-cell>
              <table:table-cell office:value-type="float" office:value="109.8">
                <text:p>109.8</text:p>
              </table:table-cell>
              <table:table-cell office:value-type="float" office:value="83.9444444444444">
                <text:p>83.9444444444444</text:p>
              </table:table-cell>
              <table:table-cell office:value-type="float" office:value="101.25">
                <text:p>101.25</text:p>
              </table:table-cell>
              <table:table-cell office:value-type="float" office:value="76.953488372093">
                <text:p>76.953488372093</text:p>
              </table:table-cell>
            </table:table-row>
            <table:table-row>
              <table:table-cell office:value-type="float" office:value="44457">
                <text:p>44457</text:p>
              </table:table-cell>
              <table:table-cell office:value-type="float" office:value="224.5">
                <text:p>224.5</text:p>
              </table:table-cell>
              <table:table-cell office:value-type="float" office:value="180.125">
                <text:p>180.125</text:p>
              </table:table-cell>
              <table:table-cell office:value-type="float" office:value="82.2758620689655">
                <text:p>82.2758620689655</text:p>
              </table:table-cell>
              <table:table-cell office:value-type="float" office:value="73.9782608695652">
                <text:p>73.9782608695652</text:p>
              </table:table-cell>
            </table:table-row>
            <table:table-row>
              <table:table-cell office:value-type="float" office:value="44458">
                <text:p>44458</text:p>
              </table:table-cell>
              <table:table-cell office:value-type="float" office:value="443">
                <text:p>443</text:p>
              </table:table-cell>
              <table:table-cell office:value-type="float" office:value="101.846153846154">
                <text:p>101.846153846154</text:p>
              </table:table-cell>
              <table:table-cell office:value-type="float" office:value="80.4666666666667">
                <text:p>80.4666666666667</text:p>
              </table:table-cell>
              <table:table-cell office:value-type="float" office:value="75.531914893617">
                <text:p>75.531914893617</text:p>
              </table:table-cell>
            </table:table-row>
            <table:table-row>
              <table:table-cell office:value-type="float" office:value="44459">
                <text:p>44459</text:p>
              </table:table-cell>
              <table:table-cell office:value-type="float" office:value="43.2">
                <text:p>43.2</text:p>
              </table:table-cell>
              <table:table-cell office:value-type="float" office:value="61.5652173913044">
                <text:p>61.5652173913044</text:p>
              </table:table-cell>
              <table:table-cell office:value-type="float" office:value="80.258064516129">
                <text:p>80.258064516129</text:p>
              </table:table-cell>
              <table:table-cell office:value-type="float" office:value="86.5952380952381">
                <text:p>86.5952380952381</text:p>
              </table:table-cell>
            </table:table-row>
            <table:table-row>
              <table:table-cell office:value-type="float" office:value="44460">
                <text:p>44460</text:p>
              </table:table-cell>
              <table:table-cell office:value-type="float" office:value="45.0833333333333">
                <text:p>45.0833333333333</text:p>
              </table:table-cell>
              <table:table-cell office:value-type="float" office:value="57">
                <text:p>57</text:p>
              </table:table-cell>
              <table:table-cell office:value-type="float" office:value="75.4">
                <text:p>75.4</text:p>
              </table:table-cell>
              <table:table-cell office:value-type="float" office:value="80.0425531914894">
                <text:p>80.0425531914894</text:p>
              </table:table-cell>
            </table:table-row>
            <table:table-row>
              <table:table-cell office:value-type="float" office:value="44461">
                <text:p>44461</text:p>
              </table:table-cell>
              <table:table-cell office:value-type="float" office:value="103.833333333333">
                <text:p>103.833333333333</text:p>
              </table:table-cell>
              <table:table-cell office:value-type="float" office:value="73.5">
                <text:p>73.5</text:p>
              </table:table-cell>
              <table:table-cell office:value-type="float" office:value="65.2272727272727">
                <text:p>65.2272727272727</text:p>
              </table:table-cell>
              <table:table-cell office:value-type="float" office:value="71.8909090909091">
                <text:p>71.8909090909091</text:p>
              </table:table-cell>
            </table:table-row>
            <table:table-row>
              <table:table-cell office:value-type="float" office:value="44462">
                <text:p>44462</text:p>
              </table:table-cell>
              <table:table-cell office:value-type="float" office:value="100">
                <text:p>100</text:p>
              </table:table-cell>
              <table:table-cell office:value-type="float" office:value="86.2272727272727">
                <text:p>86.2272727272727</text:p>
              </table:table-cell>
              <table:table-cell office:value-type="float" office:value="69.9772727272727">
                <text:p>69.9772727272727</text:p>
              </table:table-cell>
              <table:table-cell office:value-type="float" office:value="71.6206896551724">
                <text:p>71.6206896551724</text:p>
              </table:table-cell>
            </table:table-row>
            <table:table-row>
              <table:table-cell office:value-type="float" office:value="44463">
                <text:p>44463</text:p>
              </table:table-cell>
              <table:table-cell office:value-type="float" office:value="67.4">
                <text:p>67.4</text:p>
              </table:table-cell>
              <table:table-cell office:value-type="float" office:value="73.6538461538462">
                <text:p>73.6538461538462</text:p>
              </table:table-cell>
              <table:table-cell office:value-type="float" office:value="88.3611111111111">
                <text:p>88.3611111111111</text:p>
              </table:table-cell>
              <table:table-cell office:value-type="float" office:value="77.8571428571429">
                <text:p>77.8571428571429</text:p>
              </table:table-cell>
            </table:table-row>
            <table:table-row>
              <table:table-cell office:value-type="float" office:value="44464">
                <text:p>44464</text:p>
              </table:table-cell>
              <table:table-cell office:value-type="float" office:value="64.1">
                <text:p>64.1</text:p>
              </table:table-cell>
              <table:table-cell office:value-type="float" office:value="81.5833333333333">
                <text:p>81.5833333333333</text:p>
              </table:table-cell>
              <table:table-cell office:value-type="float" office:value="84.1052631578947">
                <text:p>84.1052631578947</text:p>
              </table:table-cell>
              <table:table-cell office:value-type="float" office:value="90.8367346938775">
                <text:p>90.8367346938775</text:p>
              </table:table-cell>
            </table:table-row>
            <table:table-row>
              <table:table-cell office:value-type="float" office:value="44465">
                <text:p>44465</text:p>
              </table:table-cell>
              <table:table-cell office:value-type="float" office:value="160.75">
                <text:p>160.75</text:p>
              </table:table-cell>
              <table:table-cell office:value-type="float" office:value="87.3636363636364">
                <text:p>87.3636363636364</text:p>
              </table:table-cell>
              <table:table-cell office:value-type="float" office:value="87.2432432432433">
                <text:p>87.2432432432433</text:p>
              </table:table-cell>
              <table:table-cell office:value-type="float" office:value="88.02">
                <text:p>88.02</text:p>
              </table:table-cell>
            </table:table-row>
            <table:table-row>
              <table:table-cell office:value-type="float" office:value="44466">
                <text:p>44466</text:p>
              </table:table-cell>
              <table:table-cell office:value-type="float" office:value="79.75">
                <text:p>79.75</text:p>
              </table:table-cell>
              <table:table-cell office:value-type="float" office:value="112.529411764706">
                <text:p>112.529411764706</text:p>
              </table:table-cell>
              <table:table-cell office:value-type="float" office:value="91.9705882352941">
                <text:p>91.9705882352941</text:p>
              </table:table-cell>
              <table:table-cell office:value-type="float" office:value="72.7868852459016">
                <text:p>72.7868852459016</text:p>
              </table:table-cell>
            </table:table-row>
            <table:table-row>
              <table:table-cell office:value-type="float" office:value="44467">
                <text:p>44467</text:p>
              </table:table-cell>
              <table:table-cell office:value-type="float" office:value="126.4">
                <text:p>126.4</text:p>
              </table:table-cell>
              <table:table-cell office:value-type="float" office:value="92.15">
                <text:p>92.15</text:p>
              </table:table-cell>
              <table:table-cell office:value-type="float" office:value="76.219512195122">
                <text:p>76.219512195122</text:p>
              </table:table-cell>
              <table:table-cell office:value-type="float" office:value="73.4576271186441">
                <text:p>73.4576271186441</text:p>
              </table:table-cell>
            </table:table-row>
            <table:table-row>
              <table:table-cell office:value-type="float" office:value="44468">
                <text:p>44468</text:p>
              </table:table-cell>
              <table:table-cell office:value-type="float" office:value="81.8571428571429">
                <text:p>81.8571428571429</text:p>
              </table:table-cell>
              <table:table-cell office:value-type="float" office:value="63.5862068965517">
                <text:p>63.5862068965517</text:p>
              </table:table-cell>
              <table:table-cell office:value-type="float" office:value="67.7777777777778">
                <text:p>67.7777777777778</text:p>
              </table:table-cell>
              <table:table-cell office:value-type="float" office:value="74.3157894736842">
                <text:p>74.3157894736842</text:p>
              </table:table-cell>
            </table:table-row>
            <table:table-row>
              <table:table-cell office:value-type="float" office:value="44469">
                <text:p>44469</text:p>
              </table:table-cell>
              <table:table-cell office:value-type="float" office:value="37.5882352941176">
                <text:p>37.5882352941176</text:p>
              </table:table-cell>
              <table:table-cell office:value-type="float" office:value="55.625">
                <text:p>55.625</text:p>
              </table:table-cell>
              <table:table-cell office:value-type="float" office:value="65.6666666666667">
                <text:p>65.6666666666667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4470">
                <text:p>44470</text:p>
              </table:table-cell>
              <table:table-cell office:value-type="float" office:value="71">
                <text:p>71</text:p>
              </table:table-cell>
              <table:table-cell office:value-type="float" office:value="53.030303030303">
                <text:p>53.030303030303</text:p>
              </table:table-cell>
              <table:table-cell office:value-type="float" office:value="63.2888888888889">
                <text:p>63.2888888888889</text:p>
              </table:table-cell>
              <table:table-cell office:value-type="float" office:value="59.7910447761194">
                <text:p>59.7910447761194</text:p>
              </table:table-cell>
            </table:table-row>
            <table:table-row>
              <table:table-cell office:value-type="float" office:value="44471">
                <text:p>44471</text:p>
              </table:table-cell>
              <table:table-cell office:value-type="float" office:value="67.875">
                <text:p>67.875</text:p>
              </table:table-cell>
              <table:table-cell office:value-type="float" office:value="77.9047619047619">
                <text:p>77.9047619047619</text:p>
              </table:table-cell>
              <table:table-cell office:value-type="float" office:value="50.9272727272727">
                <text:p>50.9272727272727</text:p>
              </table:table-cell>
              <table:table-cell office:value-type="float" office:value="47.7228915662651">
                <text:p>47.7228915662651</text:p>
              </table:table-cell>
            </table:table-row>
            <table:table-row>
              <table:table-cell office:value-type="float" office:value="44472">
                <text:p>44472</text:p>
              </table:table-cell>
              <table:table-cell office:value-type="float" office:value="105">
                <text:p>105</text:p>
              </table:table-cell>
              <table:table-cell office:value-type="float" office:value="53.1333333333333">
                <text:p>53.1333333333333</text:p>
              </table:table-cell>
              <table:table-cell office:value-type="float" office:value="46.5932203389831">
                <text:p>46.5932203389831</text:p>
              </table:table-cell>
              <table:table-cell office:value-type="float" office:value="45.4719101123596">
                <text:p>45.4719101123596</text:p>
              </table:table-cell>
            </table:table-row>
            <table:table-row>
              <table:table-cell office:value-type="float" office:value="44473">
                <text:p>44473</text:p>
              </table:table-cell>
              <table:table-cell office:value-type="float" office:value="30.9411764705882">
                <text:p>30.9411764705882</text:p>
              </table:table-cell>
              <table:table-cell office:value-type="float" office:value="38.093023255814">
                <text:p>38.093023255814</text:p>
              </table:table-cell>
              <table:table-cell office:value-type="float" office:value="44.375">
                <text:p>44.375</text:p>
              </table:table-cell>
              <table:table-cell office:value-type="float" office:value="43.5851063829787">
                <text:p>43.5851063829787</text:p>
              </table:table-cell>
            </table:table-row>
            <table:table-row>
              <table:table-cell office:value-type="float" office:value="44474">
                <text:p>44474</text:p>
              </table:table-cell>
              <table:table-cell office:value-type="float" office:value="27.9523809523809">
                <text:p>27.9523809523809</text:p>
              </table:table-cell>
              <table:table-cell office:value-type="float" office:value="34.7450980392157">
                <text:p>34.7450980392157</text:p>
              </table:table-cell>
              <table:table-cell office:value-type="float" office:value="38.2820512820513">
                <text:p>38.2820512820513</text:p>
              </table:table-cell>
              <table:table-cell office:value-type="float" office:value="43.92">
                <text:p>43.92</text:p>
              </table:table-cell>
            </table:table-row>
            <table:table-row>
              <table:table-cell office:value-type="float" office:value="44475">
                <text:p>44475</text:p>
              </table:table-cell>
              <table:table-cell office:value-type="float" office:value="50.6923076923077">
                <text:p>50.6923076923077</text:p>
              </table:table-cell>
              <table:table-cell office:value-type="float" office:value="34.5535714285714">
                <text:p>34.5535714285714</text:p>
              </table:table-cell>
              <table:table-cell office:value-type="float" office:value="38.2068965517241">
                <text:p>38.2068965517241</text:p>
              </table:table-cell>
              <table:table-cell office:value-type="float" office:value="45.252427184466">
                <text:p>45.252427184466</text:p>
              </table:table-cell>
            </table:table-row>
            <table:table-row>
              <table:table-cell office:value-type="float" office:value="44476">
                <text:p>44476</text:p>
              </table:table-cell>
              <table:table-cell office:value-type="float" office:value="31.3181818181818">
                <text:p>31.3181818181818</text:p>
              </table:table-cell>
              <table:table-cell office:value-type="float" office:value="45.1224489795918">
                <text:p>45.1224489795918</text:p>
              </table:table-cell>
              <table:table-cell office:value-type="float" office:value="44.5679012345679">
                <text:p>44.5679012345679</text:p>
              </table:table-cell>
              <table:table-cell office:value-type="float" office:value="47.2596153846154">
                <text:p>47.2596153846154</text:p>
              </table:table-cell>
            </table:table-row>
            <table:table-row>
              <table:table-cell office:value-type="float" office:value="44477">
                <text:p>44477</text:p>
              </table:table-cell>
              <table:table-cell office:value-type="float" office:value="61.6428571428571">
                <text:p>61.6428571428571</text:p>
              </table:table-cell>
              <table:table-cell office:value-type="float" office:value="50.2978723404255">
                <text:p>50.2978723404255</text:p>
              </table:table-cell>
              <table:table-cell office:value-type="float" office:value="57.6060606060606">
                <text:p>57.6060606060606</text:p>
              </table:table-cell>
              <table:table-cell office:value-type="float" office:value="53.1212121212121">
                <text:p>53.1212121212121</text:p>
              </table:table-cell>
            </table:table-row>
            <table:table-row>
              <table:table-cell office:value-type="float" office:value="44478">
                <text:p>44478</text:p>
              </table:table-cell>
              <table:table-cell office:value-type="float" office:value="73.8181818181818">
                <text:p>73.8181818181818</text:p>
              </table:table-cell>
              <table:table-cell office:value-type="float" office:value="79.1612903225806">
                <text:p>79.1612903225806</text:p>
              </table:table-cell>
              <table:table-cell office:value-type="float" office:value="61.7384615384615">
                <text:p>61.7384615384615</text:p>
              </table:table-cell>
              <table:table-cell office:value-type="float" office:value="54.7961165048544">
                <text:p>54.7961165048544</text:p>
              </table:table-cell>
            </table:table-row>
            <table:table-row>
              <table:table-cell office:value-type="float" office:value="44479">
                <text:p>44479</text:p>
              </table:table-cell>
              <table:table-cell office:value-type="float" office:value="129.833333333333">
                <text:p>129.833333333333</text:p>
              </table:table-cell>
              <table:table-cell office:value-type="float" office:value="84.8620689655172">
                <text:p>84.8620689655172</text:p>
              </table:table-cell>
              <table:table-cell office:value-type="float" office:value="63.1764705882353">
                <text:p>63.1764705882353</text:p>
              </table:table-cell>
              <table:table-cell office:value-type="float" office:value="49.1707317073171">
                <text:p>49.1707317073171</text:p>
              </table:table-cell>
            </table:table-row>
            <table:table-row>
              <table:table-cell office:value-type="float" office:value="44480">
                <text:p>44480</text:p>
              </table:table-cell>
              <table:table-cell office:value-type="float" office:value="72.5">
                <text:p>72.5</text:p>
              </table:table-cell>
              <table:table-cell office:value-type="float" office:value="60.953488372093">
                <text:p>60.953488372093</text:p>
              </table:table-cell>
              <table:table-cell office:value-type="float" office:value="51.6781609195402">
                <text:p>51.6781609195402</text:p>
              </table:table-cell>
              <table:table-cell office:value-type="float" office:value="61.8867924528302">
                <text:p>61.8867924528302</text:p>
              </table:table-cell>
            </table:table-row>
            <table:table-row>
              <table:table-cell office:value-type="float" office:value="44481">
                <text:p>44481</text:p>
              </table:table-cell>
              <table:table-cell office:value-type="float" office:value="38.88">
                <text:p>38.88</text:p>
              </table:table-cell>
              <table:table-cell office:value-type="float" office:value="41.5">
                <text:p>41.5</text:p>
              </table:table-cell>
              <table:table-cell office:value-type="float" office:value="60.3086419753086">
                <text:p>60.3086419753086</text:p>
              </table:table-cell>
              <table:table-cell office:value-type="float" office:value="55.1031746031746">
                <text:p>55.1031746031746</text:p>
              </table:table-cell>
            </table:table-row>
            <table:table-row>
              <table:table-cell office:value-type="float" office:value="44482">
                <text:p>44482</text:p>
              </table:table-cell>
              <table:table-cell office:value-type="float" office:value="32.2121212121212">
                <text:p>32.2121212121212</text:p>
              </table:table-cell>
              <table:table-cell office:value-type="float" office:value="51.3650793650794">
                <text:p>51.3650793650794</text:p>
              </table:table-cell>
              <table:table-cell office:value-type="float" office:value="49.1009174311927">
                <text:p>49.1009174311927</text:p>
              </table:table-cell>
              <table:table-cell office:value-type="float" office:value="57.8294573643411">
                <text:p>57.8294573643411</text:p>
              </table:table-cell>
            </table:table-row>
            <table:table-row>
              <table:table-cell office:value-type="float" office:value="44483">
                <text:p>44483</text:p>
              </table:table-cell>
              <table:table-cell office:value-type="float" office:value="240.2">
                <text:p>240.2</text:p>
              </table:table-cell>
              <table:table-cell office:value-type="float" office:value="48.75">
                <text:p>48.75</text:p>
              </table:table-cell>
              <table:table-cell office:value-type="float" office:value="52.3513513513514">
                <text:p>52.3513513513514</text:p>
              </table:table-cell>
              <table:table-cell office:value-type="float" office:value="58.3676470588235">
                <text:p>58.3676470588235</text:p>
              </table:table-cell>
            </table:table-row>
            <table:table-row>
              <table:table-cell office:value-type="float" office:value="44484">
                <text:p>44484</text:p>
              </table:table-cell>
              <table:table-cell office:value-type="float" office:value="36.6470588235294">
                <text:p>36.6470588235294</text:p>
              </table:table-cell>
              <table:table-cell office:value-type="float" office:value="71.2452830188679">
                <text:p>71.2452830188679</text:p>
              </table:table-cell>
              <table:table-cell office:value-type="float" office:value="61.5757575757576">
                <text:p>61.5757575757576</text:p>
              </table:table-cell>
              <table:table-cell office:value-type="float" office:value="48.8662790697674">
                <text:p>48.8662790697674</text:p>
              </table:table-cell>
            </table:table-row>
            <table:table-row>
              <table:table-cell office:value-type="float" office:value="44485">
                <text:p>44485</text:p>
              </table:table-cell>
              <table:table-cell office:value-type="float" office:value="94.9285714285714">
                <text:p>94.9285714285714</text:p>
              </table:table-cell>
              <table:table-cell office:value-type="float" office:value="62.8196721311475">
                <text:p>62.8196721311475</text:p>
              </table:table-cell>
              <table:table-cell office:value-type="float" office:value="55.8771929824561">
                <text:p>55.8771929824561</text:p>
              </table:table-cell>
              <table:table-cell office:value-type="float" office:value="50.5646258503401">
                <text:p>50.5646258503401</text:p>
              </table:table-cell>
            </table:table-row>
            <table:table-row>
              <table:table-cell office:value-type="float" office:value="44486">
                <text:p>44486</text:p>
              </table:table-cell>
              <table:table-cell office:value-type="float" office:value="96.6923076923077">
                <text:p>96.6923076923077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7.4220183486239">
                <text:p>47.4220183486239</text:p>
              </table:table-cell>
              <table:table-cell office:value-type="float" office:value="55.8771929824561">
                <text:p>55.8771929824561</text:p>
              </table:table-cell>
            </table:table-row>
            <table:table-row>
              <table:table-cell office:value-type="float" office:value="44487">
                <text:p>44487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42.5245901639344">
                <text:p>42.5245901639344</text:p>
              </table:table-cell>
              <table:table-cell office:value-type="float" office:value="52.3066666666667">
                <text:p>52.3066666666667</text:p>
              </table:table-cell>
              <table:table-cell office:value-type="float" office:value="47.4220183486239">
                <text:p>47.4220183486239</text:p>
              </table:table-cell>
            </table:table-row>
            <table:table-row>
              <table:table-cell office:value-type="float" office:value="44488">
                <text:p>44488</text:p>
              </table:table-cell>
              <table:table-cell office:value-type="float" office:value="NaN">
                <text:p>NaN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42.5245901639344">
                <text:p>42.5245901639344</text:p>
              </table:table-cell>
              <table:table-cell office:value-type="float" office:value="52.3066666666667">
                <text:p>52.3066666666667</text:p>
              </table:table-cell>
            </table:table-row>
            <table:table-row>
              <table:table-cell office:value-type="float" office:value="44489">
                <text:p>444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8541666666667">
                <text:p>27.8541666666667</text:p>
              </table:table-cell>
              <table:table-cell office:value-type="float" office:value="42.5245901639344">
                <text:p>42.5245901639344</text:p>
              </table:table-cell>
            </table:table-row>
            <table:table-row>
              <table:table-cell office:value-type="float" office:value="44490">
                <text:p>444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7.8541666666667">
                <text:p>27.8541666666667</text:p>
              </table:table-cell>
            </table:table-row>
            <table:table-row>
              <table:table-cell office:value-type="float" office:value="44491">
                <text:p>44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2">
                <text:p>444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3">
                <text:p>444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4">
                <text:p>44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5">
                <text:p>444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6">
                <text:p>444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7">
                <text:p>444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8">
                <text:p>444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499">
                <text:p>44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float" office:value="44500">
                <text:p>445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